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7528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20" table:default-cell-style-name="Default"/>
        <table:table-column table:style-name="co2" table:number-columns-repeated="35" table:default-cell-style-name="ce1"/>
        <table:table-column table:style-name="co3" table:default-cell-style-name="Default"/>
        <table:table-row table:style-name="ro1">
          <table:table-cell office:value-type="string">
            <text:p>FileName</text:p>
            <draw:frame table:end-cell-address="Sheet1.F40" table:end-x="0.3768in" table:end-y="0.0524in" draw:z-index="0" draw:style-name="gr1" svg:width="12.9894in" svg:height="6.8969in" svg:x="0.0646in" svg:y="0.0626in">
              <draw:object draw:notify-on-update-of-ranges="Sheet1.A1:Sheet1.A1 Sheet1.B1:Sheet1.IV1 Sheet1.A21:Sheet1.A21 Sheet1.B21:Sheet1.IV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3458252">
            <text:p>1.3458252</text:p>
          </table:table-cell>
          <table:table-cell office:value-type="float" office:value="45.758057">
            <text:p>45.758057</text:p>
          </table:table-cell>
          <table:table-cell office:value-type="float" office:value="131.89087">
            <text:p>131.89087</text:p>
          </table:table-cell>
          <table:table-cell office:value-type="float" office:value="218.02368">
            <text:p>218.02368</text:p>
          </table:table-cell>
          <table:table-cell office:value-type="float" office:value="304.1565">
            <text:p>304.1565</text:p>
          </table:table-cell>
          <table:table-cell office:value-type="float" office:value="390.2893">
            <text:p>390.2893</text:p>
          </table:table-cell>
          <table:table-cell office:value-type="float" office:value="476.42212">
            <text:p>476.42212</text:p>
          </table:table-cell>
          <table:table-cell office:value-type="float" office:value="562.55493">
            <text:p>562.55493</text:p>
          </table:table-cell>
          <table:table-cell office:value-type="float" office:value="648.68774">
            <text:p>648.68774</text:p>
          </table:table-cell>
          <table:table-cell office:value-type="float" office:value="734.82056">
            <text:p>734.82056</text:p>
          </table:table-cell>
          <table:table-cell office:value-type="float" office:value="820.95337">
            <text:p>820.95337</text:p>
          </table:table-cell>
          <table:table-cell office:value-type="float" office:value="907.0862">
            <text:p>907.0862</text:p>
          </table:table-cell>
          <table:table-cell office:value-type="float" office:value="993.219">
            <text:p>993.219</text:p>
          </table:table-cell>
          <table:table-cell office:value-type="float" office:value="1079.3518">
            <text:p>1079.3518</text:p>
          </table:table-cell>
          <table:table-cell office:value-type="float" office:value="1165.4846">
            <text:p>1165.4846</text:p>
          </table:table-cell>
          <table:table-cell office:value-type="float" office:value="1251.6174">
            <text:p>1251.6174</text:p>
          </table:table-cell>
          <table:table-cell office:value-type="float" office:value="1337.7502">
            <text:p>1337.7502</text:p>
          </table:table-cell>
          <table:table-cell office:value-type="float" office:value="1423.883">
            <text:p>1423.883</text:p>
          </table:table-cell>
          <table:table-cell office:value-type="float" office:value="1510.0159">
            <text:p>1510.0159</text:p>
          </table:table-cell>
          <table:table-cell office:value-type="float" office:value="1596.1487">
            <text:p>1596.1487</text:p>
          </table:table-cell>
          <table:table-cell office:value-type="float" office:value="1682.2815">
            <text:p>1682.2815</text:p>
          </table:table-cell>
          <table:table-cell office:value-type="float" office:value="1768.4143">
            <text:p>1768.4143</text:p>
          </table:table-cell>
          <table:table-cell office:value-type="float" office:value="1854.5471">
            <text:p>1854.5471</text:p>
          </table:table-cell>
          <table:table-cell office:value-type="float" office:value="1940.6799">
            <text:p>1940.6799</text:p>
          </table:table-cell>
          <table:table-cell office:value-type="float" office:value="2026.8127">
            <text:p>2026.8127</text:p>
          </table:table-cell>
          <table:table-cell office:value-type="float" office:value="2112.9456">
            <text:p>2112.9456</text:p>
          </table:table-cell>
          <table:table-cell office:value-type="float" office:value="2199.0784">
            <text:p>2199.0784</text:p>
          </table:table-cell>
          <table:table-cell office:value-type="float" office:value="2285.2112">
            <text:p>2285.2112</text:p>
          </table:table-cell>
          <table:table-cell office:value-type="float" office:value="2371.344">
            <text:p>2371.344</text:p>
          </table:table-cell>
          <table:table-cell office:value-type="float" office:value="2457.4768">
            <text:p>2457.4768</text:p>
          </table:table-cell>
          <table:table-cell office:value-type="float" office:value="2543.6096">
            <text:p>2543.6096</text:p>
          </table:table-cell>
          <table:table-cell office:value-type="float" office:value="2629.7424">
            <text:p>2629.7424</text:p>
          </table:table-cell>
          <table:table-cell office:value-type="float" office:value="2715.8752">
            <text:p>2715.8752</text:p>
          </table:table-cell>
          <table:table-cell office:value-type="float" office:value="2802.008">
            <text:p>2802.008</text:p>
          </table:table-cell>
          <table:table-cell office:value-type="float" office:value="2888.1409">
            <text:p>2888.1409</text:p>
          </table:table-cell>
          <table:table-cell office:value-type="float" office:value="2974.2737">
            <text:p>2974.2737</text:p>
          </table:table-cell>
          <table:table-cell office:value-type="float" office:value="3060.4065">
            <text:p>3060.4065</text:p>
          </table:table-cell>
          <table:table-cell office:value-type="float" office:value="3146.5393">
            <text:p>3146.5393</text:p>
          </table:table-cell>
          <table:table-cell office:value-type="float" office:value="3232.672">
            <text:p>3232.672</text:p>
          </table:table-cell>
          <table:table-cell office:value-type="float" office:value="3318.805">
            <text:p>3318.805</text:p>
          </table:table-cell>
          <table:table-cell office:value-type="float" office:value="3404.9377">
            <text:p>3404.9377</text:p>
          </table:table-cell>
          <table:table-cell office:value-type="float" office:value="3491.0706">
            <text:p>3491.0706</text:p>
          </table:table-cell>
          <table:table-cell office:value-type="float" office:value="3577.2034">
            <text:p>3577.2034</text:p>
          </table:table-cell>
          <table:table-cell office:value-type="float" office:value="3663.3362">
            <text:p>3663.3362</text:p>
          </table:table-cell>
          <table:table-cell office:value-type="float" office:value="3749.469">
            <text:p>3749.469</text:p>
          </table:table-cell>
          <table:table-cell office:value-type="float" office:value="3835.6018">
            <text:p>3835.6018</text:p>
          </table:table-cell>
          <table:table-cell office:value-type="float" office:value="3921.7346">
            <text:p>3921.7346</text:p>
          </table:table-cell>
          <table:table-cell office:value-type="float" office:value="4007.8674">
            <text:p>4007.8674</text:p>
          </table:table-cell>
          <table:table-cell office:value-type="float" office:value="4094.0005">
            <text:p>4094.0005</text:p>
          </table:table-cell>
          <table:table-cell office:value-type="float" office:value="4180.1333">
            <text:p>4180.1333</text:p>
          </table:table-cell>
          <table:table-cell office:value-type="float" office:value="4266.266">
            <text:p>4266.266</text:p>
          </table:table-cell>
          <table:table-cell office:value-type="float" office:value="4352.399">
            <text:p>4352.399</text:p>
          </table:table-cell>
          <table:table-cell office:value-type="float" office:value="4438.5317">
            <text:p>4438.5317</text:p>
          </table:table-cell>
          <table:table-cell office:value-type="float" office:value="4524.6646">
            <text:p>4524.6646</text:p>
          </table:table-cell>
          <table:table-cell office:value-type="float" office:value="4610.7974">
            <text:p>4610.7974</text:p>
          </table:table-cell>
          <table:table-cell office:value-type="float" office:value="4696.93">
            <text:p>4696.93</text:p>
          </table:table-cell>
          <table:table-cell office:value-type="float" office:value="4783.063">
            <text:p>4783.063</text:p>
          </table:table-cell>
          <table:table-cell office:value-type="float" office:value="4869.196">
            <text:p>4869.196</text:p>
          </table:table-cell>
          <table:table-cell office:value-type="float" office:value="4955.3286">
            <text:p>4955.3286</text:p>
          </table:table-cell>
          <table:table-cell office:value-type="float" office:value="5041.4614">
            <text:p>5041.4614</text:p>
          </table:table-cell>
          <table:table-cell office:value-type="float" office:value="5127.594">
            <text:p>5127.594</text:p>
          </table:table-cell>
          <table:table-cell office:value-type="float" office:value="5213.727">
            <text:p>5213.727</text:p>
          </table:table-cell>
          <table:table-cell office:value-type="float" office:value="5299.86">
            <text:p>5299.86</text:p>
          </table:table-cell>
          <table:table-cell office:value-type="float" office:value="5385.9927">
            <text:p>5385.9927</text:p>
          </table:table-cell>
          <table:table-cell office:value-type="float" office:value="5472.1255">
            <text:p>5472.1255</text:p>
          </table:table-cell>
          <table:table-cell office:value-type="float" office:value="5558.2583">
            <text:p>5558.2583</text:p>
          </table:table-cell>
          <table:table-cell office:value-type="float" office:value="5644.391">
            <text:p>5644.391</text:p>
          </table:table-cell>
          <table:table-cell office:value-type="float" office:value="5730.524">
            <text:p>5730.524</text:p>
          </table:table-cell>
          <table:table-cell office:value-type="float" office:value="5816.6567">
            <text:p>5816.6567</text:p>
          </table:table-cell>
          <table:table-cell office:value-type="float" office:value="5902.7896">
            <text:p>5902.7896</text:p>
          </table:table-cell>
          <table:table-cell office:value-type="float" office:value="5988.9224">
            <text:p>5988.9224</text:p>
          </table:table-cell>
          <table:table-cell office:value-type="float" office:value="6075.055">
            <text:p>6075.055</text:p>
          </table:table-cell>
          <table:table-cell office:value-type="float" office:value="6161.188">
            <text:p>6161.188</text:p>
          </table:table-cell>
          <table:table-cell office:value-type="float" office:value="6247.321">
            <text:p>6247.321</text:p>
          </table:table-cell>
          <table:table-cell office:value-type="float" office:value="6333.4536">
            <text:p>6333.4536</text:p>
          </table:table-cell>
          <table:table-cell office:value-type="float" office:value="6419.5864">
            <text:p>6419.5864</text:p>
          </table:table-cell>
          <table:table-cell office:value-type="float" office:value="6505.719">
            <text:p>6505.719</text:p>
          </table:table-cell>
          <table:table-cell office:value-type="float" office:value="6591.852">
            <text:p>6591.852</text:p>
          </table:table-cell>
          <table:table-cell office:value-type="float" office:value="6677.985">
            <text:p>6677.985</text:p>
          </table:table-cell>
          <table:table-cell office:value-type="float" office:value="6764.1177">
            <text:p>6764.1177</text:p>
          </table:table-cell>
          <table:table-cell office:value-type="float" office:value="6850.2505">
            <text:p>6850.2505</text:p>
          </table:table-cell>
          <table:table-cell office:value-type="float" office:value="6936.3833">
            <text:p>6936.3833</text:p>
          </table:table-cell>
          <table:table-cell office:value-type="float" office:value="7022.516">
            <text:p>7022.516</text:p>
          </table:table-cell>
          <table:table-cell office:value-type="float" office:value="7108.649">
            <text:p>7108.649</text:p>
          </table:table-cell>
          <table:table-cell office:value-type="float" office:value="7194.7817">
            <text:p>7194.7817</text:p>
          </table:table-cell>
          <table:table-cell office:value-type="float" office:value="7280.9146">
            <text:p>7280.9146</text:p>
          </table:table-cell>
          <table:table-cell office:value-type="float" office:value="7367.0474">
            <text:p>7367.0474</text:p>
          </table:table-cell>
          <table:table-cell office:value-type="float" office:value="7453.18">
            <text:p>7453.18</text:p>
          </table:table-cell>
          <table:table-cell office:value-type="float" office:value="7539.313">
            <text:p>7539.313</text:p>
          </table:table-cell>
          <table:table-cell office:value-type="float" office:value="7625.446">
            <text:p>7625.446</text:p>
          </table:table-cell>
          <table:table-cell office:value-type="float" office:value="7711.5786">
            <text:p>7711.5786</text:p>
          </table:table-cell>
          <table:table-cell office:value-type="float" office:value="7797.7114">
            <text:p>7797.7114</text:p>
          </table:table-cell>
          <table:table-cell office:value-type="float" office:value="7883.844">
            <text:p>7883.844</text:p>
          </table:table-cell>
          <table:table-cell office:value-type="float" office:value="7969.977">
            <text:p>7969.977</text:p>
          </table:table-cell>
          <table:table-cell office:value-type="float" office:value="8056.11">
            <text:p>8056.11</text:p>
          </table:table-cell>
          <table:table-cell office:value-type="float" office:value="8142.2427">
            <text:p>8142.2427</text:p>
          </table:table-cell>
          <table:table-cell office:value-type="float" office:value="8228.372">
            <text:p>8228.372</text:p>
          </table:table-cell>
          <table:table-cell office:value-type="float" office:value="8314.498">
            <text:p>8314.498</text:p>
          </table:table-cell>
          <table:table-cell office:value-type="float" office:value="8400.623">
            <text:p>8400.623</text:p>
          </table:table-cell>
          <table:table-cell office:value-type="float" office:value="8486.748">
            <text:p>8486.748</text:p>
          </table:table-cell>
          <table:table-cell office:value-type="float" office:value="8572.873">
            <text:p>8572.873</text:p>
          </table:table-cell>
          <table:table-cell office:value-type="float" office:value="8658.998">
            <text:p>8658.998</text:p>
          </table:table-cell>
          <table:table-cell office:value-type="float" office:value="8745.123">
            <text:p>8745.123</text:p>
          </table:table-cell>
          <table:table-cell office:value-type="float" office:value="8831.248">
            <text:p>8831.248</text:p>
          </table:table-cell>
          <table:table-cell office:value-type="float" office:value="8917.373">
            <text:p>8917.373</text:p>
          </table:table-cell>
          <table:table-cell office:value-type="float" office:value="9003.498">
            <text:p>9003.498</text:p>
          </table:table-cell>
          <table:table-cell office:value-type="float" office:value="9089.623">
            <text:p>9089.623</text:p>
          </table:table-cell>
          <table:table-cell office:value-type="float" office:value="9175.748">
            <text:p>9175.748</text:p>
          </table:table-cell>
          <table:table-cell office:value-type="float" office:value="9261.873">
            <text:p>9261.873</text:p>
          </table:table-cell>
          <table:table-cell office:value-type="float" office:value="9347.998">
            <text:p>9347.998</text:p>
          </table:table-cell>
          <table:table-cell office:value-type="float" office:value="9434.123">
            <text:p>9434.123</text:p>
          </table:table-cell>
          <table:table-cell office:value-type="float" office:value="9520.248">
            <text:p>9520.248</text:p>
          </table:table-cell>
          <table:table-cell office:value-type="float" office:value="9606.373">
            <text:p>9606.373</text:p>
          </table:table-cell>
          <table:table-cell office:value-type="float" office:value="9692.498">
            <text:p>9692.498</text:p>
          </table:table-cell>
          <table:table-cell office:value-type="float" office:value="9778.623">
            <text:p>9778.623</text:p>
          </table:table-cell>
          <table:table-cell office:value-type="float" office:value="9864.748">
            <text:p>9864.748</text:p>
          </table:table-cell>
          <table:table-cell office:value-type="float" office:value="9950.873">
            <text:p>9950.873</text:p>
          </table:table-cell>
          <table:table-cell office:value-type="float" office:value="10036.998">
            <text:p>10036.998</text:p>
          </table:table-cell>
          <table:table-cell office:value-type="float" office:value="10123.123">
            <text:p>10123.123</text:p>
          </table:table-cell>
          <table:table-cell office:value-type="float" office:value="10209.248">
            <text:p>10209.248</text:p>
          </table:table-cell>
          <table:table-cell office:value-type="float" office:value="10295.373">
            <text:p>10295.373</text:p>
          </table:table-cell>
          <table:table-cell office:value-type="float" office:value="10381.498">
            <text:p>10381.498</text:p>
          </table:table-cell>
          <table:table-cell office:value-type="float" office:value="10467.623">
            <text:p>10467.623</text:p>
          </table:table-cell>
          <table:table-cell office:value-type="float" office:value="10553.748">
            <text:p>10553.748</text:p>
          </table:table-cell>
          <table:table-cell office:value-type="float" office:value="10639.873">
            <text:p>10639.873</text:p>
          </table:table-cell>
          <table:table-cell office:value-type="float" office:value="10725.998">
            <text:p>10725.998</text:p>
          </table:table-cell>
          <table:table-cell office:value-type="float" office:value="10812.123">
            <text:p>10812.123</text:p>
          </table:table-cell>
          <table:table-cell office:value-type="float" office:value="10898.248">
            <text:p>10898.248</text:p>
          </table:table-cell>
          <table:table-cell office:value-type="float" office:value="10984.373">
            <text:p>10984.373</text:p>
          </table:table-cell>
          <table:table-cell office:value-type="float" office:value="11070.498">
            <text:p>11070.498</text:p>
          </table:table-cell>
          <table:table-cell office:value-type="float" office:value="11156.623">
            <text:p>11156.623</text:p>
          </table:table-cell>
          <table:table-cell office:value-type="float" office:value="11242.748">
            <text:p>11242.748</text:p>
          </table:table-cell>
          <table:table-cell office:value-type="float" office:value="11328.873">
            <text:p>11328.873</text:p>
          </table:table-cell>
          <table:table-cell office:value-type="float" office:value="11414.998">
            <text:p>11414.998</text:p>
          </table:table-cell>
          <table:table-cell office:value-type="float" office:value="11501.123">
            <text:p>11501.123</text:p>
          </table:table-cell>
          <table:table-cell office:value-type="float" office:value="11587.248">
            <text:p>11587.248</text:p>
          </table:table-cell>
          <table:table-cell office:value-type="float" office:value="11673.373">
            <text:p>11673.373</text:p>
          </table:table-cell>
          <table:table-cell office:value-type="float" office:value="11759.498">
            <text:p>11759.498</text:p>
          </table:table-cell>
          <table:table-cell office:value-type="float" office:value="11845.623">
            <text:p>11845.623</text:p>
          </table:table-cell>
          <table:table-cell office:value-type="float" office:value="11931.748">
            <text:p>11931.748</text:p>
          </table:table-cell>
          <table:table-cell office:value-type="float" office:value="12017.873">
            <text:p>12017.873</text:p>
          </table:table-cell>
          <table:table-cell office:value-type="float" office:value="12103.998">
            <text:p>12103.998</text:p>
          </table:table-cell>
          <table:table-cell office:value-type="float" office:value="12190.123">
            <text:p>12190.123</text:p>
          </table:table-cell>
          <table:table-cell office:value-type="float" office:value="12276.248">
            <text:p>12276.248</text:p>
          </table:table-cell>
          <table:table-cell office:value-type="float" office:value="12362.373">
            <text:p>12362.373</text:p>
          </table:table-cell>
          <table:table-cell office:value-type="float" office:value="12448.498">
            <text:p>12448.498</text:p>
          </table:table-cell>
          <table:table-cell office:value-type="float" office:value="12534.623">
            <text:p>12534.623</text:p>
          </table:table-cell>
          <table:table-cell office:value-type="float" office:value="12620.748">
            <text:p>12620.748</text:p>
          </table:table-cell>
          <table:table-cell office:value-type="float" office:value="12706.873">
            <text:p>12706.873</text:p>
          </table:table-cell>
          <table:table-cell office:value-type="float" office:value="12792.998">
            <text:p>12792.998</text:p>
          </table:table-cell>
          <table:table-cell office:value-type="float" office:value="12879.123">
            <text:p>12879.123</text:p>
          </table:table-cell>
          <table:table-cell office:value-type="float" office:value="12965.248">
            <text:p>12965.248</text:p>
          </table:table-cell>
          <table:table-cell office:value-type="float" office:value="13051.373">
            <text:p>13051.373</text:p>
          </table:table-cell>
          <table:table-cell office:value-type="float" office:value="13137.498">
            <text:p>13137.498</text:p>
          </table:table-cell>
          <table:table-cell office:value-type="float" office:value="13223.623">
            <text:p>13223.623</text:p>
          </table:table-cell>
          <table:table-cell office:value-type="float" office:value="13309.748">
            <text:p>13309.748</text:p>
          </table:table-cell>
          <table:table-cell office:value-type="float" office:value="13395.873">
            <text:p>13395.873</text:p>
          </table:table-cell>
          <table:table-cell office:value-type="float" office:value="13481.998">
            <text:p>13481.998</text:p>
          </table:table-cell>
          <table:table-cell office:value-type="float" office:value="13568.123">
            <text:p>13568.123</text:p>
          </table:table-cell>
          <table:table-cell office:value-type="float" office:value="13654.248">
            <text:p>13654.248</text:p>
          </table:table-cell>
          <table:table-cell office:value-type="float" office:value="13740.373">
            <text:p>13740.373</text:p>
          </table:table-cell>
          <table:table-cell office:value-type="float" office:value="13826.498">
            <text:p>13826.498</text:p>
          </table:table-cell>
          <table:table-cell office:value-type="float" office:value="13912.623">
            <text:p>13912.623</text:p>
          </table:table-cell>
          <table:table-cell office:value-type="float" office:value="13998.748">
            <text:p>13998.748</text:p>
          </table:table-cell>
          <table:table-cell office:value-type="float" office:value="14084.873">
            <text:p>14084.873</text:p>
          </table:table-cell>
          <table:table-cell office:value-type="float" office:value="14170.998">
            <text:p>14170.998</text:p>
          </table:table-cell>
          <table:table-cell office:value-type="float" office:value="14257.123">
            <text:p>14257.123</text:p>
          </table:table-cell>
          <table:table-cell office:value-type="float" office:value="14343.248">
            <text:p>14343.248</text:p>
          </table:table-cell>
          <table:table-cell office:value-type="float" office:value="14429.373">
            <text:p>14429.373</text:p>
          </table:table-cell>
          <table:table-cell office:value-type="float" office:value="14515.498">
            <text:p>14515.498</text:p>
          </table:table-cell>
          <table:table-cell office:value-type="float" office:value="14601.623">
            <text:p>14601.623</text:p>
          </table:table-cell>
          <table:table-cell office:value-type="float" office:value="14687.748">
            <text:p>14687.748</text:p>
          </table:table-cell>
          <table:table-cell office:value-type="float" office:value="14773.873">
            <text:p>14773.873</text:p>
          </table:table-cell>
          <table:table-cell office:value-type="float" office:value="14859.998">
            <text:p>14859.998</text:p>
          </table:table-cell>
          <table:table-cell office:value-type="float" office:value="14946.123">
            <text:p>14946.123</text:p>
          </table:table-cell>
          <table:table-cell office:value-type="float" office:value="15032.248">
            <text:p>15032.248</text:p>
          </table:table-cell>
          <table:table-cell office:value-type="float" office:value="15118.373">
            <text:p>15118.373</text:p>
          </table:table-cell>
          <table:table-cell office:value-type="float" office:value="15204.498">
            <text:p>15204.498</text:p>
          </table:table-cell>
          <table:table-cell office:value-type="float" office:value="15290.623">
            <text:p>15290.623</text:p>
          </table:table-cell>
          <table:table-cell office:value-type="float" office:value="15376.748">
            <text:p>15376.748</text:p>
          </table:table-cell>
          <table:table-cell office:value-type="float" office:value="15462.873">
            <text:p>15462.873</text:p>
          </table:table-cell>
          <table:table-cell office:value-type="float" office:value="15548.998">
            <text:p>15548.998</text:p>
          </table:table-cell>
          <table:table-cell office:value-type="float" office:value="15635.123">
            <text:p>15635.123</text:p>
          </table:table-cell>
          <table:table-cell office:value-type="float" office:value="15721.248">
            <text:p>15721.248</text:p>
          </table:table-cell>
          <table:table-cell office:value-type="float" office:value="15807.373">
            <text:p>15807.373</text:p>
          </table:table-cell>
          <table:table-cell office:value-type="float" office:value="15893.498">
            <text:p>15893.498</text:p>
          </table:table-cell>
          <table:table-cell office:value-type="float" office:value="15979.623">
            <text:p>15979.623</text:p>
          </table:table-cell>
          <table:table-cell office:value-type="float" office:value="16065.748">
            <text:p>16065.748</text:p>
          </table:table-cell>
          <table:table-cell office:value-type="float" office:value="16151.873">
            <text:p>16151.873</text:p>
          </table:table-cell>
          <table:table-cell office:value-type="float" office:value="16237.998">
            <text:p>16237.998</text:p>
          </table:table-cell>
          <table:table-cell office:value-type="float" office:value="16324.123">
            <text:p>16324.123</text:p>
          </table:table-cell>
          <table:table-cell office:value-type="float" office:value="16410.248">
            <text:p>16410.248</text:p>
          </table:table-cell>
          <table:table-cell office:value-type="float" office:value="16496.373">
            <text:p>16496.373</text:p>
          </table:table-cell>
          <table:table-cell office:value-type="float" office:value="16582.498">
            <text:p>16582.498</text:p>
          </table:table-cell>
          <table:table-cell office:value-type="float" office:value="16668.623">
            <text:p>16668.623</text:p>
          </table:table-cell>
          <table:table-cell office:value-type="float" office:value="16754.748">
            <text:p>16754.748</text:p>
          </table:table-cell>
          <table:table-cell office:value-type="float" office:value="16840.873">
            <text:p>16840.873</text:p>
          </table:table-cell>
          <table:table-cell office:value-type="float" office:value="16926.998">
            <text:p>16926.998</text:p>
          </table:table-cell>
          <table:table-cell office:value-type="float" office:value="17013.123">
            <text:p>17013.123</text:p>
          </table:table-cell>
          <table:table-cell office:value-type="float" office:value="17099.248">
            <text:p>17099.248</text:p>
          </table:table-cell>
          <table:table-cell office:value-type="float" office:value="17185.373">
            <text:p>17185.373</text:p>
          </table:table-cell>
          <table:table-cell office:value-type="float" office:value="17271.498">
            <text:p>17271.498</text:p>
          </table:table-cell>
          <table:table-cell office:value-type="float" office:value="17357.623">
            <text:p>17357.623</text:p>
          </table:table-cell>
          <table:table-cell office:value-type="float" office:value="17443.748">
            <text:p>17443.748</text:p>
          </table:table-cell>
          <table:table-cell office:value-type="float" office:value="17529.873">
            <text:p>17529.873</text:p>
          </table:table-cell>
          <table:table-cell office:value-type="float" office:value="17615.998">
            <text:p>17615.998</text:p>
          </table:table-cell>
          <table:table-cell office:value-type="float" office:value="17702.123">
            <text:p>17702.123</text:p>
          </table:table-cell>
          <table:table-cell office:value-type="float" office:value="17788.248">
            <text:p>17788.248</text:p>
          </table:table-cell>
          <table:table-cell office:value-type="float" office:value="17874.373">
            <text:p>17874.373</text:p>
          </table:table-cell>
          <table:table-cell office:value-type="float" office:value="17960.498">
            <text:p>17960.498</text:p>
          </table:table-cell>
          <table:table-cell office:value-type="float" office:value="18046.623">
            <text:p>18046.623</text:p>
          </table:table-cell>
          <table:table-cell office:value-type="float" office:value="18132.748">
            <text:p>18132.748</text:p>
          </table:table-cell>
          <table:table-cell office:value-type="float" office:value="18218.873">
            <text:p>18218.873</text:p>
          </table:table-cell>
          <table:table-cell office:value-type="float" office:value="18304.998">
            <text:p>18304.998</text:p>
          </table:table-cell>
          <table:table-cell office:value-type="float" office:value="18391.123">
            <text:p>18391.123</text:p>
          </table:table-cell>
          <table:table-cell office:value-type="float" office:value="18477.248">
            <text:p>18477.248</text:p>
          </table:table-cell>
          <table:table-cell office:value-type="float" office:value="18563.373">
            <text:p>18563.373</text:p>
          </table:table-cell>
          <table:table-cell office:value-type="float" office:value="18649.498">
            <text:p>18649.498</text:p>
          </table:table-cell>
          <table:table-cell office:value-type="float" office:value="18735.623">
            <text:p>18735.623</text:p>
          </table:table-cell>
          <table:table-cell office:value-type="float" office:value="18821.748">
            <text:p>18821.748</text:p>
          </table:table-cell>
          <table:table-cell table:style-name="Default" office:value-type="float" office:value="18907.873">
            <text:p>18907.873</text:p>
          </table:table-cell>
          <table:table-cell table:style-name="Default" office:value-type="float" office:value="18993.998">
            <text:p>18993.998</text:p>
          </table:table-cell>
          <table:table-cell table:style-name="Default" office:value-type="float" office:value="19080.123">
            <text:p>19080.123</text:p>
          </table:table-cell>
          <table:table-cell table:style-name="Default" office:value-type="float" office:value="19166.248">
            <text:p>19166.248</text:p>
          </table:table-cell>
          <table:table-cell table:style-name="Default" office:value-type="float" office:value="19252.373">
            <text:p>19252.373</text:p>
          </table:table-cell>
          <table:table-cell table:style-name="Default" office:value-type="float" office:value="19338.498">
            <text:p>19338.498</text:p>
          </table:table-cell>
          <table:table-cell table:style-name="Default" office:value-type="float" office:value="19424.623">
            <text:p>19424.623</text:p>
          </table:table-cell>
          <table:table-cell table:style-name="Default" office:value-type="float" office:value="19510.748">
            <text:p>19510.748</text:p>
          </table:table-cell>
          <table:table-cell table:style-name="Default" office:value-type="float" office:value="19596.873">
            <text:p>19596.873</text:p>
          </table:table-cell>
          <table:table-cell table:style-name="Default" office:value-type="float" office:value="19682.998">
            <text:p>19682.998</text:p>
          </table:table-cell>
          <table:table-cell table:style-name="Default" office:value-type="float" office:value="19769.123">
            <text:p>19769.123</text:p>
          </table:table-cell>
          <table:table-cell table:style-name="Default" office:value-type="float" office:value="19855.248">
            <text:p>19855.248</text:p>
          </table:table-cell>
          <table:table-cell table:style-name="Default" office:value-type="float" office:value="19941.373">
            <text:p>19941.373</text:p>
          </table:table-cell>
          <table:table-cell table:style-name="Default" office:value-type="float" office:value="20027.498">
            <text:p>20027.498</text:p>
          </table:table-cell>
          <table:table-cell table:style-name="Default" office:value-type="float" office:value="20113.623">
            <text:p>20113.623</text:p>
          </table:table-cell>
          <table:table-cell table:style-name="Default" office:value-type="float" office:value="20199.748">
            <text:p>20199.748</text:p>
          </table:table-cell>
          <table:table-cell table:style-name="Default" office:value-type="float" office:value="20285.873">
            <text:p>20285.873</text:p>
          </table:table-cell>
          <table:table-cell table:style-name="Default" office:value-type="float" office:value="20371.998">
            <text:p>20371.998</text:p>
          </table:table-cell>
          <table:table-cell table:style-name="Default" office:value-type="float" office:value="20458.123">
            <text:p>20458.123</text:p>
          </table:table-cell>
          <table:table-cell table:style-name="Default" office:value-type="float" office:value="20544.248">
            <text:p>20544.248</text:p>
          </table:table-cell>
          <table:table-cell table:style-name="Default" office:value-type="float" office:value="20630.373">
            <text:p>20630.373</text:p>
          </table:table-cell>
          <table:table-cell table:style-name="Default" office:value-type="float" office:value="20716.498">
            <text:p>20716.498</text:p>
          </table:table-cell>
          <table:table-cell table:style-name="Default" office:value-type="float" office:value="20802.623">
            <text:p>20802.623</text:p>
          </table:table-cell>
          <table:table-cell table:style-name="Default" office:value-type="float" office:value="20888.748">
            <text:p>20888.748</text:p>
          </table:table-cell>
          <table:table-cell table:style-name="Default" office:value-type="float" office:value="20974.873">
            <text:p>20974.873</text:p>
          </table:table-cell>
          <table:table-cell table:style-name="Default" office:value-type="float" office:value="21060.998">
            <text:p>21060.998</text:p>
          </table:table-cell>
          <table:table-cell table:style-name="Default" office:value-type="float" office:value="21147.123">
            <text:p>21147.123</text:p>
          </table:table-cell>
          <table:table-cell table:style-name="Default" office:value-type="float" office:value="21233.248">
            <text:p>21233.248</text:p>
          </table:table-cell>
          <table:table-cell table:style-name="Default" office:value-type="float" office:value="21319.373">
            <text:p>21319.373</text:p>
          </table:table-cell>
          <table:table-cell table:style-name="Default" office:value-type="float" office:value="21405.498">
            <text:p>21405.498</text:p>
          </table:table-cell>
          <table:table-cell table:style-name="Default" office:value-type="float" office:value="21491.623">
            <text:p>21491.623</text:p>
          </table:table-cell>
          <table:table-cell table:style-name="Default" office:value-type="float" office:value="21577.748">
            <text:p>21577.748</text:p>
          </table:table-cell>
          <table:table-cell table:style-name="Default" office:value-type="float" office:value="21663.873">
            <text:p>21663.873</text:p>
          </table:table-cell>
          <table:table-cell table:style-name="Default" office:value-type="float" office:value="21749.998">
            <text:p>21749.998</text:p>
          </table:table-cell>
          <table:table-cell table:style-name="Default" office:value-type="float" office:value="21836.123">
            <text:p>21836.123</text:p>
          </table:table-cell>
          <table:table-cell/>
        </table:table-row>
        <table:table-row table:style-name="ro1">
          <table:table-cell office:value-type="string">
            <text:p>/mnt/share/Music/Albums/Al DiMeola/Al DiMeola - Elegant Gypsy/01 - Flight Over Rio.mp3</text:p>
          </table:table-cell>
          <table:table-cell office:value-type="float" office:value="0.040588442">
            <text:p>0.040588442</text:p>
          </table:table-cell>
          <table:table-cell office:value-type="float" office:value="0.08793477">
            <text:p>0.08793477</text:p>
          </table:table-cell>
          <table:table-cell office:value-type="float" office:value="0.098632306">
            <text:p>0.098632306</text:p>
          </table:table-cell>
          <table:table-cell office:value-type="float" office:value="0.06234411">
            <text:p>0.06234411</text:p>
          </table:table-cell>
          <table:table-cell office:value-type="float" office:value="0.04448824">
            <text:p>0.04448824</text:p>
          </table:table-cell>
          <table:table-cell office:value-type="float" office:value="0.03629808">
            <text:p>0.03629808</text:p>
          </table:table-cell>
          <table:table-cell office:value-type="float" office:value="0.029865846">
            <text:p>0.029865846</text:p>
          </table:table-cell>
          <table:table-cell office:value-type="float" office:value="0.030768404">
            <text:p>0.030768404</text:p>
          </table:table-cell>
          <table:table-cell office:value-type="float" office:value="0.026188351">
            <text:p>0.026188351</text:p>
          </table:table-cell>
          <table:table-cell office:value-type="float" office:value="0.0286202">
            <text:p>0.0286202</text:p>
          </table:table-cell>
          <table:table-cell office:value-type="float" office:value="0.020352785">
            <text:p>0.020352785</text:p>
          </table:table-cell>
          <table:table-cell office:value-type="float" office:value="0.017612705">
            <text:p>0.017612705</text:p>
          </table:table-cell>
          <table:table-cell office:value-type="float" office:value="0.017998999">
            <text:p>0.017998999</text:p>
          </table:table-cell>
          <table:table-cell office:value-type="float" office:value="0.013645131">
            <text:p>0.013645131</text:p>
          </table:table-cell>
          <table:table-cell office:value-type="float" office:value="0.01987967">
            <text:p>0.01987967</text:p>
          </table:table-cell>
          <table:table-cell office:value-type="float" office:value="0.013863708">
            <text:p>0.013863708</text:p>
          </table:table-cell>
          <table:table-cell office:value-type="float" office:value="0.013905828">
            <text:p>0.013905828</text:p>
          </table:table-cell>
          <table:table-cell office:value-type="float" office:value="0.015920293">
            <text:p>0.015920293</text:p>
          </table:table-cell>
          <table:table-cell office:value-type="float" office:value="0.013294115">
            <text:p>0.013294115</text:p>
          </table:table-cell>
          <table:table-cell office:value-type="float" office:value="0.022610862">
            <text:p>0.022610862</text:p>
          </table:table-cell>
          <table:table-cell office:value-type="float" office:value="0.011714353">
            <text:p>0.011714353</text:p>
          </table:table-cell>
          <table:table-cell office:value-type="float" office:value="0.024163887">
            <text:p>0.024163887</text:p>
          </table:table-cell>
          <table:table-cell office:value-type="float" office:value="0.015731521">
            <text:p>0.015731521</text:p>
          </table:table-cell>
          <table:table-cell office:value-type="float" office:value="0.015417735">
            <text:p>0.015417735</text:p>
          </table:table-cell>
          <table:table-cell office:value-type="float" office:value="0.012631539">
            <text:p>0.012631539</text:p>
          </table:table-cell>
          <table:table-cell office:value-type="float" office:value="0.02240617">
            <text:p>0.02240617</text:p>
          </table:table-cell>
          <table:table-cell office:value-type="float" office:value="0.02014823">
            <text:p>0.02014823</text:p>
          </table:table-cell>
          <table:table-cell office:value-type="float" office:value="0.015490662">
            <text:p>0.015490662</text:p>
          </table:table-cell>
          <table:table-cell office:value-type="float" office:value="0.033869732">
            <text:p>0.033869732</text:p>
          </table:table-cell>
          <table:table-cell office:value-type="float" office:value="0.020490048">
            <text:p>0.020490048</text:p>
          </table:table-cell>
          <table:table-cell office:value-type="float" office:value="0.012302941">
            <text:p>0.012302941</text:p>
          </table:table-cell>
          <table:table-cell office:value-type="float" office:value="0.009793181">
            <text:p>0.009793181</text:p>
          </table:table-cell>
          <table:table-cell office:value-type="float" office:value="0.015529869">
            <text:p>0.015529869</text:p>
          </table:table-cell>
          <table:table-cell office:value-type="float" office:value="0.0127306115">
            <text:p>0.0127306115</text:p>
          </table:table-cell>
          <table:table-cell office:value-type="float" office:value="0.01568314">
            <text:p>0.01568314</text:p>
          </table:table-cell>
          <table:table-cell office:value-type="float" office:value="0.011668955">
            <text:p>0.011668955</text:p>
          </table:table-cell>
          <table:table-cell office:value-type="float" office:value="0.01256893">
            <text:p>0.01256893</text:p>
          </table:table-cell>
          <table:table-cell office:value-type="float" office:value="0.01094102">
            <text:p>0.01094102</text:p>
          </table:table-cell>
          <table:table-cell office:value-type="float" office:value="0.02329916">
            <text:p>0.02329916</text:p>
          </table:table-cell>
          <table:table-cell office:value-type="float" office:value="0.017288733">
            <text:p>0.017288733</text:p>
          </table:table-cell>
          <table:table-cell office:value-type="float" office:value="0.012248537">
            <text:p>0.012248537</text:p>
          </table:table-cell>
          <table:table-cell office:value-type="float" office:value="0.009364604">
            <text:p>0.009364604</text:p>
          </table:table-cell>
          <table:table-cell office:value-type="float" office:value="0.011051905">
            <text:p>0.011051905</text:p>
          </table:table-cell>
          <table:table-cell office:value-type="float" office:value="0.016290277">
            <text:p>0.016290277</text:p>
          </table:table-cell>
          <table:table-cell office:value-type="float" office:value="0.012199058">
            <text:p>0.012199058</text:p>
          </table:table-cell>
          <table:table-cell office:value-type="float" office:value="0.013103588">
            <text:p>0.013103588</text:p>
          </table:table-cell>
          <table:table-cell office:value-type="float" office:value="0.009998142">
            <text:p>0.009998142</text:p>
          </table:table-cell>
          <table:table-cell office:value-type="float" office:value="0.011787743">
            <text:p>0.011787743</text:p>
          </table:table-cell>
          <table:table-cell office:value-type="float" office:value="0.012845249">
            <text:p>0.012845249</text:p>
          </table:table-cell>
          <table:table-cell office:value-type="float" office:value="0.011620113">
            <text:p>0.011620113</text:p>
          </table:table-cell>
          <table:table-cell office:value-type="float" office:value="0.010732751">
            <text:p>0.010732751</text:p>
          </table:table-cell>
          <table:table-cell office:value-type="float" office:value="0.010939317">
            <text:p>0.010939317</text:p>
          </table:table-cell>
          <table:table-cell office:value-type="float" office:value="0.009423601">
            <text:p>0.009423601</text:p>
          </table:table-cell>
          <table:table-cell office:value-type="float" office:value="0.012431123">
            <text:p>0.012431123</text:p>
          </table:table-cell>
          <table:table-cell office:value-type="float" office:value="0.012517013">
            <text:p>0.012517013</text:p>
          </table:table-cell>
          <table:table-cell office:value-type="float" office:value="0.011499305">
            <text:p>0.011499305</text:p>
          </table:table-cell>
          <table:table-cell office:value-type="float" office:value="0.009483975">
            <text:p>0.009483975</text:p>
          </table:table-cell>
          <table:table-cell office:value-type="float" office:value="0.013730897">
            <text:p>0.013730897</text:p>
          </table:table-cell>
          <table:table-cell office:value-type="float" office:value="0.010427425">
            <text:p>0.010427425</text:p>
          </table:table-cell>
          <table:table-cell office:value-type="float" office:value="0.009886171">
            <text:p>0.009886171</text:p>
          </table:table-cell>
          <table:table-cell office:value-type="float" office:value="0.0081945285">
            <text:p>0.0081945285</text:p>
          </table:table-cell>
          <table:table-cell office:value-type="float" office:value="0.010182378">
            <text:p>0.010182378</text:p>
          </table:table-cell>
          <table:table-cell office:value-type="float" office:value="0.0087021645">
            <text:p>0.0087021645</text:p>
          </table:table-cell>
          <table:table-cell office:value-type="float" office:value="0.009140414">
            <text:p>0.009140414</text:p>
          </table:table-cell>
          <table:table-cell office:value-type="float" office:value="0.010887038">
            <text:p>0.010887038</text:p>
          </table:table-cell>
          <table:table-cell office:value-type="float" office:value="0.010325161">
            <text:p>0.010325161</text:p>
          </table:table-cell>
          <table:table-cell office:value-type="float" office:value="0.010211894">
            <text:p>0.010211894</text:p>
          </table:table-cell>
          <table:table-cell office:value-type="float" office:value="0.0089162635">
            <text:p>0.0089162635</text:p>
          </table:table-cell>
          <table:table-cell office:value-type="float" office:value="0.00995917">
            <text:p>0.00995917</text:p>
          </table:table-cell>
          <table:table-cell office:value-type="float" office:value="0.010117265">
            <text:p>0.010117265</text:p>
          </table:table-cell>
          <table:table-cell office:value-type="float" office:value="0.010170201">
            <text:p>0.010170201</text:p>
          </table:table-cell>
          <table:table-cell office:value-type="float" office:value="0.007963716">
            <text:p>0.007963716</text:p>
          </table:table-cell>
          <table:table-cell office:value-type="float" office:value="0.0098255">
            <text:p>0.0098255</text:p>
          </table:table-cell>
          <table:table-cell office:value-type="float" office:value="0.00909409">
            <text:p>0.00909409</text:p>
          </table:table-cell>
          <table:table-cell office:value-type="float" office:value="0.009214625">
            <text:p>0.009214625</text:p>
          </table:table-cell>
          <table:table-cell office:value-type="float" office:value="0.009795379">
            <text:p>0.009795379</text:p>
          </table:table-cell>
          <table:table-cell office:value-type="float" office:value="0.008791866">
            <text:p>0.008791866</text:p>
          </table:table-cell>
          <table:table-cell office:value-type="float" office:value="0.011484242">
            <text:p>0.011484242</text:p>
          </table:table-cell>
          <table:table-cell office:value-type="float" office:value="0.012050858">
            <text:p>0.012050858</text:p>
          </table:table-cell>
          <table:table-cell office:value-type="float" office:value="0.01079037">
            <text:p>0.01079037</text:p>
          </table:table-cell>
          <table:table-cell office:value-type="float" office:value="0.009323117">
            <text:p>0.009323117</text:p>
          </table:table-cell>
          <table:table-cell office:value-type="float" office:value="0.008474427">
            <text:p>0.008474427</text:p>
          </table:table-cell>
          <table:table-cell office:value-type="float" office:value="0.008966103">
            <text:p>0.008966103</text:p>
          </table:table-cell>
          <table:table-cell office:value-type="float" office:value="0.007663868">
            <text:p>0.007663868</text:p>
          </table:table-cell>
          <table:table-cell office:value-type="float" office:value="0.008726099">
            <text:p>0.008726099</text:p>
          </table:table-cell>
          <table:table-cell office:value-type="float" office:value="0.008455778">
            <text:p>0.008455778</text:p>
          </table:table-cell>
          <table:table-cell office:value-type="float" office:value="0.008534359">
            <text:p>0.008534359</text:p>
          </table:table-cell>
          <table:table-cell office:value-type="float" office:value="0.01166147">
            <text:p>0.01166147</text:p>
          </table:table-cell>
          <table:table-cell office:value-type="float" office:value="0.00787474">
            <text:p>0.00787474</text:p>
          </table:table-cell>
          <table:table-cell office:value-type="float" office:value="0.0073150266">
            <text:p>0.0073150266</text:p>
          </table:table-cell>
          <table:table-cell office:value-type="float" office:value="0.008506294">
            <text:p>0.008506294</text:p>
          </table:table-cell>
          <table:table-cell office:value-type="float" office:value="0.011974791">
            <text:p>0.011974791</text:p>
          </table:table-cell>
          <table:table-cell office:value-type="float" office:value="0.008372014">
            <text:p>0.008372014</text:p>
          </table:table-cell>
          <table:table-cell office:value-type="float" office:value="0.008199733">
            <text:p>0.008199733</text:p>
          </table:table-cell>
          <table:table-cell office:value-type="float" office:value="0.008990881">
            <text:p>0.008990881</text:p>
          </table:table-cell>
          <table:table-cell office:value-type="float" office:value="0.0073287375">
            <text:p>0.0073287375</text:p>
          </table:table-cell>
          <table:table-cell office:value-type="float" office:value="0.008349897">
            <text:p>0.008349897</text:p>
          </table:table-cell>
          <table:table-cell office:value-type="float" office:value="0.0084790625">
            <text:p>0.0084790625</text:p>
          </table:table-cell>
          <table:table-cell office:value-type="float" office:value="0.0081129735">
            <text:p>0.0081129735</text:p>
          </table:table-cell>
          <table:table-cell office:value-type="float" office:value="0.007849364">
            <text:p>0.007849364</text:p>
          </table:table-cell>
          <table:table-cell office:value-type="float" office:value="0.007733458">
            <text:p>0.007733458</text:p>
          </table:table-cell>
          <table:table-cell office:value-type="float" office:value="0.007953188">
            <text:p>0.007953188</text:p>
          </table:table-cell>
          <table:table-cell office:value-type="float" office:value="0.008018637">
            <text:p>0.008018637</text:p>
          </table:table-cell>
          <table:table-cell office:value-type="float" office:value="0.00919781">
            <text:p>0.00919781</text:p>
          </table:table-cell>
          <table:table-cell office:value-type="float" office:value="0.0081247715">
            <text:p>0.0081247715</text:p>
          </table:table-cell>
          <table:table-cell office:value-type="float" office:value="0.0064024106">
            <text:p>0.0064024106</text:p>
          </table:table-cell>
          <table:table-cell office:value-type="float" office:value="0.008676346">
            <text:p>0.008676346</text:p>
          </table:table-cell>
          <table:table-cell office:value-type="float" office:value="0.006943613">
            <text:p>0.006943613</text:p>
          </table:table-cell>
          <table:table-cell office:value-type="float" office:value="0.008927172">
            <text:p>0.008927172</text:p>
          </table:table-cell>
          <table:table-cell office:value-type="float" office:value="0.008070705">
            <text:p>0.008070705</text:p>
          </table:table-cell>
          <table:table-cell office:value-type="float" office:value="0.008515987">
            <text:p>0.008515987</text:p>
          </table:table-cell>
          <table:table-cell office:value-type="float" office:value="0.0077729835">
            <text:p>0.0077729835</text:p>
          </table:table-cell>
          <table:table-cell office:value-type="float" office:value="0.009505385">
            <text:p>0.009505385</text:p>
          </table:table-cell>
          <table:table-cell office:value-type="float" office:value="0.00870694">
            <text:p>0.00870694</text:p>
          </table:table-cell>
          <table:table-cell office:value-type="float" office:value="0.007663782">
            <text:p>0.007663782</text:p>
          </table:table-cell>
          <table:table-cell office:value-type="float" office:value="0.009561642">
            <text:p>0.009561642</text:p>
          </table:table-cell>
          <table:table-cell office:value-type="float" office:value="0.00877327">
            <text:p>0.00877327</text:p>
          </table:table-cell>
          <table:table-cell office:value-type="float" office:value="0.010276105">
            <text:p>0.010276105</text:p>
          </table:table-cell>
          <table:table-cell office:value-type="float" office:value="0.008642705">
            <text:p>0.008642705</text:p>
          </table:table-cell>
          <table:table-cell office:value-type="float" office:value="0.00919127">
            <text:p>0.00919127</text:p>
          </table:table-cell>
          <table:table-cell office:value-type="float" office:value="0.010285028">
            <text:p>0.010285028</text:p>
          </table:table-cell>
          <table:table-cell office:value-type="float" office:value="0.0093067605">
            <text:p>0.0093067605</text:p>
          </table:table-cell>
          <table:table-cell office:value-type="float" office:value="0.009507142">
            <text:p>0.009507142</text:p>
          </table:table-cell>
          <table:table-cell office:value-type="float" office:value="0.00878924">
            <text:p>0.00878924</text:p>
          </table:table-cell>
          <table:table-cell office:value-type="float" office:value="0.007619938">
            <text:p>0.007619938</text:p>
          </table:table-cell>
          <table:table-cell office:value-type="float" office:value="0.007672311">
            <text:p>0.007672311</text:p>
          </table:table-cell>
          <table:table-cell office:value-type="float" office:value="0.01013039">
            <text:p>0.01013039</text:p>
          </table:table-cell>
          <table:table-cell office:value-type="float" office:value="0.008650309">
            <text:p>0.008650309</text:p>
          </table:table-cell>
          <table:table-cell office:value-type="float" office:value="0.007362144">
            <text:p>0.007362144</text:p>
          </table:table-cell>
          <table:table-cell office:value-type="float" office:value="0.008599214">
            <text:p>0.008599214</text:p>
          </table:table-cell>
          <table:table-cell office:value-type="float" office:value="0.009112936">
            <text:p>0.009112936</text:p>
          </table:table-cell>
          <table:table-cell office:value-type="float" office:value="0.008711135">
            <text:p>0.008711135</text:p>
          </table:table-cell>
          <table:table-cell office:value-type="float" office:value="0.008835298">
            <text:p>0.008835298</text:p>
          </table:table-cell>
          <table:table-cell office:value-type="float" office:value="0.008030031">
            <text:p>0.008030031</text:p>
          </table:table-cell>
          <table:table-cell office:value-type="float" office:value="0.008831888">
            <text:p>0.008831888</text:p>
          </table:table-cell>
          <table:table-cell office:value-type="float" office:value="0.008988671">
            <text:p>0.008988671</text:p>
          </table:table-cell>
          <table:table-cell office:value-type="float" office:value="0.0071869814">
            <text:p>0.0071869814</text:p>
          </table:table-cell>
          <table:table-cell office:value-type="float" office:value="0.007949684">
            <text:p>0.007949684</text:p>
          </table:table-cell>
          <table:table-cell office:value-type="float" office:value="0.0072731515">
            <text:p>0.0072731515</text:p>
          </table:table-cell>
          <table:table-cell office:value-type="float" office:value="0.00734451">
            <text:p>0.00734451</text:p>
          </table:table-cell>
          <table:table-cell office:value-type="float" office:value="0.008759256">
            <text:p>0.008759256</text:p>
          </table:table-cell>
          <table:table-cell office:value-type="float" office:value="0.009682972">
            <text:p>0.009682972</text:p>
          </table:table-cell>
          <table:table-cell office:value-type="float" office:value="0.011310795">
            <text:p>0.011310795</text:p>
          </table:table-cell>
          <table:table-cell office:value-type="float" office:value="0.008574555">
            <text:p>0.008574555</text:p>
          </table:table-cell>
          <table:table-cell office:value-type="float" office:value="0.007815133">
            <text:p>0.007815133</text:p>
          </table:table-cell>
          <table:table-cell office:value-type="float" office:value="0.008344221">
            <text:p>0.008344221</text:p>
          </table:table-cell>
          <table:table-cell office:value-type="float" office:value="0.008793084">
            <text:p>0.008793084</text:p>
          </table:table-cell>
          <table:table-cell office:value-type="float" office:value="0.008152683">
            <text:p>0.008152683</text:p>
          </table:table-cell>
          <table:table-cell office:value-type="float" office:value="0.008549726">
            <text:p>0.008549726</text:p>
          </table:table-cell>
          <table:table-cell office:value-type="float" office:value="0.008796928">
            <text:p>0.008796928</text:p>
          </table:table-cell>
          <table:table-cell office:value-type="float" office:value="0.009776171">
            <text:p>0.009776171</text:p>
          </table:table-cell>
          <table:table-cell office:value-type="float" office:value="0.008484866">
            <text:p>0.008484866</text:p>
          </table:table-cell>
          <table:table-cell office:value-type="float" office:value="0.011083266">
            <text:p>0.011083266</text:p>
          </table:table-cell>
          <table:table-cell office:value-type="float" office:value="0.008952062">
            <text:p>0.008952062</text:p>
          </table:table-cell>
          <table:table-cell office:value-type="float" office:value="0.0072557847">
            <text:p>0.0072557847</text:p>
          </table:table-cell>
          <table:table-cell office:value-type="float" office:value="0.00733337">
            <text:p>0.00733337</text:p>
          </table:table-cell>
          <table:table-cell office:value-type="float" office:value="0.007248488">
            <text:p>0.007248488</text:p>
          </table:table-cell>
          <table:table-cell office:value-type="float" office:value="0.0068222163">
            <text:p>0.0068222163</text:p>
          </table:table-cell>
          <table:table-cell office:value-type="float" office:value="0.0077994526">
            <text:p>0.0077994526</text:p>
          </table:table-cell>
          <table:table-cell office:value-type="float" office:value="0.008893877">
            <text:p>0.008893877</text:p>
          </table:table-cell>
          <table:table-cell office:value-type="float" office:value="0.0069564967">
            <text:p>0.0069564967</text:p>
          </table:table-cell>
          <table:table-cell office:value-type="float" office:value="0.0061900495">
            <text:p>0.0061900495</text:p>
          </table:table-cell>
          <table:table-cell office:value-type="float" office:value="0.006532588">
            <text:p>0.006532588</text:p>
          </table:table-cell>
          <table:table-cell office:value-type="float" office:value="0.006701079">
            <text:p>0.006701079</text:p>
          </table:table-cell>
          <table:table-cell office:value-type="float" office:value="0.0064429813">
            <text:p>0.0064429813</text:p>
          </table:table-cell>
          <table:table-cell office:value-type="float" office:value="0.006734977">
            <text:p>0.006734977</text:p>
          </table:table-cell>
          <table:table-cell office:value-type="float" office:value="0.0062390636">
            <text:p>0.0062390636</text:p>
          </table:table-cell>
          <table:table-cell office:value-type="float" office:value="0.006059537">
            <text:p>0.006059537</text:p>
          </table:table-cell>
          <table:table-cell office:value-type="float" office:value="0.00589226">
            <text:p>0.00589226</text:p>
          </table:table-cell>
          <table:table-cell office:value-type="float" office:value="0.006271898">
            <text:p>0.006271898</text:p>
          </table:table-cell>
          <table:table-cell office:value-type="float" office:value="0.0054789716">
            <text:p>0.0054789716</text:p>
          </table:table-cell>
          <table:table-cell office:value-type="float" office:value="0.0056688157">
            <text:p>0.0056688157</text:p>
          </table:table-cell>
          <table:table-cell office:value-type="float" office:value="0.0059741535">
            <text:p>0.0059741535</text:p>
          </table:table-cell>
          <table:table-cell office:value-type="float" office:value="0.005849512">
            <text:p>0.005849512</text:p>
          </table:table-cell>
          <table:table-cell office:value-type="float" office:value="0.004836139">
            <text:p>0.004836139</text:p>
          </table:table-cell>
          <table:table-cell office:value-type="float" office:value="0.0052757245">
            <text:p>0.0052757245</text:p>
          </table:table-cell>
          <table:table-cell office:value-type="float" office:value="0.0045569236">
            <text:p>0.0045569236</text:p>
          </table:table-cell>
          <table:table-cell office:value-type="float" office:value="0.00458259">
            <text:p>0.00458259</text:p>
          </table:table-cell>
          <table:table-cell office:value-type="float" office:value="0.0046146633">
            <text:p>0.0046146633</text:p>
          </table:table-cell>
          <table:table-cell office:value-type="float" office:value="0.004847467">
            <text:p>0.004847467</text:p>
          </table:table-cell>
          <table:table-cell office:value-type="float" office:value="0.0046863225">
            <text:p>0.0046863225</text:p>
          </table:table-cell>
          <table:table-cell office:value-type="float" office:value="0.0050957473">
            <text:p>0.0050957473</text:p>
          </table:table-cell>
          <table:table-cell office:value-type="float" office:value="0.0050403504">
            <text:p>0.0050403504</text:p>
          </table:table-cell>
          <table:table-cell office:value-type="float" office:value="0.0042472617">
            <text:p>0.0042472617</text:p>
          </table:table-cell>
          <table:table-cell office:value-type="float" office:value="0.0042984304">
            <text:p>0.0042984304</text:p>
          </table:table-cell>
          <table:table-cell office:value-type="float" office:value="0.0038666558">
            <text:p>0.0038666558</text:p>
          </table:table-cell>
          <table:table-cell office:value-type="float" office:value="0.0034414819">
            <text:p>0.0034414819</text:p>
          </table:table-cell>
          <table:table-cell office:value-type="float" office:value="0.0033539394">
            <text:p>0.0033539394</text:p>
          </table:table-cell>
          <table:table-cell office:value-type="float" office:value="0.0032455253">
            <text:p>0.0032455253</text:p>
          </table:table-cell>
          <table:table-cell office:value-type="float" office:value="0.0031432593">
            <text:p>0.0031432593</text:p>
          </table:table-cell>
          <table:table-cell office:value-type="float" office:value="0.0034243157">
            <text:p>0.0034243157</text:p>
          </table:table-cell>
          <table:table-cell office:value-type="float" office:value="0.003568257">
            <text:p>0.003568257</text:p>
          </table:table-cell>
          <table:table-cell office:value-type="float" office:value="0.0031604485">
            <text:p>0.0031604485</text:p>
          </table:table-cell>
          <table:table-cell office:value-type="float" office:value="0.0031015035">
            <text:p>0.0031015035</text:p>
          </table:table-cell>
          <table:table-cell office:value-type="float" office:value="0.0028423415">
            <text:p>0.0028423415</text:p>
          </table:table-cell>
          <table:table-cell office:value-type="float" office:value="0.0027427415">
            <text:p>0.0027427415</text:p>
          </table:table-cell>
          <table:table-cell office:value-type="float" office:value="0.0027513423">
            <text:p>0.0027513423</text:p>
          </table:table-cell>
          <table:table-cell office:value-type="float" office:value="0.00249048">
            <text:p>0.00249048</text:p>
          </table:table-cell>
          <table:table-cell office:value-type="float" office:value="0.0023539464">
            <text:p>0.0023539464</text:p>
          </table:table-cell>
          <table:table-cell office:value-type="float" office:value="0.0024217435">
            <text:p>0.0024217435</text:p>
          </table:table-cell>
          <table:table-cell office:value-type="float" office:value="0.0025325366">
            <text:p>0.0025325366</text:p>
          </table:table-cell>
          <table:table-cell office:value-type="float" office:value="0.0023480428">
            <text:p>0.0023480428</text:p>
          </table:table-cell>
          <table:table-cell office:value-type="float" office:value="0.002331497">
            <text:p>0.002331497</text:p>
          </table:table-cell>
          <table:table-cell office:value-type="float" office:value="0.0025839217">
            <text:p>0.0025839217</text:p>
          </table:table-cell>
          <table:table-cell office:value-type="float" office:value="0.0024246997">
            <text:p>0.0024246997</text:p>
          </table:table-cell>
          <table:table-cell office:value-type="float" office:value="0.0020974537">
            <text:p>0.0020974537</text:p>
          </table:table-cell>
          <table:table-cell office:value-type="float" office:value="0.0019168316">
            <text:p>0.0019168316</text:p>
          </table:table-cell>
          <table:table-cell office:value-type="float" office:value="0.0019781902">
            <text:p>0.0019781902</text:p>
          </table:table-cell>
          <table:table-cell office:value-type="float" office:value="0.0018892705">
            <text:p>0.0018892705</text:p>
          </table:table-cell>
          <table:table-cell office:value-type="float" office:value="0.0019168693">
            <text:p>0.0019168693</text:p>
          </table:table-cell>
          <table:table-cell office:value-type="float" office:value="0.0020696225">
            <text:p>0.0020696225</text:p>
          </table:table-cell>
          <table:table-cell office:value-type="float" office:value="0.0020471164">
            <text:p>0.0020471164</text:p>
          </table:table-cell>
          <table:table-cell office:value-type="float" office:value="0.002129859">
            <text:p>0.002129859</text:p>
          </table:table-cell>
          <table:table-cell office:value-type="float" office:value="0.0020213888">
            <text:p>0.0020213888</text:p>
          </table:table-cell>
          <table:table-cell office:value-type="float" office:value="0.0019101964">
            <text:p>0.0019101964</text:p>
          </table:table-cell>
          <table:table-cell office:value-type="float" office:value="0.001840266">
            <text:p>0.001840266</text:p>
          </table:table-cell>
          <table:table-cell office:value-type="float" office:value="0.0016009484">
            <text:p>0.0016009484</text:p>
          </table:table-cell>
          <table:table-cell office:value-type="float" office:value="0.0014628093">
            <text:p>0.0014628093</text:p>
          </table:table-cell>
          <table:table-cell office:value-type="float" office:value="0.0013935706">
            <text:p>0.0013935706</text:p>
          </table:table-cell>
          <table:table-cell office:value-type="float" office:value="0.0014788978">
            <text:p>0.0014788978</text:p>
          </table:table-cell>
          <table:table-cell table:style-name="Default" office:value-type="float" office:value="0.0014276082">
            <text:p>0.0014276082</text:p>
          </table:table-cell>
          <table:table-cell table:style-name="Default" office:value-type="float" office:value="0.0014022499">
            <text:p>0.0014022499</text:p>
          </table:table-cell>
          <table:table-cell table:style-name="Default" office:value-type="float" office:value="0.001611596">
            <text:p>0.001611596</text:p>
          </table:table-cell>
          <table:table-cell table:style-name="Default" office:value-type="float" office:value="0.0015088543">
            <text:p>0.0015088543</text:p>
          </table:table-cell>
          <table:table-cell table:style-name="Default" office:value-type="float" office:value="0.0014157316">
            <text:p>0.0014157316</text:p>
          </table:table-cell>
          <table:table-cell table:style-name="Default" office:value-type="float" office:value="0.0013662145">
            <text:p>0.0013662145</text:p>
          </table:table-cell>
          <table:table-cell table:style-name="Default" office:value-type="float" office:value="0.0013373819">
            <text:p>0.0013373819</text:p>
          </table:table-cell>
          <table:table-cell table:style-name="Default" office:value-type="float" office:value="0.0011658987">
            <text:p>0.0011658987</text:p>
          </table:table-cell>
          <table:table-cell table:style-name="Default" office:value-type="float" office:value="0.001110046">
            <text:p>0.001110046</text:p>
          </table:table-cell>
          <table:table-cell table:style-name="Default" office:value-type="float" office:value="0.001066967">
            <text:p>0.001066967</text:p>
          </table:table-cell>
          <table:table-cell table:style-name="Default" office:value-type="float" office:value="0.0010100555">
            <text:p>0.0010100555</text:p>
          </table:table-cell>
          <table:table-cell office:value-type="float" office:value="0.00092782837">
            <text:p>9.28E-004</text:p>
          </table:table-cell>
          <table:table-cell office:value-type="float" office:value="0.000804875">
            <text:p>8.05E-004</text:p>
          </table:table-cell>
          <table:table-cell office:value-type="float" office:value="0.00075089553">
            <text:p>7.51E-004</text:p>
          </table:table-cell>
          <table:table-cell office:value-type="float" office:value="0.0007472689">
            <text:p>7.47E-004</text:p>
          </table:table-cell>
          <table:table-cell office:value-type="float" office:value="0.0007439981">
            <text:p>7.44E-004</text:p>
          </table:table-cell>
          <table:table-cell office:value-type="float" office:value="0.0007449843">
            <text:p>7.45E-004</text:p>
          </table:table-cell>
          <table:table-cell office:value-type="float" office:value="0.0007466129">
            <text:p>7.47E-004</text:p>
          </table:table-cell>
          <table:table-cell office:value-type="float" office:value="0.0007508861">
            <text:p>7.51E-004</text:p>
          </table:table-cell>
          <table:table-cell office:value-type="float" office:value="0.00075234054">
            <text:p>7.52E-004</text:p>
          </table:table-cell>
          <table:table-cell office:value-type="float" office:value="0.00075414614">
            <text:p>7.54E-004</text:p>
          </table:table-cell>
          <table:table-cell office:value-type="float" office:value="0.0007560994">
            <text:p>7.56E-004</text:p>
          </table:table-cell>
          <table:table-cell office:value-type="float" office:value="0.000759479">
            <text:p>7.59E-004</text:p>
          </table:table-cell>
          <table:table-cell office:value-type="float" office:value="0.00076216145">
            <text:p>7.62E-004</text:p>
          </table:table-cell>
          <table:table-cell office:value-type="float" office:value="0.0007638626">
            <text:p>7.64E-004</text:p>
          </table:table-cell>
          <table:table-cell office:value-type="float" office:value="0.00076596084">
            <text:p>7.66E-004</text:p>
          </table:table-cell>
          <table:table-cell office:value-type="float" office:value="0.000768238">
            <text:p>7.68E-004</text:p>
          </table:table-cell>
          <table:table-cell office:value-type="float" office:value="0.000771781">
            <text:p>7.72E-004</text:p>
          </table:table-cell>
          <table:table-cell office:value-type="float" office:value="0.0007739286">
            <text:p>7.74E-004</text:p>
          </table:table-cell>
          <table:table-cell office:value-type="float" office:value="0.00077591155">
            <text:p>7.76E-004</text:p>
          </table:table-cell>
          <table:table-cell office:value-type="float" office:value="0.0007778879">
            <text:p>7.78E-004</text:p>
          </table:table-cell>
          <table:table-cell office:value-type="float" office:value="0.0007821096">
            <text:p>7.82E-004</text:p>
          </table:table-cell>
          <table:table-cell office:value-type="float" office:value="0.000783873">
            <text:p>7.84E-004</text:p>
          </table:table-cell>
          <table:table-cell office:value-type="float" office:value="0.00078584265">
            <text:p>7.86E-004</text:p>
          </table:table-cell>
          <table:table-cell office:value-type="float" office:value="0.00078771147">
            <text:p>7.88E-004</text:p>
          </table:table-cell>
          <table:table-cell/>
        </table:table-row>
        <table:table-row table:style-name="ro1">
          <table:table-cell office:value-type="string">
            <text:p>/mnt/share/Music/Albums/Al DiMeola/Al DiMeola - Elegant Gypsy/02 - Midnight Tango.mp3</text:p>
          </table:table-cell>
          <table:table-cell office:value-type="float" office:value="0.047280204">
            <text:p>0.047280204</text:p>
          </table:table-cell>
          <table:table-cell office:value-type="float" office:value="0.07042855">
            <text:p>0.07042855</text:p>
          </table:table-cell>
          <table:table-cell office:value-type="float" office:value="0.08293186">
            <text:p>0.08293186</text:p>
          </table:table-cell>
          <table:table-cell office:value-type="float" office:value="0.05078893">
            <text:p>0.05078893</text:p>
          </table:table-cell>
          <table:table-cell office:value-type="float" office:value="0.031216726">
            <text:p>0.031216726</text:p>
          </table:table-cell>
          <table:table-cell office:value-type="float" office:value="0.034778137">
            <text:p>0.034778137</text:p>
          </table:table-cell>
          <table:table-cell office:value-type="float" office:value="0.032781925">
            <text:p>0.032781925</text:p>
          </table:table-cell>
          <table:table-cell office:value-type="float" office:value="0.026998192">
            <text:p>0.026998192</text:p>
          </table:table-cell>
          <table:table-cell office:value-type="float" office:value="0.025202893">
            <text:p>0.025202893</text:p>
          </table:table-cell>
          <table:table-cell office:value-type="float" office:value="0.021518279">
            <text:p>0.021518279</text:p>
          </table:table-cell>
          <table:table-cell office:value-type="float" office:value="0.027725626">
            <text:p>0.027725626</text:p>
          </table:table-cell>
          <table:table-cell office:value-type="float" office:value="0.020208033">
            <text:p>0.020208033</text:p>
          </table:table-cell>
          <table:table-cell office:value-type="float" office:value="0.022572508">
            <text:p>0.022572508</text:p>
          </table:table-cell>
          <table:table-cell office:value-type="float" office:value="0.017678585">
            <text:p>0.017678585</text:p>
          </table:table-cell>
          <table:table-cell office:value-type="float" office:value="0.010173368">
            <text:p>0.010173368</text:p>
          </table:table-cell>
          <table:table-cell office:value-type="float" office:value="0.02256696">
            <text:p>0.02256696</text:p>
          </table:table-cell>
          <table:table-cell office:value-type="float" office:value="0.013144214">
            <text:p>0.013144214</text:p>
          </table:table-cell>
          <table:table-cell office:value-type="float" office:value="0.009786195">
            <text:p>0.009786195</text:p>
          </table:table-cell>
          <table:table-cell office:value-type="float" office:value="0.012641505">
            <text:p>0.012641505</text:p>
          </table:table-cell>
          <table:table-cell office:value-type="float" office:value="0.008483725">
            <text:p>0.008483725</text:p>
          </table:table-cell>
          <table:table-cell office:value-type="float" office:value="0.016419757">
            <text:p>0.016419757</text:p>
          </table:table-cell>
          <table:table-cell office:value-type="float" office:value="0.008278091">
            <text:p>0.008278091</text:p>
          </table:table-cell>
          <table:table-cell office:value-type="float" office:value="0.010217261">
            <text:p>0.010217261</text:p>
          </table:table-cell>
          <table:table-cell office:value-type="float" office:value="0.015055796">
            <text:p>0.015055796</text:p>
          </table:table-cell>
          <table:table-cell office:value-type="float" office:value="0.0138584245">
            <text:p>0.0138584245</text:p>
          </table:table-cell>
          <table:table-cell office:value-type="float" office:value="0.010141217">
            <text:p>0.010141217</text:p>
          </table:table-cell>
          <table:table-cell office:value-type="float" office:value="0.01203902">
            <text:p>0.01203902</text:p>
          </table:table-cell>
          <table:table-cell office:value-type="float" office:value="0.020655872">
            <text:p>0.020655872</text:p>
          </table:table-cell>
          <table:table-cell office:value-type="float" office:value="0.013955711">
            <text:p>0.013955711</text:p>
          </table:table-cell>
          <table:table-cell office:value-type="float" office:value="0.011552986">
            <text:p>0.011552986</text:p>
          </table:table-cell>
          <table:table-cell office:value-type="float" office:value="0.024569422">
            <text:p>0.024569422</text:p>
          </table:table-cell>
          <table:table-cell office:value-type="float" office:value="0.0159839">
            <text:p>0.0159839</text:p>
          </table:table-cell>
          <table:table-cell office:value-type="float" office:value="0.020786809">
            <text:p>0.020786809</text:p>
          </table:table-cell>
          <table:table-cell office:value-type="float" office:value="0.010926504">
            <text:p>0.010926504</text:p>
          </table:table-cell>
          <table:table-cell office:value-type="float" office:value="0.013978935">
            <text:p>0.013978935</text:p>
          </table:table-cell>
          <table:table-cell office:value-type="float" office:value="0.010116173">
            <text:p>0.010116173</text:p>
          </table:table-cell>
          <table:table-cell office:value-type="float" office:value="0.016191475">
            <text:p>0.016191475</text:p>
          </table:table-cell>
          <table:table-cell office:value-type="float" office:value="0.012368812">
            <text:p>0.012368812</text:p>
          </table:table-cell>
          <table:table-cell office:value-type="float" office:value="0.012582479">
            <text:p>0.012582479</text:p>
          </table:table-cell>
          <table:table-cell office:value-type="float" office:value="0.00813926">
            <text:p>0.00813926</text:p>
          </table:table-cell>
          <table:table-cell office:value-type="float" office:value="0.014827048">
            <text:p>0.014827048</text:p>
          </table:table-cell>
          <table:table-cell office:value-type="float" office:value="0.013775108">
            <text:p>0.013775108</text:p>
          </table:table-cell>
          <table:table-cell office:value-type="float" office:value="0.012458236">
            <text:p>0.012458236</text:p>
          </table:table-cell>
          <table:table-cell office:value-type="float" office:value="0.013016398">
            <text:p>0.013016398</text:p>
          </table:table-cell>
          <table:table-cell office:value-type="float" office:value="0.010685782">
            <text:p>0.010685782</text:p>
          </table:table-cell>
          <table:table-cell office:value-type="float" office:value="0.010519504">
            <text:p>0.010519504</text:p>
          </table:table-cell>
          <table:table-cell office:value-type="float" office:value="0.010655074">
            <text:p>0.010655074</text:p>
          </table:table-cell>
          <table:table-cell office:value-type="float" office:value="0.008599369">
            <text:p>0.008599369</text:p>
          </table:table-cell>
          <table:table-cell office:value-type="float" office:value="0.0137070175">
            <text:p>0.0137070175</text:p>
          </table:table-cell>
          <table:table-cell office:value-type="float" office:value="0.01072005">
            <text:p>0.01072005</text:p>
          </table:table-cell>
          <table:table-cell office:value-type="float" office:value="0.008770458">
            <text:p>0.008770458</text:p>
          </table:table-cell>
          <table:table-cell office:value-type="float" office:value="0.010393839">
            <text:p>0.010393839</text:p>
          </table:table-cell>
          <table:table-cell office:value-type="float" office:value="0.009167043">
            <text:p>0.009167043</text:p>
          </table:table-cell>
          <table:table-cell office:value-type="float" office:value="0.009172694">
            <text:p>0.009172694</text:p>
          </table:table-cell>
          <table:table-cell office:value-type="float" office:value="0.010721766">
            <text:p>0.010721766</text:p>
          </table:table-cell>
          <table:table-cell office:value-type="float" office:value="0.008897598">
            <text:p>0.008897598</text:p>
          </table:table-cell>
          <table:table-cell office:value-type="float" office:value="0.008206364">
            <text:p>0.008206364</text:p>
          </table:table-cell>
          <table:table-cell office:value-type="float" office:value="0.007709116">
            <text:p>0.007709116</text:p>
          </table:table-cell>
          <table:table-cell office:value-type="float" office:value="0.01125286">
            <text:p>0.01125286</text:p>
          </table:table-cell>
          <table:table-cell office:value-type="float" office:value="0.008816631">
            <text:p>0.008816631</text:p>
          </table:table-cell>
          <table:table-cell office:value-type="float" office:value="0.01055937">
            <text:p>0.01055937</text:p>
          </table:table-cell>
          <table:table-cell office:value-type="float" office:value="0.012266897">
            <text:p>0.012266897</text:p>
          </table:table-cell>
          <table:table-cell office:value-type="float" office:value="0.011090139">
            <text:p>0.011090139</text:p>
          </table:table-cell>
          <table:table-cell office:value-type="float" office:value="0.012076599">
            <text:p>0.012076599</text:p>
          </table:table-cell>
          <table:table-cell office:value-type="float" office:value="0.011947893">
            <text:p>0.011947893</text:p>
          </table:table-cell>
          <table:table-cell office:value-type="float" office:value="0.010352064">
            <text:p>0.010352064</text:p>
          </table:table-cell>
          <table:table-cell office:value-type="float" office:value="0.010153609">
            <text:p>0.010153609</text:p>
          </table:table-cell>
          <table:table-cell office:value-type="float" office:value="0.011079817">
            <text:p>0.011079817</text:p>
          </table:table-cell>
          <table:table-cell office:value-type="float" office:value="0.012652281">
            <text:p>0.012652281</text:p>
          </table:table-cell>
          <table:table-cell office:value-type="float" office:value="0.009604905">
            <text:p>0.009604905</text:p>
          </table:table-cell>
          <table:table-cell office:value-type="float" office:value="0.00981925">
            <text:p>0.00981925</text:p>
          </table:table-cell>
          <table:table-cell office:value-type="float" office:value="0.009953502">
            <text:p>0.009953502</text:p>
          </table:table-cell>
          <table:table-cell office:value-type="float" office:value="0.013974843">
            <text:p>0.013974843</text:p>
          </table:table-cell>
          <table:table-cell office:value-type="float" office:value="0.010559785">
            <text:p>0.010559785</text:p>
          </table:table-cell>
          <table:table-cell office:value-type="float" office:value="0.012312205">
            <text:p>0.012312205</text:p>
          </table:table-cell>
          <table:table-cell office:value-type="float" office:value="0.011892018">
            <text:p>0.011892018</text:p>
          </table:table-cell>
          <table:table-cell office:value-type="float" office:value="0.013985023">
            <text:p>0.013985023</text:p>
          </table:table-cell>
          <table:table-cell office:value-type="float" office:value="0.011437946">
            <text:p>0.011437946</text:p>
          </table:table-cell>
          <table:table-cell office:value-type="float" office:value="0.010639336">
            <text:p>0.010639336</text:p>
          </table:table-cell>
          <table:table-cell office:value-type="float" office:value="0.012390455">
            <text:p>0.012390455</text:p>
          </table:table-cell>
          <table:table-cell office:value-type="float" office:value="0.011455057">
            <text:p>0.011455057</text:p>
          </table:table-cell>
          <table:table-cell office:value-type="float" office:value="0.010961557">
            <text:p>0.010961557</text:p>
          </table:table-cell>
          <table:table-cell office:value-type="float" office:value="0.008632233">
            <text:p>0.008632233</text:p>
          </table:table-cell>
          <table:table-cell office:value-type="float" office:value="0.008972416">
            <text:p>0.008972416</text:p>
          </table:table-cell>
          <table:table-cell office:value-type="float" office:value="0.010117192">
            <text:p>0.010117192</text:p>
          </table:table-cell>
          <table:table-cell office:value-type="float" office:value="0.010854602">
            <text:p>0.010854602</text:p>
          </table:table-cell>
          <table:table-cell office:value-type="float" office:value="0.008765943">
            <text:p>0.008765943</text:p>
          </table:table-cell>
          <table:table-cell office:value-type="float" office:value="0.008189384">
            <text:p>0.008189384</text:p>
          </table:table-cell>
          <table:table-cell office:value-type="float" office:value="0.008002373">
            <text:p>0.008002373</text:p>
          </table:table-cell>
          <table:table-cell office:value-type="float" office:value="0.009504374">
            <text:p>0.009504374</text:p>
          </table:table-cell>
          <table:table-cell office:value-type="float" office:value="0.008110329">
            <text:p>0.008110329</text:p>
          </table:table-cell>
          <table:table-cell office:value-type="float" office:value="0.00817724">
            <text:p>0.00817724</text:p>
          </table:table-cell>
          <table:table-cell office:value-type="float" office:value="0.00928338">
            <text:p>0.00928338</text:p>
          </table:table-cell>
          <table:table-cell office:value-type="float" office:value="0.00835228">
            <text:p>0.00835228</text:p>
          </table:table-cell>
          <table:table-cell office:value-type="float" office:value="0.008798216">
            <text:p>0.008798216</text:p>
          </table:table-cell>
          <table:table-cell office:value-type="float" office:value="0.008682566">
            <text:p>0.008682566</text:p>
          </table:table-cell>
          <table:table-cell office:value-type="float" office:value="0.0086119985">
            <text:p>0.0086119985</text:p>
          </table:table-cell>
          <table:table-cell office:value-type="float" office:value="0.007126102">
            <text:p>0.007126102</text:p>
          </table:table-cell>
          <table:table-cell office:value-type="float" office:value="0.0077772224">
            <text:p>0.0077772224</text:p>
          </table:table-cell>
          <table:table-cell office:value-type="float" office:value="0.0060417308">
            <text:p>0.0060417308</text:p>
          </table:table-cell>
          <table:table-cell office:value-type="float" office:value="0.0070563606">
            <text:p>0.0070563606</text:p>
          </table:table-cell>
          <table:table-cell office:value-type="float" office:value="0.006631938">
            <text:p>0.006631938</text:p>
          </table:table-cell>
          <table:table-cell office:value-type="float" office:value="0.008848041">
            <text:p>0.008848041</text:p>
          </table:table-cell>
          <table:table-cell office:value-type="float" office:value="0.008026119">
            <text:p>0.008026119</text:p>
          </table:table-cell>
          <table:table-cell office:value-type="float" office:value="0.007075514">
            <text:p>0.007075514</text:p>
          </table:table-cell>
          <table:table-cell office:value-type="float" office:value="0.0069191847">
            <text:p>0.0069191847</text:p>
          </table:table-cell>
          <table:table-cell office:value-type="float" office:value="0.0063699735">
            <text:p>0.0063699735</text:p>
          </table:table-cell>
          <table:table-cell office:value-type="float" office:value="0.006882083">
            <text:p>0.006882083</text:p>
          </table:table-cell>
          <table:table-cell office:value-type="float" office:value="0.007538191">
            <text:p>0.007538191</text:p>
          </table:table-cell>
          <table:table-cell office:value-type="float" office:value="0.0064487844">
            <text:p>0.0064487844</text:p>
          </table:table-cell>
          <table:table-cell office:value-type="float" office:value="0.0085947085">
            <text:p>0.0085947085</text:p>
          </table:table-cell>
          <table:table-cell office:value-type="float" office:value="0.008089194">
            <text:p>0.008089194</text:p>
          </table:table-cell>
          <table:table-cell office:value-type="float" office:value="0.006208205">
            <text:p>0.006208205</text:p>
          </table:table-cell>
          <table:table-cell office:value-type="float" office:value="0.00665614">
            <text:p>0.00665614</text:p>
          </table:table-cell>
          <table:table-cell office:value-type="float" office:value="0.007285542">
            <text:p>0.007285542</text:p>
          </table:table-cell>
          <table:table-cell office:value-type="float" office:value="0.0072997725">
            <text:p>0.0072997725</text:p>
          </table:table-cell>
          <table:table-cell office:value-type="float" office:value="0.006813261">
            <text:p>0.006813261</text:p>
          </table:table-cell>
          <table:table-cell office:value-type="float" office:value="0.006502826">
            <text:p>0.006502826</text:p>
          </table:table-cell>
          <table:table-cell office:value-type="float" office:value="0.0074426704">
            <text:p>0.0074426704</text:p>
          </table:table-cell>
          <table:table-cell office:value-type="float" office:value="0.0064640674">
            <text:p>0.0064640674</text:p>
          </table:table-cell>
          <table:table-cell office:value-type="float" office:value="0.0065637752">
            <text:p>0.0065637752</text:p>
          </table:table-cell>
          <table:table-cell office:value-type="float" office:value="0.007409952">
            <text:p>0.007409952</text:p>
          </table:table-cell>
          <table:table-cell office:value-type="float" office:value="0.0065168627">
            <text:p>0.0065168627</text:p>
          </table:table-cell>
          <table:table-cell office:value-type="float" office:value="0.0066344123">
            <text:p>0.0066344123</text:p>
          </table:table-cell>
          <table:table-cell office:value-type="float" office:value="0.0066124904">
            <text:p>0.0066124904</text:p>
          </table:table-cell>
          <table:table-cell office:value-type="float" office:value="0.0059451666">
            <text:p>0.0059451666</text:p>
          </table:table-cell>
          <table:table-cell office:value-type="float" office:value="0.0069451956">
            <text:p>0.0069451956</text:p>
          </table:table-cell>
          <table:table-cell office:value-type="float" office:value="0.005627536">
            <text:p>0.005627536</text:p>
          </table:table-cell>
          <table:table-cell office:value-type="float" office:value="0.006616816">
            <text:p>0.006616816</text:p>
          </table:table-cell>
          <table:table-cell office:value-type="float" office:value="0.0055013085">
            <text:p>0.0055013085</text:p>
          </table:table-cell>
          <table:table-cell office:value-type="float" office:value="0.0053773685">
            <text:p>0.0053773685</text:p>
          </table:table-cell>
          <table:table-cell office:value-type="float" office:value="0.005838228">
            <text:p>0.005838228</text:p>
          </table:table-cell>
          <table:table-cell office:value-type="float" office:value="0.0058660274">
            <text:p>0.0058660274</text:p>
          </table:table-cell>
          <table:table-cell office:value-type="float" office:value="0.006481219">
            <text:p>0.006481219</text:p>
          </table:table-cell>
          <table:table-cell office:value-type="float" office:value="0.0061829537">
            <text:p>0.0061829537</text:p>
          </table:table-cell>
          <table:table-cell office:value-type="float" office:value="0.0049972776">
            <text:p>0.0049972776</text:p>
          </table:table-cell>
          <table:table-cell office:value-type="float" office:value="0.0054829274">
            <text:p>0.0054829274</text:p>
          </table:table-cell>
          <table:table-cell office:value-type="float" office:value="0.0057709827">
            <text:p>0.0057709827</text:p>
          </table:table-cell>
          <table:table-cell office:value-type="float" office:value="0.005587718">
            <text:p>0.005587718</text:p>
          </table:table-cell>
          <table:table-cell office:value-type="float" office:value="0.0049823863">
            <text:p>0.0049823863</text:p>
          </table:table-cell>
          <table:table-cell office:value-type="float" office:value="0.005209551">
            <text:p>0.005209551</text:p>
          </table:table-cell>
          <table:table-cell office:value-type="float" office:value="0.00546448">
            <text:p>0.00546448</text:p>
          </table:table-cell>
          <table:table-cell office:value-type="float" office:value="0.005017807">
            <text:p>0.005017807</text:p>
          </table:table-cell>
          <table:table-cell office:value-type="float" office:value="0.0049956916">
            <text:p>0.0049956916</text:p>
          </table:table-cell>
          <table:table-cell office:value-type="float" office:value="0.0050829933">
            <text:p>0.0050829933</text:p>
          </table:table-cell>
          <table:table-cell office:value-type="float" office:value="0.005390619">
            <text:p>0.005390619</text:p>
          </table:table-cell>
          <table:table-cell office:value-type="float" office:value="0.0051079947">
            <text:p>0.0051079947</text:p>
          </table:table-cell>
          <table:table-cell office:value-type="float" office:value="0.004072621">
            <text:p>0.004072621</text:p>
          </table:table-cell>
          <table:table-cell office:value-type="float" office:value="0.0040171165">
            <text:p>0.0040171165</text:p>
          </table:table-cell>
          <table:table-cell office:value-type="float" office:value="0.0045114458">
            <text:p>0.0045114458</text:p>
          </table:table-cell>
          <table:table-cell office:value-type="float" office:value="0.00412258">
            <text:p>0.00412258</text:p>
          </table:table-cell>
          <table:table-cell office:value-type="float" office:value="0.0042210883">
            <text:p>0.0042210883</text:p>
          </table:table-cell>
          <table:table-cell office:value-type="float" office:value="0.0043150065">
            <text:p>0.0043150065</text:p>
          </table:table-cell>
          <table:table-cell office:value-type="float" office:value="0.003914938">
            <text:p>0.003914938</text:p>
          </table:table-cell>
          <table:table-cell office:value-type="float" office:value="0.0037367507">
            <text:p>0.0037367507</text:p>
          </table:table-cell>
          <table:table-cell office:value-type="float" office:value="0.0036681278">
            <text:p>0.0036681278</text:p>
          </table:table-cell>
          <table:table-cell office:value-type="float" office:value="0.0037143752">
            <text:p>0.0037143752</text:p>
          </table:table-cell>
          <table:table-cell office:value-type="float" office:value="0.0040365397">
            <text:p>0.0040365397</text:p>
          </table:table-cell>
          <table:table-cell office:value-type="float" office:value="0.0034037083">
            <text:p>0.0034037083</text:p>
          </table:table-cell>
          <table:table-cell office:value-type="float" office:value="0.003358291">
            <text:p>0.003358291</text:p>
          </table:table-cell>
          <table:table-cell office:value-type="float" office:value="0.0034672702">
            <text:p>0.0034672702</text:p>
          </table:table-cell>
          <table:table-cell office:value-type="float" office:value="0.0031680407">
            <text:p>0.0031680407</text:p>
          </table:table-cell>
          <table:table-cell office:value-type="float" office:value="0.0032137407">
            <text:p>0.0032137407</text:p>
          </table:table-cell>
          <table:table-cell office:value-type="float" office:value="0.0034490095">
            <text:p>0.0034490095</text:p>
          </table:table-cell>
          <table:table-cell office:value-type="float" office:value="0.0031758088">
            <text:p>0.0031758088</text:p>
          </table:table-cell>
          <table:table-cell office:value-type="float" office:value="0.0032945827">
            <text:p>0.0032945827</text:p>
          </table:table-cell>
          <table:table-cell office:value-type="float" office:value="0.003934862">
            <text:p>0.003934862</text:p>
          </table:table-cell>
          <table:table-cell office:value-type="float" office:value="0.003164502">
            <text:p>0.003164502</text:p>
          </table:table-cell>
          <table:table-cell office:value-type="float" office:value="0.0031574504">
            <text:p>0.0031574504</text:p>
          </table:table-cell>
          <table:table-cell office:value-type="float" office:value="0.0030464756">
            <text:p>0.0030464756</text:p>
          </table:table-cell>
          <table:table-cell office:value-type="float" office:value="0.002984333">
            <text:p>0.002984333</text:p>
          </table:table-cell>
          <table:table-cell office:value-type="float" office:value="0.0031852429">
            <text:p>0.0031852429</text:p>
          </table:table-cell>
          <table:table-cell office:value-type="float" office:value="0.002780198">
            <text:p>0.002780198</text:p>
          </table:table-cell>
          <table:table-cell office:value-type="float" office:value="0.0026626333">
            <text:p>0.0026626333</text:p>
          </table:table-cell>
          <table:table-cell office:value-type="float" office:value="0.00313939">
            <text:p>0.00313939</text:p>
          </table:table-cell>
          <table:table-cell office:value-type="float" office:value="0.003197466">
            <text:p>0.003197466</text:p>
          </table:table-cell>
          <table:table-cell office:value-type="float" office:value="0.0032456077">
            <text:p>0.0032456077</text:p>
          </table:table-cell>
          <table:table-cell office:value-type="float" office:value="0.0031038884">
            <text:p>0.0031038884</text:p>
          </table:table-cell>
          <table:table-cell office:value-type="float" office:value="0.0030404432">
            <text:p>0.0030404432</text:p>
          </table:table-cell>
          <table:table-cell office:value-type="float" office:value="0.0028585126">
            <text:p>0.0028585126</text:p>
          </table:table-cell>
          <table:table-cell office:value-type="float" office:value="0.0029262833">
            <text:p>0.0029262833</text:p>
          </table:table-cell>
          <table:table-cell office:value-type="float" office:value="0.0031395701">
            <text:p>0.0031395701</text:p>
          </table:table-cell>
          <table:table-cell office:value-type="float" office:value="0.0030627833">
            <text:p>0.0030627833</text:p>
          </table:table-cell>
          <table:table-cell office:value-type="float" office:value="0.0028526771">
            <text:p>0.0028526771</text:p>
          </table:table-cell>
          <table:table-cell office:value-type="float" office:value="0.0029610274">
            <text:p>0.0029610274</text:p>
          </table:table-cell>
          <table:table-cell office:value-type="float" office:value="0.0029242237">
            <text:p>0.0029242237</text:p>
          </table:table-cell>
          <table:table-cell office:value-type="float" office:value="0.002699525">
            <text:p>0.002699525</text:p>
          </table:table-cell>
          <table:table-cell office:value-type="float" office:value="0.002716218">
            <text:p>0.002716218</text:p>
          </table:table-cell>
          <table:table-cell office:value-type="float" office:value="0.0025014747">
            <text:p>0.0025014747</text:p>
          </table:table-cell>
          <table:table-cell office:value-type="float" office:value="0.002368234">
            <text:p>0.002368234</text:p>
          </table:table-cell>
          <table:table-cell office:value-type="float" office:value="0.0021557023">
            <text:p>0.0021557023</text:p>
          </table:table-cell>
          <table:table-cell office:value-type="float" office:value="0.0020593742">
            <text:p>0.0020593742</text:p>
          </table:table-cell>
          <table:table-cell office:value-type="float" office:value="0.0022425111">
            <text:p>0.0022425111</text:p>
          </table:table-cell>
          <table:table-cell office:value-type="float" office:value="0.002335291">
            <text:p>0.002335291</text:p>
          </table:table-cell>
          <table:table-cell office:value-type="float" office:value="0.0019977435">
            <text:p>0.0019977435</text:p>
          </table:table-cell>
          <table:table-cell office:value-type="float" office:value="0.0018271869">
            <text:p>0.0018271869</text:p>
          </table:table-cell>
          <table:table-cell office:value-type="float" office:value="0.0017194567">
            <text:p>0.0017194567</text:p>
          </table:table-cell>
          <table:table-cell office:value-type="float" office:value="0.0017661055">
            <text:p>0.0017661055</text:p>
          </table:table-cell>
          <table:table-cell office:value-type="float" office:value="0.0016955587">
            <text:p>0.0016955587</text:p>
          </table:table-cell>
          <table:table-cell office:value-type="float" office:value="0.0016879699">
            <text:p>0.0016879699</text:p>
          </table:table-cell>
          <table:table-cell office:value-type="float" office:value="0.0015732327">
            <text:p>0.0015732327</text:p>
          </table:table-cell>
          <table:table-cell office:value-type="float" office:value="0.0016679331">
            <text:p>0.0016679331</text:p>
          </table:table-cell>
          <table:table-cell office:value-type="float" office:value="0.0017349712">
            <text:p>0.0017349712</text:p>
          </table:table-cell>
          <table:table-cell office:value-type="float" office:value="0.0016784543">
            <text:p>0.0016784543</text:p>
          </table:table-cell>
          <table:table-cell office:value-type="float" office:value="0.0016436764">
            <text:p>0.0016436764</text:p>
          </table:table-cell>
          <table:table-cell office:value-type="float" office:value="0.0014495574">
            <text:p>0.0014495574</text:p>
          </table:table-cell>
          <table:table-cell office:value-type="float" office:value="0.0015374313">
            <text:p>0.0015374313</text:p>
          </table:table-cell>
          <table:table-cell office:value-type="float" office:value="0.0014982098">
            <text:p>0.0014982098</text:p>
          </table:table-cell>
          <table:table-cell office:value-type="float" office:value="0.0014728957">
            <text:p>0.0014728957</text:p>
          </table:table-cell>
          <table:table-cell office:value-type="float" office:value="0.0013392625">
            <text:p>0.0013392625</text:p>
          </table:table-cell>
          <table:table-cell office:value-type="float" office:value="0.001417902">
            <text:p>0.001417902</text:p>
          </table:table-cell>
          <table:table-cell office:value-type="float" office:value="0.0014396869">
            <text:p>0.0014396869</text:p>
          </table:table-cell>
          <table:table-cell office:value-type="float" office:value="0.0013108511">
            <text:p>0.0013108511</text:p>
          </table:table-cell>
          <table:table-cell office:value-type="float" office:value="0.0013038559">
            <text:p>0.0013038559</text:p>
          </table:table-cell>
          <table:table-cell office:value-type="float" office:value="0.001132395">
            <text:p>0.001132395</text:p>
          </table:table-cell>
          <table:table-cell office:value-type="float" office:value="0.0010442061">
            <text:p>0.0010442061</text:p>
          </table:table-cell>
          <table:table-cell office:value-type="float" office:value="0.0011271028">
            <text:p>0.0011271028</text:p>
          </table:table-cell>
          <table:table-cell office:value-type="float" office:value="0.0011343602">
            <text:p>0.0011343602</text:p>
          </table:table-cell>
          <table:table-cell office:value-type="float" office:value="0.0011228761">
            <text:p>0.0011228761</text:p>
          </table:table-cell>
          <table:table-cell office:value-type="float" office:value="0.0011624417">
            <text:p>0.0011624417</text:p>
          </table:table-cell>
          <table:table-cell table:style-name="Default" office:value-type="float" office:value="0.0010716665">
            <text:p>0.0010716665</text:p>
          </table:table-cell>
          <table:table-cell office:value-type="float" office:value="0.0009400946">
            <text:p>9.40E-004</text:p>
          </table:table-cell>
          <table:table-cell office:value-type="float" office:value="0.0008976482">
            <text:p>8.98E-004</text:p>
          </table:table-cell>
          <table:table-cell office:value-type="float" office:value="0.00087992917">
            <text:p>8.80E-004</text:p>
          </table:table-cell>
          <table:table-cell office:value-type="float" office:value="0.0008607748">
            <text:p>8.61E-004</text:p>
          </table:table-cell>
          <table:table-cell office:value-type="float" office:value="0.0009071599">
            <text:p>9.07E-004</text:p>
          </table:table-cell>
          <table:table-cell office:value-type="float" office:value="0.00088831934">
            <text:p>8.88E-004</text:p>
          </table:table-cell>
          <table:table-cell office:value-type="float" office:value="0.0009054292">
            <text:p>9.05E-004</text:p>
          </table:table-cell>
          <table:table-cell office:value-type="float" office:value="0.0009159525">
            <text:p>9.16E-004</text:p>
          </table:table-cell>
          <table:table-cell office:value-type="float" office:value="0.00088700623">
            <text:p>8.87E-004</text:p>
          </table:table-cell>
          <table:table-cell office:value-type="float" office:value="0.00080136943">
            <text:p>8.01E-004</text:p>
          </table:table-cell>
          <table:table-cell office:value-type="float" office:value="0.000707041">
            <text:p>7.07E-004</text:p>
          </table:table-cell>
          <table:table-cell office:value-type="float" office:value="0.0006468919">
            <text:p>6.47E-004</text:p>
          </table:table-cell>
          <table:table-cell office:value-type="float" office:value="0.0006352442">
            <text:p>6.35E-004</text:p>
          </table:table-cell>
          <table:table-cell office:value-type="float" office:value="0.00063372386">
            <text:p>6.34E-004</text:p>
          </table:table-cell>
          <table:table-cell office:value-type="float" office:value="0.0006319675">
            <text:p>6.32E-004</text:p>
          </table:table-cell>
          <table:table-cell office:value-type="float" office:value="0.00063381204">
            <text:p>6.34E-004</text:p>
          </table:table-cell>
          <table:table-cell office:value-type="float" office:value="0.0006355276">
            <text:p>6.36E-004</text:p>
          </table:table-cell>
          <table:table-cell office:value-type="float" office:value="0.0006389864">
            <text:p>6.39E-004</text:p>
          </table:table-cell>
          <table:table-cell office:value-type="float" office:value="0.00063998724">
            <text:p>6.40E-004</text:p>
          </table:table-cell>
          <table:table-cell office:value-type="float" office:value="0.0006414515">
            <text:p>6.41E-004</text:p>
          </table:table-cell>
          <table:table-cell office:value-type="float" office:value="0.00064325804">
            <text:p>6.43E-004</text:p>
          </table:table-cell>
          <table:table-cell office:value-type="float" office:value="0.0006460879">
            <text:p>6.46E-004</text:p>
          </table:table-cell>
          <table:table-cell office:value-type="float" office:value="0.0006482699">
            <text:p>6.48E-004</text:p>
          </table:table-cell>
          <table:table-cell office:value-type="float" office:value="0.0006500239">
            <text:p>6.50E-004</text:p>
          </table:table-cell>
          <table:table-cell office:value-type="float" office:value="0.00065172557">
            <text:p>6.52E-004</text:p>
          </table:table-cell>
          <table:table-cell office:value-type="float" office:value="0.0006537885">
            <text:p>6.54E-004</text:p>
          </table:table-cell>
          <table:table-cell office:value-type="float" office:value="0.0006568539">
            <text:p>6.57E-004</text:p>
          </table:table-cell>
          <table:table-cell office:value-type="float" office:value="0.0006584887">
            <text:p>6.58E-004</text:p>
          </table:table-cell>
          <table:table-cell office:value-type="float" office:value="0.000660613">
            <text:p>6.61E-004</text:p>
          </table:table-cell>
          <table:table-cell office:value-type="float" office:value="0.00066253793">
            <text:p>6.63E-004</text:p>
          </table:table-cell>
          <table:table-cell office:value-type="float" office:value="0.0006665211">
            <text:p>6.67E-004</text:p>
          </table:table-cell>
          <table:table-cell office:value-type="float" office:value="0.0006680952">
            <text:p>6.68E-004</text:p>
          </table:table-cell>
          <table:table-cell office:value-type="float" office:value="0.00066979224">
            <text:p>6.70E-004</text:p>
          </table:table-cell>
          <table:table-cell office:value-type="float" office:value="0.00067134155">
            <text:p>6.71E-004</text:p>
          </table:table-cell>
          <table:table-cell/>
        </table:table-row>
        <table:table-row table:style-name="ro1">
          <table:table-cell office:value-type="string">
            <text:p>/mnt/share/Music/Albums/Al DiMeola/Al DiMeola - Elegant Gypsy/03 - Mediterranean Sundance.mp3</text:p>
          </table:table-cell>
          <table:table-cell office:value-type="float" office:value="0.0147894705">
            <text:p>0.0147894705</text:p>
          </table:table-cell>
          <table:table-cell office:value-type="float" office:value="0.032992285">
            <text:p>0.032992285</text:p>
          </table:table-cell>
          <table:table-cell office:value-type="float" office:value="0.04742108">
            <text:p>0.04742108</text:p>
          </table:table-cell>
          <table:table-cell office:value-type="float" office:value="0.030161425">
            <text:p>0.030161425</text:p>
          </table:table-cell>
          <table:table-cell office:value-type="float" office:value="0.021842826">
            <text:p>0.021842826</text:p>
          </table:table-cell>
          <table:table-cell office:value-type="float" office:value="0.022219008">
            <text:p>0.022219008</text:p>
          </table:table-cell>
          <table:table-cell office:value-type="float" office:value="0.0072880955">
            <text:p>0.0072880955</text:p>
          </table:table-cell>
          <table:table-cell office:value-type="float" office:value="0.0055226693">
            <text:p>0.0055226693</text:p>
          </table:table-cell>
          <table:table-cell office:value-type="float" office:value="0.0077334405">
            <text:p>0.0077334405</text:p>
          </table:table-cell>
          <table:table-cell office:value-type="float" office:value="0.0070464336">
            <text:p>0.0070464336</text:p>
          </table:table-cell>
          <table:table-cell office:value-type="float" office:value="0.0048393137">
            <text:p>0.0048393137</text:p>
          </table:table-cell>
          <table:table-cell office:value-type="float" office:value="0.008877802">
            <text:p>0.008877802</text:p>
          </table:table-cell>
          <table:table-cell office:value-type="float" office:value="0.0071161417">
            <text:p>0.0071161417</text:p>
          </table:table-cell>
          <table:table-cell office:value-type="float" office:value="0.013082699">
            <text:p>0.013082699</text:p>
          </table:table-cell>
          <table:table-cell office:value-type="float" office:value="0.006033843">
            <text:p>0.006033843</text:p>
          </table:table-cell>
          <table:table-cell office:value-type="float" office:value="0.009641962">
            <text:p>0.009641962</text:p>
          </table:table-cell>
          <table:table-cell office:value-type="float" office:value="0.004017446">
            <text:p>0.004017446</text:p>
          </table:table-cell>
          <table:table-cell office:value-type="float" office:value="0.00890932">
            <text:p>0.00890932</text:p>
          </table:table-cell>
          <table:table-cell office:value-type="float" office:value="0.0062509184">
            <text:p>0.0062509184</text:p>
          </table:table-cell>
          <table:table-cell office:value-type="float" office:value="0.0040490036">
            <text:p>0.0040490036</text:p>
          </table:table-cell>
          <table:table-cell office:value-type="float" office:value="0.0073036966">
            <text:p>0.0073036966</text:p>
          </table:table-cell>
          <table:table-cell office:value-type="float" office:value="0.0079242885">
            <text:p>0.0079242885</text:p>
          </table:table-cell>
          <table:table-cell office:value-type="float" office:value="0.006062001">
            <text:p>0.006062001</text:p>
          </table:table-cell>
          <table:table-cell office:value-type="float" office:value="0.009745116">
            <text:p>0.009745116</text:p>
          </table:table-cell>
          <table:table-cell office:value-type="float" office:value="0.0044798576">
            <text:p>0.0044798576</text:p>
          </table:table-cell>
          <table:table-cell office:value-type="float" office:value="0.0073473956">
            <text:p>0.0073473956</text:p>
          </table:table-cell>
          <table:table-cell office:value-type="float" office:value="0.007898271">
            <text:p>0.007898271</text:p>
          </table:table-cell>
          <table:table-cell office:value-type="float" office:value="0.0062598125">
            <text:p>0.0062598125</text:p>
          </table:table-cell>
          <table:table-cell office:value-type="float" office:value="0.005559537">
            <text:p>0.005559537</text:p>
          </table:table-cell>
          <table:table-cell office:value-type="float" office:value="0.004818291">
            <text:p>0.004818291</text:p>
          </table:table-cell>
          <table:table-cell office:value-type="float" office:value="0.0069070174">
            <text:p>0.0069070174</text:p>
          </table:table-cell>
          <table:table-cell office:value-type="float" office:value="0.0054059057">
            <text:p>0.0054059057</text:p>
          </table:table-cell>
          <table:table-cell office:value-type="float" office:value="0.0045371605">
            <text:p>0.0045371605</text:p>
          </table:table-cell>
          <table:table-cell office:value-type="float" office:value="0.0042778896">
            <text:p>0.0042778896</text:p>
          </table:table-cell>
          <table:table-cell office:value-type="float" office:value="0.0073117306">
            <text:p>0.0073117306</text:p>
          </table:table-cell>
          <table:table-cell office:value-type="float" office:value="0.003850334">
            <text:p>0.003850334</text:p>
          </table:table-cell>
          <table:table-cell office:value-type="float" office:value="0.0064481543">
            <text:p>0.0064481543</text:p>
          </table:table-cell>
          <table:table-cell office:value-type="float" office:value="0.0035894713">
            <text:p>0.0035894713</text:p>
          </table:table-cell>
          <table:table-cell office:value-type="float" office:value="0.007309617">
            <text:p>0.007309617</text:p>
          </table:table-cell>
          <table:table-cell office:value-type="float" office:value="0.0048347763">
            <text:p>0.0048347763</text:p>
          </table:table-cell>
          <table:table-cell office:value-type="float" office:value="0.006392613">
            <text:p>0.006392613</text:p>
          </table:table-cell>
          <table:table-cell office:value-type="float" office:value="0.005782726">
            <text:p>0.005782726</text:p>
          </table:table-cell>
          <table:table-cell office:value-type="float" office:value="0.0047254837">
            <text:p>0.0047254837</text:p>
          </table:table-cell>
          <table:table-cell office:value-type="float" office:value="0.005182033">
            <text:p>0.005182033</text:p>
          </table:table-cell>
          <table:table-cell office:value-type="float" office:value="0.0041194283">
            <text:p>0.0041194283</text:p>
          </table:table-cell>
          <table:table-cell office:value-type="float" office:value="0.004346292">
            <text:p>0.004346292</text:p>
          </table:table-cell>
          <table:table-cell office:value-type="float" office:value="0.006861523">
            <text:p>0.006861523</text:p>
          </table:table-cell>
          <table:table-cell office:value-type="float" office:value="0.004524939">
            <text:p>0.004524939</text:p>
          </table:table-cell>
          <table:table-cell office:value-type="float" office:value="0.0047117085">
            <text:p>0.0047117085</text:p>
          </table:table-cell>
          <table:table-cell office:value-type="float" office:value="0.004826851">
            <text:p>0.004826851</text:p>
          </table:table-cell>
          <table:table-cell office:value-type="float" office:value="0.00555835">
            <text:p>0.00555835</text:p>
          </table:table-cell>
          <table:table-cell office:value-type="float" office:value="0.005109189">
            <text:p>0.005109189</text:p>
          </table:table-cell>
          <table:table-cell office:value-type="float" office:value="0.0060287486">
            <text:p>0.0060287486</text:p>
          </table:table-cell>
          <table:table-cell office:value-type="float" office:value="0.004101453">
            <text:p>0.004101453</text:p>
          </table:table-cell>
          <table:table-cell office:value-type="float" office:value="0.004554565">
            <text:p>0.004554565</text:p>
          </table:table-cell>
          <table:table-cell office:value-type="float" office:value="0.0048905932">
            <text:p>0.0048905932</text:p>
          </table:table-cell>
          <table:table-cell office:value-type="float" office:value="0.0035541411">
            <text:p>0.0035541411</text:p>
          </table:table-cell>
          <table:table-cell office:value-type="float" office:value="0.0043693567">
            <text:p>0.0043693567</text:p>
          </table:table-cell>
          <table:table-cell office:value-type="float" office:value="0.0044854362">
            <text:p>0.0044854362</text:p>
          </table:table-cell>
          <table:table-cell office:value-type="float" office:value="0.0036297597">
            <text:p>0.0036297597</text:p>
          </table:table-cell>
          <table:table-cell office:value-type="float" office:value="0.0034199788">
            <text:p>0.0034199788</text:p>
          </table:table-cell>
          <table:table-cell office:value-type="float" office:value="0.004743366">
            <text:p>0.004743366</text:p>
          </table:table-cell>
          <table:table-cell office:value-type="float" office:value="0.0039684107">
            <text:p>0.0039684107</text:p>
          </table:table-cell>
          <table:table-cell office:value-type="float" office:value="0.002852933">
            <text:p>0.002852933</text:p>
          </table:table-cell>
          <table:table-cell office:value-type="float" office:value="0.0031891735">
            <text:p>0.0031891735</text:p>
          </table:table-cell>
          <table:table-cell office:value-type="float" office:value="0.0036832418">
            <text:p>0.0036832418</text:p>
          </table:table-cell>
          <table:table-cell office:value-type="float" office:value="0.0028987767">
            <text:p>0.0028987767</text:p>
          </table:table-cell>
          <table:table-cell office:value-type="float" office:value="0.0028205758">
            <text:p>0.0028205758</text:p>
          </table:table-cell>
          <table:table-cell office:value-type="float" office:value="0.002873681">
            <text:p>0.002873681</text:p>
          </table:table-cell>
          <table:table-cell office:value-type="float" office:value="0.0038411277">
            <text:p>0.0038411277</text:p>
          </table:table-cell>
          <table:table-cell office:value-type="float" office:value="0.002761323">
            <text:p>0.002761323</text:p>
          </table:table-cell>
          <table:table-cell office:value-type="float" office:value="0.0020927077">
            <text:p>0.0020927077</text:p>
          </table:table-cell>
          <table:table-cell office:value-type="float" office:value="0.0024826056">
            <text:p>0.0024826056</text:p>
          </table:table-cell>
          <table:table-cell office:value-type="float" office:value="0.0034364017">
            <text:p>0.0034364017</text:p>
          </table:table-cell>
          <table:table-cell office:value-type="float" office:value="0.0030838796">
            <text:p>0.0030838796</text:p>
          </table:table-cell>
          <table:table-cell office:value-type="float" office:value="0.0034173266">
            <text:p>0.0034173266</text:p>
          </table:table-cell>
          <table:table-cell office:value-type="float" office:value="0.002553239">
            <text:p>0.002553239</text:p>
          </table:table-cell>
          <table:table-cell office:value-type="float" office:value="0.0032588537">
            <text:p>0.0032588537</text:p>
          </table:table-cell>
          <table:table-cell office:value-type="float" office:value="0.003411198">
            <text:p>0.003411198</text:p>
          </table:table-cell>
          <table:table-cell office:value-type="float" office:value="0.002770421">
            <text:p>0.002770421</text:p>
          </table:table-cell>
          <table:table-cell office:value-type="float" office:value="0.002386406">
            <text:p>0.002386406</text:p>
          </table:table-cell>
          <table:table-cell office:value-type="float" office:value="0.0027346322">
            <text:p>0.0027346322</text:p>
          </table:table-cell>
          <table:table-cell office:value-type="float" office:value="0.0024577114">
            <text:p>0.0024577114</text:p>
          </table:table-cell>
          <table:table-cell office:value-type="float" office:value="0.002163232">
            <text:p>0.002163232</text:p>
          </table:table-cell>
          <table:table-cell office:value-type="float" office:value="0.0023648387">
            <text:p>0.0023648387</text:p>
          </table:table-cell>
          <table:table-cell office:value-type="float" office:value="0.002692251">
            <text:p>0.002692251</text:p>
          </table:table-cell>
          <table:table-cell office:value-type="float" office:value="0.0032513554">
            <text:p>0.0032513554</text:p>
          </table:table-cell>
          <table:table-cell office:value-type="float" office:value="0.0029899522">
            <text:p>0.0029899522</text:p>
          </table:table-cell>
          <table:table-cell office:value-type="float" office:value="0.0024834105">
            <text:p>0.0024834105</text:p>
          </table:table-cell>
          <table:table-cell office:value-type="float" office:value="0.0027373333">
            <text:p>0.0027373333</text:p>
          </table:table-cell>
          <table:table-cell office:value-type="float" office:value="0.0023092253">
            <text:p>0.0023092253</text:p>
          </table:table-cell>
          <table:table-cell office:value-type="float" office:value="0.002469417">
            <text:p>0.002469417</text:p>
          </table:table-cell>
          <table:table-cell office:value-type="float" office:value="0.003203847">
            <text:p>0.003203847</text:p>
          </table:table-cell>
          <table:table-cell office:value-type="float" office:value="0.0028886762">
            <text:p>0.0028886762</text:p>
          </table:table-cell>
          <table:table-cell office:value-type="float" office:value="0.002457692">
            <text:p>0.002457692</text:p>
          </table:table-cell>
          <table:table-cell office:value-type="float" office:value="0.002977061">
            <text:p>0.002977061</text:p>
          </table:table-cell>
          <table:table-cell office:value-type="float" office:value="0.0022435978">
            <text:p>0.0022435978</text:p>
          </table:table-cell>
          <table:table-cell office:value-type="float" office:value="0.0020556727">
            <text:p>0.0020556727</text:p>
          </table:table-cell>
          <table:table-cell office:value-type="float" office:value="0.0025153863">
            <text:p>0.0025153863</text:p>
          </table:table-cell>
          <table:table-cell office:value-type="float" office:value="0.0024015568">
            <text:p>0.0024015568</text:p>
          </table:table-cell>
          <table:table-cell office:value-type="float" office:value="0.002723005">
            <text:p>0.002723005</text:p>
          </table:table-cell>
          <table:table-cell office:value-type="float" office:value="0.0023901786">
            <text:p>0.0023901786</text:p>
          </table:table-cell>
          <table:table-cell office:value-type="float" office:value="0.0020788282">
            <text:p>0.0020788282</text:p>
          </table:table-cell>
          <table:table-cell office:value-type="float" office:value="0.0025132278">
            <text:p>0.0025132278</text:p>
          </table:table-cell>
          <table:table-cell office:value-type="float" office:value="0.003184901">
            <text:p>0.003184901</text:p>
          </table:table-cell>
          <table:table-cell office:value-type="float" office:value="0.0025646668">
            <text:p>0.0025646668</text:p>
          </table:table-cell>
          <table:table-cell office:value-type="float" office:value="0.0023899365">
            <text:p>0.0023899365</text:p>
          </table:table-cell>
          <table:table-cell office:value-type="float" office:value="0.002475741">
            <text:p>0.002475741</text:p>
          </table:table-cell>
          <table:table-cell office:value-type="float" office:value="0.0026050566">
            <text:p>0.0026050566</text:p>
          </table:table-cell>
          <table:table-cell office:value-type="float" office:value="0.0024837416">
            <text:p>0.0024837416</text:p>
          </table:table-cell>
          <table:table-cell office:value-type="float" office:value="0.002595317">
            <text:p>0.002595317</text:p>
          </table:table-cell>
          <table:table-cell office:value-type="float" office:value="0.0025813032">
            <text:p>0.0025813032</text:p>
          </table:table-cell>
          <table:table-cell office:value-type="float" office:value="0.0025451307">
            <text:p>0.0025451307</text:p>
          </table:table-cell>
          <table:table-cell office:value-type="float" office:value="0.0025153966">
            <text:p>0.0025153966</text:p>
          </table:table-cell>
          <table:table-cell office:value-type="float" office:value="0.0023063123">
            <text:p>0.0023063123</text:p>
          </table:table-cell>
          <table:table-cell office:value-type="float" office:value="0.0026135158">
            <text:p>0.0026135158</text:p>
          </table:table-cell>
          <table:table-cell office:value-type="float" office:value="0.002779914">
            <text:p>0.002779914</text:p>
          </table:table-cell>
          <table:table-cell office:value-type="float" office:value="0.0027528584">
            <text:p>0.0027528584</text:p>
          </table:table-cell>
          <table:table-cell office:value-type="float" office:value="0.0020349228">
            <text:p>0.0020349228</text:p>
          </table:table-cell>
          <table:table-cell office:value-type="float" office:value="0.0023687521">
            <text:p>0.0023687521</text:p>
          </table:table-cell>
          <table:table-cell office:value-type="float" office:value="0.0025860253">
            <text:p>0.0025860253</text:p>
          </table:table-cell>
          <table:table-cell office:value-type="float" office:value="0.0024546597">
            <text:p>0.0024546597</text:p>
          </table:table-cell>
          <table:table-cell office:value-type="float" office:value="0.002462615">
            <text:p>0.002462615</text:p>
          </table:table-cell>
          <table:table-cell office:value-type="float" office:value="0.0026393647">
            <text:p>0.0026393647</text:p>
          </table:table-cell>
          <table:table-cell office:value-type="float" office:value="0.0025445565">
            <text:p>0.0025445565</text:p>
          </table:table-cell>
          <table:table-cell office:value-type="float" office:value="0.002648498">
            <text:p>0.002648498</text:p>
          </table:table-cell>
          <table:table-cell office:value-type="float" office:value="0.0023353864">
            <text:p>0.0023353864</text:p>
          </table:table-cell>
          <table:table-cell office:value-type="float" office:value="0.0023088497">
            <text:p>0.0023088497</text:p>
          </table:table-cell>
          <table:table-cell office:value-type="float" office:value="0.002432319">
            <text:p>0.002432319</text:p>
          </table:table-cell>
          <table:table-cell office:value-type="float" office:value="0.00289023">
            <text:p>0.00289023</text:p>
          </table:table-cell>
          <table:table-cell office:value-type="float" office:value="0.0026195191">
            <text:p>0.0026195191</text:p>
          </table:table-cell>
          <table:table-cell office:value-type="float" office:value="0.0024436598">
            <text:p>0.0024436598</text:p>
          </table:table-cell>
          <table:table-cell office:value-type="float" office:value="0.0022590386">
            <text:p>0.0022590386</text:p>
          </table:table-cell>
          <table:table-cell office:value-type="float" office:value="0.0025205943">
            <text:p>0.0025205943</text:p>
          </table:table-cell>
          <table:table-cell office:value-type="float" office:value="0.0025054784">
            <text:p>0.0025054784</text:p>
          </table:table-cell>
          <table:table-cell office:value-type="float" office:value="0.0022424294">
            <text:p>0.0022424294</text:p>
          </table:table-cell>
          <table:table-cell office:value-type="float" office:value="0.0020913512">
            <text:p>0.0020913512</text:p>
          </table:table-cell>
          <table:table-cell office:value-type="float" office:value="0.0020551984">
            <text:p>0.0020551984</text:p>
          </table:table-cell>
          <table:table-cell office:value-type="float" office:value="0.002149182">
            <text:p>0.002149182</text:p>
          </table:table-cell>
          <table:table-cell office:value-type="float" office:value="0.0020021505">
            <text:p>0.0020021505</text:p>
          </table:table-cell>
          <table:table-cell office:value-type="float" office:value="0.0019871288">
            <text:p>0.0019871288</text:p>
          </table:table-cell>
          <table:table-cell office:value-type="float" office:value="0.002022306">
            <text:p>0.002022306</text:p>
          </table:table-cell>
          <table:table-cell office:value-type="float" office:value="0.0021305247">
            <text:p>0.0021305247</text:p>
          </table:table-cell>
          <table:table-cell office:value-type="float" office:value="0.0018491292">
            <text:p>0.0018491292</text:p>
          </table:table-cell>
          <table:table-cell office:value-type="float" office:value="0.001732362">
            <text:p>0.001732362</text:p>
          </table:table-cell>
          <table:table-cell office:value-type="float" office:value="0.0017687056">
            <text:p>0.0017687056</text:p>
          </table:table-cell>
          <table:table-cell office:value-type="float" office:value="0.0020382479">
            <text:p>0.0020382479</text:p>
          </table:table-cell>
          <table:table-cell office:value-type="float" office:value="0.0018670397">
            <text:p>0.0018670397</text:p>
          </table:table-cell>
          <table:table-cell office:value-type="float" office:value="0.001893417">
            <text:p>0.001893417</text:p>
          </table:table-cell>
          <table:table-cell office:value-type="float" office:value="0.0018722787">
            <text:p>0.0018722787</text:p>
          </table:table-cell>
          <table:table-cell office:value-type="float" office:value="0.0018852775">
            <text:p>0.0018852775</text:p>
          </table:table-cell>
          <table:table-cell office:value-type="float" office:value="0.002025909">
            <text:p>0.002025909</text:p>
          </table:table-cell>
          <table:table-cell office:value-type="float" office:value="0.001933967">
            <text:p>0.001933967</text:p>
          </table:table-cell>
          <table:table-cell office:value-type="float" office:value="0.0018450206">
            <text:p>0.0018450206</text:p>
          </table:table-cell>
          <table:table-cell office:value-type="float" office:value="0.0018520211">
            <text:p>0.0018520211</text:p>
          </table:table-cell>
          <table:table-cell office:value-type="float" office:value="0.0017138326">
            <text:p>0.0017138326</text:p>
          </table:table-cell>
          <table:table-cell office:value-type="float" office:value="0.0017101608">
            <text:p>0.0017101608</text:p>
          </table:table-cell>
          <table:table-cell office:value-type="float" office:value="0.0016885302">
            <text:p>0.0016885302</text:p>
          </table:table-cell>
          <table:table-cell office:value-type="float" office:value="0.0017192939">
            <text:p>0.0017192939</text:p>
          </table:table-cell>
          <table:table-cell office:value-type="float" office:value="0.0016623196">
            <text:p>0.0016623196</text:p>
          </table:table-cell>
          <table:table-cell office:value-type="float" office:value="0.0017604734">
            <text:p>0.0017604734</text:p>
          </table:table-cell>
          <table:table-cell office:value-type="float" office:value="0.0016284024">
            <text:p>0.0016284024</text:p>
          </table:table-cell>
          <table:table-cell office:value-type="float" office:value="0.0015630962">
            <text:p>0.0015630962</text:p>
          </table:table-cell>
          <table:table-cell office:value-type="float" office:value="0.0014685595">
            <text:p>0.0014685595</text:p>
          </table:table-cell>
          <table:table-cell office:value-type="float" office:value="0.0018801463">
            <text:p>0.0018801463</text:p>
          </table:table-cell>
          <table:table-cell office:value-type="float" office:value="0.0017368092">
            <text:p>0.0017368092</text:p>
          </table:table-cell>
          <table:table-cell office:value-type="float" office:value="0.001529165">
            <text:p>0.001529165</text:p>
          </table:table-cell>
          <table:table-cell office:value-type="float" office:value="0.0016059966">
            <text:p>0.0016059966</text:p>
          </table:table-cell>
          <table:table-cell office:value-type="float" office:value="0.0015461309">
            <text:p>0.0015461309</text:p>
          </table:table-cell>
          <table:table-cell office:value-type="float" office:value="0.0015157984">
            <text:p>0.0015157984</text:p>
          </table:table-cell>
          <table:table-cell office:value-type="float" office:value="0.0016135423">
            <text:p>0.0016135423</text:p>
          </table:table-cell>
          <table:table-cell office:value-type="float" office:value="0.0015349662">
            <text:p>0.0015349662</text:p>
          </table:table-cell>
          <table:table-cell office:value-type="float" office:value="0.0014210901">
            <text:p>0.0014210901</text:p>
          </table:table-cell>
          <table:table-cell office:value-type="float" office:value="0.0014926315">
            <text:p>0.0014926315</text:p>
          </table:table-cell>
          <table:table-cell office:value-type="float" office:value="0.0015410038">
            <text:p>0.0015410038</text:p>
          </table:table-cell>
          <table:table-cell office:value-type="float" office:value="0.0014013719">
            <text:p>0.0014013719</text:p>
          </table:table-cell>
          <table:table-cell office:value-type="float" office:value="0.0014556798">
            <text:p>0.0014556798</text:p>
          </table:table-cell>
          <table:table-cell office:value-type="float" office:value="0.0013325136">
            <text:p>0.0013325136</text:p>
          </table:table-cell>
          <table:table-cell office:value-type="float" office:value="0.0013426382">
            <text:p>0.0013426382</text:p>
          </table:table-cell>
          <table:table-cell office:value-type="float" office:value="0.0013444222">
            <text:p>0.0013444222</text:p>
          </table:table-cell>
          <table:table-cell office:value-type="float" office:value="0.0013766324">
            <text:p>0.0013766324</text:p>
          </table:table-cell>
          <table:table-cell office:value-type="float" office:value="0.0013580673">
            <text:p>0.0013580673</text:p>
          </table:table-cell>
          <table:table-cell office:value-type="float" office:value="0.0013935512">
            <text:p>0.0013935512</text:p>
          </table:table-cell>
          <table:table-cell office:value-type="float" office:value="0.0012452983">
            <text:p>0.0012452983</text:p>
          </table:table-cell>
          <table:table-cell office:value-type="float" office:value="0.0011715458">
            <text:p>0.0011715458</text:p>
          </table:table-cell>
          <table:table-cell office:value-type="float" office:value="0.0012331688">
            <text:p>0.0012331688</text:p>
          </table:table-cell>
          <table:table-cell office:value-type="float" office:value="0.0011049635">
            <text:p>0.0011049635</text:p>
          </table:table-cell>
          <table:table-cell office:value-type="float" office:value="0.001000287">
            <text:p>0.001000287</text:p>
          </table:table-cell>
          <table:table-cell office:value-type="float" office:value="0.0010591411">
            <text:p>0.0010591411</text:p>
          </table:table-cell>
          <table:table-cell office:value-type="float" office:value="0.0010705197">
            <text:p>0.0010705197</text:p>
          </table:table-cell>
          <table:table-cell table:style-name="ce1" office:value-type="float" office:value="0.00092075503">
            <text:p>9.21E-004</text:p>
          </table:table-cell>
          <table:table-cell table:style-name="ce1" office:value-type="float" office:value="0.000929701">
            <text:p>9.30E-004</text:p>
          </table:table-cell>
          <table:table-cell table:style-name="ce1" office:value-type="float" office:value="0.000966145">
            <text:p>9.66E-004</text:p>
          </table:table-cell>
          <table:table-cell office:value-type="float" office:value="0.0010290996">
            <text:p>0.0010290996</text:p>
          </table:table-cell>
          <table:table-cell office:value-type="float" office:value="0.0010779963">
            <text:p>0.0010779963</text:p>
          </table:table-cell>
          <table:table-cell table:style-name="ce1" office:value-type="float" office:value="0.00095034525">
            <text:p>9.50E-004</text:p>
          </table:table-cell>
          <table:table-cell table:style-name="ce1" office:value-type="float" office:value="0.0008693537">
            <text:p>8.69E-004</text:p>
          </table:table-cell>
          <table:table-cell table:style-name="ce1" office:value-type="float" office:value="0.0008782778">
            <text:p>8.78E-004</text:p>
          </table:table-cell>
          <table:table-cell table:style-name="ce1" office:value-type="float" office:value="0.00085775444">
            <text:p>8.58E-004</text:p>
          </table:table-cell>
          <table:table-cell table:style-name="ce1" office:value-type="float" office:value="0.000872749">
            <text:p>8.73E-004</text:p>
          </table:table-cell>
          <table:table-cell table:style-name="ce1" office:value-type="float" office:value="0.00092996896">
            <text:p>9.30E-004</text:p>
          </table:table-cell>
          <table:table-cell table:style-name="ce1" office:value-type="float" office:value="0.0008772161">
            <text:p>8.77E-004</text:p>
          </table:table-cell>
          <table:table-cell table:style-name="ce1" office:value-type="float" office:value="0.0007759943">
            <text:p>7.76E-004</text:p>
          </table:table-cell>
          <table:table-cell table:style-name="ce1" office:value-type="float" office:value="0.00078511104">
            <text:p>7.85E-004</text:p>
          </table:table-cell>
          <table:table-cell table:style-name="ce1" office:value-type="float" office:value="0.0007385017">
            <text:p>7.39E-004</text:p>
          </table:table-cell>
          <table:table-cell table:style-name="ce1" office:value-type="float" office:value="0.0007323908">
            <text:p>7.32E-004</text:p>
          </table:table-cell>
          <table:table-cell table:style-name="ce1" office:value-type="float" office:value="0.0007458828">
            <text:p>7.46E-004</text:p>
          </table:table-cell>
          <table:table-cell table:style-name="ce1" office:value-type="float" office:value="0.0007078078">
            <text:p>7.08E-004</text:p>
          </table:table-cell>
          <table:table-cell table:style-name="ce1" office:value-type="float" office:value="0.00066550553">
            <text:p>6.66E-004</text:p>
          </table:table-cell>
          <table:table-cell table:style-name="ce1" office:value-type="float" office:value="0.0006032009">
            <text:p>6.03E-004</text:p>
          </table:table-cell>
          <table:table-cell table:style-name="ce1" office:value-type="float" office:value="0.0005699401">
            <text:p>5.70E-004</text:p>
          </table:table-cell>
          <table:table-cell table:style-name="ce1" office:value-type="float" office:value="0.0005749142">
            <text:p>5.75E-004</text:p>
          </table:table-cell>
          <table:table-cell table:style-name="ce1" office:value-type="float" office:value="0.000567221">
            <text:p>5.67E-004</text:p>
          </table:table-cell>
          <table:table-cell table:style-name="ce1" office:value-type="float" office:value="0.00059763266">
            <text:p>5.98E-004</text:p>
          </table:table-cell>
          <table:table-cell table:style-name="ce1" office:value-type="float" office:value="0.0005482623">
            <text:p>5.48E-004</text:p>
          </table:table-cell>
          <table:table-cell table:style-name="ce1" office:value-type="float" office:value="0.0005188185">
            <text:p>5.19E-004</text:p>
          </table:table-cell>
          <table:table-cell table:style-name="ce1" office:value-type="float" office:value="0.000494607">
            <text:p>4.95E-004</text:p>
          </table:table-cell>
          <table:table-cell table:style-name="ce1" office:value-type="float" office:value="0.0004915568">
            <text:p>4.92E-004</text:p>
          </table:table-cell>
          <table:table-cell table:style-name="ce1" office:value-type="float" office:value="0.00047498805">
            <text:p>4.75E-004</text:p>
          </table:table-cell>
          <table:table-cell table:style-name="ce1" office:value-type="float" office:value="0.00048868806">
            <text:p>4.89E-004</text:p>
          </table:table-cell>
          <table:table-cell office:value-type="float" office:value="0.00046123963">
            <text:p>4.61E-004</text:p>
          </table:table-cell>
          <table:table-cell office:value-type="float" office:value="0.00040161415">
            <text:p>4.02E-004</text:p>
          </table:table-cell>
          <table:table-cell office:value-type="float" office:value="0.00043096105">
            <text:p>4.31E-004</text:p>
          </table:table-cell>
          <table:table-cell office:value-type="float" office:value="0.00041879047">
            <text:p>4.19E-004</text:p>
          </table:table-cell>
          <table:table-cell office:value-type="float" office:value="0.00039461933">
            <text:p>3.95E-004</text:p>
          </table:table-cell>
          <table:table-cell office:value-type="float" office:value="0.00041544202">
            <text:p>4.15E-004</text:p>
          </table:table-cell>
          <table:table-cell office:value-type="float" office:value="0.00042275805">
            <text:p>4.23E-004</text:p>
          </table:table-cell>
          <table:table-cell office:value-type="float" office:value="0.00037918927">
            <text:p>3.79E-004</text:p>
          </table:table-cell>
          <table:table-cell office:value-type="float" office:value="0.00035962177">
            <text:p>3.60E-004</text:p>
          </table:table-cell>
          <table:table-cell office:value-type="float" office:value="0.00033542412">
            <text:p>3.35E-004</text:p>
          </table:table-cell>
          <table:table-cell office:value-type="float" office:value="0.00031981352">
            <text:p>3.20E-004</text:p>
          </table:table-cell>
          <table:table-cell office:value-type="float" office:value="0.0003062202">
            <text:p>3.06E-004</text:p>
          </table:table-cell>
          <table:table-cell office:value-type="float" office:value="0.0002913803">
            <text:p>2.91E-004</text:p>
          </table:table-cell>
          <table:table-cell office:value-type="float" office:value="0.0002891603">
            <text:p>2.89E-004</text:p>
          </table:table-cell>
          <table:table-cell office:value-type="float" office:value="0.00028878916">
            <text:p>2.89E-004</text:p>
          </table:table-cell>
          <table:table-cell office:value-type="float" office:value="0.00028811884">
            <text:p>2.88E-004</text:p>
          </table:table-cell>
          <table:table-cell office:value-type="float" office:value="0.00028876017">
            <text:p>2.89E-004</text:p>
          </table:table-cell>
          <table:table-cell office:value-type="float" office:value="0.00028963247">
            <text:p>2.90E-004</text:p>
          </table:table-cell>
          <table:table-cell office:value-type="float" office:value="0.00029162763">
            <text:p>2.92E-004</text:p>
          </table:table-cell>
          <table:table-cell office:value-type="float" office:value="0.00029147146">
            <text:p>2.91E-004</text:p>
          </table:table-cell>
          <table:table-cell office:value-type="float" office:value="0.000292231">
            <text:p>2.92E-004</text:p>
          </table:table-cell>
          <table:table-cell office:value-type="float" office:value="0.00029304277">
            <text:p>2.93E-004</text:p>
          </table:table-cell>
          <table:table-cell office:value-type="float" office:value="0.00029491537">
            <text:p>2.95E-004</text:p>
          </table:table-cell>
          <table:table-cell office:value-type="float" office:value="0.00029584425">
            <text:p>2.96E-004</text:p>
          </table:table-cell>
          <table:table-cell office:value-type="float" office:value="0.00029625537">
            <text:p>2.96E-004</text:p>
          </table:table-cell>
          <table:table-cell office:value-type="float" office:value="0.00029696256">
            <text:p>2.97E-004</text:p>
          </table:table-cell>
          <table:table-cell office:value-type="float" office:value="0.0002980104">
            <text:p>2.98E-004</text:p>
          </table:table-cell>
          <table:table-cell office:value-type="float" office:value="0.0003001687">
            <text:p>3.00E-004</text:p>
          </table:table-cell>
          <table:table-cell office:value-type="float" office:value="0.0003003018">
            <text:p>3.00E-004</text:p>
          </table:table-cell>
          <table:table-cell office:value-type="float" office:value="0.00030105704">
            <text:p>3.01E-004</text:p>
          </table:table-cell>
          <table:table-cell office:value-type="float" office:value="0.00030185372">
            <text:p>3.02E-004</text:p>
          </table:table-cell>
          <table:table-cell office:value-type="float" office:value="0.0003038944">
            <text:p>3.04E-004</text:p>
          </table:table-cell>
          <table:table-cell office:value-type="float" office:value="0.00030442557">
            <text:p>3.04E-004</text:p>
          </table:table-cell>
          <table:table-cell office:value-type="float" office:value="0.00030529915">
            <text:p>3.05E-004</text:p>
          </table:table-cell>
          <table:table-cell office:value-type="float" office:value="0.00030613295">
            <text:p>3.06E-004</text:p>
          </table:table-cell>
          <table:table-cell/>
        </table:table-row>
        <table:table-row table:style-name="ro1">
          <table:table-cell office:value-type="string">
            <text:p>/mnt/share/Music/Albums/Al DiMeola/Al DiMeola - Elegant Gypsy/04 - Race With Devil on Spanish Highway.mp3</text:p>
          </table:table-cell>
          <table:table-cell office:value-type="float" office:value="0.04838426">
            <text:p>0.04838426</text:p>
          </table:table-cell>
          <table:table-cell office:value-type="float" office:value="0.090524435">
            <text:p>0.090524435</text:p>
          </table:table-cell>
          <table:table-cell office:value-type="float" office:value="0.08738208">
            <text:p>0.08738208</text:p>
          </table:table-cell>
          <table:table-cell office:value-type="float" office:value="0.059395228">
            <text:p>0.059395228</text:p>
          </table:table-cell>
          <table:table-cell office:value-type="float" office:value="0.044925712">
            <text:p>0.044925712</text:p>
          </table:table-cell>
          <table:table-cell office:value-type="float" office:value="0.03696791">
            <text:p>0.03696791</text:p>
          </table:table-cell>
          <table:table-cell office:value-type="float" office:value="0.04151504">
            <text:p>0.04151504</text:p>
          </table:table-cell>
          <table:table-cell office:value-type="float" office:value="0.043336194">
            <text:p>0.043336194</text:p>
          </table:table-cell>
          <table:table-cell office:value-type="float" office:value="0.056910414">
            <text:p>0.056910414</text:p>
          </table:table-cell>
          <table:table-cell office:value-type="float" office:value="0.030898616">
            <text:p>0.030898616</text:p>
          </table:table-cell>
          <table:table-cell office:value-type="float" office:value="0.033884853">
            <text:p>0.033884853</text:p>
          </table:table-cell>
          <table:table-cell office:value-type="float" office:value="0.03303364">
            <text:p>0.03303364</text:p>
          </table:table-cell>
          <table:table-cell office:value-type="float" office:value="0.024838606">
            <text:p>0.024838606</text:p>
          </table:table-cell>
          <table:table-cell office:value-type="float" office:value="0.026639773">
            <text:p>0.026639773</text:p>
          </table:table-cell>
          <table:table-cell office:value-type="float" office:value="0.013793675">
            <text:p>0.013793675</text:p>
          </table:table-cell>
          <table:table-cell office:value-type="float" office:value="0.019608777">
            <text:p>0.019608777</text:p>
          </table:table-cell>
          <table:table-cell office:value-type="float" office:value="0.011251122">
            <text:p>0.011251122</text:p>
          </table:table-cell>
          <table:table-cell office:value-type="float" office:value="0.017195426">
            <text:p>0.017195426</text:p>
          </table:table-cell>
          <table:table-cell office:value-type="float" office:value="0.012026386">
            <text:p>0.012026386</text:p>
          </table:table-cell>
          <table:table-cell office:value-type="float" office:value="0.015529539">
            <text:p>0.015529539</text:p>
          </table:table-cell>
          <table:table-cell office:value-type="float" office:value="0.021727704">
            <text:p>0.021727704</text:p>
          </table:table-cell>
          <table:table-cell office:value-type="float" office:value="0.012067616">
            <text:p>0.012067616</text:p>
          </table:table-cell>
          <table:table-cell office:value-type="float" office:value="0.0120040355">
            <text:p>0.0120040355</text:p>
          </table:table-cell>
          <table:table-cell office:value-type="float" office:value="0.013458636">
            <text:p>0.013458636</text:p>
          </table:table-cell>
          <table:table-cell office:value-type="float" office:value="0.0094382735">
            <text:p>0.0094382735</text:p>
          </table:table-cell>
          <table:table-cell office:value-type="float" office:value="0.02520645">
            <text:p>0.02520645</text:p>
          </table:table-cell>
          <table:table-cell office:value-type="float" office:value="0.019984033">
            <text:p>0.019984033</text:p>
          </table:table-cell>
          <table:table-cell office:value-type="float" office:value="0.019266738">
            <text:p>0.019266738</text:p>
          </table:table-cell>
          <table:table-cell office:value-type="float" office:value="0.02010412">
            <text:p>0.02010412</text:p>
          </table:table-cell>
          <table:table-cell office:value-type="float" office:value="0.017882561">
            <text:p>0.017882561</text:p>
          </table:table-cell>
          <table:table-cell office:value-type="float" office:value="0.014631903">
            <text:p>0.014631903</text:p>
          </table:table-cell>
          <table:table-cell office:value-type="float" office:value="0.011278592">
            <text:p>0.011278592</text:p>
          </table:table-cell>
          <table:table-cell office:value-type="float" office:value="0.01664049">
            <text:p>0.01664049</text:p>
          </table:table-cell>
          <table:table-cell office:value-type="float" office:value="0.011539592">
            <text:p>0.011539592</text:p>
          </table:table-cell>
          <table:table-cell office:value-type="float" office:value="0.016260818">
            <text:p>0.016260818</text:p>
          </table:table-cell>
          <table:table-cell office:value-type="float" office:value="0.011852971">
            <text:p>0.011852971</text:p>
          </table:table-cell>
          <table:table-cell office:value-type="float" office:value="0.015406103">
            <text:p>0.015406103</text:p>
          </table:table-cell>
          <table:table-cell office:value-type="float" office:value="0.012781049">
            <text:p>0.012781049</text:p>
          </table:table-cell>
          <table:table-cell office:value-type="float" office:value="0.019314611">
            <text:p>0.019314611</text:p>
          </table:table-cell>
          <table:table-cell office:value-type="float" office:value="0.014507379">
            <text:p>0.014507379</text:p>
          </table:table-cell>
          <table:table-cell office:value-type="float" office:value="0.012118383">
            <text:p>0.012118383</text:p>
          </table:table-cell>
          <table:table-cell office:value-type="float" office:value="0.010297003">
            <text:p>0.010297003</text:p>
          </table:table-cell>
          <table:table-cell office:value-type="float" office:value="0.012348481">
            <text:p>0.012348481</text:p>
          </table:table-cell>
          <table:table-cell office:value-type="float" office:value="0.01211854">
            <text:p>0.01211854</text:p>
          </table:table-cell>
          <table:table-cell office:value-type="float" office:value="0.013467249">
            <text:p>0.013467249</text:p>
          </table:table-cell>
          <table:table-cell office:value-type="float" office:value="0.01415348">
            <text:p>0.01415348</text:p>
          </table:table-cell>
          <table:table-cell office:value-type="float" office:value="0.013456949">
            <text:p>0.013456949</text:p>
          </table:table-cell>
          <table:table-cell office:value-type="float" office:value="0.014463962">
            <text:p>0.014463962</text:p>
          </table:table-cell>
          <table:table-cell office:value-type="float" office:value="0.015530887">
            <text:p>0.015530887</text:p>
          </table:table-cell>
          <table:table-cell office:value-type="float" office:value="0.011764211">
            <text:p>0.011764211</text:p>
          </table:table-cell>
          <table:table-cell office:value-type="float" office:value="0.01106676">
            <text:p>0.01106676</text:p>
          </table:table-cell>
          <table:table-cell office:value-type="float" office:value="0.017036283">
            <text:p>0.017036283</text:p>
          </table:table-cell>
          <table:table-cell office:value-type="float" office:value="0.015321404">
            <text:p>0.015321404</text:p>
          </table:table-cell>
          <table:table-cell office:value-type="float" office:value="0.0127555495">
            <text:p>0.0127555495</text:p>
          </table:table-cell>
          <table:table-cell office:value-type="float" office:value="0.012914972">
            <text:p>0.012914972</text:p>
          </table:table-cell>
          <table:table-cell office:value-type="float" office:value="0.011372571">
            <text:p>0.011372571</text:p>
          </table:table-cell>
          <table:table-cell office:value-type="float" office:value="0.011078576">
            <text:p>0.011078576</text:p>
          </table:table-cell>
          <table:table-cell office:value-type="float" office:value="0.014508528">
            <text:p>0.014508528</text:p>
          </table:table-cell>
          <table:table-cell office:value-type="float" office:value="0.013334872">
            <text:p>0.013334872</text:p>
          </table:table-cell>
          <table:table-cell office:value-type="float" office:value="0.011722202">
            <text:p>0.011722202</text:p>
          </table:table-cell>
          <table:table-cell office:value-type="float" office:value="0.010127884">
            <text:p>0.010127884</text:p>
          </table:table-cell>
          <table:table-cell office:value-type="float" office:value="0.013665803">
            <text:p>0.013665803</text:p>
          </table:table-cell>
          <table:table-cell office:value-type="float" office:value="0.010517479">
            <text:p>0.010517479</text:p>
          </table:table-cell>
          <table:table-cell office:value-type="float" office:value="0.012564861">
            <text:p>0.012564861</text:p>
          </table:table-cell>
          <table:table-cell office:value-type="float" office:value="0.013078214">
            <text:p>0.013078214</text:p>
          </table:table-cell>
          <table:table-cell office:value-type="float" office:value="0.014213548">
            <text:p>0.014213548</text:p>
          </table:table-cell>
          <table:table-cell office:value-type="float" office:value="0.012633543">
            <text:p>0.012633543</text:p>
          </table:table-cell>
          <table:table-cell office:value-type="float" office:value="0.012183197">
            <text:p>0.012183197</text:p>
          </table:table-cell>
          <table:table-cell office:value-type="float" office:value="0.012810195">
            <text:p>0.012810195</text:p>
          </table:table-cell>
          <table:table-cell office:value-type="float" office:value="0.011189219">
            <text:p>0.011189219</text:p>
          </table:table-cell>
          <table:table-cell office:value-type="float" office:value="0.011693162">
            <text:p>0.011693162</text:p>
          </table:table-cell>
          <table:table-cell office:value-type="float" office:value="0.010179254">
            <text:p>0.010179254</text:p>
          </table:table-cell>
          <table:table-cell office:value-type="float" office:value="0.011847241">
            <text:p>0.011847241</text:p>
          </table:table-cell>
          <table:table-cell office:value-type="float" office:value="0.010173555">
            <text:p>0.010173555</text:p>
          </table:table-cell>
          <table:table-cell office:value-type="float" office:value="0.010411831">
            <text:p>0.010411831</text:p>
          </table:table-cell>
          <table:table-cell office:value-type="float" office:value="0.008859955">
            <text:p>0.008859955</text:p>
          </table:table-cell>
          <table:table-cell office:value-type="float" office:value="0.012223187">
            <text:p>0.012223187</text:p>
          </table:table-cell>
          <table:table-cell office:value-type="float" office:value="0.012395541">
            <text:p>0.012395541</text:p>
          </table:table-cell>
          <table:table-cell office:value-type="float" office:value="0.012057388">
            <text:p>0.012057388</text:p>
          </table:table-cell>
          <table:table-cell office:value-type="float" office:value="0.01169388">
            <text:p>0.01169388</text:p>
          </table:table-cell>
          <table:table-cell office:value-type="float" office:value="0.010665975">
            <text:p>0.010665975</text:p>
          </table:table-cell>
          <table:table-cell office:value-type="float" office:value="0.011738509">
            <text:p>0.011738509</text:p>
          </table:table-cell>
          <table:table-cell office:value-type="float" office:value="0.009909741">
            <text:p>0.009909741</text:p>
          </table:table-cell>
          <table:table-cell office:value-type="float" office:value="0.009928215">
            <text:p>0.009928215</text:p>
          </table:table-cell>
          <table:table-cell office:value-type="float" office:value="0.0098496005">
            <text:p>0.0098496005</text:p>
          </table:table-cell>
          <table:table-cell office:value-type="float" office:value="0.010762196">
            <text:p>0.010762196</text:p>
          </table:table-cell>
          <table:table-cell office:value-type="float" office:value="0.013089825">
            <text:p>0.013089825</text:p>
          </table:table-cell>
          <table:table-cell office:value-type="float" office:value="0.014135028">
            <text:p>0.014135028</text:p>
          </table:table-cell>
          <table:table-cell office:value-type="float" office:value="0.010365764">
            <text:p>0.010365764</text:p>
          </table:table-cell>
          <table:table-cell office:value-type="float" office:value="0.008745175">
            <text:p>0.008745175</text:p>
          </table:table-cell>
          <table:table-cell office:value-type="float" office:value="0.011660407">
            <text:p>0.011660407</text:p>
          </table:table-cell>
          <table:table-cell office:value-type="float" office:value="0.01566525">
            <text:p>0.01566525</text:p>
          </table:table-cell>
          <table:table-cell office:value-type="float" office:value="0.011843424">
            <text:p>0.011843424</text:p>
          </table:table-cell>
          <table:table-cell office:value-type="float" office:value="0.013326713">
            <text:p>0.013326713</text:p>
          </table:table-cell>
          <table:table-cell office:value-type="float" office:value="0.010298286">
            <text:p>0.010298286</text:p>
          </table:table-cell>
          <table:table-cell office:value-type="float" office:value="0.012976693">
            <text:p>0.012976693</text:p>
          </table:table-cell>
          <table:table-cell office:value-type="float" office:value="0.011009237">
            <text:p>0.011009237</text:p>
          </table:table-cell>
          <table:table-cell office:value-type="float" office:value="0.010950227">
            <text:p>0.010950227</text:p>
          </table:table-cell>
          <table:table-cell office:value-type="float" office:value="0.010358311">
            <text:p>0.010358311</text:p>
          </table:table-cell>
          <table:table-cell office:value-type="float" office:value="0.0115920985">
            <text:p>0.0115920985</text:p>
          </table:table-cell>
          <table:table-cell office:value-type="float" office:value="0.01081972">
            <text:p>0.01081972</text:p>
          </table:table-cell>
          <table:table-cell office:value-type="float" office:value="0.01192358">
            <text:p>0.01192358</text:p>
          </table:table-cell>
          <table:table-cell office:value-type="float" office:value="0.012332797">
            <text:p>0.012332797</text:p>
          </table:table-cell>
          <table:table-cell office:value-type="float" office:value="0.0121417055">
            <text:p>0.0121417055</text:p>
          </table:table-cell>
          <table:table-cell office:value-type="float" office:value="0.0117544085">
            <text:p>0.0117544085</text:p>
          </table:table-cell>
          <table:table-cell office:value-type="float" office:value="0.010671818">
            <text:p>0.010671818</text:p>
          </table:table-cell>
          <table:table-cell office:value-type="float" office:value="0.008887202">
            <text:p>0.008887202</text:p>
          </table:table-cell>
          <table:table-cell office:value-type="float" office:value="0.011070822">
            <text:p>0.011070822</text:p>
          </table:table-cell>
          <table:table-cell office:value-type="float" office:value="0.011881166">
            <text:p>0.011881166</text:p>
          </table:table-cell>
          <table:table-cell office:value-type="float" office:value="0.012523081">
            <text:p>0.012523081</text:p>
          </table:table-cell>
          <table:table-cell office:value-type="float" office:value="0.012136238">
            <text:p>0.012136238</text:p>
          </table:table-cell>
          <table:table-cell office:value-type="float" office:value="0.0137507">
            <text:p>0.0137507</text:p>
          </table:table-cell>
          <table:table-cell office:value-type="float" office:value="0.01174831">
            <text:p>0.01174831</text:p>
          </table:table-cell>
          <table:table-cell office:value-type="float" office:value="0.013947682">
            <text:p>0.013947682</text:p>
          </table:table-cell>
          <table:table-cell office:value-type="float" office:value="0.015900644">
            <text:p>0.015900644</text:p>
          </table:table-cell>
          <table:table-cell office:value-type="float" office:value="0.016305983">
            <text:p>0.016305983</text:p>
          </table:table-cell>
          <table:table-cell office:value-type="float" office:value="0.013734165">
            <text:p>0.013734165</text:p>
          </table:table-cell>
          <table:table-cell office:value-type="float" office:value="0.014009784">
            <text:p>0.014009784</text:p>
          </table:table-cell>
          <table:table-cell office:value-type="float" office:value="0.013274226">
            <text:p>0.013274226</text:p>
          </table:table-cell>
          <table:table-cell office:value-type="float" office:value="0.014993495">
            <text:p>0.014993495</text:p>
          </table:table-cell>
          <table:table-cell office:value-type="float" office:value="0.011388527">
            <text:p>0.011388527</text:p>
          </table:table-cell>
          <table:table-cell office:value-type="float" office:value="0.01481479">
            <text:p>0.01481479</text:p>
          </table:table-cell>
          <table:table-cell office:value-type="float" office:value="0.016286174">
            <text:p>0.016286174</text:p>
          </table:table-cell>
          <table:table-cell office:value-type="float" office:value="0.0196302">
            <text:p>0.0196302</text:p>
          </table:table-cell>
          <table:table-cell office:value-type="float" office:value="0.017244246">
            <text:p>0.017244246</text:p>
          </table:table-cell>
          <table:table-cell office:value-type="float" office:value="0.01534362">
            <text:p>0.01534362</text:p>
          </table:table-cell>
          <table:table-cell office:value-type="float" office:value="0.014349233">
            <text:p>0.014349233</text:p>
          </table:table-cell>
          <table:table-cell office:value-type="float" office:value="0.010916991">
            <text:p>0.010916991</text:p>
          </table:table-cell>
          <table:table-cell office:value-type="float" office:value="0.013692277">
            <text:p>0.013692277</text:p>
          </table:table-cell>
          <table:table-cell office:value-type="float" office:value="0.014877987">
            <text:p>0.014877987</text:p>
          </table:table-cell>
          <table:table-cell office:value-type="float" office:value="0.01377167">
            <text:p>0.01377167</text:p>
          </table:table-cell>
          <table:table-cell office:value-type="float" office:value="0.0126846135">
            <text:p>0.0126846135</text:p>
          </table:table-cell>
          <table:table-cell office:value-type="float" office:value="0.013284389">
            <text:p>0.013284389</text:p>
          </table:table-cell>
          <table:table-cell office:value-type="float" office:value="0.013711718">
            <text:p>0.013711718</text:p>
          </table:table-cell>
          <table:table-cell office:value-type="float" office:value="0.012233881">
            <text:p>0.012233881</text:p>
          </table:table-cell>
          <table:table-cell office:value-type="float" office:value="0.009706929">
            <text:p>0.009706929</text:p>
          </table:table-cell>
          <table:table-cell office:value-type="float" office:value="0.011972073">
            <text:p>0.011972073</text:p>
          </table:table-cell>
          <table:table-cell office:value-type="float" office:value="0.012409971">
            <text:p>0.012409971</text:p>
          </table:table-cell>
          <table:table-cell office:value-type="float" office:value="0.011195742">
            <text:p>0.011195742</text:p>
          </table:table-cell>
          <table:table-cell office:value-type="float" office:value="0.00838801">
            <text:p>0.00838801</text:p>
          </table:table-cell>
          <table:table-cell office:value-type="float" office:value="0.009190942">
            <text:p>0.009190942</text:p>
          </table:table-cell>
          <table:table-cell office:value-type="float" office:value="0.009346686">
            <text:p>0.009346686</text:p>
          </table:table-cell>
          <table:table-cell office:value-type="float" office:value="0.0088715535">
            <text:p>0.0088715535</text:p>
          </table:table-cell>
          <table:table-cell office:value-type="float" office:value="0.0067403507">
            <text:p>0.0067403507</text:p>
          </table:table-cell>
          <table:table-cell office:value-type="float" office:value="0.008638228">
            <text:p>0.008638228</text:p>
          </table:table-cell>
          <table:table-cell office:value-type="float" office:value="0.009757823">
            <text:p>0.009757823</text:p>
          </table:table-cell>
          <table:table-cell office:value-type="float" office:value="0.009593448">
            <text:p>0.009593448</text:p>
          </table:table-cell>
          <table:table-cell office:value-type="float" office:value="0.0072432384">
            <text:p>0.0072432384</text:p>
          </table:table-cell>
          <table:table-cell office:value-type="float" office:value="0.0075603006">
            <text:p>0.0075603006</text:p>
          </table:table-cell>
          <table:table-cell office:value-type="float" office:value="0.009220175">
            <text:p>0.009220175</text:p>
          </table:table-cell>
          <table:table-cell office:value-type="float" office:value="0.007028545">
            <text:p>0.007028545</text:p>
          </table:table-cell>
          <table:table-cell office:value-type="float" office:value="0.0071586263">
            <text:p>0.0071586263</text:p>
          </table:table-cell>
          <table:table-cell office:value-type="float" office:value="0.01069502">
            <text:p>0.01069502</text:p>
          </table:table-cell>
          <table:table-cell office:value-type="float" office:value="0.010243479">
            <text:p>0.010243479</text:p>
          </table:table-cell>
          <table:table-cell office:value-type="float" office:value="0.008643693">
            <text:p>0.008643693</text:p>
          </table:table-cell>
          <table:table-cell office:value-type="float" office:value="0.009149923">
            <text:p>0.009149923</text:p>
          </table:table-cell>
          <table:table-cell office:value-type="float" office:value="0.007155024">
            <text:p>0.007155024</text:p>
          </table:table-cell>
          <table:table-cell office:value-type="float" office:value="0.008274428">
            <text:p>0.008274428</text:p>
          </table:table-cell>
          <table:table-cell office:value-type="float" office:value="0.0070483857">
            <text:p>0.0070483857</text:p>
          </table:table-cell>
          <table:table-cell office:value-type="float" office:value="0.0065302863">
            <text:p>0.0065302863</text:p>
          </table:table-cell>
          <table:table-cell office:value-type="float" office:value="0.008446477">
            <text:p>0.008446477</text:p>
          </table:table-cell>
          <table:table-cell office:value-type="float" office:value="0.008209119">
            <text:p>0.008209119</text:p>
          </table:table-cell>
          <table:table-cell office:value-type="float" office:value="0.0077891885">
            <text:p>0.0077891885</text:p>
          </table:table-cell>
          <table:table-cell office:value-type="float" office:value="0.008281386">
            <text:p>0.008281386</text:p>
          </table:table-cell>
          <table:table-cell office:value-type="float" office:value="0.0054171127">
            <text:p>0.0054171127</text:p>
          </table:table-cell>
          <table:table-cell office:value-type="float" office:value="0.005704569">
            <text:p>0.005704569</text:p>
          </table:table-cell>
          <table:table-cell office:value-type="float" office:value="0.0067304065">
            <text:p>0.0067304065</text:p>
          </table:table-cell>
          <table:table-cell office:value-type="float" office:value="0.0067140684">
            <text:p>0.0067140684</text:p>
          </table:table-cell>
          <table:table-cell office:value-type="float" office:value="0.007115955">
            <text:p>0.007115955</text:p>
          </table:table-cell>
          <table:table-cell office:value-type="float" office:value="0.007360469">
            <text:p>0.007360469</text:p>
          </table:table-cell>
          <table:table-cell office:value-type="float" office:value="0.006333429">
            <text:p>0.006333429</text:p>
          </table:table-cell>
          <table:table-cell office:value-type="float" office:value="0.005785743">
            <text:p>0.005785743</text:p>
          </table:table-cell>
          <table:table-cell office:value-type="float" office:value="0.005344345">
            <text:p>0.005344345</text:p>
          </table:table-cell>
          <table:table-cell office:value-type="float" office:value="0.0050344267">
            <text:p>0.0050344267</text:p>
          </table:table-cell>
          <table:table-cell office:value-type="float" office:value="0.006733725">
            <text:p>0.006733725</text:p>
          </table:table-cell>
          <table:table-cell office:value-type="float" office:value="0.0058051147">
            <text:p>0.0058051147</text:p>
          </table:table-cell>
          <table:table-cell office:value-type="float" office:value="0.00625955">
            <text:p>0.00625955</text:p>
          </table:table-cell>
          <table:table-cell office:value-type="float" office:value="0.0054124803">
            <text:p>0.0054124803</text:p>
          </table:table-cell>
          <table:table-cell office:value-type="float" office:value="0.00522392">
            <text:p>0.00522392</text:p>
          </table:table-cell>
          <table:table-cell office:value-type="float" office:value="0.004899767">
            <text:p>0.004899767</text:p>
          </table:table-cell>
          <table:table-cell office:value-type="float" office:value="0.005378666">
            <text:p>0.005378666</text:p>
          </table:table-cell>
          <table:table-cell office:value-type="float" office:value="0.005764854">
            <text:p>0.005764854</text:p>
          </table:table-cell>
          <table:table-cell office:value-type="float" office:value="0.005728849">
            <text:p>0.005728849</text:p>
          </table:table-cell>
          <table:table-cell office:value-type="float" office:value="0.005565555">
            <text:p>0.005565555</text:p>
          </table:table-cell>
          <table:table-cell office:value-type="float" office:value="0.005320011">
            <text:p>0.005320011</text:p>
          </table:table-cell>
          <table:table-cell office:value-type="float" office:value="0.0052317954">
            <text:p>0.0052317954</text:p>
          </table:table-cell>
          <table:table-cell office:value-type="float" office:value="0.0053200508">
            <text:p>0.0053200508</text:p>
          </table:table-cell>
          <table:table-cell office:value-type="float" office:value="0.0052477885">
            <text:p>0.0052477885</text:p>
          </table:table-cell>
          <table:table-cell office:value-type="float" office:value="0.005055588">
            <text:p>0.005055588</text:p>
          </table:table-cell>
          <table:table-cell office:value-type="float" office:value="0.0051500415">
            <text:p>0.0051500415</text:p>
          </table:table-cell>
          <table:table-cell office:value-type="float" office:value="0.0044843243">
            <text:p>0.0044843243</text:p>
          </table:table-cell>
          <table:table-cell office:value-type="float" office:value="0.0038531653">
            <text:p>0.0038531653</text:p>
          </table:table-cell>
          <table:table-cell office:value-type="float" office:value="0.004335103">
            <text:p>0.004335103</text:p>
          </table:table-cell>
          <table:table-cell office:value-type="float" office:value="0.004620435">
            <text:p>0.004620435</text:p>
          </table:table-cell>
          <table:table-cell office:value-type="float" office:value="0.0042800796">
            <text:p>0.0042800796</text:p>
          </table:table-cell>
          <table:table-cell office:value-type="float" office:value="0.0040253024">
            <text:p>0.0040253024</text:p>
          </table:table-cell>
          <table:table-cell office:value-type="float" office:value="0.0038206638">
            <text:p>0.0038206638</text:p>
          </table:table-cell>
          <table:table-cell office:value-type="float" office:value="0.004049211">
            <text:p>0.004049211</text:p>
          </table:table-cell>
          <table:table-cell office:value-type="float" office:value="0.0039070207">
            <text:p>0.0039070207</text:p>
          </table:table-cell>
          <table:table-cell office:value-type="float" office:value="0.0035372938">
            <text:p>0.0035372938</text:p>
          </table:table-cell>
          <table:table-cell office:value-type="float" office:value="0.004097762">
            <text:p>0.004097762</text:p>
          </table:table-cell>
          <table:table-cell office:value-type="float" office:value="0.0042718924">
            <text:p>0.0042718924</text:p>
          </table:table-cell>
          <table:table-cell office:value-type="float" office:value="0.0038208591">
            <text:p>0.0038208591</text:p>
          </table:table-cell>
          <table:table-cell office:value-type="float" office:value="0.003486573">
            <text:p>0.003486573</text:p>
          </table:table-cell>
          <table:table-cell office:value-type="float" office:value="0.0034223946">
            <text:p>0.0034223946</text:p>
          </table:table-cell>
          <table:table-cell office:value-type="float" office:value="0.0030369407">
            <text:p>0.0030369407</text:p>
          </table:table-cell>
          <table:table-cell office:value-type="float" office:value="0.0028232932">
            <text:p>0.0028232932</text:p>
          </table:table-cell>
          <table:table-cell office:value-type="float" office:value="0.0031413443">
            <text:p>0.0031413443</text:p>
          </table:table-cell>
          <table:table-cell office:value-type="float" office:value="0.0029312356">
            <text:p>0.0029312356</text:p>
          </table:table-cell>
          <table:table-cell office:value-type="float" office:value="0.0029132064">
            <text:p>0.0029132064</text:p>
          </table:table-cell>
          <table:table-cell office:value-type="float" office:value="0.002982258">
            <text:p>0.002982258</text:p>
          </table:table-cell>
          <table:table-cell office:value-type="float" office:value="0.0027095722">
            <text:p>0.0027095722</text:p>
          </table:table-cell>
          <table:table-cell office:value-type="float" office:value="0.0027510799">
            <text:p>0.0027510799</text:p>
          </table:table-cell>
          <table:table-cell office:value-type="float" office:value="0.0026042617">
            <text:p>0.0026042617</text:p>
          </table:table-cell>
          <table:table-cell office:value-type="float" office:value="0.0023086423">
            <text:p>0.0023086423</text:p>
          </table:table-cell>
          <table:table-cell office:value-type="float" office:value="0.0021351215">
            <text:p>0.0021351215</text:p>
          </table:table-cell>
          <table:table-cell office:value-type="float" office:value="0.0019888994">
            <text:p>0.0019888994</text:p>
          </table:table-cell>
          <table:table-cell office:value-type="float" office:value="0.002138204">
            <text:p>0.002138204</text:p>
          </table:table-cell>
          <table:table-cell office:value-type="float" office:value="0.0022839762">
            <text:p>0.0022839762</text:p>
          </table:table-cell>
          <table:table-cell office:value-type="float" office:value="0.0021892197">
            <text:p>0.0021892197</text:p>
          </table:table-cell>
          <table:table-cell table:style-name="Default" office:value-type="float" office:value="0.0019336278">
            <text:p>0.0019336278</text:p>
          </table:table-cell>
          <table:table-cell table:style-name="Default" office:value-type="float" office:value="0.0018049435">
            <text:p>0.0018049435</text:p>
          </table:table-cell>
          <table:table-cell table:style-name="Default" office:value-type="float" office:value="0.001605608">
            <text:p>0.001605608</text:p>
          </table:table-cell>
          <table:table-cell table:style-name="Default" office:value-type="float" office:value="0.0014362562">
            <text:p>0.0014362562</text:p>
          </table:table-cell>
          <table:table-cell table:style-name="Default" office:value-type="float" office:value="0.0012873792">
            <text:p>0.0012873792</text:p>
          </table:table-cell>
          <table:table-cell table:style-name="Default" office:value-type="float" office:value="0.0013446251">
            <text:p>0.0013446251</text:p>
          </table:table-cell>
          <table:table-cell table:style-name="Default" office:value-type="float" office:value="0.001475465">
            <text:p>0.001475465</text:p>
          </table:table-cell>
          <table:table-cell table:style-name="Default" office:value-type="float" office:value="0.0015596582">
            <text:p>0.0015596582</text:p>
          </table:table-cell>
          <table:table-cell table:style-name="Default" office:value-type="float" office:value="0.001569446">
            <text:p>0.001569446</text:p>
          </table:table-cell>
          <table:table-cell table:style-name="Default" office:value-type="float" office:value="0.0014000946">
            <text:p>0.0014000946</text:p>
          </table:table-cell>
          <table:table-cell table:style-name="Default" office:value-type="float" office:value="0.0012039434">
            <text:p>0.0012039434</text:p>
          </table:table-cell>
          <table:table-cell table:style-name="Default" office:value-type="float" office:value="0.0011017863">
            <text:p>0.0011017863</text:p>
          </table:table-cell>
          <table:table-cell office:value-type="float" office:value="0.0008772831">
            <text:p>8.77E-004</text:p>
          </table:table-cell>
          <table:table-cell office:value-type="float" office:value="0.00079806976">
            <text:p>7.98E-004</text:p>
          </table:table-cell>
          <table:table-cell office:value-type="float" office:value="0.00078667246">
            <text:p>7.87E-004</text:p>
          </table:table-cell>
          <table:table-cell office:value-type="float" office:value="0.00078167085">
            <text:p>7.82E-004</text:p>
          </table:table-cell>
          <table:table-cell office:value-type="float" office:value="0.00078222423">
            <text:p>7.82E-004</text:p>
          </table:table-cell>
          <table:table-cell office:value-type="float" office:value="0.0007836894">
            <text:p>7.84E-004</text:p>
          </table:table-cell>
          <table:table-cell office:value-type="float" office:value="0.0007878275">
            <text:p>7.88E-004</text:p>
          </table:table-cell>
          <table:table-cell office:value-type="float" office:value="0.00078917126">
            <text:p>7.89E-004</text:p>
          </table:table-cell>
          <table:table-cell office:value-type="float" office:value="0.00079113495">
            <text:p>7.91E-004</text:p>
          </table:table-cell>
          <table:table-cell office:value-type="float" office:value="0.0007933724">
            <text:p>7.93E-004</text:p>
          </table:table-cell>
          <table:table-cell office:value-type="float" office:value="0.00079628994">
            <text:p>7.96E-004</text:p>
          </table:table-cell>
          <table:table-cell office:value-type="float" office:value="0.0007986979">
            <text:p>7.99E-004</text:p>
          </table:table-cell>
          <table:table-cell office:value-type="float" office:value="0.0008005504">
            <text:p>8.01E-004</text:p>
          </table:table-cell>
          <table:table-cell office:value-type="float" office:value="0.0008030083">
            <text:p>8.03E-004</text:p>
          </table:table-cell>
          <table:table-cell office:value-type="float" office:value="0.00080534624">
            <text:p>8.05E-004</text:p>
          </table:table-cell>
          <table:table-cell office:value-type="float" office:value="0.0008089509">
            <text:p>8.09E-004</text:p>
          </table:table-cell>
          <table:table-cell office:value-type="float" office:value="0.0008110912">
            <text:p>8.11E-004</text:p>
          </table:table-cell>
          <table:table-cell office:value-type="float" office:value="0.00081344636">
            <text:p>8.13E-004</text:p>
          </table:table-cell>
          <table:table-cell office:value-type="float" office:value="0.0008156666">
            <text:p>8.16E-004</text:p>
          </table:table-cell>
          <table:table-cell office:value-type="float" office:value="0.00081989716">
            <text:p>8.20E-004</text:p>
          </table:table-cell>
          <table:table-cell office:value-type="float" office:value="0.00082191103">
            <text:p>8.22E-004</text:p>
          </table:table-cell>
          <table:table-cell office:value-type="float" office:value="0.0008235889">
            <text:p>8.24E-004</text:p>
          </table:table-cell>
          <table:table-cell office:value-type="float" office:value="0.00082572416">
            <text:p>8.26E-004</text:p>
          </table:table-cell>
          <table:table-cell/>
        </table:table-row>
        <table:table-row table:style-name="ro1">
          <table:table-cell office:value-type="string">
            <text:p>/mnt/share/Music/Albums/Al DiMeola/Al DiMeola - Elegant Gypsy/05 - Lady of Rome Sister of Brazil.mp3</text:p>
          </table:table-cell>
          <table:table-cell office:value-type="float" office:value="0.018535893">
            <text:p>0.018535893</text:p>
          </table:table-cell>
          <table:table-cell office:value-type="float" office:value="0.032090962">
            <text:p>0.032090962</text:p>
          </table:table-cell>
          <table:table-cell office:value-type="float" office:value="0.055824198">
            <text:p>0.055824198</text:p>
          </table:table-cell>
          <table:table-cell office:value-type="float" office:value="0.040781163">
            <text:p>0.040781163</text:p>
          </table:table-cell>
          <table:table-cell office:value-type="float" office:value="0.018212114">
            <text:p>0.018212114</text:p>
          </table:table-cell>
          <table:table-cell office:value-type="float" office:value="0.028870463">
            <text:p>0.028870463</text:p>
          </table:table-cell>
          <table:table-cell office:value-type="float" office:value="0.01582772">
            <text:p>0.01582772</text:p>
          </table:table-cell>
          <table:table-cell office:value-type="float" office:value="0.008816038">
            <text:p>0.008816038</text:p>
          </table:table-cell>
          <table:table-cell office:value-type="float" office:value="0.0071184277">
            <text:p>0.0071184277</text:p>
          </table:table-cell>
          <table:table-cell office:value-type="float" office:value="0.0037271562">
            <text:p>0.0037271562</text:p>
          </table:table-cell>
          <table:table-cell office:value-type="float" office:value="0.0032911883">
            <text:p>0.0032911883</text:p>
          </table:table-cell>
          <table:table-cell office:value-type="float" office:value="0.008648537">
            <text:p>0.008648537</text:p>
          </table:table-cell>
          <table:table-cell office:value-type="float" office:value="0.0061258893">
            <text:p>0.0061258893</text:p>
          </table:table-cell>
          <table:table-cell office:value-type="float" office:value="0.0065537645">
            <text:p>0.0065537645</text:p>
          </table:table-cell>
          <table:table-cell office:value-type="float" office:value="0.00439802">
            <text:p>0.00439802</text:p>
          </table:table-cell>
          <table:table-cell office:value-type="float" office:value="0.0104708625">
            <text:p>0.0104708625</text:p>
          </table:table-cell>
          <table:table-cell office:value-type="float" office:value="0.0040265494">
            <text:p>0.0040265494</text:p>
          </table:table-cell>
          <table:table-cell office:value-type="float" office:value="0.008094328">
            <text:p>0.008094328</text:p>
          </table:table-cell>
          <table:table-cell office:value-type="float" office:value="0.0032053357">
            <text:p>0.0032053357</text:p>
          </table:table-cell>
          <table:table-cell office:value-type="float" office:value="0.008498325">
            <text:p>0.008498325</text:p>
          </table:table-cell>
          <table:table-cell office:value-type="float" office:value="0.005001761">
            <text:p>0.005001761</text:p>
          </table:table-cell>
          <table:table-cell office:value-type="float" office:value="0.004292299">
            <text:p>0.004292299</text:p>
          </table:table-cell>
          <table:table-cell office:value-type="float" office:value="0.0070737554">
            <text:p>0.0070737554</text:p>
          </table:table-cell>
          <table:table-cell office:value-type="float" office:value="0.009956504">
            <text:p>0.009956504</text:p>
          </table:table-cell>
          <table:table-cell office:value-type="float" office:value="0.0034664725">
            <text:p>0.0034664725</text:p>
          </table:table-cell>
          <table:table-cell office:value-type="float" office:value="0.006026102">
            <text:p>0.006026102</text:p>
          </table:table-cell>
          <table:table-cell office:value-type="float" office:value="0.008245096">
            <text:p>0.008245096</text:p>
          </table:table-cell>
          <table:table-cell office:value-type="float" office:value="0.0060748905">
            <text:p>0.0060748905</text:p>
          </table:table-cell>
          <table:table-cell office:value-type="float" office:value="0.006713807">
            <text:p>0.006713807</text:p>
          </table:table-cell>
          <table:table-cell office:value-type="float" office:value="0.0040263548">
            <text:p>0.0040263548</text:p>
          </table:table-cell>
          <table:table-cell office:value-type="float" office:value="0.006596692">
            <text:p>0.006596692</text:p>
          </table:table-cell>
          <table:table-cell office:value-type="float" office:value="0.0043373387">
            <text:p>0.0043373387</text:p>
          </table:table-cell>
          <table:table-cell office:value-type="float" office:value="0.004360022">
            <text:p>0.004360022</text:p>
          </table:table-cell>
          <table:table-cell office:value-type="float" office:value="0.0039356393">
            <text:p>0.0039356393</text:p>
          </table:table-cell>
          <table:table-cell office:value-type="float" office:value="0.0092985695">
            <text:p>0.0092985695</text:p>
          </table:table-cell>
          <table:table-cell office:value-type="float" office:value="0.0038937223">
            <text:p>0.0038937223</text:p>
          </table:table-cell>
          <table:table-cell office:value-type="float" office:value="0.004211771">
            <text:p>0.004211771</text:p>
          </table:table-cell>
          <table:table-cell office:value-type="float" office:value="0.0043925312">
            <text:p>0.0043925312</text:p>
          </table:table-cell>
          <table:table-cell office:value-type="float" office:value="0.010542305">
            <text:p>0.010542305</text:p>
          </table:table-cell>
          <table:table-cell office:value-type="float" office:value="0.004409585">
            <text:p>0.004409585</text:p>
          </table:table-cell>
          <table:table-cell office:value-type="float" office:value="0.0045748004">
            <text:p>0.0045748004</text:p>
          </table:table-cell>
          <table:table-cell office:value-type="float" office:value="0.005197961">
            <text:p>0.005197961</text:p>
          </table:table-cell>
          <table:table-cell office:value-type="float" office:value="0.008599647">
            <text:p>0.008599647</text:p>
          </table:table-cell>
          <table:table-cell office:value-type="float" office:value="0.004733033">
            <text:p>0.004733033</text:p>
          </table:table-cell>
          <table:table-cell office:value-type="float" office:value="0.0037082215">
            <text:p>0.0037082215</text:p>
          </table:table-cell>
          <table:table-cell office:value-type="float" office:value="0.008029059">
            <text:p>0.008029059</text:p>
          </table:table-cell>
          <table:table-cell office:value-type="float" office:value="0.008973007">
            <text:p>0.008973007</text:p>
          </table:table-cell>
          <table:table-cell office:value-type="float" office:value="0.004894282">
            <text:p>0.004894282</text:p>
          </table:table-cell>
          <table:table-cell office:value-type="float" office:value="0.009083224">
            <text:p>0.009083224</text:p>
          </table:table-cell>
          <table:table-cell office:value-type="float" office:value="0.006682262">
            <text:p>0.006682262</text:p>
          </table:table-cell>
          <table:table-cell office:value-type="float" office:value="0.0056516607">
            <text:p>0.0056516607</text:p>
          </table:table-cell>
          <table:table-cell office:value-type="float" office:value="0.0068742274">
            <text:p>0.0068742274</text:p>
          </table:table-cell>
          <table:table-cell office:value-type="float" office:value="0.005302236">
            <text:p>0.005302236</text:p>
          </table:table-cell>
          <table:table-cell office:value-type="float" office:value="0.006737925">
            <text:p>0.006737925</text:p>
          </table:table-cell>
          <table:table-cell office:value-type="float" office:value="0.005757648">
            <text:p>0.005757648</text:p>
          </table:table-cell>
          <table:table-cell office:value-type="float" office:value="0.006020119">
            <text:p>0.006020119</text:p>
          </table:table-cell>
          <table:table-cell office:value-type="float" office:value="0.0045334226">
            <text:p>0.0045334226</text:p>
          </table:table-cell>
          <table:table-cell office:value-type="float" office:value="0.00830337">
            <text:p>0.00830337</text:p>
          </table:table-cell>
          <table:table-cell office:value-type="float" office:value="0.0067472556">
            <text:p>0.0067472556</text:p>
          </table:table-cell>
          <table:table-cell office:value-type="float" office:value="0.0037345467">
            <text:p>0.0037345467</text:p>
          </table:table-cell>
          <table:table-cell office:value-type="float" office:value="0.0029800665">
            <text:p>0.0029800665</text:p>
          </table:table-cell>
          <table:table-cell office:value-type="float" office:value="0.005577034">
            <text:p>0.005577034</text:p>
          </table:table-cell>
          <table:table-cell office:value-type="float" office:value="0.0044537447">
            <text:p>0.0044537447</text:p>
          </table:table-cell>
          <table:table-cell office:value-type="float" office:value="0.0031995615">
            <text:p>0.0031995615</text:p>
          </table:table-cell>
          <table:table-cell office:value-type="float" office:value="0.004645811">
            <text:p>0.004645811</text:p>
          </table:table-cell>
          <table:table-cell office:value-type="float" office:value="0.0059431437">
            <text:p>0.0059431437</text:p>
          </table:table-cell>
          <table:table-cell office:value-type="float" office:value="0.0049037845">
            <text:p>0.0049037845</text:p>
          </table:table-cell>
          <table:table-cell office:value-type="float" office:value="0.0029379423">
            <text:p>0.0029379423</text:p>
          </table:table-cell>
          <table:table-cell office:value-type="float" office:value="0.0042031063">
            <text:p>0.0042031063</text:p>
          </table:table-cell>
          <table:table-cell office:value-type="float" office:value="0.0058929725">
            <text:p>0.0058929725</text:p>
          </table:table-cell>
          <table:table-cell office:value-type="float" office:value="0.004968397">
            <text:p>0.004968397</text:p>
          </table:table-cell>
          <table:table-cell office:value-type="float" office:value="0.0052605974">
            <text:p>0.0052605974</text:p>
          </table:table-cell>
          <table:table-cell office:value-type="float" office:value="0.0039781625">
            <text:p>0.0039781625</text:p>
          </table:table-cell>
          <table:table-cell office:value-type="float" office:value="0.004735494">
            <text:p>0.004735494</text:p>
          </table:table-cell>
          <table:table-cell office:value-type="float" office:value="0.0035460761">
            <text:p>0.0035460761</text:p>
          </table:table-cell>
          <table:table-cell office:value-type="float" office:value="0.0041088806">
            <text:p>0.0041088806</text:p>
          </table:table-cell>
          <table:table-cell office:value-type="float" office:value="0.004185706">
            <text:p>0.004185706</text:p>
          </table:table-cell>
          <table:table-cell office:value-type="float" office:value="0.0059418227">
            <text:p>0.0059418227</text:p>
          </table:table-cell>
          <table:table-cell office:value-type="float" office:value="0.004204902">
            <text:p>0.004204902</text:p>
          </table:table-cell>
          <table:table-cell office:value-type="float" office:value="0.0026897192">
            <text:p>0.0026897192</text:p>
          </table:table-cell>
          <table:table-cell office:value-type="float" office:value="0.0038546417">
            <text:p>0.0038546417</text:p>
          </table:table-cell>
          <table:table-cell office:value-type="float" office:value="0.0027731822">
            <text:p>0.0027731822</text:p>
          </table:table-cell>
          <table:table-cell office:value-type="float" office:value="0.002870308">
            <text:p>0.002870308</text:p>
          </table:table-cell>
          <table:table-cell office:value-type="float" office:value="0.0024301838">
            <text:p>0.0024301838</text:p>
          </table:table-cell>
          <table:table-cell office:value-type="float" office:value="0.0054534124">
            <text:p>0.0054534124</text:p>
          </table:table-cell>
          <table:table-cell office:value-type="float" office:value="0.0025655658">
            <text:p>0.0025655658</text:p>
          </table:table-cell>
          <table:table-cell office:value-type="float" office:value="0.0033321711">
            <text:p>0.0033321711</text:p>
          </table:table-cell>
          <table:table-cell office:value-type="float" office:value="0.002375787">
            <text:p>0.002375787</text:p>
          </table:table-cell>
          <table:table-cell office:value-type="float" office:value="0.0031651887">
            <text:p>0.0031651887</text:p>
          </table:table-cell>
          <table:table-cell office:value-type="float" office:value="0.0029322056">
            <text:p>0.0029322056</text:p>
          </table:table-cell>
          <table:table-cell office:value-type="float" office:value="0.0024091343">
            <text:p>0.0024091343</text:p>
          </table:table-cell>
          <table:table-cell office:value-type="float" office:value="0.0023882466">
            <text:p>0.0023882466</text:p>
          </table:table-cell>
          <table:table-cell office:value-type="float" office:value="0.0028529675">
            <text:p>0.0028529675</text:p>
          </table:table-cell>
          <table:table-cell office:value-type="float" office:value="0.0020421122">
            <text:p>0.0020421122</text:p>
          </table:table-cell>
          <table:table-cell office:value-type="float" office:value="0.0020702304">
            <text:p>0.0020702304</text:p>
          </table:table-cell>
          <table:table-cell office:value-type="float" office:value="0.0020591416">
            <text:p>0.0020591416</text:p>
          </table:table-cell>
          <table:table-cell office:value-type="float" office:value="0.0026827229">
            <text:p>0.0026827229</text:p>
          </table:table-cell>
          <table:table-cell office:value-type="float" office:value="0.0022631902">
            <text:p>0.0022631902</text:p>
          </table:table-cell>
          <table:table-cell office:value-type="float" office:value="0.002001103">
            <text:p>0.002001103</text:p>
          </table:table-cell>
          <table:table-cell office:value-type="float" office:value="0.0022011972">
            <text:p>0.0022011972</text:p>
          </table:table-cell>
          <table:table-cell office:value-type="float" office:value="0.0027679128">
            <text:p>0.0027679128</text:p>
          </table:table-cell>
          <table:table-cell office:value-type="float" office:value="0.0020053938">
            <text:p>0.0020053938</text:p>
          </table:table-cell>
          <table:table-cell office:value-type="float" office:value="0.0021319145">
            <text:p>0.0021319145</text:p>
          </table:table-cell>
          <table:table-cell office:value-type="float" office:value="0.002689483">
            <text:p>0.002689483</text:p>
          </table:table-cell>
          <table:table-cell office:value-type="float" office:value="0.0038459927">
            <text:p>0.0038459927</text:p>
          </table:table-cell>
          <table:table-cell office:value-type="float" office:value="0.0019539252">
            <text:p>0.0019539252</text:p>
          </table:table-cell>
          <table:table-cell office:value-type="float" office:value="0.002021239">
            <text:p>0.002021239</text:p>
          </table:table-cell>
          <table:table-cell office:value-type="float" office:value="0.0022947218">
            <text:p>0.0022947218</text:p>
          </table:table-cell>
          <table:table-cell office:value-type="float" office:value="0.002780956">
            <text:p>0.002780956</text:p>
          </table:table-cell>
          <table:table-cell office:value-type="float" office:value="0.002325299">
            <text:p>0.002325299</text:p>
          </table:table-cell>
          <table:table-cell office:value-type="float" office:value="0.0040165205">
            <text:p>0.0040165205</text:p>
          </table:table-cell>
          <table:table-cell office:value-type="float" office:value="0.003319111">
            <text:p>0.003319111</text:p>
          </table:table-cell>
          <table:table-cell office:value-type="float" office:value="0.0027031044">
            <text:p>0.0027031044</text:p>
          </table:table-cell>
          <table:table-cell office:value-type="float" office:value="0.002138418">
            <text:p>0.002138418</text:p>
          </table:table-cell>
          <table:table-cell office:value-type="float" office:value="0.0021232371">
            <text:p>0.0021232371</text:p>
          </table:table-cell>
          <table:table-cell office:value-type="float" office:value="0.002736117">
            <text:p>0.002736117</text:p>
          </table:table-cell>
          <table:table-cell office:value-type="float" office:value="0.0034450626">
            <text:p>0.0034450626</text:p>
          </table:table-cell>
          <table:table-cell office:value-type="float" office:value="0.0030821802">
            <text:p>0.0030821802</text:p>
          </table:table-cell>
          <table:table-cell office:value-type="float" office:value="0.0023239849">
            <text:p>0.0023239849</text:p>
          </table:table-cell>
          <table:table-cell office:value-type="float" office:value="0.0024955194">
            <text:p>0.0024955194</text:p>
          </table:table-cell>
          <table:table-cell office:value-type="float" office:value="0.0022207955">
            <text:p>0.0022207955</text:p>
          </table:table-cell>
          <table:table-cell office:value-type="float" office:value="0.0020623084">
            <text:p>0.0020623084</text:p>
          </table:table-cell>
          <table:table-cell office:value-type="float" office:value="0.0022548593">
            <text:p>0.0022548593</text:p>
          </table:table-cell>
          <table:table-cell office:value-type="float" office:value="0.0026225217">
            <text:p>0.0026225217</text:p>
          </table:table-cell>
          <table:table-cell office:value-type="float" office:value="0.0041758576">
            <text:p>0.0041758576</text:p>
          </table:table-cell>
          <table:table-cell office:value-type="float" office:value="0.0021822278">
            <text:p>0.0021822278</text:p>
          </table:table-cell>
          <table:table-cell office:value-type="float" office:value="0.00211046">
            <text:p>0.00211046</text:p>
          </table:table-cell>
          <table:table-cell office:value-type="float" office:value="0.002002393">
            <text:p>0.002002393</text:p>
          </table:table-cell>
          <table:table-cell office:value-type="float" office:value="0.0020126237">
            <text:p>0.0020126237</text:p>
          </table:table-cell>
          <table:table-cell office:value-type="float" office:value="0.0019896023">
            <text:p>0.0019896023</text:p>
          </table:table-cell>
          <table:table-cell office:value-type="float" office:value="0.0022178688">
            <text:p>0.0022178688</text:p>
          </table:table-cell>
          <table:table-cell office:value-type="float" office:value="0.0020328795">
            <text:p>0.0020328795</text:p>
          </table:table-cell>
          <table:table-cell office:value-type="float" office:value="0.001640937">
            <text:p>0.001640937</text:p>
          </table:table-cell>
          <table:table-cell office:value-type="float" office:value="0.0020524366">
            <text:p>0.0020524366</text:p>
          </table:table-cell>
          <table:table-cell office:value-type="float" office:value="0.0022322417">
            <text:p>0.0022322417</text:p>
          </table:table-cell>
          <table:table-cell office:value-type="float" office:value="0.0017327366">
            <text:p>0.0017327366</text:p>
          </table:table-cell>
          <table:table-cell office:value-type="float" office:value="0.0015469574">
            <text:p>0.0015469574</text:p>
          </table:table-cell>
          <table:table-cell office:value-type="float" office:value="0.0015458517">
            <text:p>0.0015458517</text:p>
          </table:table-cell>
          <table:table-cell office:value-type="float" office:value="0.0014876781">
            <text:p>0.0014876781</text:p>
          </table:table-cell>
          <table:table-cell office:value-type="float" office:value="0.0014595767">
            <text:p>0.0014595767</text:p>
          </table:table-cell>
          <table:table-cell office:value-type="float" office:value="0.0015226154">
            <text:p>0.0015226154</text:p>
          </table:table-cell>
          <table:table-cell office:value-type="float" office:value="0.0014442683">
            <text:p>0.0014442683</text:p>
          </table:table-cell>
          <table:table-cell office:value-type="float" office:value="0.0016127443">
            <text:p>0.0016127443</text:p>
          </table:table-cell>
          <table:table-cell office:value-type="float" office:value="0.0013771293">
            <text:p>0.0013771293</text:p>
          </table:table-cell>
          <table:table-cell office:value-type="float" office:value="0.001588188">
            <text:p>0.001588188</text:p>
          </table:table-cell>
          <table:table-cell office:value-type="float" office:value="0.0013727739">
            <text:p>0.0013727739</text:p>
          </table:table-cell>
          <table:table-cell office:value-type="float" office:value="0.0014546047">
            <text:p>0.0014546047</text:p>
          </table:table-cell>
          <table:table-cell office:value-type="float" office:value="0.0015630836">
            <text:p>0.0015630836</text:p>
          </table:table-cell>
          <table:table-cell office:value-type="float" office:value="0.0014751402">
            <text:p>0.0014751402</text:p>
          </table:table-cell>
          <table:table-cell office:value-type="float" office:value="0.001327212">
            <text:p>0.001327212</text:p>
          </table:table-cell>
          <table:table-cell office:value-type="float" office:value="0.0016494401">
            <text:p>0.0016494401</text:p>
          </table:table-cell>
          <table:table-cell office:value-type="float" office:value="0.0021726969">
            <text:p>0.0021726969</text:p>
          </table:table-cell>
          <table:table-cell office:value-type="float" office:value="0.0014771115">
            <text:p>0.0014771115</text:p>
          </table:table-cell>
          <table:table-cell office:value-type="float" office:value="0.0011934554">
            <text:p>0.0011934554</text:p>
          </table:table-cell>
          <table:table-cell office:value-type="float" office:value="0.0011445585">
            <text:p>0.0011445585</text:p>
          </table:table-cell>
          <table:table-cell office:value-type="float" office:value="0.001159558">
            <text:p>0.001159558</text:p>
          </table:table-cell>
          <table:table-cell office:value-type="float" office:value="0.0011758461">
            <text:p>0.0011758461</text:p>
          </table:table-cell>
          <table:table-cell office:value-type="float" office:value="0.0013417155">
            <text:p>0.0013417155</text:p>
          </table:table-cell>
          <table:table-cell office:value-type="float" office:value="0.0011933753">
            <text:p>0.0011933753</text:p>
          </table:table-cell>
          <table:table-cell office:value-type="float" office:value="0.00107258">
            <text:p>0.00107258</text:p>
          </table:table-cell>
          <table:table-cell office:value-type="float" office:value="0.0011182387">
            <text:p>0.0011182387</text:p>
          </table:table-cell>
          <table:table-cell office:value-type="float" office:value="0.0010356342">
            <text:p>0.0010356342</text:p>
          </table:table-cell>
          <table:table-cell office:value-type="float" office:value="0.001025131">
            <text:p>0.001025131</text:p>
          </table:table-cell>
          <table:table-cell table:style-name="ce1" office:value-type="float" office:value="0.0009968731">
            <text:p>9.97E-004</text:p>
          </table:table-cell>
          <table:table-cell office:value-type="float" office:value="0.0011103075">
            <text:p>0.0011103075</text:p>
          </table:table-cell>
          <table:table-cell office:value-type="float" office:value="0.0010120341">
            <text:p>0.0010120341</text:p>
          </table:table-cell>
          <table:table-cell table:style-name="ce1" office:value-type="float" office:value="0.00094231346">
            <text:p>9.42E-004</text:p>
          </table:table-cell>
          <table:table-cell office:value-type="float" office:value="0.0010066781">
            <text:p>0.0010066781</text:p>
          </table:table-cell>
          <table:table-cell office:value-type="float" office:value="0.0010363405">
            <text:p>0.0010363405</text:p>
          </table:table-cell>
          <table:table-cell office:value-type="float" office:value="0.0010029526">
            <text:p>0.0010029526</text:p>
          </table:table-cell>
          <table:table-cell table:style-name="ce1" office:value-type="float" office:value="0.00093416614">
            <text:p>9.34E-004</text:p>
          </table:table-cell>
          <table:table-cell table:style-name="ce1" office:value-type="float" office:value="0.00092225085">
            <text:p>9.22E-004</text:p>
          </table:table-cell>
          <table:table-cell table:style-name="ce1" office:value-type="float" office:value="0.00088755594">
            <text:p>8.88E-004</text:p>
          </table:table-cell>
          <table:table-cell table:style-name="ce1" office:value-type="float" office:value="0.00086340256">
            <text:p>8.63E-004</text:p>
          </table:table-cell>
          <table:table-cell table:style-name="ce1" office:value-type="float" office:value="0.00079458527">
            <text:p>7.95E-004</text:p>
          </table:table-cell>
          <table:table-cell table:style-name="ce1" office:value-type="float" office:value="0.00087240443">
            <text:p>8.72E-004</text:p>
          </table:table-cell>
          <table:table-cell table:style-name="ce1" office:value-type="float" office:value="0.00092094723">
            <text:p>9.21E-004</text:p>
          </table:table-cell>
          <table:table-cell table:style-name="ce1" office:value-type="float" office:value="0.0008703067">
            <text:p>8.70E-004</text:p>
          </table:table-cell>
          <table:table-cell table:style-name="ce1" office:value-type="float" office:value="0.00085419003">
            <text:p>8.54E-004</text:p>
          </table:table-cell>
          <table:table-cell table:style-name="ce1" office:value-type="float" office:value="0.0007947965">
            <text:p>7.95E-004</text:p>
          </table:table-cell>
          <table:table-cell table:style-name="ce1" office:value-type="float" office:value="0.0008364424">
            <text:p>8.36E-004</text:p>
          </table:table-cell>
          <table:table-cell table:style-name="ce1" office:value-type="float" office:value="0.0007831524">
            <text:p>7.83E-004</text:p>
          </table:table-cell>
          <table:table-cell table:style-name="ce1" office:value-type="float" office:value="0.000785716">
            <text:p>7.86E-004</text:p>
          </table:table-cell>
          <table:table-cell table:style-name="ce1" office:value-type="float" office:value="0.00079763384">
            <text:p>7.98E-004</text:p>
          </table:table-cell>
          <table:table-cell table:style-name="ce1" office:value-type="float" office:value="0.00083646">
            <text:p>8.36E-004</text:p>
          </table:table-cell>
          <table:table-cell table:style-name="ce1" office:value-type="float" office:value="0.0009075582">
            <text:p>9.08E-004</text:p>
          </table:table-cell>
          <table:table-cell table:style-name="ce1" office:value-type="float" office:value="0.0007373425">
            <text:p>7.37E-004</text:p>
          </table:table-cell>
          <table:table-cell table:style-name="ce1" office:value-type="float" office:value="0.00071417796">
            <text:p>7.14E-004</text:p>
          </table:table-cell>
          <table:table-cell table:style-name="ce1" office:value-type="float" office:value="0.00075872906">
            <text:p>7.59E-004</text:p>
          </table:table-cell>
          <table:table-cell table:style-name="ce1" office:value-type="float" office:value="0.0007223716">
            <text:p>7.22E-004</text:p>
          </table:table-cell>
          <table:table-cell table:style-name="ce1" office:value-type="float" office:value="0.00067023415">
            <text:p>6.70E-004</text:p>
          </table:table-cell>
          <table:table-cell table:style-name="ce1" office:value-type="float" office:value="0.00065920973">
            <text:p>6.59E-004</text:p>
          </table:table-cell>
          <table:table-cell table:style-name="ce1" office:value-type="float" office:value="0.0006629761">
            <text:p>6.63E-004</text:p>
          </table:table-cell>
          <table:table-cell table:style-name="ce1" office:value-type="float" office:value="0.0006297918">
            <text:p>6.30E-004</text:p>
          </table:table-cell>
          <table:table-cell table:style-name="ce1" office:value-type="float" office:value="0.0006635996">
            <text:p>6.64E-004</text:p>
          </table:table-cell>
          <table:table-cell table:style-name="ce1" office:value-type="float" office:value="0.0006283021">
            <text:p>6.28E-004</text:p>
          </table:table-cell>
          <table:table-cell table:style-name="ce1" office:value-type="float" office:value="0.0007082645">
            <text:p>7.08E-004</text:p>
          </table:table-cell>
          <table:table-cell table:style-name="ce1" office:value-type="float" office:value="0.0007003116">
            <text:p>7.00E-004</text:p>
          </table:table-cell>
          <table:table-cell table:style-name="ce1" office:value-type="float" office:value="0.0006333389">
            <text:p>6.33E-004</text:p>
          </table:table-cell>
          <table:table-cell table:style-name="ce1" office:value-type="float" office:value="0.00062146765">
            <text:p>6.21E-004</text:p>
          </table:table-cell>
          <table:table-cell table:style-name="ce1" office:value-type="float" office:value="0.000601255">
            <text:p>6.01E-004</text:p>
          </table:table-cell>
          <table:table-cell table:style-name="ce1" office:value-type="float" office:value="0.00060905534">
            <text:p>6.09E-004</text:p>
          </table:table-cell>
          <table:table-cell table:style-name="ce1" office:value-type="float" office:value="0.00060108723">
            <text:p>6.01E-004</text:p>
          </table:table-cell>
          <table:table-cell table:style-name="ce1" office:value-type="float" office:value="0.0005994938">
            <text:p>5.99E-004</text:p>
          </table:table-cell>
          <table:table-cell table:style-name="ce1" office:value-type="float" office:value="0.0005768242">
            <text:p>5.77E-004</text:p>
          </table:table-cell>
          <table:table-cell table:style-name="ce1" office:value-type="float" office:value="0.0005615508">
            <text:p>5.62E-004</text:p>
          </table:table-cell>
          <table:table-cell table:style-name="ce1" office:value-type="float" office:value="0.00055659114">
            <text:p>5.57E-004</text:p>
          </table:table-cell>
          <table:table-cell table:style-name="ce1" office:value-type="float" office:value="0.0005306568">
            <text:p>5.31E-004</text:p>
          </table:table-cell>
          <table:table-cell table:style-name="ce1" office:value-type="float" office:value="0.0005196978">
            <text:p>5.20E-004</text:p>
          </table:table-cell>
          <table:table-cell table:style-name="ce1" office:value-type="float" office:value="0.0005132818">
            <text:p>5.13E-004</text:p>
          </table:table-cell>
          <table:table-cell table:style-name="ce1" office:value-type="float" office:value="0.000506941">
            <text:p>5.07E-004</text:p>
          </table:table-cell>
          <table:table-cell table:style-name="ce1" office:value-type="float" office:value="0.00050892384">
            <text:p>5.09E-004</text:p>
          </table:table-cell>
          <table:table-cell table:style-name="ce1" office:value-type="float" office:value="0.0005088346">
            <text:p>5.09E-004</text:p>
          </table:table-cell>
          <table:table-cell table:style-name="ce1" office:value-type="float" office:value="0.0005095541">
            <text:p>5.10E-004</text:p>
          </table:table-cell>
          <table:table-cell table:style-name="ce1" office:value-type="float" office:value="0.00047259635">
            <text:p>4.73E-004</text:p>
          </table:table-cell>
          <table:table-cell table:style-name="ce1" office:value-type="float" office:value="0.0004522945">
            <text:p>4.52E-004</text:p>
          </table:table-cell>
          <table:table-cell table:style-name="ce1" office:value-type="float" office:value="0.0004608567">
            <text:p>4.61E-004</text:p>
          </table:table-cell>
          <table:table-cell table:style-name="ce1" office:value-type="float" office:value="0.0004679491">
            <text:p>4.68E-004</text:p>
          </table:table-cell>
          <table:table-cell table:style-name="ce1" office:value-type="float" office:value="0.00043374693">
            <text:p>4.34E-004</text:p>
          </table:table-cell>
          <table:table-cell table:style-name="ce1" office:value-type="float" office:value="0.00042418914">
            <text:p>4.24E-004</text:p>
          </table:table-cell>
          <table:table-cell office:value-type="float" office:value="0.00041619255">
            <text:p>4.16E-004</text:p>
          </table:table-cell>
          <table:table-cell office:value-type="float" office:value="0.00040506403">
            <text:p>4.05E-004</text:p>
          </table:table-cell>
          <table:table-cell office:value-type="float" office:value="0.0004111472">
            <text:p>4.11E-004</text:p>
          </table:table-cell>
          <table:table-cell office:value-type="float" office:value="0.0004601848">
            <text:p>4.60E-004</text:p>
          </table:table-cell>
          <table:table-cell office:value-type="float" office:value="0.00041329314">
            <text:p>4.13E-004</text:p>
          </table:table-cell>
          <table:table-cell office:value-type="float" office:value="0.00040344705">
            <text:p>4.03E-004</text:p>
          </table:table-cell>
          <table:table-cell office:value-type="float" office:value="0.00039485213">
            <text:p>3.95E-004</text:p>
          </table:table-cell>
          <table:table-cell office:value-type="float" office:value="0.00038435237">
            <text:p>3.84E-004</text:p>
          </table:table-cell>
          <table:table-cell office:value-type="float" office:value="0.00038125904">
            <text:p>3.81E-004</text:p>
          </table:table-cell>
          <table:table-cell office:value-type="float" office:value="0.00038075252">
            <text:p>3.81E-004</text:p>
          </table:table-cell>
          <table:table-cell office:value-type="float" office:value="0.00039282377">
            <text:p>3.93E-004</text:p>
          </table:table-cell>
          <table:table-cell office:value-type="float" office:value="0.00036268213">
            <text:p>3.63E-004</text:p>
          </table:table-cell>
          <table:table-cell office:value-type="float" office:value="0.0003477774">
            <text:p>3.48E-004</text:p>
          </table:table-cell>
          <table:table-cell office:value-type="float" office:value="0.00034522463">
            <text:p>3.45E-004</text:p>
          </table:table-cell>
          <table:table-cell office:value-type="float" office:value="0.00034514826">
            <text:p>3.45E-004</text:p>
          </table:table-cell>
          <table:table-cell office:value-type="float" office:value="0.00034499183">
            <text:p>3.45E-004</text:p>
          </table:table-cell>
          <table:table-cell office:value-type="float" office:value="0.0003460653">
            <text:p>3.46E-004</text:p>
          </table:table-cell>
          <table:table-cell office:value-type="float" office:value="0.00034745378">
            <text:p>3.47E-004</text:p>
          </table:table-cell>
          <table:table-cell office:value-type="float" office:value="0.0003498891">
            <text:p>3.50E-004</text:p>
          </table:table-cell>
          <table:table-cell office:value-type="float" office:value="0.0003504325">
            <text:p>3.50E-004</text:p>
          </table:table-cell>
          <table:table-cell office:value-type="float" office:value="0.00035093067">
            <text:p>3.51E-004</text:p>
          </table:table-cell>
          <table:table-cell office:value-type="float" office:value="0.00035186904">
            <text:p>3.52E-004</text:p>
          </table:table-cell>
          <table:table-cell office:value-type="float" office:value="0.0003538458">
            <text:p>3.54E-004</text:p>
          </table:table-cell>
          <table:table-cell office:value-type="float" office:value="0.0003551298">
            <text:p>3.55E-004</text:p>
          </table:table-cell>
          <table:table-cell office:value-type="float" office:value="0.00035581624">
            <text:p>3.56E-004</text:p>
          </table:table-cell>
          <table:table-cell office:value-type="float" office:value="0.00035687757">
            <text:p>3.57E-004</text:p>
          </table:table-cell>
          <table:table-cell office:value-type="float" office:value="0.00035824528">
            <text:p>3.58E-004</text:p>
          </table:table-cell>
          <table:table-cell office:value-type="float" office:value="0.00036039317">
            <text:p>3.60E-004</text:p>
          </table:table-cell>
          <table:table-cell office:value-type="float" office:value="0.00036033508">
            <text:p>3.60E-004</text:p>
          </table:table-cell>
          <table:table-cell office:value-type="float" office:value="0.0003610936">
            <text:p>3.61E-004</text:p>
          </table:table-cell>
          <table:table-cell office:value-type="float" office:value="0.00036228434">
            <text:p>3.62E-004</text:p>
          </table:table-cell>
          <table:table-cell office:value-type="float" office:value="0.00036480156">
            <text:p>3.65E-004</text:p>
          </table:table-cell>
          <table:table-cell office:value-type="float" office:value="0.0003657365">
            <text:p>3.66E-004</text:p>
          </table:table-cell>
          <table:table-cell office:value-type="float" office:value="0.00036619217">
            <text:p>3.66E-004</text:p>
          </table:table-cell>
          <table:table-cell office:value-type="float" office:value="0.00036706237">
            <text:p>3.67E-004</text:p>
          </table:table-cell>
          <table:table-cell/>
        </table:table-row>
        <table:table-row table:style-name="ro1">
          <table:table-cell office:value-type="string">
            <text:p>/mnt/share/Music/Albums/Al DiMeola/Al DiMeola - Elegant Gypsy/06 - Elegant Gypsy Suite.mp3</text:p>
          </table:table-cell>
          <table:table-cell office:value-type="float" office:value="0.046196636">
            <text:p>0.046196636</text:p>
          </table:table-cell>
          <table:table-cell office:value-type="float" office:value="0.11109481">
            <text:p>0.11109481</text:p>
          </table:table-cell>
          <table:table-cell office:value-type="float" office:value="0.101092786">
            <text:p>0.101092786</text:p>
          </table:table-cell>
          <table:table-cell office:value-type="float" office:value="0.06708149">
            <text:p>0.06708149</text:p>
          </table:table-cell>
          <table:table-cell office:value-type="float" office:value="0.038160745">
            <text:p>0.038160745</text:p>
          </table:table-cell>
          <table:table-cell office:value-type="float" office:value="0.04300955">
            <text:p>0.04300955</text:p>
          </table:table-cell>
          <table:table-cell office:value-type="float" office:value="0.026316147">
            <text:p>0.026316147</text:p>
          </table:table-cell>
          <table:table-cell office:value-type="float" office:value="0.030640565">
            <text:p>0.030640565</text:p>
          </table:table-cell>
          <table:table-cell office:value-type="float" office:value="0.029292079">
            <text:p>0.029292079</text:p>
          </table:table-cell>
          <table:table-cell office:value-type="float" office:value="0.022664614">
            <text:p>0.022664614</text:p>
          </table:table-cell>
          <table:table-cell office:value-type="float" office:value="0.026933223">
            <text:p>0.026933223</text:p>
          </table:table-cell>
          <table:table-cell office:value-type="float" office:value="0.02848522">
            <text:p>0.02848522</text:p>
          </table:table-cell>
          <table:table-cell office:value-type="float" office:value="0.02327096">
            <text:p>0.02327096</text:p>
          </table:table-cell>
          <table:table-cell office:value-type="float" office:value="0.024695579">
            <text:p>0.024695579</text:p>
          </table:table-cell>
          <table:table-cell office:value-type="float" office:value="0.013141052">
            <text:p>0.013141052</text:p>
          </table:table-cell>
          <table:table-cell office:value-type="float" office:value="0.026105767">
            <text:p>0.026105767</text:p>
          </table:table-cell>
          <table:table-cell office:value-type="float" office:value="0.014938706">
            <text:p>0.014938706</text:p>
          </table:table-cell>
          <table:table-cell office:value-type="float" office:value="0.02447958">
            <text:p>0.02447958</text:p>
          </table:table-cell>
          <table:table-cell office:value-type="float" office:value="0.015694497">
            <text:p>0.015694497</text:p>
          </table:table-cell>
          <table:table-cell office:value-type="float" office:value="0.015493407">
            <text:p>0.015493407</text:p>
          </table:table-cell>
          <table:table-cell office:value-type="float" office:value="0.024137076">
            <text:p>0.024137076</text:p>
          </table:table-cell>
          <table:table-cell office:value-type="float" office:value="0.014132022">
            <text:p>0.014132022</text:p>
          </table:table-cell>
          <table:table-cell office:value-type="float" office:value="0.018920515">
            <text:p>0.018920515</text:p>
          </table:table-cell>
          <table:table-cell office:value-type="float" office:value="0.02082705">
            <text:p>0.02082705</text:p>
          </table:table-cell>
          <table:table-cell office:value-type="float" office:value="0.0142853465">
            <text:p>0.0142853465</text:p>
          </table:table-cell>
          <table:table-cell office:value-type="float" office:value="0.023352755">
            <text:p>0.023352755</text:p>
          </table:table-cell>
          <table:table-cell office:value-type="float" office:value="0.022583116">
            <text:p>0.022583116</text:p>
          </table:table-cell>
          <table:table-cell office:value-type="float" office:value="0.01946123">
            <text:p>0.01946123</text:p>
          </table:table-cell>
          <table:table-cell office:value-type="float" office:value="0.020523319">
            <text:p>0.020523319</text:p>
          </table:table-cell>
          <table:table-cell office:value-type="float" office:value="0.017639732">
            <text:p>0.017639732</text:p>
          </table:table-cell>
          <table:table-cell office:value-type="float" office:value="0.02388221">
            <text:p>0.02388221</text:p>
          </table:table-cell>
          <table:table-cell office:value-type="float" office:value="0.01473936">
            <text:p>0.01473936</text:p>
          </table:table-cell>
          <table:table-cell office:value-type="float" office:value="0.012527363">
            <text:p>0.012527363</text:p>
          </table:table-cell>
          <table:table-cell office:value-type="float" office:value="0.013577963">
            <text:p>0.013577963</text:p>
          </table:table-cell>
          <table:table-cell office:value-type="float" office:value="0.022962933">
            <text:p>0.022962933</text:p>
          </table:table-cell>
          <table:table-cell office:value-type="float" office:value="0.014490514">
            <text:p>0.014490514</text:p>
          </table:table-cell>
          <table:table-cell office:value-type="float" office:value="0.014503568">
            <text:p>0.014503568</text:p>
          </table:table-cell>
          <table:table-cell office:value-type="float" office:value="0.011640705">
            <text:p>0.011640705</text:p>
          </table:table-cell>
          <table:table-cell office:value-type="float" office:value="0.016469412">
            <text:p>0.016469412</text:p>
          </table:table-cell>
          <table:table-cell office:value-type="float" office:value="0.01623529">
            <text:p>0.01623529</text:p>
          </table:table-cell>
          <table:table-cell office:value-type="float" office:value="0.021943795">
            <text:p>0.021943795</text:p>
          </table:table-cell>
          <table:table-cell office:value-type="float" office:value="0.019603137">
            <text:p>0.019603137</text:p>
          </table:table-cell>
          <table:table-cell office:value-type="float" office:value="0.013292899">
            <text:p>0.013292899</text:p>
          </table:table-cell>
          <table:table-cell office:value-type="float" office:value="0.013635472">
            <text:p>0.013635472</text:p>
          </table:table-cell>
          <table:table-cell office:value-type="float" office:value="0.013956389">
            <text:p>0.013956389</text:p>
          </table:table-cell>
          <table:table-cell office:value-type="float" office:value="0.019614806">
            <text:p>0.019614806</text:p>
          </table:table-cell>
          <table:table-cell office:value-type="float" office:value="0.017325778">
            <text:p>0.017325778</text:p>
          </table:table-cell>
          <table:table-cell office:value-type="float" office:value="0.014176627">
            <text:p>0.014176627</text:p>
          </table:table-cell>
          <table:table-cell office:value-type="float" office:value="0.012849338">
            <text:p>0.012849338</text:p>
          </table:table-cell>
          <table:table-cell office:value-type="float" office:value="0.01194016">
            <text:p>0.01194016</text:p>
          </table:table-cell>
          <table:table-cell office:value-type="float" office:value="0.013030456">
            <text:p>0.013030456</text:p>
          </table:table-cell>
          <table:table-cell office:value-type="float" office:value="0.014176853">
            <text:p>0.014176853</text:p>
          </table:table-cell>
          <table:table-cell office:value-type="float" office:value="0.014468269">
            <text:p>0.014468269</text:p>
          </table:table-cell>
          <table:table-cell office:value-type="float" office:value="0.0142880585">
            <text:p>0.0142880585</text:p>
          </table:table-cell>
          <table:table-cell office:value-type="float" office:value="0.015241605">
            <text:p>0.015241605</text:p>
          </table:table-cell>
          <table:table-cell office:value-type="float" office:value="0.01366058">
            <text:p>0.01366058</text:p>
          </table:table-cell>
          <table:table-cell office:value-type="float" office:value="0.0133763505">
            <text:p>0.0133763505</text:p>
          </table:table-cell>
          <table:table-cell office:value-type="float" office:value="0.015158303">
            <text:p>0.015158303</text:p>
          </table:table-cell>
          <table:table-cell office:value-type="float" office:value="0.014749969">
            <text:p>0.014749969</text:p>
          </table:table-cell>
          <table:table-cell office:value-type="float" office:value="0.0131129855">
            <text:p>0.0131129855</text:p>
          </table:table-cell>
          <table:table-cell office:value-type="float" office:value="0.013243979">
            <text:p>0.013243979</text:p>
          </table:table-cell>
          <table:table-cell office:value-type="float" office:value="0.014549732">
            <text:p>0.014549732</text:p>
          </table:table-cell>
          <table:table-cell office:value-type="float" office:value="0.014450217">
            <text:p>0.014450217</text:p>
          </table:table-cell>
          <table:table-cell office:value-type="float" office:value="0.0119684385">
            <text:p>0.0119684385</text:p>
          </table:table-cell>
          <table:table-cell office:value-type="float" office:value="0.012648509">
            <text:p>0.012648509</text:p>
          </table:table-cell>
          <table:table-cell office:value-type="float" office:value="0.012486489">
            <text:p>0.012486489</text:p>
          </table:table-cell>
          <table:table-cell office:value-type="float" office:value="0.011162432">
            <text:p>0.011162432</text:p>
          </table:table-cell>
          <table:table-cell office:value-type="float" office:value="0.013607718">
            <text:p>0.013607718</text:p>
          </table:table-cell>
          <table:table-cell office:value-type="float" office:value="0.016264452">
            <text:p>0.016264452</text:p>
          </table:table-cell>
          <table:table-cell office:value-type="float" office:value="0.01581789">
            <text:p>0.01581789</text:p>
          </table:table-cell>
          <table:table-cell office:value-type="float" office:value="0.013376101">
            <text:p>0.013376101</text:p>
          </table:table-cell>
          <table:table-cell office:value-type="float" office:value="0.011672151">
            <text:p>0.011672151</text:p>
          </table:table-cell>
          <table:table-cell office:value-type="float" office:value="0.01556428">
            <text:p>0.01556428</text:p>
          </table:table-cell>
          <table:table-cell office:value-type="float" office:value="0.013446283">
            <text:p>0.013446283</text:p>
          </table:table-cell>
          <table:table-cell office:value-type="float" office:value="0.013086163">
            <text:p>0.013086163</text:p>
          </table:table-cell>
          <table:table-cell office:value-type="float" office:value="0.011336916">
            <text:p>0.011336916</text:p>
          </table:table-cell>
          <table:table-cell office:value-type="float" office:value="0.0137300445">
            <text:p>0.0137300445</text:p>
          </table:table-cell>
          <table:table-cell office:value-type="float" office:value="0.014235663">
            <text:p>0.014235663</text:p>
          </table:table-cell>
          <table:table-cell office:value-type="float" office:value="0.012068489">
            <text:p>0.012068489</text:p>
          </table:table-cell>
          <table:table-cell office:value-type="float" office:value="0.011595791">
            <text:p>0.011595791</text:p>
          </table:table-cell>
          <table:table-cell office:value-type="float" office:value="0.013622666">
            <text:p>0.013622666</text:p>
          </table:table-cell>
          <table:table-cell office:value-type="float" office:value="0.0140409665">
            <text:p>0.0140409665</text:p>
          </table:table-cell>
          <table:table-cell office:value-type="float" office:value="0.011188615">
            <text:p>0.011188615</text:p>
          </table:table-cell>
          <table:table-cell office:value-type="float" office:value="0.0118112005">
            <text:p>0.0118112005</text:p>
          </table:table-cell>
          <table:table-cell office:value-type="float" office:value="0.011938953">
            <text:p>0.011938953</text:p>
          </table:table-cell>
          <table:table-cell office:value-type="float" office:value="0.013605548">
            <text:p>0.013605548</text:p>
          </table:table-cell>
          <table:table-cell office:value-type="float" office:value="0.014295044">
            <text:p>0.014295044</text:p>
          </table:table-cell>
          <table:table-cell office:value-type="float" office:value="0.01169618">
            <text:p>0.01169618</text:p>
          </table:table-cell>
          <table:table-cell office:value-type="float" office:value="0.010834224">
            <text:p>0.010834224</text:p>
          </table:table-cell>
          <table:table-cell office:value-type="float" office:value="0.0112824645">
            <text:p>0.0112824645</text:p>
          </table:table-cell>
          <table:table-cell office:value-type="float" office:value="0.010539572">
            <text:p>0.010539572</text:p>
          </table:table-cell>
          <table:table-cell office:value-type="float" office:value="0.014266455">
            <text:p>0.014266455</text:p>
          </table:table-cell>
          <table:table-cell office:value-type="float" office:value="0.011811194">
            <text:p>0.011811194</text:p>
          </table:table-cell>
          <table:table-cell office:value-type="float" office:value="0.012806259">
            <text:p>0.012806259</text:p>
          </table:table-cell>
          <table:table-cell office:value-type="float" office:value="0.012838935">
            <text:p>0.012838935</text:p>
          </table:table-cell>
          <table:table-cell office:value-type="float" office:value="0.010710719">
            <text:p>0.010710719</text:p>
          </table:table-cell>
          <table:table-cell office:value-type="float" office:value="0.010809319">
            <text:p>0.010809319</text:p>
          </table:table-cell>
          <table:table-cell office:value-type="float" office:value="0.0118988035">
            <text:p>0.0118988035</text:p>
          </table:table-cell>
          <table:table-cell office:value-type="float" office:value="0.011665624">
            <text:p>0.011665624</text:p>
          </table:table-cell>
          <table:table-cell office:value-type="float" office:value="0.009756809">
            <text:p>0.009756809</text:p>
          </table:table-cell>
          <table:table-cell office:value-type="float" office:value="0.012658048">
            <text:p>0.012658048</text:p>
          </table:table-cell>
          <table:table-cell office:value-type="float" office:value="0.012577684">
            <text:p>0.012577684</text:p>
          </table:table-cell>
          <table:table-cell office:value-type="float" office:value="0.010666457">
            <text:p>0.010666457</text:p>
          </table:table-cell>
          <table:table-cell office:value-type="float" office:value="0.0146319205">
            <text:p>0.0146319205</text:p>
          </table:table-cell>
          <table:table-cell office:value-type="float" office:value="0.013491907">
            <text:p>0.013491907</text:p>
          </table:table-cell>
          <table:table-cell office:value-type="float" office:value="0.009935031">
            <text:p>0.009935031</text:p>
          </table:table-cell>
          <table:table-cell office:value-type="float" office:value="0.013930979">
            <text:p>0.013930979</text:p>
          </table:table-cell>
          <table:table-cell office:value-type="float" office:value="0.012490004">
            <text:p>0.012490004</text:p>
          </table:table-cell>
          <table:table-cell office:value-type="float" office:value="0.011603636">
            <text:p>0.011603636</text:p>
          </table:table-cell>
          <table:table-cell office:value-type="float" office:value="0.010491657">
            <text:p>0.010491657</text:p>
          </table:table-cell>
          <table:table-cell office:value-type="float" office:value="0.0112533355">
            <text:p>0.0112533355</text:p>
          </table:table-cell>
          <table:table-cell office:value-type="float" office:value="0.01017731">
            <text:p>0.01017731</text:p>
          </table:table-cell>
          <table:table-cell office:value-type="float" office:value="0.012675013">
            <text:p>0.012675013</text:p>
          </table:table-cell>
          <table:table-cell office:value-type="float" office:value="0.011657448">
            <text:p>0.011657448</text:p>
          </table:table-cell>
          <table:table-cell office:value-type="float" office:value="0.011772898">
            <text:p>0.011772898</text:p>
          </table:table-cell>
          <table:table-cell office:value-type="float" office:value="0.012968607">
            <text:p>0.012968607</text:p>
          </table:table-cell>
          <table:table-cell office:value-type="float" office:value="0.009855958">
            <text:p>0.009855958</text:p>
          </table:table-cell>
          <table:table-cell office:value-type="float" office:value="0.011997303">
            <text:p>0.011997303</text:p>
          </table:table-cell>
          <table:table-cell office:value-type="float" office:value="0.009915415">
            <text:p>0.009915415</text:p>
          </table:table-cell>
          <table:table-cell office:value-type="float" office:value="0.014111675">
            <text:p>0.014111675</text:p>
          </table:table-cell>
          <table:table-cell office:value-type="float" office:value="0.012893936">
            <text:p>0.012893936</text:p>
          </table:table-cell>
          <table:table-cell office:value-type="float" office:value="0.012751538">
            <text:p>0.012751538</text:p>
          </table:table-cell>
          <table:table-cell office:value-type="float" office:value="0.010872649">
            <text:p>0.010872649</text:p>
          </table:table-cell>
          <table:table-cell office:value-type="float" office:value="0.011494601">
            <text:p>0.011494601</text:p>
          </table:table-cell>
          <table:table-cell office:value-type="float" office:value="0.008687983">
            <text:p>0.008687983</text:p>
          </table:table-cell>
          <table:table-cell office:value-type="float" office:value="0.012241876">
            <text:p>0.012241876</text:p>
          </table:table-cell>
          <table:table-cell office:value-type="float" office:value="0.013156441">
            <text:p>0.013156441</text:p>
          </table:table-cell>
          <table:table-cell office:value-type="float" office:value="0.010466898">
            <text:p>0.010466898</text:p>
          </table:table-cell>
          <table:table-cell office:value-type="float" office:value="0.009621306">
            <text:p>0.009621306</text:p>
          </table:table-cell>
          <table:table-cell office:value-type="float" office:value="0.0097256955">
            <text:p>0.0097256955</text:p>
          </table:table-cell>
          <table:table-cell office:value-type="float" office:value="0.009259932">
            <text:p>0.009259932</text:p>
          </table:table-cell>
          <table:table-cell office:value-type="float" office:value="0.009665775">
            <text:p>0.009665775</text:p>
          </table:table-cell>
          <table:table-cell office:value-type="float" office:value="0.011482414">
            <text:p>0.011482414</text:p>
          </table:table-cell>
          <table:table-cell office:value-type="float" office:value="0.009882517">
            <text:p>0.009882517</text:p>
          </table:table-cell>
          <table:table-cell office:value-type="float" office:value="0.011773354">
            <text:p>0.011773354</text:p>
          </table:table-cell>
          <table:table-cell office:value-type="float" office:value="0.010570723">
            <text:p>0.010570723</text:p>
          </table:table-cell>
          <table:table-cell office:value-type="float" office:value="0.008919995">
            <text:p>0.008919995</text:p>
          </table:table-cell>
          <table:table-cell office:value-type="float" office:value="0.008051079">
            <text:p>0.008051079</text:p>
          </table:table-cell>
          <table:table-cell office:value-type="float" office:value="0.007992778">
            <text:p>0.007992778</text:p>
          </table:table-cell>
          <table:table-cell office:value-type="float" office:value="0.00828455">
            <text:p>0.00828455</text:p>
          </table:table-cell>
          <table:table-cell office:value-type="float" office:value="0.008439633">
            <text:p>0.008439633</text:p>
          </table:table-cell>
          <table:table-cell office:value-type="float" office:value="0.009224608">
            <text:p>0.009224608</text:p>
          </table:table-cell>
          <table:table-cell office:value-type="float" office:value="0.010518918">
            <text:p>0.010518918</text:p>
          </table:table-cell>
          <table:table-cell office:value-type="float" office:value="0.008305229">
            <text:p>0.008305229</text:p>
          </table:table-cell>
          <table:table-cell office:value-type="float" office:value="0.0080259">
            <text:p>0.0080259</text:p>
          </table:table-cell>
          <table:table-cell office:value-type="float" office:value="0.0072431103">
            <text:p>0.0072431103</text:p>
          </table:table-cell>
          <table:table-cell office:value-type="float" office:value="0.0068284795">
            <text:p>0.0068284795</text:p>
          </table:table-cell>
          <table:table-cell office:value-type="float" office:value="0.0071055414">
            <text:p>0.0071055414</text:p>
          </table:table-cell>
          <table:table-cell office:value-type="float" office:value="0.0077131432">
            <text:p>0.0077131432</text:p>
          </table:table-cell>
          <table:table-cell office:value-type="float" office:value="0.007249096">
            <text:p>0.007249096</text:p>
          </table:table-cell>
          <table:table-cell office:value-type="float" office:value="0.009198055">
            <text:p>0.009198055</text:p>
          </table:table-cell>
          <table:table-cell office:value-type="float" office:value="0.0072963755">
            <text:p>0.0072963755</text:p>
          </table:table-cell>
          <table:table-cell office:value-type="float" office:value="0.009877791">
            <text:p>0.009877791</text:p>
          </table:table-cell>
          <table:table-cell office:value-type="float" office:value="0.0071484535">
            <text:p>0.0071484535</text:p>
          </table:table-cell>
          <table:table-cell office:value-type="float" office:value="0.0057792948">
            <text:p>0.0057792948</text:p>
          </table:table-cell>
          <table:table-cell office:value-type="float" office:value="0.0064153937">
            <text:p>0.0064153937</text:p>
          </table:table-cell>
          <table:table-cell office:value-type="float" office:value="0.0067416853">
            <text:p>0.0067416853</text:p>
          </table:table-cell>
          <table:table-cell office:value-type="float" office:value="0.00673856">
            <text:p>0.00673856</text:p>
          </table:table-cell>
          <table:table-cell office:value-type="float" office:value="0.0073330626">
            <text:p>0.0073330626</text:p>
          </table:table-cell>
          <table:table-cell office:value-type="float" office:value="0.0063383556">
            <text:p>0.0063383556</text:p>
          </table:table-cell>
          <table:table-cell office:value-type="float" office:value="0.0068081184">
            <text:p>0.0068081184</text:p>
          </table:table-cell>
          <table:table-cell office:value-type="float" office:value="0.0056291283">
            <text:p>0.0056291283</text:p>
          </table:table-cell>
          <table:table-cell office:value-type="float" office:value="0.0053578666">
            <text:p>0.0053578666</text:p>
          </table:table-cell>
          <table:table-cell office:value-type="float" office:value="0.0057940492">
            <text:p>0.0057940492</text:p>
          </table:table-cell>
          <table:table-cell office:value-type="float" office:value="0.005996091">
            <text:p>0.005996091</text:p>
          </table:table-cell>
          <table:table-cell office:value-type="float" office:value="0.00596216">
            <text:p>0.00596216</text:p>
          </table:table-cell>
          <table:table-cell office:value-type="float" office:value="0.005629088">
            <text:p>0.005629088</text:p>
          </table:table-cell>
          <table:table-cell office:value-type="float" office:value="0.006114023">
            <text:p>0.006114023</text:p>
          </table:table-cell>
          <table:table-cell office:value-type="float" office:value="0.0053007966">
            <text:p>0.0053007966</text:p>
          </table:table-cell>
          <table:table-cell office:value-type="float" office:value="0.0052914806">
            <text:p>0.0052914806</text:p>
          </table:table-cell>
          <table:table-cell office:value-type="float" office:value="0.004924347">
            <text:p>0.004924347</text:p>
          </table:table-cell>
          <table:table-cell office:value-type="float" office:value="0.0053802687">
            <text:p>0.0053802687</text:p>
          </table:table-cell>
          <table:table-cell office:value-type="float" office:value="0.0053818384">
            <text:p>0.0053818384</text:p>
          </table:table-cell>
          <table:table-cell office:value-type="float" office:value="0.004556228">
            <text:p>0.004556228</text:p>
          </table:table-cell>
          <table:table-cell office:value-type="float" office:value="0.0040892684">
            <text:p>0.0040892684</text:p>
          </table:table-cell>
          <table:table-cell office:value-type="float" office:value="0.004937508">
            <text:p>0.004937508</text:p>
          </table:table-cell>
          <table:table-cell office:value-type="float" office:value="0.004662293">
            <text:p>0.004662293</text:p>
          </table:table-cell>
          <table:table-cell office:value-type="float" office:value="0.00437479">
            <text:p>0.00437479</text:p>
          </table:table-cell>
          <table:table-cell office:value-type="float" office:value="0.0041748304">
            <text:p>0.0041748304</text:p>
          </table:table-cell>
          <table:table-cell office:value-type="float" office:value="0.00469121">
            <text:p>0.00469121</text:p>
          </table:table-cell>
          <table:table-cell office:value-type="float" office:value="0.004321408">
            <text:p>0.004321408</text:p>
          </table:table-cell>
          <table:table-cell office:value-type="float" office:value="0.0051120757">
            <text:p>0.0051120757</text:p>
          </table:table-cell>
          <table:table-cell office:value-type="float" office:value="0.0047505493">
            <text:p>0.0047505493</text:p>
          </table:table-cell>
          <table:table-cell office:value-type="float" office:value="0.0039301766">
            <text:p>0.0039301766</text:p>
          </table:table-cell>
          <table:table-cell office:value-type="float" office:value="0.0041099647">
            <text:p>0.0041099647</text:p>
          </table:table-cell>
          <table:table-cell office:value-type="float" office:value="0.0037220304">
            <text:p>0.0037220304</text:p>
          </table:table-cell>
          <table:table-cell office:value-type="float" office:value="0.0031883442">
            <text:p>0.0031883442</text:p>
          </table:table-cell>
          <table:table-cell office:value-type="float" office:value="0.003213693">
            <text:p>0.003213693</text:p>
          </table:table-cell>
          <table:table-cell office:value-type="float" office:value="0.0031268846">
            <text:p>0.0031268846</text:p>
          </table:table-cell>
          <table:table-cell office:value-type="float" office:value="0.0031569747">
            <text:p>0.0031569747</text:p>
          </table:table-cell>
          <table:table-cell office:value-type="float" office:value="0.0034836323">
            <text:p>0.0034836323</text:p>
          </table:table-cell>
          <table:table-cell office:value-type="float" office:value="0.0034358616">
            <text:p>0.0034358616</text:p>
          </table:table-cell>
          <table:table-cell office:value-type="float" office:value="0.003179904">
            <text:p>0.003179904</text:p>
          </table:table-cell>
          <table:table-cell office:value-type="float" office:value="0.0029565196">
            <text:p>0.0029565196</text:p>
          </table:table-cell>
          <table:table-cell office:value-type="float" office:value="0.0024976677">
            <text:p>0.0024976677</text:p>
          </table:table-cell>
          <table:table-cell office:value-type="float" office:value="0.0025416077">
            <text:p>0.0025416077</text:p>
          </table:table-cell>
          <table:table-cell office:value-type="float" office:value="0.0026468695">
            <text:p>0.0026468695</text:p>
          </table:table-cell>
          <table:table-cell office:value-type="float" office:value="0.002554369">
            <text:p>0.002554369</text:p>
          </table:table-cell>
          <table:table-cell office:value-type="float" office:value="0.0024303694">
            <text:p>0.0024303694</text:p>
          </table:table-cell>
          <table:table-cell office:value-type="float" office:value="0.002515076">
            <text:p>0.002515076</text:p>
          </table:table-cell>
          <table:table-cell office:value-type="float" office:value="0.0026133386">
            <text:p>0.0026133386</text:p>
          </table:table-cell>
          <table:table-cell office:value-type="float" office:value="0.0024721252">
            <text:p>0.0024721252</text:p>
          </table:table-cell>
          <table:table-cell office:value-type="float" office:value="0.002985319">
            <text:p>0.002985319</text:p>
          </table:table-cell>
          <table:table-cell office:value-type="float" office:value="0.0028668807">
            <text:p>0.0028668807</text:p>
          </table:table-cell>
          <table:table-cell office:value-type="float" office:value="0.0024268187">
            <text:p>0.0024268187</text:p>
          </table:table-cell>
          <table:table-cell office:value-type="float" office:value="0.0023746565">
            <text:p>0.0023746565</text:p>
          </table:table-cell>
          <table:table-cell office:value-type="float" office:value="0.0023838796">
            <text:p>0.0023838796</text:p>
          </table:table-cell>
          <table:table-cell office:value-type="float" office:value="0.0021745504">
            <text:p>0.0021745504</text:p>
          </table:table-cell>
          <table:table-cell office:value-type="float" office:value="0.0019327825">
            <text:p>0.0019327825</text:p>
          </table:table-cell>
          <table:table-cell office:value-type="float" office:value="0.001908369">
            <text:p>0.001908369</text:p>
          </table:table-cell>
          <table:table-cell office:value-type="float" office:value="0.0019281828">
            <text:p>0.0019281828</text:p>
          </table:table-cell>
          <table:table-cell office:value-type="float" office:value="0.0022559199">
            <text:p>0.0022559199</text:p>
          </table:table-cell>
          <table:table-cell office:value-type="float" office:value="0.0023228095">
            <text:p>0.0023228095</text:p>
          </table:table-cell>
          <table:table-cell office:value-type="float" office:value="0.0020642243">
            <text:p>0.0020642243</text:p>
          </table:table-cell>
          <table:table-cell office:value-type="float" office:value="0.0022213561">
            <text:p>0.0022213561</text:p>
          </table:table-cell>
          <table:table-cell office:value-type="float" office:value="0.0022043358">
            <text:p>0.0022043358</text:p>
          </table:table-cell>
          <table:table-cell office:value-type="float" office:value="0.0019299523">
            <text:p>0.0019299523</text:p>
          </table:table-cell>
          <table:table-cell office:value-type="float" office:value="0.0016156595">
            <text:p>0.0016156595</text:p>
          </table:table-cell>
          <table:table-cell office:value-type="float" office:value="0.0014523034">
            <text:p>0.0014523034</text:p>
          </table:table-cell>
          <table:table-cell office:value-type="float" office:value="0.001431556">
            <text:p>0.001431556</text:p>
          </table:table-cell>
          <table:table-cell table:style-name="Default" office:value-type="float" office:value="0.0014820388">
            <text:p>0.0014820388</text:p>
          </table:table-cell>
          <table:table-cell table:style-name="Default" office:value-type="float" office:value="0.0016678296">
            <text:p>0.0016678296</text:p>
          </table:table-cell>
          <table:table-cell table:style-name="Default" office:value-type="float" office:value="0.0015905839">
            <text:p>0.0015905839</text:p>
          </table:table-cell>
          <table:table-cell table:style-name="Default" office:value-type="float" office:value="0.0014766852">
            <text:p>0.0014766852</text:p>
          </table:table-cell>
          <table:table-cell table:style-name="Default" office:value-type="float" office:value="0.0015936604">
            <text:p>0.0015936604</text:p>
          </table:table-cell>
          <table:table-cell table:style-name="Default" office:value-type="float" office:value="0.0015445349">
            <text:p>0.0015445349</text:p>
          </table:table-cell>
          <table:table-cell table:style-name="Default" office:value-type="float" office:value="0.0014389752">
            <text:p>0.0014389752</text:p>
          </table:table-cell>
          <table:table-cell table:style-name="Default" office:value-type="float" office:value="0.0011822394">
            <text:p>0.0011822394</text:p>
          </table:table-cell>
          <table:table-cell table:style-name="Default" office:value-type="float" office:value="0.0011046289">
            <text:p>0.0011046289</text:p>
          </table:table-cell>
          <table:table-cell table:style-name="Default" office:value-type="float" office:value="0.0011438134">
            <text:p>0.0011438134</text:p>
          </table:table-cell>
          <table:table-cell table:style-name="Default" office:value-type="float" office:value="0.0011013969">
            <text:p>0.0011013969</text:p>
          </table:table-cell>
          <table:table-cell table:style-name="Default" office:value-type="float" office:value="0.0010518669">
            <text:p>0.0010518669</text:p>
          </table:table-cell>
          <table:table-cell office:value-type="float" office:value="0.0008798706">
            <text:p>8.80E-004</text:p>
          </table:table-cell>
          <table:table-cell office:value-type="float" office:value="0.0008041362">
            <text:p>8.04E-004</text:p>
          </table:table-cell>
          <table:table-cell office:value-type="float" office:value="0.0007972932">
            <text:p>7.97E-004</text:p>
          </table:table-cell>
          <table:table-cell office:value-type="float" office:value="0.00079439976">
            <text:p>7.94E-004</text:p>
          </table:table-cell>
          <table:table-cell office:value-type="float" office:value="0.0007956211">
            <text:p>7.96E-004</text:p>
          </table:table-cell>
          <table:table-cell office:value-type="float" office:value="0.00079681765">
            <text:p>7.97E-004</text:p>
          </table:table-cell>
          <table:table-cell office:value-type="float" office:value="0.00080087595">
            <text:p>8.01E-004</text:p>
          </table:table-cell>
          <table:table-cell office:value-type="float" office:value="0.0008027082">
            <text:p>8.03E-004</text:p>
          </table:table-cell>
          <table:table-cell office:value-type="float" office:value="0.00080442196">
            <text:p>8.04E-004</text:p>
          </table:table-cell>
          <table:table-cell office:value-type="float" office:value="0.0008063878">
            <text:p>8.06E-004</text:p>
          </table:table-cell>
          <table:table-cell office:value-type="float" office:value="0.0008096717">
            <text:p>8.10E-004</text:p>
          </table:table-cell>
          <table:table-cell office:value-type="float" office:value="0.0008118913">
            <text:p>8.12E-004</text:p>
          </table:table-cell>
          <table:table-cell office:value-type="float" office:value="0.0008139322">
            <text:p>8.14E-004</text:p>
          </table:table-cell>
          <table:table-cell office:value-type="float" office:value="0.0008162787">
            <text:p>8.16E-004</text:p>
          </table:table-cell>
          <table:table-cell office:value-type="float" office:value="0.0008186758">
            <text:p>8.19E-004</text:p>
          </table:table-cell>
          <table:table-cell office:value-type="float" office:value="0.00082254095">
            <text:p>8.23E-004</text:p>
          </table:table-cell>
          <table:table-cell office:value-type="float" office:value="0.0008246412">
            <text:p>8.25E-004</text:p>
          </table:table-cell>
          <table:table-cell office:value-type="float" office:value="0.0008271459">
            <text:p>8.27E-004</text:p>
          </table:table-cell>
          <table:table-cell office:value-type="float" office:value="0.0008296903">
            <text:p>8.30E-004</text:p>
          </table:table-cell>
          <table:table-cell office:value-type="float" office:value="0.000834589">
            <text:p>8.35E-004</text:p>
          </table:table-cell>
          <table:table-cell office:value-type="float" office:value="0.0008363993">
            <text:p>8.36E-004</text:p>
          </table:table-cell>
          <table:table-cell office:value-type="float" office:value="0.00083826156">
            <text:p>8.38E-004</text:p>
          </table:table-cell>
          <table:table-cell office:value-type="float" office:value="0.0008407784">
            <text:p>8.41E-004</text:p>
          </table:table-cell>
          <table:table-cell/>
        </table:table-row>
        <table:table-row table:style-name="ro1">
          <table:table-cell office:value-type="string">
            <text:p><text:s/>Larry Coryell &amp; Bireli LaGrene - Super Guitar Trio [1990]/Super Guitar Trio - 01 - PSP (Larry Coryell).mp3</text:p>
          </table:table-cell>
          <table:table-cell office:value-type="float" office:value="0.015469045">
            <text:p>0.015469045</text:p>
          </table:table-cell>
          <table:table-cell office:value-type="float" office:value="0.017840927">
            <text:p>0.017840927</text:p>
          </table:table-cell>
          <table:table-cell office:value-type="float" office:value="0.010576567">
            <text:p>0.010576567</text:p>
          </table:table-cell>
          <table:table-cell office:value-type="float" office:value="0.021108722">
            <text:p>0.021108722</text:p>
          </table:table-cell>
          <table:table-cell office:value-type="float" office:value="0.021547424">
            <text:p>0.021547424</text:p>
          </table:table-cell>
          <table:table-cell office:value-type="float" office:value="0.02180159">
            <text:p>0.02180159</text:p>
          </table:table-cell>
          <table:table-cell office:value-type="float" office:value="0.015090995">
            <text:p>0.015090995</text:p>
          </table:table-cell>
          <table:table-cell office:value-type="float" office:value="0.0048672897">
            <text:p>0.0048672897</text:p>
          </table:table-cell>
          <table:table-cell office:value-type="float" office:value="0.0035317044">
            <text:p>0.0035317044</text:p>
          </table:table-cell>
          <table:table-cell office:value-type="float" office:value="0.0065152384">
            <text:p>0.0065152384</text:p>
          </table:table-cell>
          <table:table-cell office:value-type="float" office:value="0.008552039">
            <text:p>0.008552039</text:p>
          </table:table-cell>
          <table:table-cell office:value-type="float" office:value="0.007882767">
            <text:p>0.007882767</text:p>
          </table:table-cell>
          <table:table-cell office:value-type="float" office:value="0.0047786855">
            <text:p>0.0047786855</text:p>
          </table:table-cell>
          <table:table-cell office:value-type="float" office:value="0.0017573088">
            <text:p>0.0017573088</text:p>
          </table:table-cell>
          <table:table-cell office:value-type="float" office:value="0.0024170002">
            <text:p>0.0024170002</text:p>
          </table:table-cell>
          <table:table-cell office:value-type="float" office:value="0.0054943007">
            <text:p>0.0054943007</text:p>
          </table:table-cell>
          <table:table-cell office:value-type="float" office:value="0.0043564932">
            <text:p>0.0043564932</text:p>
          </table:table-cell>
          <table:table-cell office:value-type="float" office:value="0.0044817356">
            <text:p>0.0044817356</text:p>
          </table:table-cell>
          <table:table-cell office:value-type="float" office:value="0.0022147852">
            <text:p>0.0022147852</text:p>
          </table:table-cell>
          <table:table-cell office:value-type="float" office:value="0.0016432604">
            <text:p>0.0016432604</text:p>
          </table:table-cell>
          <table:table-cell office:value-type="float" office:value="0.00435529">
            <text:p>0.00435529</text:p>
          </table:table-cell>
          <table:table-cell office:value-type="float" office:value="0.0035425264">
            <text:p>0.0035425264</text:p>
          </table:table-cell>
          <table:table-cell office:value-type="float" office:value="0.0041806814">
            <text:p>0.0041806814</text:p>
          </table:table-cell>
          <table:table-cell office:value-type="float" office:value="0.0032298013">
            <text:p>0.0032298013</text:p>
          </table:table-cell>
          <table:table-cell office:value-type="float" office:value="0.0012140085">
            <text:p>0.0012140085</text:p>
          </table:table-cell>
          <table:table-cell office:value-type="float" office:value="0.002697069">
            <text:p>0.002697069</text:p>
          </table:table-cell>
          <table:table-cell office:value-type="float" office:value="0.0029983877">
            <text:p>0.0029983877</text:p>
          </table:table-cell>
          <table:table-cell office:value-type="float" office:value="0.0042823735">
            <text:p>0.0042823735</text:p>
          </table:table-cell>
          <table:table-cell office:value-type="float" office:value="0.0023222843">
            <text:p>0.0023222843</text:p>
          </table:table-cell>
          <table:table-cell office:value-type="float" office:value="0.0012040623">
            <text:p>0.0012040623</text:p>
          </table:table-cell>
          <table:table-cell office:value-type="float" office:value="0.002352795">
            <text:p>0.002352795</text:p>
          </table:table-cell>
          <table:table-cell office:value-type="float" office:value="0.0025083513">
            <text:p>0.0025083513</text:p>
          </table:table-cell>
          <table:table-cell office:value-type="float" office:value="0.0026612412">
            <text:p>0.0026612412</text:p>
          </table:table-cell>
          <table:table-cell office:value-type="float" office:value="0.0021508902">
            <text:p>0.0021508902</text:p>
          </table:table-cell>
          <table:table-cell office:value-type="float" office:value="0.0020341591">
            <text:p>0.0020341591</text:p>
          </table:table-cell>
          <table:table-cell office:value-type="float" office:value="0.0011003001">
            <text:p>0.0011003001</text:p>
          </table:table-cell>
          <table:table-cell office:value-type="float" office:value="0.002527183">
            <text:p>0.002527183</text:p>
          </table:table-cell>
          <table:table-cell office:value-type="float" office:value="0.0026028468">
            <text:p>0.0026028468</text:p>
          </table:table-cell>
          <table:table-cell office:value-type="float" office:value="0.0029577801">
            <text:p>0.0029577801</text:p>
          </table:table-cell>
          <table:table-cell office:value-type="float" office:value="0.0014886119">
            <text:p>0.0014886119</text:p>
          </table:table-cell>
          <table:table-cell office:value-type="float" office:value="0.0010185968">
            <text:p>0.0010185968</text:p>
          </table:table-cell>
          <table:table-cell office:value-type="float" office:value="0.0014698497">
            <text:p>0.0014698497</text:p>
          </table:table-cell>
          <table:table-cell office:value-type="float" office:value="0.002183627">
            <text:p>0.002183627</text:p>
          </table:table-cell>
          <table:table-cell office:value-type="float" office:value="0.0022778974">
            <text:p>0.0022778974</text:p>
          </table:table-cell>
          <table:table-cell office:value-type="float" office:value="0.0015504413">
            <text:p>0.0015504413</text:p>
          </table:table-cell>
          <table:table-cell office:value-type="float" office:value="0.0010860687">
            <text:p>0.0010860687</text:p>
          </table:table-cell>
          <table:table-cell table:style-name="ce1" office:value-type="float" office:value="0.0009795527">
            <text:p>9.80E-004</text:p>
          </table:table-cell>
          <table:table-cell office:value-type="float" office:value="0.0015764235">
            <text:p>0.0015764235</text:p>
          </table:table-cell>
          <table:table-cell office:value-type="float" office:value="0.0024832918">
            <text:p>0.0024832918</text:p>
          </table:table-cell>
          <table:table-cell office:value-type="float" office:value="0.0019014283">
            <text:p>0.0019014283</text:p>
          </table:table-cell>
          <table:table-cell office:value-type="float" office:value="0.0011045956">
            <text:p>0.0011045956</text:p>
          </table:table-cell>
          <table:table-cell table:style-name="ce1" office:value-type="float" office:value="0.0007672624">
            <text:p>7.67E-004</text:p>
          </table:table-cell>
          <table:table-cell office:value-type="float" office:value="0.0010817447">
            <text:p>0.0010817447</text:p>
          </table:table-cell>
          <table:table-cell office:value-type="float" office:value="0.001905312">
            <text:p>0.001905312</text:p>
          </table:table-cell>
          <table:table-cell office:value-type="float" office:value="0.0021847927">
            <text:p>0.0021847927</text:p>
          </table:table-cell>
          <table:table-cell office:value-type="float" office:value="0.0014470075">
            <text:p>0.0014470075</text:p>
          </table:table-cell>
          <table:table-cell table:style-name="ce1" office:value-type="float" office:value="0.00071080413">
            <text:p>7.11E-004</text:p>
          </table:table-cell>
          <table:table-cell table:style-name="ce1" office:value-type="float" office:value="0.0009219568">
            <text:p>9.22E-004</text:p>
          </table:table-cell>
          <table:table-cell office:value-type="float" office:value="0.0013330957">
            <text:p>0.0013330957</text:p>
          </table:table-cell>
          <table:table-cell office:value-type="float" office:value="0.0013179072">
            <text:p>0.0013179072</text:p>
          </table:table-cell>
          <table:table-cell office:value-type="float" office:value="0.0013432441">
            <text:p>0.0013432441</text:p>
          </table:table-cell>
          <table:table-cell office:value-type="float" office:value="0.0012135503">
            <text:p>0.0012135503</text:p>
          </table:table-cell>
          <table:table-cell table:style-name="ce1" office:value-type="float" office:value="0.00058808463">
            <text:p>5.88E-004</text:p>
          </table:table-cell>
          <table:table-cell office:value-type="float" office:value="0.0010352066">
            <text:p>0.0010352066</text:p>
          </table:table-cell>
          <table:table-cell office:value-type="float" office:value="0.0013394193">
            <text:p>0.0013394193</text:p>
          </table:table-cell>
          <table:table-cell office:value-type="float" office:value="0.0013239135">
            <text:p>0.0013239135</text:p>
          </table:table-cell>
          <table:table-cell table:style-name="ce1" office:value-type="float" office:value="0.00093609345">
            <text:p>9.36E-004</text:p>
          </table:table-cell>
          <table:table-cell table:style-name="ce1" office:value-type="float" office:value="0.0005330368">
            <text:p>5.33E-004</text:p>
          </table:table-cell>
          <table:table-cell table:style-name="ce1" office:value-type="float" office:value="0.0009469682">
            <text:p>9.47E-004</text:p>
          </table:table-cell>
          <table:table-cell office:value-type="float" office:value="0.0012595425">
            <text:p>0.0012595425</text:p>
          </table:table-cell>
          <table:table-cell office:value-type="float" office:value="0.0011372801">
            <text:p>0.0011372801</text:p>
          </table:table-cell>
          <table:table-cell table:style-name="ce1" office:value-type="float" office:value="0.00092306075">
            <text:p>9.23E-004</text:p>
          </table:table-cell>
          <table:table-cell table:style-name="ce1" office:value-type="float" office:value="0.00059610215">
            <text:p>5.96E-004</text:p>
          </table:table-cell>
          <table:table-cell table:style-name="ce1" office:value-type="float" office:value="0.0005572735">
            <text:p>5.57E-004</text:p>
          </table:table-cell>
          <table:table-cell table:style-name="ce1" office:value-type="float" office:value="0.0009150526">
            <text:p>9.15E-004</text:p>
          </table:table-cell>
          <table:table-cell office:value-type="float" office:value="0.001100431">
            <text:p>0.001100431</text:p>
          </table:table-cell>
          <table:table-cell office:value-type="float" office:value="0.0012378972">
            <text:p>0.0012378972</text:p>
          </table:table-cell>
          <table:table-cell table:style-name="ce1" office:value-type="float" office:value="0.00077289424">
            <text:p>7.73E-004</text:p>
          </table:table-cell>
          <table:table-cell table:style-name="ce1" office:value-type="float" office:value="0.00043153277">
            <text:p>4.32E-004</text:p>
          </table:table-cell>
          <table:table-cell table:style-name="ce1" office:value-type="float" office:value="0.0006921885">
            <text:p>6.92E-004</text:p>
          </table:table-cell>
          <table:table-cell office:value-type="float" office:value="0.0010512497">
            <text:p>0.0010512497</text:p>
          </table:table-cell>
          <table:table-cell office:value-type="float" office:value="0.0011711103">
            <text:p>0.0011711103</text:p>
          </table:table-cell>
          <table:table-cell table:style-name="ce1" office:value-type="float" office:value="0.0009329753">
            <text:p>9.33E-004</text:p>
          </table:table-cell>
          <table:table-cell table:style-name="ce1" office:value-type="float" office:value="0.00049273076">
            <text:p>4.93E-004</text:p>
          </table:table-cell>
          <table:table-cell table:style-name="ce1" office:value-type="float" office:value="0.0005635977">
            <text:p>5.64E-004</text:p>
          </table:table-cell>
          <table:table-cell table:style-name="ce1" office:value-type="float" office:value="0.0009051939">
            <text:p>9.05E-004</text:p>
          </table:table-cell>
          <table:table-cell office:value-type="float" office:value="0.0010661865">
            <text:p>0.0010661865</text:p>
          </table:table-cell>
          <table:table-cell table:style-name="ce1" office:value-type="float" office:value="0.0009430637">
            <text:p>9.43E-004</text:p>
          </table:table-cell>
          <table:table-cell table:style-name="ce1" office:value-type="float" office:value="0.0005798795">
            <text:p>5.80E-004</text:p>
          </table:table-cell>
          <table:table-cell table:style-name="ce1" office:value-type="float" office:value="0.00043355735">
            <text:p>4.34E-004</text:p>
          </table:table-cell>
          <table:table-cell table:style-name="ce1" office:value-type="float" office:value="0.00069077185">
            <text:p>6.91E-004</text:p>
          </table:table-cell>
          <table:table-cell office:value-type="float" office:value="0.0010259922">
            <text:p>0.0010259922</text:p>
          </table:table-cell>
          <table:table-cell office:value-type="float" office:value="0.0010292477">
            <text:p>0.0010292477</text:p>
          </table:table-cell>
          <table:table-cell table:style-name="ce1" office:value-type="float" office:value="0.00068693387">
            <text:p>6.87E-004</text:p>
          </table:table-cell>
          <table:table-cell table:style-name="ce1" office:value-type="float" office:value="0.00042431316">
            <text:p>4.24E-004</text:p>
          </table:table-cell>
          <table:table-cell table:style-name="ce1" office:value-type="float" office:value="0.0005799648">
            <text:p>5.80E-004</text:p>
          </table:table-cell>
          <table:table-cell table:style-name="ce1" office:value-type="float" office:value="0.00079600466">
            <text:p>7.96E-004</text:p>
          </table:table-cell>
          <table:table-cell table:style-name="ce1" office:value-type="float" office:value="0.000990561">
            <text:p>9.91E-004</text:p>
          </table:table-cell>
          <table:table-cell table:style-name="ce1" office:value-type="float" office:value="0.0007680252">
            <text:p>7.68E-004</text:p>
          </table:table-cell>
          <table:table-cell table:style-name="ce1" office:value-type="float" office:value="0.0005071524">
            <text:p>5.07E-004</text:p>
          </table:table-cell>
          <table:table-cell table:style-name="ce1" office:value-type="float" office:value="0.00044686973">
            <text:p>4.47E-004</text:p>
          </table:table-cell>
          <table:table-cell table:style-name="ce1" office:value-type="float" office:value="0.0006507417">
            <text:p>6.51E-004</text:p>
          </table:table-cell>
          <table:table-cell table:style-name="ce1" office:value-type="float" office:value="0.000886576">
            <text:p>8.87E-004</text:p>
          </table:table-cell>
          <table:table-cell table:style-name="ce1" office:value-type="float" office:value="0.00089498283">
            <text:p>8.95E-004</text:p>
          </table:table-cell>
          <table:table-cell table:style-name="ce1" office:value-type="float" office:value="0.0005788221">
            <text:p>5.79E-004</text:p>
          </table:table-cell>
          <table:table-cell table:style-name="ce1" office:value-type="float" office:value="0.0003852042">
            <text:p>3.85E-004</text:p>
          </table:table-cell>
          <table:table-cell table:style-name="ce1" office:value-type="float" office:value="0.0005603381">
            <text:p>5.60E-004</text:p>
          </table:table-cell>
          <table:table-cell table:style-name="ce1" office:value-type="float" office:value="0.00087461626">
            <text:p>8.75E-004</text:p>
          </table:table-cell>
          <table:table-cell table:style-name="ce1" office:value-type="float" office:value="0.00078837114">
            <text:p>7.88E-004</text:p>
          </table:table-cell>
          <table:table-cell table:style-name="ce1" office:value-type="float" office:value="0.00067040836">
            <text:p>6.70E-004</text:p>
          </table:table-cell>
          <table:table-cell table:style-name="ce1" office:value-type="float" office:value="0.00044224923">
            <text:p>4.42E-004</text:p>
          </table:table-cell>
          <table:table-cell table:style-name="ce1" office:value-type="float" office:value="0.00044121323">
            <text:p>4.41E-004</text:p>
          </table:table-cell>
          <table:table-cell table:style-name="ce1" office:value-type="float" office:value="0.0006539919">
            <text:p>6.54E-004</text:p>
          </table:table-cell>
          <table:table-cell table:style-name="ce1" office:value-type="float" office:value="0.00076846674">
            <text:p>7.68E-004</text:p>
          </table:table-cell>
          <table:table-cell table:style-name="ce1" office:value-type="float" office:value="0.0007019108">
            <text:p>7.02E-004</text:p>
          </table:table-cell>
          <table:table-cell table:style-name="ce1" office:value-type="float" office:value="0.0005516201">
            <text:p>5.52E-004</text:p>
          </table:table-cell>
          <table:table-cell table:style-name="ce1" office:value-type="float" office:value="0.00037818775">
            <text:p>3.78E-004</text:p>
          </table:table-cell>
          <table:table-cell table:style-name="ce1" office:value-type="float" office:value="0.000508509">
            <text:p>5.09E-004</text:p>
          </table:table-cell>
          <table:table-cell table:style-name="ce1" office:value-type="float" office:value="0.00067024055">
            <text:p>6.70E-004</text:p>
          </table:table-cell>
          <table:table-cell table:style-name="ce1" office:value-type="float" office:value="0.00073531334">
            <text:p>7.35E-004</text:p>
          </table:table-cell>
          <table:table-cell table:style-name="ce1" office:value-type="float" office:value="0.00054420694">
            <text:p>5.44E-004</text:p>
          </table:table-cell>
          <table:table-cell table:style-name="ce1" office:value-type="float" office:value="0.00035520905">
            <text:p>3.55E-004</text:p>
          </table:table-cell>
          <table:table-cell table:style-name="ce1" office:value-type="float" office:value="0.00047399075">
            <text:p>4.74E-004</text:p>
          </table:table-cell>
          <table:table-cell table:style-name="ce1" office:value-type="float" office:value="0.0007256572">
            <text:p>7.26E-004</text:p>
          </table:table-cell>
          <table:table-cell table:style-name="ce1" office:value-type="float" office:value="0.0006954462">
            <text:p>6.95E-004</text:p>
          </table:table-cell>
          <table:table-cell table:style-name="ce1" office:value-type="float" office:value="0.00056520564">
            <text:p>5.65E-004</text:p>
          </table:table-cell>
          <table:table-cell table:style-name="ce1" office:value-type="float" office:value="0.0004044365">
            <text:p>4.04E-004</text:p>
          </table:table-cell>
          <table:table-cell table:style-name="ce1" office:value-type="float" office:value="0.00036080158">
            <text:p>3.61E-004</text:p>
          </table:table-cell>
          <table:table-cell table:style-name="ce1" office:value-type="float" office:value="0.0005559518">
            <text:p>5.56E-004</text:p>
          </table:table-cell>
          <table:table-cell table:style-name="ce1" office:value-type="float" office:value="0.000648692">
            <text:p>6.49E-004</text:p>
          </table:table-cell>
          <table:table-cell table:style-name="ce1" office:value-type="float" office:value="0.00066596846">
            <text:p>6.66E-004</text:p>
          </table:table-cell>
          <table:table-cell table:style-name="ce1" office:value-type="float" office:value="0.00052069454">
            <text:p>5.21E-004</text:p>
          </table:table-cell>
          <table:table-cell table:style-name="ce1" office:value-type="float" office:value="0.00032798952">
            <text:p>3.28E-004</text:p>
          </table:table-cell>
          <table:table-cell table:style-name="ce1" office:value-type="float" office:value="0.0004482512">
            <text:p>4.48E-004</text:p>
          </table:table-cell>
          <table:table-cell table:style-name="ce1" office:value-type="float" office:value="0.00060847664">
            <text:p>6.08E-004</text:p>
          </table:table-cell>
          <table:table-cell table:style-name="ce1" office:value-type="float" office:value="0.0006121643">
            <text:p>6.12E-004</text:p>
          </table:table-cell>
          <table:table-cell table:style-name="ce1" office:value-type="float" office:value="0.0005323835">
            <text:p>5.32E-004</text:p>
          </table:table-cell>
          <table:table-cell table:style-name="ce1" office:value-type="float" office:value="0.0003659763">
            <text:p>3.66E-004</text:p>
          </table:table-cell>
          <table:table-cell table:style-name="ce1" office:value-type="float" office:value="0.00038532718">
            <text:p>3.85E-004</text:p>
          </table:table-cell>
          <table:table-cell table:style-name="ce1" office:value-type="float" office:value="0.00056025834">
            <text:p>5.60E-004</text:p>
          </table:table-cell>
          <table:table-cell table:style-name="ce1" office:value-type="float" office:value="0.0006090012">
            <text:p>6.09E-004</text:p>
          </table:table-cell>
          <table:table-cell table:style-name="ce1" office:value-type="float" office:value="0.00055736076">
            <text:p>5.57E-004</text:p>
          </table:table-cell>
          <table:table-cell table:style-name="ce1" office:value-type="float" office:value="0.00041586225">
            <text:p>4.16E-004</text:p>
          </table:table-cell>
          <table:table-cell table:style-name="ce1" office:value-type="float" office:value="0.00031629048">
            <text:p>3.16E-004</text:p>
          </table:table-cell>
          <table:table-cell table:style-name="ce1" office:value-type="float" office:value="0.00046853567">
            <text:p>4.69E-004</text:p>
          </table:table-cell>
          <table:table-cell table:style-name="ce1" office:value-type="float" office:value="0.00059969554">
            <text:p>6.00E-004</text:p>
          </table:table-cell>
          <table:table-cell table:style-name="ce1" office:value-type="float" office:value="0.00063436234">
            <text:p>6.34E-004</text:p>
          </table:table-cell>
          <table:table-cell table:style-name="ce1" office:value-type="float" office:value="0.0005143704">
            <text:p>5.14E-004</text:p>
          </table:table-cell>
          <table:table-cell table:style-name="ce1" office:value-type="float" office:value="0.00033502845">
            <text:p>3.35E-004</text:p>
          </table:table-cell>
          <table:table-cell table:style-name="ce1" office:value-type="float" office:value="0.00038648688">
            <text:p>3.86E-004</text:p>
          </table:table-cell>
          <table:table-cell table:style-name="ce1" office:value-type="float" office:value="0.0005281709">
            <text:p>5.28E-004</text:p>
          </table:table-cell>
          <table:table-cell table:style-name="ce1" office:value-type="float" office:value="0.0005751022">
            <text:p>5.75E-004</text:p>
          </table:table-cell>
          <table:table-cell table:style-name="ce1" office:value-type="float" office:value="0.00050261914">
            <text:p>5.03E-004</text:p>
          </table:table-cell>
          <table:table-cell table:style-name="ce1" office:value-type="float" office:value="0.0003715752">
            <text:p>3.72E-004</text:p>
          </table:table-cell>
          <table:table-cell table:style-name="ce1" office:value-type="float" office:value="0.00033961065">
            <text:p>3.40E-004</text:p>
          </table:table-cell>
          <table:table-cell table:style-name="ce1" office:value-type="float" office:value="0.00046346485">
            <text:p>4.63E-004</text:p>
          </table:table-cell>
          <table:table-cell table:style-name="ce1" office:value-type="float" office:value="0.0005282961">
            <text:p>5.28E-004</text:p>
          </table:table-cell>
          <table:table-cell table:style-name="ce1" office:value-type="float" office:value="0.000512538">
            <text:p>5.13E-004</text:p>
          </table:table-cell>
          <table:table-cell table:style-name="ce1" office:value-type="float" office:value="0.00041977028">
            <text:p>4.20E-004</text:p>
          </table:table-cell>
          <table:table-cell table:style-name="ce1" office:value-type="float" office:value="0.00032619876">
            <text:p>3.26E-004</text:p>
          </table:table-cell>
          <table:table-cell table:style-name="ce1" office:value-type="float" office:value="0.0003962956">
            <text:p>3.96E-004</text:p>
          </table:table-cell>
          <table:table-cell table:style-name="ce1" office:value-type="float" office:value="0.00049332035">
            <text:p>4.93E-004</text:p>
          </table:table-cell>
          <table:table-cell table:style-name="ce1" office:value-type="float" office:value="0.00054273306">
            <text:p>5.43E-004</text:p>
          </table:table-cell>
          <table:table-cell table:style-name="ce1" office:value-type="float" office:value="0.0004850505">
            <text:p>4.85E-004</text:p>
          </table:table-cell>
          <table:table-cell table:style-name="ce1" office:value-type="float" office:value="0.00036535953">
            <text:p>3.65E-004</text:p>
          </table:table-cell>
          <table:table-cell table:style-name="ce1" office:value-type="float" office:value="0.00035416847">
            <text:p>3.54E-004</text:p>
          </table:table-cell>
          <table:table-cell table:style-name="ce1" office:value-type="float" office:value="0.00047723553">
            <text:p>4.77E-004</text:p>
          </table:table-cell>
          <table:table-cell table:style-name="ce1" office:value-type="float" office:value="0.00052882195">
            <text:p>5.29E-004</text:p>
          </table:table-cell>
          <table:table-cell table:style-name="ce1" office:value-type="float" office:value="0.00049954955">
            <text:p>5.00E-004</text:p>
          </table:table-cell>
          <table:table-cell table:style-name="ce1" office:value-type="float" office:value="0.00040485236">
            <text:p>4.05E-004</text:p>
          </table:table-cell>
          <table:table-cell table:style-name="ce1" office:value-type="float" office:value="0.0003639469">
            <text:p>3.64E-004</text:p>
          </table:table-cell>
          <table:table-cell table:style-name="ce1" office:value-type="float" office:value="0.00051567645">
            <text:p>5.16E-004</text:p>
          </table:table-cell>
          <table:table-cell table:style-name="ce1" office:value-type="float" office:value="0.00066636445">
            <text:p>6.66E-004</text:p>
          </table:table-cell>
          <table:table-cell table:style-name="ce1" office:value-type="float" office:value="0.0006897263">
            <text:p>6.90E-004</text:p>
          </table:table-cell>
          <table:table-cell table:style-name="ce1" office:value-type="float" office:value="0.0005595481">
            <text:p>5.60E-004</text:p>
          </table:table-cell>
          <table:table-cell table:style-name="ce1" office:value-type="float" office:value="0.0003990448">
            <text:p>3.99E-004</text:p>
          </table:table-cell>
          <table:table-cell table:style-name="ce1" office:value-type="float" office:value="0.0004404613">
            <text:p>4.40E-004</text:p>
          </table:table-cell>
          <table:table-cell table:style-name="ce1" office:value-type="float" office:value="0.00059256016">
            <text:p>5.93E-004</text:p>
          </table:table-cell>
          <table:table-cell table:style-name="ce1" office:value-type="float" office:value="0.000695339">
            <text:p>6.95E-004</text:p>
          </table:table-cell>
          <table:table-cell table:style-name="ce1" office:value-type="float" office:value="0.00064659293">
            <text:p>6.47E-004</text:p>
          </table:table-cell>
          <table:table-cell table:style-name="ce1" office:value-type="float" office:value="0.0006642324">
            <text:p>6.64E-004</text:p>
          </table:table-cell>
          <table:table-cell table:style-name="ce1" office:value-type="float" office:value="0.0005823366">
            <text:p>5.82E-004</text:p>
          </table:table-cell>
          <table:table-cell office:value-type="float" office:value="0.00401542">
            <text:p>0.00401542</text:p>
          </table:table-cell>
          <table:table-cell table:style-name="ce1" office:value-type="float" office:value="0.00093169545">
            <text:p>9.32E-004</text:p>
          </table:table-cell>
          <table:table-cell table:style-name="ce1" office:value-type="float" office:value="0.0007405168">
            <text:p>7.41E-004</text:p>
          </table:table-cell>
          <table:table-cell table:style-name="ce1" office:value-type="float" office:value="0.00058583886">
            <text:p>5.86E-004</text:p>
          </table:table-cell>
          <table:table-cell table:style-name="ce1" office:value-type="float" office:value="0.00042239987">
            <text:p>4.22E-004</text:p>
          </table:table-cell>
          <table:table-cell table:style-name="ce1" office:value-type="float" office:value="0.00048052164">
            <text:p>4.81E-004</text:p>
          </table:table-cell>
          <table:table-cell table:style-name="ce1" office:value-type="float" office:value="0.0006141994">
            <text:p>6.14E-004</text:p>
          </table:table-cell>
          <table:table-cell table:style-name="ce1" office:value-type="float" office:value="0.00066202646">
            <text:p>6.62E-004</text:p>
          </table:table-cell>
          <table:table-cell table:style-name="ce1" office:value-type="float" office:value="0.00056383235">
            <text:p>5.64E-004</text:p>
          </table:table-cell>
          <table:table-cell table:style-name="ce1" office:value-type="float" office:value="0.00041874807">
            <text:p>4.19E-004</text:p>
          </table:table-cell>
          <table:table-cell table:style-name="ce1" office:value-type="float" office:value="0.0004081934">
            <text:p>4.08E-004</text:p>
          </table:table-cell>
          <table:table-cell table:style-name="ce1" office:value-type="float" office:value="0.0005549363">
            <text:p>5.55E-004</text:p>
          </table:table-cell>
          <table:table-cell table:style-name="ce1" office:value-type="float" office:value="0.00068388623">
            <text:p>6.84E-004</text:p>
          </table:table-cell>
          <table:table-cell table:style-name="ce1" office:value-type="float" office:value="0.00064398086">
            <text:p>6.44E-004</text:p>
          </table:table-cell>
          <table:table-cell table:style-name="ce1" office:value-type="float" office:value="0.0004858275">
            <text:p>4.86E-004</text:p>
          </table:table-cell>
          <table:table-cell table:style-name="ce1" office:value-type="float" office:value="0.00038572875">
            <text:p>3.86E-004</text:p>
          </table:table-cell>
          <table:table-cell table:style-name="ce1" office:value-type="float" office:value="0.00041234912">
            <text:p>4.12E-004</text:p>
          </table:table-cell>
          <table:table-cell table:style-name="ce1" office:value-type="float" office:value="0.000461332">
            <text:p>4.61E-004</text:p>
          </table:table-cell>
          <table:table-cell table:style-name="ce1" office:value-type="float" office:value="0.00047424732">
            <text:p>4.74E-004</text:p>
          </table:table-cell>
          <table:table-cell table:style-name="ce1" office:value-type="float" office:value="0.00043243525">
            <text:p>4.32E-004</text:p>
          </table:table-cell>
          <table:table-cell table:style-name="ce1" office:value-type="float" office:value="0.0003760151">
            <text:p>3.76E-004</text:p>
          </table:table-cell>
          <table:table-cell table:style-name="ce1" office:value-type="float" office:value="0.00038551723">
            <text:p>3.86E-004</text:p>
          </table:table-cell>
          <table:table-cell table:style-name="ce1" office:value-type="float" office:value="0.00044023182">
            <text:p>4.40E-004</text:p>
          </table:table-cell>
          <table:table-cell table:style-name="ce1" office:value-type="float" office:value="0.00046850683">
            <text:p>4.69E-004</text:p>
          </table:table-cell>
          <table:table-cell table:style-name="ce1" office:value-type="float" office:value="0.00044768065">
            <text:p>4.48E-004</text:p>
          </table:table-cell>
          <table:table-cell table:style-name="ce1" office:value-type="float" office:value="0.00039285215">
            <text:p>3.93E-004</text:p>
          </table:table-cell>
          <table:table-cell table:style-name="ce1" office:value-type="float" office:value="0.00036077842">
            <text:p>3.61E-004</text:p>
          </table:table-cell>
          <table:table-cell table:style-name="ce1" office:value-type="float" office:value="0.00039627438">
            <text:p>3.96E-004</text:p>
          </table:table-cell>
          <table:table-cell table:style-name="ce1" office:value-type="float" office:value="0.00044387009">
            <text:p>4.44E-004</text:p>
          </table:table-cell>
          <table:table-cell table:style-name="ce1" office:value-type="float" office:value="0.00044516023">
            <text:p>4.45E-004</text:p>
          </table:table-cell>
          <table:table-cell table:style-name="ce1" office:value-type="float" office:value="0.00039019028">
            <text:p>3.90E-004</text:p>
          </table:table-cell>
          <table:table-cell table:style-name="ce1" office:value-type="float" office:value="0.00033770042">
            <text:p>3.38E-004</text:p>
          </table:table-cell>
          <table:table-cell table:style-name="ce1" office:value-type="float" office:value="0.00035138286">
            <text:p>3.51E-004</text:p>
          </table:table-cell>
          <table:table-cell table:style-name="ce1" office:value-type="float" office:value="0.00039360515">
            <text:p>3.94E-004</text:p>
          </table:table-cell>
          <table:table-cell table:style-name="ce1" office:value-type="float" office:value="0.00040667734">
            <text:p>4.07E-004</text:p>
          </table:table-cell>
          <table:table-cell table:style-name="ce1" office:value-type="float" office:value="0.00037088007">
            <text:p>3.71E-004</text:p>
          </table:table-cell>
          <table:table-cell table:style-name="ce1" office:value-type="float" office:value="0.0003213329">
            <text:p>3.21E-004</text:p>
          </table:table-cell>
          <table:table-cell table:style-name="ce1" office:value-type="float" office:value="0.00030165556">
            <text:p>3.02E-004</text:p>
          </table:table-cell>
          <table:table-cell office:value-type="float" office:value="0.00032861714">
            <text:p>3.29E-004</text:p>
          </table:table-cell>
          <table:table-cell office:value-type="float" office:value="0.00034959725">
            <text:p>3.50E-004</text:p>
          </table:table-cell>
          <table:table-cell office:value-type="float" office:value="0.00033072731">
            <text:p>3.31E-004</text:p>
          </table:table-cell>
          <table:table-cell office:value-type="float" office:value="0.00027101743">
            <text:p>2.71E-004</text:p>
          </table:table-cell>
          <table:table-cell office:value-type="float" office:value="0.00022262904">
            <text:p>2.23E-004</text:p>
          </table:table-cell>
          <table:table-cell office:value-type="float" office:value="0.0001988904">
            <text:p>1.99E-004</text:p>
          </table:table-cell>
          <table:table-cell office:value-type="float" office:value="0.00018487801">
            <text:p>1.85E-004</text:p>
          </table:table-cell>
          <table:table-cell office:value-type="float" office:value="0.00018444817">
            <text:p>1.84E-004</text:p>
          </table:table-cell>
          <table:table-cell office:value-type="float" office:value="0.0001848858">
            <text:p>1.85E-004</text:p>
          </table:table-cell>
          <table:table-cell office:value-type="float" office:value="0.0001862275">
            <text:p>1.86E-004</text:p>
          </table:table-cell>
          <table:table-cell office:value-type="float" office:value="0.00018610062">
            <text:p>1.86E-004</text:p>
          </table:table-cell>
          <table:table-cell office:value-type="float" office:value="0.00018635308">
            <text:p>1.86E-004</text:p>
          </table:table-cell>
          <table:table-cell office:value-type="float" office:value="0.00018680036">
            <text:p>1.87E-004</text:p>
          </table:table-cell>
          <table:table-cell office:value-type="float" office:value="0.00018778568">
            <text:p>1.88E-004</text:p>
          </table:table-cell>
          <table:table-cell office:value-type="float" office:value="0.0001885746">
            <text:p>1.89E-004</text:p>
          </table:table-cell>
          <table:table-cell office:value-type="float" office:value="0.00018831962">
            <text:p>1.88E-004</text:p>
          </table:table-cell>
          <table:table-cell office:value-type="float" office:value="0.00018894987">
            <text:p>1.89E-004</text:p>
          </table:table-cell>
          <table:table-cell office:value-type="float" office:value="0.00018967422">
            <text:p>1.90E-004</text:p>
          </table:table-cell>
          <table:table-cell office:value-type="float" office:value="0.00019115415">
            <text:p>1.91E-004</text:p>
          </table:table-cell>
          <table:table-cell office:value-type="float" office:value="0.00019103034">
            <text:p>1.91E-004</text:p>
          </table:table-cell>
          <table:table-cell office:value-type="float" office:value="0.00019139577">
            <text:p>1.91E-004</text:p>
          </table:table-cell>
          <table:table-cell office:value-type="float" office:value="0.00019199483">
            <text:p>1.92E-004</text:p>
          </table:table-cell>
          <table:table-cell office:value-type="float" office:value="0.00019343484">
            <text:p>1.93E-004</text:p>
          </table:table-cell>
          <table:table-cell office:value-type="float" office:value="0.00019391192">
            <text:p>1.94E-004</text:p>
          </table:table-cell>
          <table:table-cell office:value-type="float" office:value="0.00019401351">
            <text:p>1.94E-004</text:p>
          </table:table-cell>
          <table:table-cell office:value-type="float" office:value="0.00019445276">
            <text:p>1.94E-004</text:p>
          </table:table-cell>
          <table:table-cell office:value-type="float" office:value="0.00019532375">
            <text:p>1.95E-004</text:p>
          </table:table-cell>
          <table:table-cell office:value-type="float" office:value="0.0001968505">
            <text:p>1.97E-004</text:p>
          </table:table-cell>
          <table:table-cell office:value-type="float" office:value="0.00019675387">
            <text:p>1.97E-004</text:p>
          </table:table-cell>
          <table:table-cell office:value-type="float" office:value="0.00019718966">
            <text:p>1.97E-004</text:p>
          </table:table-cell>
          <table:table-cell office:value-type="float" office:value="0.00019770405">
            <text:p>1.98E-004</text:p>
          </table:table-cell>
          <table:table-cell office:value-type="float" office:value="0.00019937921">
            <text:p>1.99E-004</text:p>
          </table:table-cell>
          <table:table-cell office:value-type="float" office:value="0.00019967394">
            <text:p>2.00E-004</text:p>
          </table:table-cell>
          <table:table-cell office:value-type="float" office:value="0.00019994572">
            <text:p>2.00E-004</text:p>
          </table:table-cell>
          <table:table-cell office:value-type="float" office:value="0.00020037517">
            <text:p>2.00E-004</text:p>
          </table:table-cell>
          <table:table-cell/>
        </table:table-row>
        <table:table-row table:style-name="ro1">
          <table:table-cell office:value-type="string">
            <text:p><text:s/>Larry Coryell &amp; Bireli LaGrene - Super Guitar Trio [1990]/Super Guitar Trio - 02 - Medley- Orient Blue - Rhapsody of Fire (Al Di Meola).mp3</text:p>
          </table:table-cell>
          <table:table-cell office:value-type="float" office:value="0.014768781">
            <text:p>0.014768781</text:p>
          </table:table-cell>
          <table:table-cell office:value-type="float" office:value="0.016349535">
            <text:p>0.016349535</text:p>
          </table:table-cell>
          <table:table-cell office:value-type="float" office:value="0.012961492">
            <text:p>0.012961492</text:p>
          </table:table-cell>
          <table:table-cell office:value-type="float" office:value="0.018026454">
            <text:p>0.018026454</text:p>
          </table:table-cell>
          <table:table-cell office:value-type="float" office:value="0.023943523">
            <text:p>0.023943523</text:p>
          </table:table-cell>
          <table:table-cell office:value-type="float" office:value="0.019504463">
            <text:p>0.019504463</text:p>
          </table:table-cell>
          <table:table-cell office:value-type="float" office:value="0.0122517655">
            <text:p>0.0122517655</text:p>
          </table:table-cell>
          <table:table-cell office:value-type="float" office:value="0.005404563">
            <text:p>0.005404563</text:p>
          </table:table-cell>
          <table:table-cell office:value-type="float" office:value="0.004491102">
            <text:p>0.004491102</text:p>
          </table:table-cell>
          <table:table-cell office:value-type="float" office:value="0.0074166176">
            <text:p>0.0074166176</text:p>
          </table:table-cell>
          <table:table-cell office:value-type="float" office:value="0.01087561">
            <text:p>0.01087561</text:p>
          </table:table-cell>
          <table:table-cell office:value-type="float" office:value="0.010177776">
            <text:p>0.010177776</text:p>
          </table:table-cell>
          <table:table-cell office:value-type="float" office:value="0.003893555">
            <text:p>0.003893555</text:p>
          </table:table-cell>
          <table:table-cell office:value-type="float" office:value="0.0019461726">
            <text:p>0.0019461726</text:p>
          </table:table-cell>
          <table:table-cell office:value-type="float" office:value="0.0038372083">
            <text:p>0.0038372083</text:p>
          </table:table-cell>
          <table:table-cell office:value-type="float" office:value="0.005127531">
            <text:p>0.005127531</text:p>
          </table:table-cell>
          <table:table-cell office:value-type="float" office:value="0.0049337777">
            <text:p>0.0049337777</text:p>
          </table:table-cell>
          <table:table-cell office:value-type="float" office:value="0.0052137068">
            <text:p>0.0052137068</text:p>
          </table:table-cell>
          <table:table-cell office:value-type="float" office:value="0.0019656552">
            <text:p>0.0019656552</text:p>
          </table:table-cell>
          <table:table-cell office:value-type="float" office:value="0.0019369884">
            <text:p>0.0019369884</text:p>
          </table:table-cell>
          <table:table-cell office:value-type="float" office:value="0.0049915724">
            <text:p>0.0049915724</text:p>
          </table:table-cell>
          <table:table-cell office:value-type="float" office:value="0.004661092">
            <text:p>0.004661092</text:p>
          </table:table-cell>
          <table:table-cell office:value-type="float" office:value="0.0037389663">
            <text:p>0.0037389663</text:p>
          </table:table-cell>
          <table:table-cell office:value-type="float" office:value="0.0028134726">
            <text:p>0.0028134726</text:p>
          </table:table-cell>
          <table:table-cell office:value-type="float" office:value="0.0012917854">
            <text:p>0.0012917854</text:p>
          </table:table-cell>
          <table:table-cell office:value-type="float" office:value="0.002881608">
            <text:p>0.002881608</text:p>
          </table:table-cell>
          <table:table-cell office:value-type="float" office:value="0.0035911498">
            <text:p>0.0035911498</text:p>
          </table:table-cell>
          <table:table-cell office:value-type="float" office:value="0.003686389">
            <text:p>0.003686389</text:p>
          </table:table-cell>
          <table:table-cell office:value-type="float" office:value="0.0024332695">
            <text:p>0.0024332695</text:p>
          </table:table-cell>
          <table:table-cell office:value-type="float" office:value="0.0014357783">
            <text:p>0.0014357783</text:p>
          </table:table-cell>
          <table:table-cell office:value-type="float" office:value="0.001793515">
            <text:p>0.001793515</text:p>
          </table:table-cell>
          <table:table-cell office:value-type="float" office:value="0.002901555">
            <text:p>0.002901555</text:p>
          </table:table-cell>
          <table:table-cell office:value-type="float" office:value="0.0033478448">
            <text:p>0.0033478448</text:p>
          </table:table-cell>
          <table:table-cell office:value-type="float" office:value="0.0027541723">
            <text:p>0.0027541723</text:p>
          </table:table-cell>
          <table:table-cell office:value-type="float" office:value="0.0018596111">
            <text:p>0.0018596111</text:p>
          </table:table-cell>
          <table:table-cell office:value-type="float" office:value="0.0010439365">
            <text:p>0.0010439365</text:p>
          </table:table-cell>
          <table:table-cell office:value-type="float" office:value="0.00209079">
            <text:p>0.00209079</text:p>
          </table:table-cell>
          <table:table-cell office:value-type="float" office:value="0.002818472">
            <text:p>0.002818472</text:p>
          </table:table-cell>
          <table:table-cell office:value-type="float" office:value="0.0028999737">
            <text:p>0.0028999737</text:p>
          </table:table-cell>
          <table:table-cell office:value-type="float" office:value="0.0016726512">
            <text:p>0.0016726512</text:p>
          </table:table-cell>
          <table:table-cell table:style-name="ce1" office:value-type="float" office:value="0.00092660746">
            <text:p>9.27E-004</text:p>
          </table:table-cell>
          <table:table-cell office:value-type="float" office:value="0.0013233201">
            <text:p>0.0013233201</text:p>
          </table:table-cell>
          <table:table-cell office:value-type="float" office:value="0.0022912526">
            <text:p>0.0022912526</text:p>
          </table:table-cell>
          <table:table-cell office:value-type="float" office:value="0.0029720345">
            <text:p>0.0029720345</text:p>
          </table:table-cell>
          <table:table-cell office:value-type="float" office:value="0.0016582607">
            <text:p>0.0016582607</text:p>
          </table:table-cell>
          <table:table-cell office:value-type="float" office:value="0.0010202342">
            <text:p>0.0010202342</text:p>
          </table:table-cell>
          <table:table-cell table:style-name="ce1" office:value-type="float" office:value="0.0009915511">
            <text:p>9.92E-004</text:p>
          </table:table-cell>
          <table:table-cell office:value-type="float" office:value="0.0014046187">
            <text:p>0.0014046187</text:p>
          </table:table-cell>
          <table:table-cell office:value-type="float" office:value="0.0022700368">
            <text:p>0.0022700368</text:p>
          </table:table-cell>
          <table:table-cell office:value-type="float" office:value="0.0021141616">
            <text:p>0.0021141616</text:p>
          </table:table-cell>
          <table:table-cell office:value-type="float" office:value="0.0010627401">
            <text:p>0.0010627401</text:p>
          </table:table-cell>
          <table:table-cell table:style-name="ce1" office:value-type="float" office:value="0.00072493067">
            <text:p>7.25E-004</text:p>
          </table:table-cell>
          <table:table-cell office:value-type="float" office:value="0.0012361185">
            <text:p>0.0012361185</text:p>
          </table:table-cell>
          <table:table-cell office:value-type="float" office:value="0.0019528">
            <text:p>0.0019528</text:p>
          </table:table-cell>
          <table:table-cell office:value-type="float" office:value="0.0018992575">
            <text:p>0.0018992575</text:p>
          </table:table-cell>
          <table:table-cell office:value-type="float" office:value="0.001396293">
            <text:p>0.001396293</text:p>
          </table:table-cell>
          <table:table-cell table:style-name="ce1" office:value-type="float" office:value="0.00071292487">
            <text:p>7.13E-004</text:p>
          </table:table-cell>
          <table:table-cell table:style-name="ce1" office:value-type="float" office:value="0.0008787272">
            <text:p>8.79E-004</text:p>
          </table:table-cell>
          <table:table-cell office:value-type="float" office:value="0.0014016039">
            <text:p>0.0014016039</text:p>
          </table:table-cell>
          <table:table-cell office:value-type="float" office:value="0.0016904577">
            <text:p>0.0016904577</text:p>
          </table:table-cell>
          <table:table-cell office:value-type="float" office:value="0.0011873421">
            <text:p>0.0011873421</text:p>
          </table:table-cell>
          <table:table-cell table:style-name="ce1" office:value-type="float" office:value="0.0008883115">
            <text:p>8.88E-004</text:p>
          </table:table-cell>
          <table:table-cell table:style-name="ce1" office:value-type="float" office:value="0.0005919443">
            <text:p>5.92E-004</text:p>
          </table:table-cell>
          <table:table-cell table:style-name="ce1" office:value-type="float" office:value="0.0009943985">
            <text:p>9.94E-004</text:p>
          </table:table-cell>
          <table:table-cell office:value-type="float" office:value="0.0014474936">
            <text:p>0.0014474936</text:p>
          </table:table-cell>
          <table:table-cell office:value-type="float" office:value="0.0013943636">
            <text:p>0.0013943636</text:p>
          </table:table-cell>
          <table:table-cell table:style-name="ce1" office:value-type="float" office:value="0.0009991977">
            <text:p>9.99E-004</text:p>
          </table:table-cell>
          <table:table-cell table:style-name="ce1" office:value-type="float" office:value="0.00053191674">
            <text:p>5.32E-004</text:p>
          </table:table-cell>
          <table:table-cell table:style-name="ce1" office:value-type="float" office:value="0.0009361075">
            <text:p>9.36E-004</text:p>
          </table:table-cell>
          <table:table-cell office:value-type="float" office:value="0.0013440357">
            <text:p>0.0013440357</text:p>
          </table:table-cell>
          <table:table-cell office:value-type="float" office:value="0.0011596332">
            <text:p>0.0011596332</text:p>
          </table:table-cell>
          <table:table-cell office:value-type="float" office:value="0.0011822312">
            <text:p>0.0011822312</text:p>
          </table:table-cell>
          <table:table-cell table:style-name="ce1" office:value-type="float" office:value="0.00070456293">
            <text:p>7.05E-004</text:p>
          </table:table-cell>
          <table:table-cell table:style-name="ce1" office:value-type="float" office:value="0.0005447916">
            <text:p>5.45E-004</text:p>
          </table:table-cell>
          <table:table-cell office:value-type="float" office:value="0.0010013324">
            <text:p>0.0010013324</text:p>
          </table:table-cell>
          <table:table-cell office:value-type="float" office:value="0.0011586804">
            <text:p>0.0011586804</text:p>
          </table:table-cell>
          <table:table-cell office:value-type="float" office:value="0.0010294755">
            <text:p>0.0010294755</text:p>
          </table:table-cell>
          <table:table-cell table:style-name="ce1" office:value-type="float" office:value="0.00072170753">
            <text:p>7.22E-004</text:p>
          </table:table-cell>
          <table:table-cell table:style-name="ce1" office:value-type="float" office:value="0.0004442848">
            <text:p>4.44E-004</text:p>
          </table:table-cell>
          <table:table-cell table:style-name="ce1" office:value-type="float" office:value="0.00062922254">
            <text:p>6.29E-004</text:p>
          </table:table-cell>
          <table:table-cell table:style-name="ce1" office:value-type="float" office:value="0.000921548">
            <text:p>9.22E-004</text:p>
          </table:table-cell>
          <table:table-cell office:value-type="float" office:value="0.0010699396">
            <text:p>0.0010699396</text:p>
          </table:table-cell>
          <table:table-cell table:style-name="ce1" office:value-type="float" office:value="0.0008160683">
            <text:p>8.16E-004</text:p>
          </table:table-cell>
          <table:table-cell table:style-name="ce1" office:value-type="float" office:value="0.0004290061">
            <text:p>4.29E-004</text:p>
          </table:table-cell>
          <table:table-cell table:style-name="ce1" office:value-type="float" office:value="0.0005732027">
            <text:p>5.73E-004</text:p>
          </table:table-cell>
          <table:table-cell table:style-name="ce1" office:value-type="float" office:value="0.0007936567">
            <text:p>7.94E-004</text:p>
          </table:table-cell>
          <table:table-cell table:style-name="ce1" office:value-type="float" office:value="0.00088819646">
            <text:p>8.88E-004</text:p>
          </table:table-cell>
          <table:table-cell table:style-name="ce1" office:value-type="float" office:value="0.0008798322">
            <text:p>8.80E-004</text:p>
          </table:table-cell>
          <table:table-cell table:style-name="ce1" office:value-type="float" office:value="0.00061701814">
            <text:p>6.17E-004</text:p>
          </table:table-cell>
          <table:table-cell table:style-name="ce1" office:value-type="float" office:value="0.00037746475">
            <text:p>3.77E-004</text:p>
          </table:table-cell>
          <table:table-cell table:style-name="ce1" office:value-type="float" office:value="0.00073117326">
            <text:p>7.31E-004</text:p>
          </table:table-cell>
          <table:table-cell table:style-name="ce1" office:value-type="float" office:value="0.00087521755">
            <text:p>8.75E-004</text:p>
          </table:table-cell>
          <table:table-cell table:style-name="ce1" office:value-type="float" office:value="0.000731656">
            <text:p>7.32E-004</text:p>
          </table:table-cell>
          <table:table-cell table:style-name="ce1" office:value-type="float" office:value="0.0006028775">
            <text:p>6.03E-004</text:p>
          </table:table-cell>
          <table:table-cell table:style-name="ce1" office:value-type="float" office:value="0.0003823765">
            <text:p>3.82E-004</text:p>
          </table:table-cell>
          <table:table-cell table:style-name="ce1" office:value-type="float" office:value="0.00045092436">
            <text:p>4.51E-004</text:p>
          </table:table-cell>
          <table:table-cell table:style-name="ce1" office:value-type="float" office:value="0.0007345373">
            <text:p>7.35E-004</text:p>
          </table:table-cell>
          <table:table-cell table:style-name="ce1" office:value-type="float" office:value="0.0007475087">
            <text:p>7.48E-004</text:p>
          </table:table-cell>
          <table:table-cell table:style-name="ce1" office:value-type="float" office:value="0.0006529511">
            <text:p>6.53E-004</text:p>
          </table:table-cell>
          <table:table-cell table:style-name="ce1" office:value-type="float" office:value="0.00042035864">
            <text:p>4.20E-004</text:p>
          </table:table-cell>
          <table:table-cell table:style-name="ce1" office:value-type="float" office:value="0.00044043307">
            <text:p>4.40E-004</text:p>
          </table:table-cell>
          <table:table-cell table:style-name="ce1" office:value-type="float" office:value="0.00066017837">
            <text:p>6.60E-004</text:p>
          </table:table-cell>
          <table:table-cell table:style-name="ce1" office:value-type="float" office:value="0.00072931487">
            <text:p>7.29E-004</text:p>
          </table:table-cell>
          <table:table-cell table:style-name="ce1" office:value-type="float" office:value="0.00084980583">
            <text:p>8.50E-004</text:p>
          </table:table-cell>
          <table:table-cell table:style-name="ce1" office:value-type="float" office:value="0.00054166664">
            <text:p>5.42E-004</text:p>
          </table:table-cell>
          <table:table-cell table:style-name="ce1" office:value-type="float" office:value="0.0003498106">
            <text:p>3.50E-004</text:p>
          </table:table-cell>
          <table:table-cell table:style-name="ce1" office:value-type="float" office:value="0.0005002852">
            <text:p>5.00E-004</text:p>
          </table:table-cell>
          <table:table-cell table:style-name="ce1" office:value-type="float" office:value="0.0007605849">
            <text:p>7.61E-004</text:p>
          </table:table-cell>
          <table:table-cell table:style-name="ce1" office:value-type="float" office:value="0.00075713167">
            <text:p>7.57E-004</text:p>
          </table:table-cell>
          <table:table-cell table:style-name="ce1" office:value-type="float" office:value="0.00054473325">
            <text:p>5.45E-004</text:p>
          </table:table-cell>
          <table:table-cell table:style-name="ce1" office:value-type="float" office:value="0.00041588378">
            <text:p>4.16E-004</text:p>
          </table:table-cell>
          <table:table-cell table:style-name="ce1" office:value-type="float" office:value="0.00041499236">
            <text:p>4.15E-004</text:p>
          </table:table-cell>
          <table:table-cell table:style-name="ce1" office:value-type="float" office:value="0.0006343129">
            <text:p>6.34E-004</text:p>
          </table:table-cell>
          <table:table-cell table:style-name="ce1" office:value-type="float" office:value="0.0006793957">
            <text:p>6.79E-004</text:p>
          </table:table-cell>
          <table:table-cell table:style-name="ce1" office:value-type="float" office:value="0.00065500924">
            <text:p>6.55E-004</text:p>
          </table:table-cell>
          <table:table-cell table:style-name="ce1" office:value-type="float" office:value="0.00044860807">
            <text:p>4.49E-004</text:p>
          </table:table-cell>
          <table:table-cell table:style-name="ce1" office:value-type="float" office:value="0.00037538935">
            <text:p>3.75E-004</text:p>
          </table:table-cell>
          <table:table-cell table:style-name="ce1" office:value-type="float" office:value="0.00051235734">
            <text:p>5.12E-004</text:p>
          </table:table-cell>
          <table:table-cell table:style-name="ce1" office:value-type="float" office:value="0.0005889624">
            <text:p>5.89E-004</text:p>
          </table:table-cell>
          <table:table-cell table:style-name="ce1" office:value-type="float" office:value="0.00071156875">
            <text:p>7.12E-004</text:p>
          </table:table-cell>
          <table:table-cell table:style-name="ce1" office:value-type="float" office:value="0.0005356817">
            <text:p>5.36E-004</text:p>
          </table:table-cell>
          <table:table-cell table:style-name="ce1" office:value-type="float" office:value="0.00033645303">
            <text:p>3.36E-004</text:p>
          </table:table-cell>
          <table:table-cell table:style-name="ce1" office:value-type="float" office:value="0.0004484808">
            <text:p>4.48E-004</text:p>
          </table:table-cell>
          <table:table-cell table:style-name="ce1" office:value-type="float" office:value="0.00058893167">
            <text:p>5.89E-004</text:p>
          </table:table-cell>
          <table:table-cell table:style-name="ce1" office:value-type="float" office:value="0.00060905307">
            <text:p>6.09E-004</text:p>
          </table:table-cell>
          <table:table-cell table:style-name="ce1" office:value-type="float" office:value="0.0005635619">
            <text:p>5.64E-004</text:p>
          </table:table-cell>
          <table:table-cell table:style-name="ce1" office:value-type="float" office:value="0.00039010492">
            <text:p>3.90E-004</text:p>
          </table:table-cell>
          <table:table-cell table:style-name="ce1" office:value-type="float" office:value="0.00035369603">
            <text:p>3.54E-004</text:p>
          </table:table-cell>
          <table:table-cell table:style-name="ce1" office:value-type="float" office:value="0.00046681028">
            <text:p>4.67E-004</text:p>
          </table:table-cell>
          <table:table-cell table:style-name="ce1" office:value-type="float" office:value="0.0005948636">
            <text:p>5.95E-004</text:p>
          </table:table-cell>
          <table:table-cell table:style-name="ce1" office:value-type="float" office:value="0.00052250584">
            <text:p>5.23E-004</text:p>
          </table:table-cell>
          <table:table-cell table:style-name="ce1" office:value-type="float" office:value="0.00042567358">
            <text:p>4.26E-004</text:p>
          </table:table-cell>
          <table:table-cell table:style-name="ce1" office:value-type="float" office:value="0.00031435586">
            <text:p>3.14E-004</text:p>
          </table:table-cell>
          <table:table-cell table:style-name="ce1" office:value-type="float" office:value="0.0003828885">
            <text:p>3.83E-004</text:p>
          </table:table-cell>
          <table:table-cell table:style-name="ce1" office:value-type="float" office:value="0.0005099332">
            <text:p>5.10E-004</text:p>
          </table:table-cell>
          <table:table-cell table:style-name="ce1" office:value-type="float" office:value="0.00052650686">
            <text:p>5.27E-004</text:p>
          </table:table-cell>
          <table:table-cell table:style-name="ce1" office:value-type="float" office:value="0.00047737797">
            <text:p>4.77E-004</text:p>
          </table:table-cell>
          <table:table-cell table:style-name="ce1" office:value-type="float" office:value="0.00034038178">
            <text:p>3.40E-004</text:p>
          </table:table-cell>
          <table:table-cell table:style-name="ce1" office:value-type="float" office:value="0.0003536416">
            <text:p>3.54E-004</text:p>
          </table:table-cell>
          <table:table-cell table:style-name="ce1" office:value-type="float" office:value="0.00045904622">
            <text:p>4.59E-004</text:p>
          </table:table-cell>
          <table:table-cell table:style-name="ce1" office:value-type="float" office:value="0.00054776017">
            <text:p>5.48E-004</text:p>
          </table:table-cell>
          <table:table-cell table:style-name="ce1" office:value-type="float" office:value="0.00048830535">
            <text:p>4.88E-004</text:p>
          </table:table-cell>
          <table:table-cell table:style-name="ce1" office:value-type="float" office:value="0.00038187098">
            <text:p>3.82E-004</text:p>
          </table:table-cell>
          <table:table-cell table:style-name="ce1" office:value-type="float" office:value="0.0003055716">
            <text:p>3.06E-004</text:p>
          </table:table-cell>
          <table:table-cell table:style-name="ce1" office:value-type="float" office:value="0.00039656">
            <text:p>3.97E-004</text:p>
          </table:table-cell>
          <table:table-cell table:style-name="ce1" office:value-type="float" office:value="0.0005042899">
            <text:p>5.04E-004</text:p>
          </table:table-cell>
          <table:table-cell table:style-name="ce1" office:value-type="float" office:value="0.00048859423">
            <text:p>4.89E-004</text:p>
          </table:table-cell>
          <table:table-cell table:style-name="ce1" office:value-type="float" office:value="0.00043018034">
            <text:p>4.30E-004</text:p>
          </table:table-cell>
          <table:table-cell table:style-name="ce1" office:value-type="float" office:value="0.00033428415">
            <text:p>3.34E-004</text:p>
          </table:table-cell>
          <table:table-cell table:style-name="ce1" office:value-type="float" office:value="0.00035982815">
            <text:p>3.60E-004</text:p>
          </table:table-cell>
          <table:table-cell table:style-name="ce1" office:value-type="float" office:value="0.00052506366">
            <text:p>5.25E-004</text:p>
          </table:table-cell>
          <table:table-cell table:style-name="ce1" office:value-type="float" office:value="0.0005454901">
            <text:p>5.45E-004</text:p>
          </table:table-cell>
          <table:table-cell table:style-name="ce1" office:value-type="float" office:value="0.000458915">
            <text:p>4.59E-004</text:p>
          </table:table-cell>
          <table:table-cell table:style-name="ce1" office:value-type="float" office:value="0.00036240256">
            <text:p>3.62E-004</text:p>
          </table:table-cell>
          <table:table-cell table:style-name="ce1" office:value-type="float" office:value="0.00032191828">
            <text:p>3.22E-004</text:p>
          </table:table-cell>
          <table:table-cell table:style-name="ce1" office:value-type="float" office:value="0.00041723394">
            <text:p>4.17E-004</text:p>
          </table:table-cell>
          <table:table-cell table:style-name="ce1" office:value-type="float" office:value="0.0004888585">
            <text:p>4.89E-004</text:p>
          </table:table-cell>
          <table:table-cell table:style-name="ce1" office:value-type="float" office:value="0.0004742396">
            <text:p>4.74E-004</text:p>
          </table:table-cell>
          <table:table-cell table:style-name="ce1" office:value-type="float" office:value="0.0003987047">
            <text:p>3.99E-004</text:p>
          </table:table-cell>
          <table:table-cell table:style-name="ce1" office:value-type="float" office:value="0.00031887606">
            <text:p>3.19E-004</text:p>
          </table:table-cell>
          <table:table-cell table:style-name="ce1" office:value-type="float" office:value="0.00037481365">
            <text:p>3.75E-004</text:p>
          </table:table-cell>
          <table:table-cell table:style-name="ce1" office:value-type="float" office:value="0.00046589904">
            <text:p>4.66E-004</text:p>
          </table:table-cell>
          <table:table-cell table:style-name="ce1" office:value-type="float" office:value="0.0004873985">
            <text:p>4.87E-004</text:p>
          </table:table-cell>
          <table:table-cell table:style-name="ce1" office:value-type="float" office:value="0.00044586833">
            <text:p>4.46E-004</text:p>
          </table:table-cell>
          <table:table-cell table:style-name="ce1" office:value-type="float" office:value="0.00035299416">
            <text:p>3.53E-004</text:p>
          </table:table-cell>
          <table:table-cell table:style-name="ce1" office:value-type="float" office:value="0.00033843957">
            <text:p>3.38E-004</text:p>
          </table:table-cell>
          <table:table-cell table:style-name="ce1" office:value-type="float" office:value="0.0004484591">
            <text:p>4.48E-004</text:p>
          </table:table-cell>
          <table:table-cell table:style-name="ce1" office:value-type="float" office:value="0.0005118687">
            <text:p>5.12E-004</text:p>
          </table:table-cell>
          <table:table-cell table:style-name="ce1" office:value-type="float" office:value="0.0004779667">
            <text:p>4.78E-004</text:p>
          </table:table-cell>
          <table:table-cell table:style-name="ce1" office:value-type="float" office:value="0.00039736702">
            <text:p>3.97E-004</text:p>
          </table:table-cell>
          <table:table-cell table:style-name="ce1" office:value-type="float" office:value="0.00035669332">
            <text:p>3.57E-004</text:p>
          </table:table-cell>
          <table:table-cell table:style-name="ce1" office:value-type="float" office:value="0.00048076155">
            <text:p>4.81E-004</text:p>
          </table:table-cell>
          <table:table-cell table:style-name="ce1" office:value-type="float" office:value="0.0006124504">
            <text:p>6.12E-004</text:p>
          </table:table-cell>
          <table:table-cell table:style-name="ce1" office:value-type="float" office:value="0.00064251234">
            <text:p>6.43E-004</text:p>
          </table:table-cell>
          <table:table-cell table:style-name="ce1" office:value-type="float" office:value="0.00052347564">
            <text:p>5.23E-004</text:p>
          </table:table-cell>
          <table:table-cell table:style-name="ce1" office:value-type="float" office:value="0.00038178102">
            <text:p>3.82E-004</text:p>
          </table:table-cell>
          <table:table-cell table:style-name="ce1" office:value-type="float" office:value="0.00040602463">
            <text:p>4.06E-004</text:p>
          </table:table-cell>
          <table:table-cell table:style-name="ce1" office:value-type="float" office:value="0.00054716173">
            <text:p>5.47E-004</text:p>
          </table:table-cell>
          <table:table-cell table:style-name="ce1" office:value-type="float" office:value="0.00063470803">
            <text:p>6.35E-004</text:p>
          </table:table-cell>
          <table:table-cell table:style-name="ce1" office:value-type="float" office:value="0.00061275123">
            <text:p>6.13E-004</text:p>
          </table:table-cell>
          <table:table-cell table:style-name="ce1" office:value-type="float" office:value="0.00065031927">
            <text:p>6.50E-004</text:p>
          </table:table-cell>
          <table:table-cell table:style-name="ce1" office:value-type="float" office:value="0.0005863825">
            <text:p>5.86E-004</text:p>
          </table:table-cell>
          <table:table-cell office:value-type="float" office:value="0.0041458793">
            <text:p>0.0041458793</text:p>
          </table:table-cell>
          <table:table-cell table:style-name="ce1" office:value-type="float" office:value="0.0009527844">
            <text:p>9.53E-004</text:p>
          </table:table-cell>
          <table:table-cell table:style-name="ce1" office:value-type="float" office:value="0.00075396686">
            <text:p>7.54E-004</text:p>
          </table:table-cell>
          <table:table-cell table:style-name="ce1" office:value-type="float" office:value="0.0005913735">
            <text:p>5.91E-004</text:p>
          </table:table-cell>
          <table:table-cell table:style-name="ce1" office:value-type="float" office:value="0.00041283073">
            <text:p>4.13E-004</text:p>
          </table:table-cell>
          <table:table-cell table:style-name="ce1" office:value-type="float" office:value="0.00047340366">
            <text:p>4.73E-004</text:p>
          </table:table-cell>
          <table:table-cell table:style-name="ce1" office:value-type="float" office:value="0.0006264497">
            <text:p>6.26E-004</text:p>
          </table:table-cell>
          <table:table-cell table:style-name="ce1" office:value-type="float" office:value="0.00069348025">
            <text:p>6.93E-004</text:p>
          </table:table-cell>
          <table:table-cell table:style-name="ce1" office:value-type="float" office:value="0.00058049144">
            <text:p>5.80E-004</text:p>
          </table:table-cell>
          <table:table-cell table:style-name="ce1" office:value-type="float" office:value="0.00042667173">
            <text:p>4.27E-004</text:p>
          </table:table-cell>
          <table:table-cell table:style-name="ce1" office:value-type="float" office:value="0.00040396967">
            <text:p>4.04E-004</text:p>
          </table:table-cell>
          <table:table-cell table:style-name="ce1" office:value-type="float" office:value="0.0005554973">
            <text:p>5.55E-004</text:p>
          </table:table-cell>
          <table:table-cell table:style-name="ce1" office:value-type="float" office:value="0.00067930995">
            <text:p>6.79E-004</text:p>
          </table:table-cell>
          <table:table-cell table:style-name="ce1" office:value-type="float" office:value="0.0006486586">
            <text:p>6.49E-004</text:p>
          </table:table-cell>
          <table:table-cell table:style-name="ce1" office:value-type="float" office:value="0.0004862255">
            <text:p>4.86E-004</text:p>
          </table:table-cell>
          <table:table-cell table:style-name="ce1" office:value-type="float" office:value="0.0003835762">
            <text:p>3.84E-004</text:p>
          </table:table-cell>
          <table:table-cell table:style-name="ce1" office:value-type="float" office:value="0.0004080197">
            <text:p>4.08E-004</text:p>
          </table:table-cell>
          <table:table-cell table:style-name="ce1" office:value-type="float" office:value="0.00047181282">
            <text:p>4.72E-004</text:p>
          </table:table-cell>
          <table:table-cell table:style-name="ce1" office:value-type="float" office:value="0.00048565638">
            <text:p>4.86E-004</text:p>
          </table:table-cell>
          <table:table-cell table:style-name="ce1" office:value-type="float" office:value="0.00043742883">
            <text:p>4.37E-004</text:p>
          </table:table-cell>
          <table:table-cell table:style-name="ce1" office:value-type="float" office:value="0.00037225397">
            <text:p>3.72E-004</text:p>
          </table:table-cell>
          <table:table-cell table:style-name="ce1" office:value-type="float" office:value="0.00038350438">
            <text:p>3.84E-004</text:p>
          </table:table-cell>
          <table:table-cell table:style-name="ce1" office:value-type="float" office:value="0.0004419801">
            <text:p>4.42E-004</text:p>
          </table:table-cell>
          <table:table-cell table:style-name="ce1" office:value-type="float" office:value="0.00047724062">
            <text:p>4.77E-004</text:p>
          </table:table-cell>
          <table:table-cell table:style-name="ce1" office:value-type="float" office:value="0.00045575725">
            <text:p>4.56E-004</text:p>
          </table:table-cell>
          <table:table-cell table:style-name="ce1" office:value-type="float" office:value="0.00039806144">
            <text:p>3.98E-004</text:p>
          </table:table-cell>
          <table:table-cell table:style-name="ce1" office:value-type="float" office:value="0.0003607223">
            <text:p>3.61E-004</text:p>
          </table:table-cell>
          <table:table-cell table:style-name="ce1" office:value-type="float" office:value="0.00040254224">
            <text:p>4.03E-004</text:p>
          </table:table-cell>
          <table:table-cell table:style-name="ce1" office:value-type="float" office:value="0.00045116874">
            <text:p>4.51E-004</text:p>
          </table:table-cell>
          <table:table-cell table:style-name="ce1" office:value-type="float" office:value="0.00045036784">
            <text:p>4.50E-004</text:p>
          </table:table-cell>
          <table:table-cell table:style-name="ce1" office:value-type="float" office:value="0.00039712948">
            <text:p>3.97E-004</text:p>
          </table:table-cell>
          <table:table-cell table:style-name="ce1" office:value-type="float" office:value="0.00034305523">
            <text:p>3.43E-004</text:p>
          </table:table-cell>
          <table:table-cell table:style-name="ce1" office:value-type="float" office:value="0.00036427894">
            <text:p>3.64E-004</text:p>
          </table:table-cell>
          <table:table-cell table:style-name="ce1" office:value-type="float" office:value="0.0004144738">
            <text:p>4.14E-004</text:p>
          </table:table-cell>
          <table:table-cell table:style-name="ce1" office:value-type="float" office:value="0.00042566485">
            <text:p>4.26E-004</text:p>
          </table:table-cell>
          <table:table-cell table:style-name="ce1" office:value-type="float" office:value="0.00038693903">
            <text:p>3.87E-004</text:p>
          </table:table-cell>
          <table:table-cell table:style-name="ce1" office:value-type="float" office:value="0.00032822482">
            <text:p>3.28E-004</text:p>
          </table:table-cell>
          <table:table-cell table:style-name="ce1" office:value-type="float" office:value="0.0003051534">
            <text:p>3.05E-004</text:p>
          </table:table-cell>
          <table:table-cell office:value-type="float" office:value="0.0003336643">
            <text:p>3.34E-004</text:p>
          </table:table-cell>
          <table:table-cell office:value-type="float" office:value="0.00035943754">
            <text:p>3.59E-004</text:p>
          </table:table-cell>
          <table:table-cell office:value-type="float" office:value="0.00033873122">
            <text:p>3.39E-004</text:p>
          </table:table-cell>
          <table:table-cell office:value-type="float" office:value="0.00027010893">
            <text:p>2.70E-004</text:p>
          </table:table-cell>
          <table:table-cell office:value-type="float" office:value="0.0002194866">
            <text:p>2.19E-004</text:p>
          </table:table-cell>
          <table:table-cell office:value-type="float" office:value="0.00019319958">
            <text:p>1.93E-004</text:p>
          </table:table-cell>
          <table:table-cell office:value-type="float" office:value="0.00017486926">
            <text:p>1.75E-004</text:p>
          </table:table-cell>
          <table:table-cell office:value-type="float" office:value="0.00017381547">
            <text:p>1.74E-004</text:p>
          </table:table-cell>
          <table:table-cell office:value-type="float" office:value="0.0001743671">
            <text:p>1.74E-004</text:p>
          </table:table-cell>
          <table:table-cell office:value-type="float" office:value="0.00017561683">
            <text:p>1.76E-004</text:p>
          </table:table-cell>
          <table:table-cell office:value-type="float" office:value="0.00017547692">
            <text:p>1.75E-004</text:p>
          </table:table-cell>
          <table:table-cell office:value-type="float" office:value="0.00017546961">
            <text:p>1.75E-004</text:p>
          </table:table-cell>
          <table:table-cell office:value-type="float" office:value="0.00017588904">
            <text:p>1.76E-004</text:p>
          </table:table-cell>
          <table:table-cell office:value-type="float" office:value="0.00017677102">
            <text:p>1.77E-004</text:p>
          </table:table-cell>
          <table:table-cell office:value-type="float" office:value="0.00017755681">
            <text:p>1.78E-004</text:p>
          </table:table-cell>
          <table:table-cell office:value-type="float" office:value="0.0001772785">
            <text:p>1.77E-004</text:p>
          </table:table-cell>
          <table:table-cell office:value-type="float" office:value="0.00017772836">
            <text:p>1.78E-004</text:p>
          </table:table-cell>
          <table:table-cell office:value-type="float" office:value="0.00017841987">
            <text:p>1.78E-004</text:p>
          </table:table-cell>
          <table:table-cell office:value-type="float" office:value="0.00017993827">
            <text:p>1.80E-004</text:p>
          </table:table-cell>
          <table:table-cell office:value-type="float" office:value="0.00017972381">
            <text:p>1.80E-004</text:p>
          </table:table-cell>
          <table:table-cell office:value-type="float" office:value="0.00018026082">
            <text:p>1.80E-004</text:p>
          </table:table-cell>
          <table:table-cell office:value-type="float" office:value="0.00018078244">
            <text:p>1.81E-004</text:p>
          </table:table-cell>
          <table:table-cell office:value-type="float" office:value="0.00018211533">
            <text:p>1.82E-004</text:p>
          </table:table-cell>
          <table:table-cell office:value-type="float" office:value="0.00018259381">
            <text:p>1.83E-004</text:p>
          </table:table-cell>
          <table:table-cell office:value-type="float" office:value="0.00018281706">
            <text:p>1.83E-004</text:p>
          </table:table-cell>
          <table:table-cell office:value-type="float" office:value="0.00018321851">
            <text:p>1.83E-004</text:p>
          </table:table-cell>
          <table:table-cell office:value-type="float" office:value="0.00018400112">
            <text:p>1.84E-004</text:p>
          </table:table-cell>
          <table:table-cell office:value-type="float" office:value="0.00018531558">
            <text:p>1.85E-004</text:p>
          </table:table-cell>
          <table:table-cell office:value-type="float" office:value="0.00018525265">
            <text:p>1.85E-004</text:p>
          </table:table-cell>
          <table:table-cell office:value-type="float" office:value="0.00018581627">
            <text:p>1.86E-004</text:p>
          </table:table-cell>
          <table:table-cell office:value-type="float" office:value="0.00018630216">
            <text:p>1.86E-004</text:p>
          </table:table-cell>
          <table:table-cell office:value-type="float" office:value="0.0001877729">
            <text:p>1.88E-004</text:p>
          </table:table-cell>
          <table:table-cell office:value-type="float" office:value="0.00018800388">
            <text:p>1.88E-004</text:p>
          </table:table-cell>
          <table:table-cell office:value-type="float" office:value="0.00018824878">
            <text:p>1.88E-004</text:p>
          </table:table-cell>
          <table:table-cell office:value-type="float" office:value="0.00018867147">
            <text:p>1.89E-004</text:p>
          </table:table-cell>
          <table:table-cell/>
        </table:table-row>
        <table:table-row table:style-name="ro1">
          <table:table-cell office:value-type="string">
            <text:p><text:s/>Larry Coryell &amp; Bireli LaGrene - Super Guitar Trio [1990]/Super Guitar Trio - 03 - Mediterranean Sundance (Al Di Meola).mp3</text:p>
          </table:table-cell>
          <table:table-cell office:value-type="float" office:value="0.02097658">
            <text:p>0.02097658</text:p>
          </table:table-cell>
          <table:table-cell office:value-type="float" office:value="0.036936317">
            <text:p>0.036936317</text:p>
          </table:table-cell>
          <table:table-cell office:value-type="float" office:value="0.021786338">
            <text:p>0.021786338</text:p>
          </table:table-cell>
          <table:table-cell office:value-type="float" office:value="0.037858903">
            <text:p>0.037858903</text:p>
          </table:table-cell>
          <table:table-cell office:value-type="float" office:value="0.04824494">
            <text:p>0.04824494</text:p>
          </table:table-cell>
          <table:table-cell office:value-type="float" office:value="0.048787218">
            <text:p>0.048787218</text:p>
          </table:table-cell>
          <table:table-cell office:value-type="float" office:value="0.032303244">
            <text:p>0.032303244</text:p>
          </table:table-cell>
          <table:table-cell office:value-type="float" office:value="0.012933011">
            <text:p>0.012933011</text:p>
          </table:table-cell>
          <table:table-cell office:value-type="float" office:value="0.0129847685">
            <text:p>0.0129847685</text:p>
          </table:table-cell>
          <table:table-cell office:value-type="float" office:value="0.01818661">
            <text:p>0.01818661</text:p>
          </table:table-cell>
          <table:table-cell office:value-type="float" office:value="0.021119978">
            <text:p>0.021119978</text:p>
          </table:table-cell>
          <table:table-cell office:value-type="float" office:value="0.026862469">
            <text:p>0.026862469</text:p>
          </table:table-cell>
          <table:table-cell office:value-type="float" office:value="0.011966235">
            <text:p>0.011966235</text:p>
          </table:table-cell>
          <table:table-cell office:value-type="float" office:value="0.006246024">
            <text:p>0.006246024</text:p>
          </table:table-cell>
          <table:table-cell office:value-type="float" office:value="0.006815129">
            <text:p>0.006815129</text:p>
          </table:table-cell>
          <table:table-cell office:value-type="float" office:value="0.014789632">
            <text:p>0.014789632</text:p>
          </table:table-cell>
          <table:table-cell office:value-type="float" office:value="0.009858683">
            <text:p>0.009858683</text:p>
          </table:table-cell>
          <table:table-cell office:value-type="float" office:value="0.014344938">
            <text:p>0.014344938</text:p>
          </table:table-cell>
          <table:table-cell office:value-type="float" office:value="0.0066844076">
            <text:p>0.0066844076</text:p>
          </table:table-cell>
          <table:table-cell office:value-type="float" office:value="0.004094705">
            <text:p>0.004094705</text:p>
          </table:table-cell>
          <table:table-cell office:value-type="float" office:value="0.011974696">
            <text:p>0.011974696</text:p>
          </table:table-cell>
          <table:table-cell office:value-type="float" office:value="0.011009763">
            <text:p>0.011009763</text:p>
          </table:table-cell>
          <table:table-cell office:value-type="float" office:value="0.010775586">
            <text:p>0.010775586</text:p>
          </table:table-cell>
          <table:table-cell office:value-type="float" office:value="0.0076809637">
            <text:p>0.0076809637</text:p>
          </table:table-cell>
          <table:table-cell office:value-type="float" office:value="0.003159794">
            <text:p>0.003159794</text:p>
          </table:table-cell>
          <table:table-cell office:value-type="float" office:value="0.007794979">
            <text:p>0.007794979</text:p>
          </table:table-cell>
          <table:table-cell office:value-type="float" office:value="0.008061913">
            <text:p>0.008061913</text:p>
          </table:table-cell>
          <table:table-cell office:value-type="float" office:value="0.011350534">
            <text:p>0.011350534</text:p>
          </table:table-cell>
          <table:table-cell office:value-type="float" office:value="0.006461773">
            <text:p>0.006461773</text:p>
          </table:table-cell>
          <table:table-cell office:value-type="float" office:value="0.0029217245">
            <text:p>0.0029217245</text:p>
          </table:table-cell>
          <table:table-cell office:value-type="float" office:value="0.006319465">
            <text:p>0.006319465</text:p>
          </table:table-cell>
          <table:table-cell office:value-type="float" office:value="0.007180747">
            <text:p>0.007180747</text:p>
          </table:table-cell>
          <table:table-cell office:value-type="float" office:value="0.0069029247">
            <text:p>0.0069029247</text:p>
          </table:table-cell>
          <table:table-cell office:value-type="float" office:value="0.005821048">
            <text:p>0.005821048</text:p>
          </table:table-cell>
          <table:table-cell office:value-type="float" office:value="0.0064835357">
            <text:p>0.0064835357</text:p>
          </table:table-cell>
          <table:table-cell office:value-type="float" office:value="0.0028098272">
            <text:p>0.0028098272</text:p>
          </table:table-cell>
          <table:table-cell office:value-type="float" office:value="0.0063884035">
            <text:p>0.0063884035</text:p>
          </table:table-cell>
          <table:table-cell office:value-type="float" office:value="0.00666038">
            <text:p>0.00666038</text:p>
          </table:table-cell>
          <table:table-cell office:value-type="float" office:value="0.007311359">
            <text:p>0.007311359</text:p>
          </table:table-cell>
          <table:table-cell office:value-type="float" office:value="0.004157212">
            <text:p>0.004157212</text:p>
          </table:table-cell>
          <table:table-cell office:value-type="float" office:value="0.002797043">
            <text:p>0.002797043</text:p>
          </table:table-cell>
          <table:table-cell office:value-type="float" office:value="0.003528067">
            <text:p>0.003528067</text:p>
          </table:table-cell>
          <table:table-cell office:value-type="float" office:value="0.0054969275">
            <text:p>0.0054969275</text:p>
          </table:table-cell>
          <table:table-cell office:value-type="float" office:value="0.006472787">
            <text:p>0.006472787</text:p>
          </table:table-cell>
          <table:table-cell office:value-type="float" office:value="0.0038031333">
            <text:p>0.0038031333</text:p>
          </table:table-cell>
          <table:table-cell office:value-type="float" office:value="0.0025593948">
            <text:p>0.0025593948</text:p>
          </table:table-cell>
          <table:table-cell office:value-type="float" office:value="0.0026016983">
            <text:p>0.0026016983</text:p>
          </table:table-cell>
          <table:table-cell office:value-type="float" office:value="0.004417895">
            <text:p>0.004417895</text:p>
          </table:table-cell>
          <table:table-cell office:value-type="float" office:value="0.004919966">
            <text:p>0.004919966</text:p>
          </table:table-cell>
          <table:table-cell office:value-type="float" office:value="0.004534918">
            <text:p>0.004534918</text:p>
          </table:table-cell>
          <table:table-cell office:value-type="float" office:value="0.0029747884">
            <text:p>0.0029747884</text:p>
          </table:table-cell>
          <table:table-cell office:value-type="float" office:value="0.0020910138">
            <text:p>0.0020910138</text:p>
          </table:table-cell>
          <table:table-cell office:value-type="float" office:value="0.0029800117">
            <text:p>0.0029800117</text:p>
          </table:table-cell>
          <table:table-cell office:value-type="float" office:value="0.0041733216">
            <text:p>0.0041733216</text:p>
          </table:table-cell>
          <table:table-cell office:value-type="float" office:value="0.005401259">
            <text:p>0.005401259</text:p>
          </table:table-cell>
          <table:table-cell office:value-type="float" office:value="0.0038463788">
            <text:p>0.0038463788</text:p>
          </table:table-cell>
          <table:table-cell office:value-type="float" office:value="0.0017636198">
            <text:p>0.0017636198</text:p>
          </table:table-cell>
          <table:table-cell office:value-type="float" office:value="0.0023138914">
            <text:p>0.0023138914</text:p>
          </table:table-cell>
          <table:table-cell office:value-type="float" office:value="0.0031762486">
            <text:p>0.0031762486</text:p>
          </table:table-cell>
          <table:table-cell office:value-type="float" office:value="0.0034817753">
            <text:p>0.0034817753</text:p>
          </table:table-cell>
          <table:table-cell office:value-type="float" office:value="0.003713761">
            <text:p>0.003713761</text:p>
          </table:table-cell>
          <table:table-cell office:value-type="float" office:value="0.002447921">
            <text:p>0.002447921</text:p>
          </table:table-cell>
          <table:table-cell office:value-type="float" office:value="0.001502928">
            <text:p>0.001502928</text:p>
          </table:table-cell>
          <table:table-cell office:value-type="float" office:value="0.0025379271">
            <text:p>0.0025379271</text:p>
          </table:table-cell>
          <table:table-cell office:value-type="float" office:value="0.003413108">
            <text:p>0.003413108</text:p>
          </table:table-cell>
          <table:table-cell office:value-type="float" office:value="0.0032190727">
            <text:p>0.0032190727</text:p>
          </table:table-cell>
          <table:table-cell office:value-type="float" office:value="0.0022879923">
            <text:p>0.0022879923</text:p>
          </table:table-cell>
          <table:table-cell office:value-type="float" office:value="0.0013878456">
            <text:p>0.0013878456</text:p>
          </table:table-cell>
          <table:table-cell office:value-type="float" office:value="0.0022001758">
            <text:p>0.0022001758</text:p>
          </table:table-cell>
          <table:table-cell office:value-type="float" office:value="0.0034448386">
            <text:p>0.0034448386</text:p>
          </table:table-cell>
          <table:table-cell office:value-type="float" office:value="0.0030565928">
            <text:p>0.0030565928</text:p>
          </table:table-cell>
          <table:table-cell office:value-type="float" office:value="0.0022232076">
            <text:p>0.0022232076</text:p>
          </table:table-cell>
          <table:table-cell office:value-type="float" office:value="0.0014120481">
            <text:p>0.0014120481</text:p>
          </table:table-cell>
          <table:table-cell office:value-type="float" office:value="0.0014667858">
            <text:p>0.0014667858</text:p>
          </table:table-cell>
          <table:table-cell office:value-type="float" office:value="0.0024329908">
            <text:p>0.0024329908</text:p>
          </table:table-cell>
          <table:table-cell office:value-type="float" office:value="0.0029133845">
            <text:p>0.0029133845</text:p>
          </table:table-cell>
          <table:table-cell office:value-type="float" office:value="0.0025913708">
            <text:p>0.0025913708</text:p>
          </table:table-cell>
          <table:table-cell office:value-type="float" office:value="0.0019490503">
            <text:p>0.0019490503</text:p>
          </table:table-cell>
          <table:table-cell office:value-type="float" office:value="0.0010449389">
            <text:p>0.0010449389</text:p>
          </table:table-cell>
          <table:table-cell office:value-type="float" office:value="0.0019554272">
            <text:p>0.0019554272</text:p>
          </table:table-cell>
          <table:table-cell office:value-type="float" office:value="0.002597921">
            <text:p>0.002597921</text:p>
          </table:table-cell>
          <table:table-cell office:value-type="float" office:value="0.0028254772">
            <text:p>0.0028254772</text:p>
          </table:table-cell>
          <table:table-cell office:value-type="float" office:value="0.0024220455">
            <text:p>0.0024220455</text:p>
          </table:table-cell>
          <table:table-cell office:value-type="float" office:value="0.001141012">
            <text:p>0.001141012</text:p>
          </table:table-cell>
          <table:table-cell office:value-type="float" office:value="0.001237843">
            <text:p>0.001237843</text:p>
          </table:table-cell>
          <table:table-cell office:value-type="float" office:value="0.0022137586">
            <text:p>0.0022137586</text:p>
          </table:table-cell>
          <table:table-cell office:value-type="float" office:value="0.002560209">
            <text:p>0.002560209</text:p>
          </table:table-cell>
          <table:table-cell office:value-type="float" office:value="0.0020379827">
            <text:p>0.0020379827</text:p>
          </table:table-cell>
          <table:table-cell office:value-type="float" office:value="0.0013381937">
            <text:p>0.0013381937</text:p>
          </table:table-cell>
          <table:table-cell office:value-type="float" office:value="0.0010072062">
            <text:p>0.0010072062</text:p>
          </table:table-cell>
          <table:table-cell office:value-type="float" office:value="0.0015041471">
            <text:p>0.0015041471</text:p>
          </table:table-cell>
          <table:table-cell office:value-type="float" office:value="0.0022189575">
            <text:p>0.0022189575</text:p>
          </table:table-cell>
          <table:table-cell office:value-type="float" office:value="0.0024892723">
            <text:p>0.0024892723</text:p>
          </table:table-cell>
          <table:table-cell office:value-type="float" office:value="0.0016074678">
            <text:p>0.0016074678</text:p>
          </table:table-cell>
          <table:table-cell table:style-name="ce1" office:value-type="float" office:value="0.0009534438">
            <text:p>9.53E-004</text:p>
          </table:table-cell>
          <table:table-cell office:value-type="float" office:value="0.0013658347">
            <text:p>0.0013658347</text:p>
          </table:table-cell>
          <table:table-cell office:value-type="float" office:value="0.0020185323">
            <text:p>0.0020185323</text:p>
          </table:table-cell>
          <table:table-cell office:value-type="float" office:value="0.0021693725">
            <text:p>0.0021693725</text:p>
          </table:table-cell>
          <table:table-cell office:value-type="float" office:value="0.0017281441">
            <text:p>0.0017281441</text:p>
          </table:table-cell>
          <table:table-cell office:value-type="float" office:value="0.0010520365">
            <text:p>0.0010520365</text:p>
          </table:table-cell>
          <table:table-cell table:style-name="ce1" office:value-type="float" office:value="0.0009394746">
            <text:p>9.39E-004</text:p>
          </table:table-cell>
          <table:table-cell office:value-type="float" office:value="0.0014850718">
            <text:p>0.0014850718</text:p>
          </table:table-cell>
          <table:table-cell office:value-type="float" office:value="0.0019281313">
            <text:p>0.0019281313</text:p>
          </table:table-cell>
          <table:table-cell office:value-type="float" office:value="0.0018515466">
            <text:p>0.0018515466</text:p>
          </table:table-cell>
          <table:table-cell office:value-type="float" office:value="0.0013091909">
            <text:p>0.0013091909</text:p>
          </table:table-cell>
          <table:table-cell table:style-name="ce1" office:value-type="float" office:value="0.00082367583">
            <text:p>8.24E-004</text:p>
          </table:table-cell>
          <table:table-cell office:value-type="float" office:value="0.0012782968">
            <text:p>0.0012782968</text:p>
          </table:table-cell>
          <table:table-cell office:value-type="float" office:value="0.0017470892">
            <text:p>0.0017470892</text:p>
          </table:table-cell>
          <table:table-cell office:value-type="float" office:value="0.0019349658">
            <text:p>0.0019349658</text:p>
          </table:table-cell>
          <table:table-cell office:value-type="float" office:value="0.0015835981">
            <text:p>0.0015835981</text:p>
          </table:table-cell>
          <table:table-cell table:style-name="ce1" office:value-type="float" office:value="0.0009832786">
            <text:p>9.83E-004</text:p>
          </table:table-cell>
          <table:table-cell office:value-type="float" office:value="0.0010289423">
            <text:p>0.0010289423</text:p>
          </table:table-cell>
          <table:table-cell office:value-type="float" office:value="0.0014961811">
            <text:p>0.0014961811</text:p>
          </table:table-cell>
          <table:table-cell office:value-type="float" office:value="0.0015647599">
            <text:p>0.0015647599</text:p>
          </table:table-cell>
          <table:table-cell office:value-type="float" office:value="0.001551671">
            <text:p>0.001551671</text:p>
          </table:table-cell>
          <table:table-cell office:value-type="float" office:value="0.0011395602">
            <text:p>0.0011395602</text:p>
          </table:table-cell>
          <table:table-cell table:style-name="ce1" office:value-type="float" office:value="0.0008675584">
            <text:p>8.68E-004</text:p>
          </table:table-cell>
          <table:table-cell office:value-type="float" office:value="0.0011105922">
            <text:p>0.0011105922</text:p>
          </table:table-cell>
          <table:table-cell office:value-type="float" office:value="0.0016479937">
            <text:p>0.0016479937</text:p>
          </table:table-cell>
          <table:table-cell office:value-type="float" office:value="0.0016971938">
            <text:p>0.0016971938</text:p>
          </table:table-cell>
          <table:table-cell office:value-type="float" office:value="0.0011757957">
            <text:p>0.0011757957</text:p>
          </table:table-cell>
          <table:table-cell table:style-name="ce1" office:value-type="float" office:value="0.00084237725">
            <text:p>8.42E-004</text:p>
          </table:table-cell>
          <table:table-cell table:style-name="ce1" office:value-type="float" office:value="0.0009972021">
            <text:p>9.97E-004</text:p>
          </table:table-cell>
          <table:table-cell office:value-type="float" office:value="0.0015064202">
            <text:p>0.0015064202</text:p>
          </table:table-cell>
          <table:table-cell office:value-type="float" office:value="0.0016603874">
            <text:p>0.0016603874</text:p>
          </table:table-cell>
          <table:table-cell office:value-type="float" office:value="0.0012872745">
            <text:p>0.0012872745</text:p>
          </table:table-cell>
          <table:table-cell table:style-name="ce1" office:value-type="float" office:value="0.00094268844">
            <text:p>9.43E-004</text:p>
          </table:table-cell>
          <table:table-cell table:style-name="ce1" office:value-type="float" office:value="0.00089899095">
            <text:p>8.99E-004</text:p>
          </table:table-cell>
          <table:table-cell office:value-type="float" office:value="0.001273122">
            <text:p>0.001273122</text:p>
          </table:table-cell>
          <table:table-cell office:value-type="float" office:value="0.0014658045">
            <text:p>0.0014658045</text:p>
          </table:table-cell>
          <table:table-cell office:value-type="float" office:value="0.0013136441">
            <text:p>0.0013136441</text:p>
          </table:table-cell>
          <table:table-cell office:value-type="float" office:value="0.0010822542">
            <text:p>0.0010822542</text:p>
          </table:table-cell>
          <table:table-cell table:style-name="ce1" office:value-type="float" office:value="0.0007005684">
            <text:p>7.01E-004</text:p>
          </table:table-cell>
          <table:table-cell table:style-name="ce1" office:value-type="float" office:value="0.00097158947">
            <text:p>9.72E-004</text:p>
          </table:table-cell>
          <table:table-cell office:value-type="float" office:value="0.0013473247">
            <text:p>0.0013473247</text:p>
          </table:table-cell>
          <table:table-cell office:value-type="float" office:value="0.0013387104">
            <text:p>0.0013387104</text:p>
          </table:table-cell>
          <table:table-cell office:value-type="float" office:value="0.001127205">
            <text:p>0.001127205</text:p>
          </table:table-cell>
          <table:table-cell table:style-name="ce1" office:value-type="float" office:value="0.0007622211">
            <text:p>7.62E-004</text:p>
          </table:table-cell>
          <table:table-cell table:style-name="ce1" office:value-type="float" office:value="0.000788225">
            <text:p>7.88E-004</text:p>
          </table:table-cell>
          <table:table-cell office:value-type="float" office:value="0.0010573963">
            <text:p>0.0010573963</text:p>
          </table:table-cell>
          <table:table-cell office:value-type="float" office:value="0.0012000958">
            <text:p>0.0012000958</text:p>
          </table:table-cell>
          <table:table-cell office:value-type="float" office:value="0.0010908925">
            <text:p>0.0010908925</text:p>
          </table:table-cell>
          <table:table-cell table:style-name="ce1" office:value-type="float" office:value="0.00086331373">
            <text:p>8.63E-004</text:p>
          </table:table-cell>
          <table:table-cell table:style-name="ce1" office:value-type="float" office:value="0.0006734028">
            <text:p>6.73E-004</text:p>
          </table:table-cell>
          <table:table-cell table:style-name="ce1" office:value-type="float" office:value="0.000903844">
            <text:p>9.04E-004</text:p>
          </table:table-cell>
          <table:table-cell office:value-type="float" office:value="0.0011732321">
            <text:p>0.0011732321</text:p>
          </table:table-cell>
          <table:table-cell office:value-type="float" office:value="0.0011355573">
            <text:p>0.0011355573</text:p>
          </table:table-cell>
          <table:table-cell table:style-name="ce1" office:value-type="float" office:value="0.0009766321">
            <text:p>9.77E-004</text:p>
          </table:table-cell>
          <table:table-cell table:style-name="ce1" office:value-type="float" office:value="0.0007349916">
            <text:p>7.35E-004</text:p>
          </table:table-cell>
          <table:table-cell table:style-name="ce1" office:value-type="float" office:value="0.00077566085">
            <text:p>7.76E-004</text:p>
          </table:table-cell>
          <table:table-cell office:value-type="float" office:value="0.0010334209">
            <text:p>0.0010334209</text:p>
          </table:table-cell>
          <table:table-cell office:value-type="float" office:value="0.0011375116">
            <text:p>0.0011375116</text:p>
          </table:table-cell>
          <table:table-cell table:style-name="ce1" office:value-type="float" office:value="0.0009995814">
            <text:p>1.00E-003</text:p>
          </table:table-cell>
          <table:table-cell table:style-name="ce1" office:value-type="float" office:value="0.00075944775">
            <text:p>7.59E-004</text:p>
          </table:table-cell>
          <table:table-cell table:style-name="ce1" office:value-type="float" office:value="0.00069160556">
            <text:p>6.92E-004</text:p>
          </table:table-cell>
          <table:table-cell table:style-name="ce1" office:value-type="float" office:value="0.0009103142">
            <text:p>9.10E-004</text:p>
          </table:table-cell>
          <table:table-cell office:value-type="float" office:value="0.0010383927">
            <text:p>0.0010383927</text:p>
          </table:table-cell>
          <table:table-cell office:value-type="float" office:value="0.0010079936">
            <text:p>0.0010079936</text:p>
          </table:table-cell>
          <table:table-cell table:style-name="ce1" office:value-type="float" office:value="0.0008374188">
            <text:p>8.37E-004</text:p>
          </table:table-cell>
          <table:table-cell table:style-name="ce1" office:value-type="float" office:value="0.0006720763">
            <text:p>6.72E-004</text:p>
          </table:table-cell>
          <table:table-cell table:style-name="ce1" office:value-type="float" office:value="0.00080499286">
            <text:p>8.05E-004</text:p>
          </table:table-cell>
          <table:table-cell table:style-name="ce1" office:value-type="float" office:value="0.0009740321">
            <text:p>9.74E-004</text:p>
          </table:table-cell>
          <table:table-cell table:style-name="ce1" office:value-type="float" office:value="0.0009987083">
            <text:p>9.99E-004</text:p>
          </table:table-cell>
          <table:table-cell table:style-name="ce1" office:value-type="float" office:value="0.0008969027">
            <text:p>8.97E-004</text:p>
          </table:table-cell>
          <table:table-cell table:style-name="ce1" office:value-type="float" office:value="0.00071546366">
            <text:p>7.15E-004</text:p>
          </table:table-cell>
          <table:table-cell table:style-name="ce1" office:value-type="float" office:value="0.0006863883">
            <text:p>6.86E-004</text:p>
          </table:table-cell>
          <table:table-cell table:style-name="ce1" office:value-type="float" office:value="0.0008542719">
            <text:p>8.54E-004</text:p>
          </table:table-cell>
          <table:table-cell table:style-name="ce1" office:value-type="float" office:value="0.00094767363">
            <text:p>9.48E-004</text:p>
          </table:table-cell>
          <table:table-cell table:style-name="ce1" office:value-type="float" office:value="0.0009108896">
            <text:p>9.11E-004</text:p>
          </table:table-cell>
          <table:table-cell table:style-name="ce1" office:value-type="float" office:value="0.00081266667">
            <text:p>8.13E-004</text:p>
          </table:table-cell>
          <table:table-cell table:style-name="ce1" office:value-type="float" office:value="0.00071411446">
            <text:p>7.14E-004</text:p>
          </table:table-cell>
          <table:table-cell table:style-name="ce1" office:value-type="float" office:value="0.0009306766">
            <text:p>9.31E-004</text:p>
          </table:table-cell>
          <table:table-cell office:value-type="float" office:value="0.0012347233">
            <text:p>0.0012347233</text:p>
          </table:table-cell>
          <table:table-cell office:value-type="float" office:value="0.0012813138">
            <text:p>0.0012813138</text:p>
          </table:table-cell>
          <table:table-cell office:value-type="float" office:value="0.0010573377">
            <text:p>0.0010573377</text:p>
          </table:table-cell>
          <table:table-cell table:style-name="ce1" office:value-type="float" office:value="0.0007740378">
            <text:p>7.74E-004</text:p>
          </table:table-cell>
          <table:table-cell table:style-name="ce1" office:value-type="float" office:value="0.0007862933">
            <text:p>7.86E-004</text:p>
          </table:table-cell>
          <table:table-cell office:value-type="float" office:value="0.0010358891">
            <text:p>0.0010358891</text:p>
          </table:table-cell>
          <table:table-cell office:value-type="float" office:value="0.0011659799">
            <text:p>0.0011659799</text:p>
          </table:table-cell>
          <table:table-cell office:value-type="float" office:value="0.0011166625">
            <text:p>0.0011166625</text:p>
          </table:table-cell>
          <table:table-cell office:value-type="float" office:value="0.0010555083">
            <text:p>0.0010555083</text:p>
          </table:table-cell>
          <table:table-cell table:style-name="ce1" office:value-type="float" office:value="0.0009418218">
            <text:p>9.42E-004</text:p>
          </table:table-cell>
          <table:table-cell office:value-type="float" office:value="0.0054865535">
            <text:p>0.0054865535</text:p>
          </table:table-cell>
          <table:table-cell office:value-type="float" office:value="0.001487372">
            <text:p>0.001487372</text:p>
          </table:table-cell>
          <table:table-cell office:value-type="float" office:value="0.0012276861">
            <text:p>0.0012276861</text:p>
          </table:table-cell>
          <table:table-cell office:value-type="float" office:value="0.0010009694">
            <text:p>0.0010009694</text:p>
          </table:table-cell>
          <table:table-cell table:style-name="ce1" office:value-type="float" office:value="0.000735096">
            <text:p>7.35E-004</text:p>
          </table:table-cell>
          <table:table-cell table:style-name="ce1" office:value-type="float" office:value="0.0008020697">
            <text:p>8.02E-004</text:p>
          </table:table-cell>
          <table:table-cell office:value-type="float" office:value="0.0010364393">
            <text:p>0.0010364393</text:p>
          </table:table-cell>
          <table:table-cell office:value-type="float" office:value="0.0011243743">
            <text:p>0.0011243743</text:p>
          </table:table-cell>
          <table:table-cell table:style-name="ce1" office:value-type="float" office:value="0.0009827084">
            <text:p>9.83E-004</text:p>
          </table:table-cell>
          <table:table-cell table:style-name="ce1" office:value-type="float" office:value="0.000735805">
            <text:p>7.36E-004</text:p>
          </table:table-cell>
          <table:table-cell table:style-name="ce1" office:value-type="float" office:value="0.00070560846">
            <text:p>7.06E-004</text:p>
          </table:table-cell>
          <table:table-cell table:style-name="ce1" office:value-type="float" office:value="0.00091328734">
            <text:p>9.13E-004</text:p>
          </table:table-cell>
          <table:table-cell office:value-type="float" office:value="0.0010851609">
            <text:p>0.0010851609</text:p>
          </table:table-cell>
          <table:table-cell office:value-type="float" office:value="0.0010402937">
            <text:p>0.0010402937</text:p>
          </table:table-cell>
          <table:table-cell table:style-name="ce1" office:value-type="float" office:value="0.00081596506">
            <text:p>8.16E-004</text:p>
          </table:table-cell>
          <table:table-cell table:style-name="ce1" office:value-type="float" office:value="0.00067329814">
            <text:p>6.73E-004</text:p>
          </table:table-cell>
          <table:table-cell table:style-name="ce1" office:value-type="float" office:value="0.0007148621">
            <text:p>7.15E-004</text:p>
          </table:table-cell>
          <table:table-cell table:style-name="ce1" office:value-type="float" office:value="0.0007901165">
            <text:p>7.90E-004</text:p>
          </table:table-cell>
          <table:table-cell table:style-name="ce1" office:value-type="float" office:value="0.00080832135">
            <text:p>8.08E-004</text:p>
          </table:table-cell>
          <table:table-cell table:style-name="ce1" office:value-type="float" office:value="0.00073502195">
            <text:p>7.35E-004</text:p>
          </table:table-cell>
          <table:table-cell table:style-name="ce1" office:value-type="float" office:value="0.00065302">
            <text:p>6.53E-004</text:p>
          </table:table-cell>
          <table:table-cell table:style-name="ce1" office:value-type="float" office:value="0.0006705866">
            <text:p>6.71E-004</text:p>
          </table:table-cell>
          <table:table-cell table:style-name="ce1" office:value-type="float" office:value="0.0007506907">
            <text:p>7.51E-004</text:p>
          </table:table-cell>
          <table:table-cell table:style-name="ce1" office:value-type="float" office:value="0.00078988005">
            <text:p>7.90E-004</text:p>
          </table:table-cell>
          <table:table-cell table:style-name="ce1" office:value-type="float" office:value="0.00075746747">
            <text:p>7.57E-004</text:p>
          </table:table-cell>
          <table:table-cell table:style-name="ce1" office:value-type="float" office:value="0.0006718094">
            <text:p>6.72E-004</text:p>
          </table:table-cell>
          <table:table-cell table:style-name="ce1" office:value-type="float" office:value="0.0006288376">
            <text:p>6.29E-004</text:p>
          </table:table-cell>
          <table:table-cell table:style-name="ce1" office:value-type="float" office:value="0.0006755873">
            <text:p>6.76E-004</text:p>
          </table:table-cell>
          <table:table-cell table:style-name="ce1" office:value-type="float" office:value="0.0007353112">
            <text:p>7.35E-004</text:p>
          </table:table-cell>
          <table:table-cell table:style-name="ce1" office:value-type="float" office:value="0.00073859683">
            <text:p>7.39E-004</text:p>
          </table:table-cell>
          <table:table-cell table:style-name="ce1" office:value-type="float" office:value="0.000674397">
            <text:p>6.74E-004</text:p>
          </table:table-cell>
          <table:table-cell table:style-name="ce1" office:value-type="float" office:value="0.00060482614">
            <text:p>6.05E-004</text:p>
          </table:table-cell>
          <table:table-cell table:style-name="ce1" office:value-type="float" office:value="0.00064662646">
            <text:p>6.47E-004</text:p>
          </table:table-cell>
          <table:table-cell table:style-name="ce1" office:value-type="float" office:value="0.0007174595">
            <text:p>7.17E-004</text:p>
          </table:table-cell>
          <table:table-cell table:style-name="ce1" office:value-type="float" office:value="0.0007207259">
            <text:p>7.21E-004</text:p>
          </table:table-cell>
          <table:table-cell table:style-name="ce1" office:value-type="float" office:value="0.00065144047">
            <text:p>6.51E-004</text:p>
          </table:table-cell>
          <table:table-cell table:style-name="ce1" office:value-type="float" office:value="0.000576069">
            <text:p>5.76E-004</text:p>
          </table:table-cell>
          <table:table-cell table:style-name="ce1" office:value-type="float" office:value="0.0005382752">
            <text:p>5.38E-004</text:p>
          </table:table-cell>
          <table:table-cell office:value-type="float" office:value="0.0005787295">
            <text:p>5.79E-004</text:p>
          </table:table-cell>
          <table:table-cell office:value-type="float" office:value="0.0006075979">
            <text:p>6.08E-004</text:p>
          </table:table-cell>
          <table:table-cell office:value-type="float" office:value="0.000579424">
            <text:p>5.79E-004</text:p>
          </table:table-cell>
          <table:table-cell office:value-type="float" office:value="0.0004968867">
            <text:p>4.97E-004</text:p>
          </table:table-cell>
          <table:table-cell office:value-type="float" office:value="0.00042798763">
            <text:p>4.28E-004</text:p>
          </table:table-cell>
          <table:table-cell office:value-type="float" office:value="0.00040030596">
            <text:p>4.00E-004</text:p>
          </table:table-cell>
          <table:table-cell office:value-type="float" office:value="0.00038880453">
            <text:p>3.89E-004</text:p>
          </table:table-cell>
          <table:table-cell office:value-type="float" office:value="0.00038872685">
            <text:p>3.89E-004</text:p>
          </table:table-cell>
          <table:table-cell office:value-type="float" office:value="0.00038928594">
            <text:p>3.89E-004</text:p>
          </table:table-cell>
          <table:table-cell office:value-type="float" office:value="0.0003916589">
            <text:p>3.92E-004</text:p>
          </table:table-cell>
          <table:table-cell office:value-type="float" office:value="0.0003923194">
            <text:p>3.92E-004</text:p>
          </table:table-cell>
          <table:table-cell office:value-type="float" office:value="0.00039313058">
            <text:p>3.93E-004</text:p>
          </table:table-cell>
          <table:table-cell office:value-type="float" office:value="0.0003938817">
            <text:p>3.94E-004</text:p>
          </table:table-cell>
          <table:table-cell office:value-type="float" office:value="0.00039564588">
            <text:p>3.96E-004</text:p>
          </table:table-cell>
          <table:table-cell office:value-type="float" office:value="0.00039742002">
            <text:p>3.97E-004</text:p>
          </table:table-cell>
          <table:table-cell office:value-type="float" office:value="0.0003974904">
            <text:p>3.97E-004</text:p>
          </table:table-cell>
          <table:table-cell office:value-type="float" office:value="0.00039854407">
            <text:p>3.99E-004</text:p>
          </table:table-cell>
          <table:table-cell office:value-type="float" office:value="0.0003996779">
            <text:p>4.00E-004</text:p>
          </table:table-cell>
          <table:table-cell office:value-type="float" office:value="0.00040215295">
            <text:p>4.02E-004</text:p>
          </table:table-cell>
          <table:table-cell office:value-type="float" office:value="0.00040253112">
            <text:p>4.03E-004</text:p>
          </table:table-cell>
          <table:table-cell office:value-type="float" office:value="0.00040373363">
            <text:p>4.04E-004</text:p>
          </table:table-cell>
          <table:table-cell office:value-type="float" office:value="0.00040476152">
            <text:p>4.05E-004</text:p>
          </table:table-cell>
          <table:table-cell office:value-type="float" office:value="0.00040648383">
            <text:p>4.06E-004</text:p>
          </table:table-cell>
          <table:table-cell office:value-type="float" office:value="0.0004080848">
            <text:p>4.08E-004</text:p>
          </table:table-cell>
          <table:table-cell office:value-type="float" office:value="0.00040884654">
            <text:p>4.09E-004</text:p>
          </table:table-cell>
          <table:table-cell office:value-type="float" office:value="0.000409724">
            <text:p>4.10E-004</text:p>
          </table:table-cell>
          <table:table-cell office:value-type="float" office:value="0.00041115843">
            <text:p>4.11E-004</text:p>
          </table:table-cell>
          <table:table-cell office:value-type="float" office:value="0.00041391564">
            <text:p>4.14E-004</text:p>
          </table:table-cell>
          <table:table-cell office:value-type="float" office:value="0.00041442292">
            <text:p>4.14E-004</text:p>
          </table:table-cell>
          <table:table-cell office:value-type="float" office:value="0.00041515272">
            <text:p>4.15E-004</text:p>
          </table:table-cell>
          <table:table-cell office:value-type="float" office:value="0.00041660652">
            <text:p>4.17E-004</text:p>
          </table:table-cell>
          <table:table-cell office:value-type="float" office:value="0.00041953474">
            <text:p>4.20E-004</text:p>
          </table:table-cell>
          <table:table-cell office:value-type="float" office:value="0.00042017558">
            <text:p>4.20E-004</text:p>
          </table:table-cell>
          <table:table-cell office:value-type="float" office:value="0.00042125015">
            <text:p>4.21E-004</text:p>
          </table:table-cell>
          <table:table-cell office:value-type="float" office:value="0.00042259003">
            <text:p>4.23E-004</text:p>
          </table:table-cell>
          <table:table-cell/>
        </table:table-row>
        <table:table-row table:style-name="ro1">
          <table:table-cell office:value-type="string">
            <text:p><text:s/>Larry Coryell &amp; Bireli LaGrene - Super Guitar Trio [1990]/Super Guitar Trio - 04 - Tango Suite (Astor Piazzolla).mp3</text:p>
          </table:table-cell>
          <table:table-cell office:value-type="float" office:value="0.020831786">
            <text:p>0.020831786</text:p>
          </table:table-cell>
          <table:table-cell office:value-type="float" office:value="0.023832468">
            <text:p>0.023832468</text:p>
          </table:table-cell>
          <table:table-cell office:value-type="float" office:value="0.014926987">
            <text:p>0.014926987</text:p>
          </table:table-cell>
          <table:table-cell office:value-type="float" office:value="0.029305333">
            <text:p>0.029305333</text:p>
          </table:table-cell>
          <table:table-cell office:value-type="float" office:value="0.025344523">
            <text:p>0.025344523</text:p>
          </table:table-cell>
          <table:table-cell office:value-type="float" office:value="0.03218032">
            <text:p>0.03218032</text:p>
          </table:table-cell>
          <table:table-cell office:value-type="float" office:value="0.021400006">
            <text:p>0.021400006</text:p>
          </table:table-cell>
          <table:table-cell office:value-type="float" office:value="0.007831083">
            <text:p>0.007831083</text:p>
          </table:table-cell>
          <table:table-cell office:value-type="float" office:value="0.009312578">
            <text:p>0.009312578</text:p>
          </table:table-cell>
          <table:table-cell office:value-type="float" office:value="0.01031897">
            <text:p>0.01031897</text:p>
          </table:table-cell>
          <table:table-cell office:value-type="float" office:value="0.014038783">
            <text:p>0.014038783</text:p>
          </table:table-cell>
          <table:table-cell office:value-type="float" office:value="0.011159332">
            <text:p>0.011159332</text:p>
          </table:table-cell>
          <table:table-cell office:value-type="float" office:value="0.008218403">
            <text:p>0.008218403</text:p>
          </table:table-cell>
          <table:table-cell office:value-type="float" office:value="0.003234452">
            <text:p>0.003234452</text:p>
          </table:table-cell>
          <table:table-cell office:value-type="float" office:value="0.00422355">
            <text:p>0.00422355</text:p>
          </table:table-cell>
          <table:table-cell office:value-type="float" office:value="0.00901026">
            <text:p>0.00901026</text:p>
          </table:table-cell>
          <table:table-cell office:value-type="float" office:value="0.0073707723">
            <text:p>0.0073707723</text:p>
          </table:table-cell>
          <table:table-cell office:value-type="float" office:value="0.00821781">
            <text:p>0.00821781</text:p>
          </table:table-cell>
          <table:table-cell office:value-type="float" office:value="0.0035102442">
            <text:p>0.0035102442</text:p>
          </table:table-cell>
          <table:table-cell office:value-type="float" office:value="0.0028176832">
            <text:p>0.0028176832</text:p>
          </table:table-cell>
          <table:table-cell office:value-type="float" office:value="0.008375544">
            <text:p>0.008375544</text:p>
          </table:table-cell>
          <table:table-cell office:value-type="float" office:value="0.0055899695">
            <text:p>0.0055899695</text:p>
          </table:table-cell>
          <table:table-cell office:value-type="float" office:value="0.0075459415">
            <text:p>0.0075459415</text:p>
          </table:table-cell>
          <table:table-cell office:value-type="float" office:value="0.005504209">
            <text:p>0.005504209</text:p>
          </table:table-cell>
          <table:table-cell office:value-type="float" office:value="0.0021303573">
            <text:p>0.0021303573</text:p>
          </table:table-cell>
          <table:table-cell office:value-type="float" office:value="0.0048826346">
            <text:p>0.0048826346</text:p>
          </table:table-cell>
          <table:table-cell office:value-type="float" office:value="0.0058475505">
            <text:p>0.0058475505</text:p>
          </table:table-cell>
          <table:table-cell office:value-type="float" office:value="0.0074394797">
            <text:p>0.0074394797</text:p>
          </table:table-cell>
          <table:table-cell office:value-type="float" office:value="0.003861737">
            <text:p>0.003861737</text:p>
          </table:table-cell>
          <table:table-cell office:value-type="float" office:value="0.0019236549">
            <text:p>0.0019236549</text:p>
          </table:table-cell>
          <table:table-cell office:value-type="float" office:value="0.003623101">
            <text:p>0.003623101</text:p>
          </table:table-cell>
          <table:table-cell office:value-type="float" office:value="0.0046948157">
            <text:p>0.0046948157</text:p>
          </table:table-cell>
          <table:table-cell office:value-type="float" office:value="0.0063482495">
            <text:p>0.0063482495</text:p>
          </table:table-cell>
          <table:table-cell office:value-type="float" office:value="0.0037508796">
            <text:p>0.0037508796</text:p>
          </table:table-cell>
          <table:table-cell office:value-type="float" office:value="0.0034451755">
            <text:p>0.0034451755</text:p>
          </table:table-cell>
          <table:table-cell office:value-type="float" office:value="0.0017862477">
            <text:p>0.0017862477</text:p>
          </table:table-cell>
          <table:table-cell office:value-type="float" office:value="0.0038305828">
            <text:p>0.0038305828</text:p>
          </table:table-cell>
          <table:table-cell office:value-type="float" office:value="0.00380032">
            <text:p>0.00380032</text:p>
          </table:table-cell>
          <table:table-cell office:value-type="float" office:value="0.004476019">
            <text:p>0.004476019</text:p>
          </table:table-cell>
          <table:table-cell office:value-type="float" office:value="0.0025420461">
            <text:p>0.0025420461</text:p>
          </table:table-cell>
          <table:table-cell office:value-type="float" office:value="0.0016225468">
            <text:p>0.0016225468</text:p>
          </table:table-cell>
          <table:table-cell office:value-type="float" office:value="0.0020575887">
            <text:p>0.0020575887</text:p>
          </table:table-cell>
          <table:table-cell office:value-type="float" office:value="0.0031314397">
            <text:p>0.0031314397</text:p>
          </table:table-cell>
          <table:table-cell office:value-type="float" office:value="0.003660202">
            <text:p>0.003660202</text:p>
          </table:table-cell>
          <table:table-cell office:value-type="float" office:value="0.002538331">
            <text:p>0.002538331</text:p>
          </table:table-cell>
          <table:table-cell office:value-type="float" office:value="0.0016058915">
            <text:p>0.0016058915</text:p>
          </table:table-cell>
          <table:table-cell office:value-type="float" office:value="0.0014630668">
            <text:p>0.0014630668</text:p>
          </table:table-cell>
          <table:table-cell office:value-type="float" office:value="0.002286357">
            <text:p>0.002286357</text:p>
          </table:table-cell>
          <table:table-cell office:value-type="float" office:value="0.0032695453">
            <text:p>0.0032695453</text:p>
          </table:table-cell>
          <table:table-cell office:value-type="float" office:value="0.0025280716">
            <text:p>0.0025280716</text:p>
          </table:table-cell>
          <table:table-cell office:value-type="float" office:value="0.0014848384">
            <text:p>0.0014848384</text:p>
          </table:table-cell>
          <table:table-cell office:value-type="float" office:value="0.0011380562">
            <text:p>0.0011380562</text:p>
          </table:table-cell>
          <table:table-cell office:value-type="float" office:value="0.0015774473">
            <text:p>0.0015774473</text:p>
          </table:table-cell>
          <table:table-cell office:value-type="float" office:value="0.0023739836">
            <text:p>0.0023739836</text:p>
          </table:table-cell>
          <table:table-cell office:value-type="float" office:value="0.0026324436">
            <text:p>0.0026324436</text:p>
          </table:table-cell>
          <table:table-cell office:value-type="float" office:value="0.0018046366">
            <text:p>0.0018046366</text:p>
          </table:table-cell>
          <table:table-cell table:style-name="ce1" office:value-type="float" office:value="0.0008922432">
            <text:p>8.92E-004</text:p>
          </table:table-cell>
          <table:table-cell office:value-type="float" office:value="0.001213144">
            <text:p>0.001213144</text:p>
          </table:table-cell>
          <table:table-cell office:value-type="float" office:value="0.001693179">
            <text:p>0.001693179</text:p>
          </table:table-cell>
          <table:table-cell office:value-type="float" office:value="0.0016324624">
            <text:p>0.0016324624</text:p>
          </table:table-cell>
          <table:table-cell office:value-type="float" office:value="0.0016247708">
            <text:p>0.0016247708</text:p>
          </table:table-cell>
          <table:table-cell office:value-type="float" office:value="0.0012306843">
            <text:p>0.0012306843</text:p>
          </table:table-cell>
          <table:table-cell table:style-name="ce1" office:value-type="float" office:value="0.0007069036">
            <text:p>7.07E-004</text:p>
          </table:table-cell>
          <table:table-cell office:value-type="float" office:value="0.0011475725">
            <text:p>0.0011475725</text:p>
          </table:table-cell>
          <table:table-cell office:value-type="float" office:value="0.0015888872">
            <text:p>0.0015888872</text:p>
          </table:table-cell>
          <table:table-cell office:value-type="float" office:value="0.0016787731">
            <text:p>0.0016787731</text:p>
          </table:table-cell>
          <table:table-cell office:value-type="float" office:value="0.0010432033">
            <text:p>0.0010432033</text:p>
          </table:table-cell>
          <table:table-cell table:style-name="ce1" office:value-type="float" office:value="0.00065621926">
            <text:p>6.56E-004</text:p>
          </table:table-cell>
          <table:table-cell table:style-name="ce1" office:value-type="float" office:value="0.000967126">
            <text:p>9.67E-004</text:p>
          </table:table-cell>
          <table:table-cell office:value-type="float" office:value="0.0014318913">
            <text:p>0.0014318913</text:p>
          </table:table-cell>
          <table:table-cell office:value-type="float" office:value="0.0012673514">
            <text:p>0.0012673514</text:p>
          </table:table-cell>
          <table:table-cell office:value-type="float" office:value="0.001041684">
            <text:p>0.001041684</text:p>
          </table:table-cell>
          <table:table-cell table:style-name="ce1" office:value-type="float" office:value="0.0007055011">
            <text:p>7.06E-004</text:p>
          </table:table-cell>
          <table:table-cell table:style-name="ce1" office:value-type="float" office:value="0.0006881275">
            <text:p>6.88E-004</text:p>
          </table:table-cell>
          <table:table-cell office:value-type="float" office:value="0.0010358832">
            <text:p>0.0010358832</text:p>
          </table:table-cell>
          <table:table-cell office:value-type="float" office:value="0.0011909099">
            <text:p>0.0011909099</text:p>
          </table:table-cell>
          <table:table-cell office:value-type="float" office:value="0.0011621341">
            <text:p>0.0011621341</text:p>
          </table:table-cell>
          <table:table-cell table:style-name="ce1" office:value-type="float" office:value="0.00092667417">
            <text:p>9.27E-004</text:p>
          </table:table-cell>
          <table:table-cell table:style-name="ce1" office:value-type="float" office:value="0.000548454">
            <text:p>5.48E-004</text:p>
          </table:table-cell>
          <table:table-cell table:style-name="ce1" office:value-type="float" office:value="0.00083475374">
            <text:p>8.35E-004</text:p>
          </table:table-cell>
          <table:table-cell office:value-type="float" office:value="0.0010540436">
            <text:p>0.0010540436</text:p>
          </table:table-cell>
          <table:table-cell office:value-type="float" office:value="0.0011699513">
            <text:p>0.0011699513</text:p>
          </table:table-cell>
          <table:table-cell table:style-name="ce1" office:value-type="float" office:value="0.000977739">
            <text:p>9.78E-004</text:p>
          </table:table-cell>
          <table:table-cell table:style-name="ce1" office:value-type="float" office:value="0.0005500802">
            <text:p>5.50E-004</text:p>
          </table:table-cell>
          <table:table-cell table:style-name="ce1" office:value-type="float" office:value="0.0005638039">
            <text:p>5.64E-004</text:p>
          </table:table-cell>
          <table:table-cell table:style-name="ce1" office:value-type="float" office:value="0.00083948625">
            <text:p>8.39E-004</text:p>
          </table:table-cell>
          <table:table-cell office:value-type="float" office:value="0.0010569653">
            <text:p>0.0010569653</text:p>
          </table:table-cell>
          <table:table-cell table:style-name="ce1" office:value-type="float" office:value="0.00095783826">
            <text:p>9.58E-004</text:p>
          </table:table-cell>
          <table:table-cell table:style-name="ce1" office:value-type="float" office:value="0.000605109">
            <text:p>6.05E-004</text:p>
          </table:table-cell>
          <table:table-cell table:style-name="ce1" office:value-type="float" office:value="0.000473605">
            <text:p>4.74E-004</text:p>
          </table:table-cell>
          <table:table-cell table:style-name="ce1" office:value-type="float" office:value="0.000655338">
            <text:p>6.55E-004</text:p>
          </table:table-cell>
          <table:table-cell table:style-name="ce1" office:value-type="float" office:value="0.00092366926">
            <text:p>9.24E-004</text:p>
          </table:table-cell>
          <table:table-cell table:style-name="ce1" office:value-type="float" office:value="0.00093476527">
            <text:p>9.35E-004</text:p>
          </table:table-cell>
          <table:table-cell table:style-name="ce1" office:value-type="float" office:value="0.0006685714">
            <text:p>6.69E-004</text:p>
          </table:table-cell>
          <table:table-cell table:style-name="ce1" office:value-type="float" office:value="0.00044466322">
            <text:p>4.45E-004</text:p>
          </table:table-cell>
          <table:table-cell table:style-name="ce1" office:value-type="float" office:value="0.00053698">
            <text:p>5.37E-004</text:p>
          </table:table-cell>
          <table:table-cell table:style-name="ce1" office:value-type="float" office:value="0.0007546067">
            <text:p>7.55E-004</text:p>
          </table:table-cell>
          <table:table-cell table:style-name="ce1" office:value-type="float" office:value="0.0008632534">
            <text:p>8.63E-004</text:p>
          </table:table-cell>
          <table:table-cell table:style-name="ce1" office:value-type="float" office:value="0.0007155893">
            <text:p>7.16E-004</text:p>
          </table:table-cell>
          <table:table-cell table:style-name="ce1" office:value-type="float" office:value="0.00050603657">
            <text:p>5.06E-004</text:p>
          </table:table-cell>
          <table:table-cell table:style-name="ce1" office:value-type="float" office:value="0.0004526423">
            <text:p>4.53E-004</text:p>
          </table:table-cell>
          <table:table-cell table:style-name="ce1" office:value-type="float" office:value="0.00066093414">
            <text:p>6.61E-004</text:p>
          </table:table-cell>
          <table:table-cell table:style-name="ce1" office:value-type="float" office:value="0.000779394">
            <text:p>7.79E-004</text:p>
          </table:table-cell>
          <table:table-cell table:style-name="ce1" office:value-type="float" office:value="0.00081044354">
            <text:p>8.10E-004</text:p>
          </table:table-cell>
          <table:table-cell table:style-name="ce1" office:value-type="float" office:value="0.00060442294">
            <text:p>6.04E-004</text:p>
          </table:table-cell>
          <table:table-cell table:style-name="ce1" office:value-type="float" office:value="0.00042929334">
            <text:p>4.29E-004</text:p>
          </table:table-cell>
          <table:table-cell table:style-name="ce1" office:value-type="float" office:value="0.000561688">
            <text:p>5.62E-004</text:p>
          </table:table-cell>
          <table:table-cell table:style-name="ce1" office:value-type="float" office:value="0.0007337996">
            <text:p>7.34E-004</text:p>
          </table:table-cell>
          <table:table-cell table:style-name="ce1" office:value-type="float" office:value="0.0007637773">
            <text:p>7.64E-004</text:p>
          </table:table-cell>
          <table:table-cell table:style-name="ce1" office:value-type="float" office:value="0.0006738446">
            <text:p>6.74E-004</text:p>
          </table:table-cell>
          <table:table-cell table:style-name="ce1" office:value-type="float" office:value="0.00046835837">
            <text:p>4.68E-004</text:p>
          </table:table-cell>
          <table:table-cell table:style-name="ce1" office:value-type="float" office:value="0.00048969674">
            <text:p>4.90E-004</text:p>
          </table:table-cell>
          <table:table-cell table:style-name="ce1" office:value-type="float" office:value="0.00064213853">
            <text:p>6.42E-004</text:p>
          </table:table-cell>
          <table:table-cell table:style-name="ce1" office:value-type="float" office:value="0.00075526524">
            <text:p>7.55E-004</text:p>
          </table:table-cell>
          <table:table-cell table:style-name="ce1" office:value-type="float" office:value="0.00070838275">
            <text:p>7.08E-004</text:p>
          </table:table-cell>
          <table:table-cell table:style-name="ce1" office:value-type="float" office:value="0.0005217698">
            <text:p>5.22E-004</text:p>
          </table:table-cell>
          <table:table-cell table:style-name="ce1" office:value-type="float" office:value="0.00043171478">
            <text:p>4.32E-004</text:p>
          </table:table-cell>
          <table:table-cell table:style-name="ce1" office:value-type="float" office:value="0.00056692166">
            <text:p>5.67E-004</text:p>
          </table:table-cell>
          <table:table-cell table:style-name="ce1" office:value-type="float" office:value="0.00069312466">
            <text:p>6.93E-004</text:p>
          </table:table-cell>
          <table:table-cell table:style-name="ce1" office:value-type="float" office:value="0.0007026881">
            <text:p>7.03E-004</text:p>
          </table:table-cell>
          <table:table-cell table:style-name="ce1" office:value-type="float" office:value="0.0005587852">
            <text:p>5.59E-004</text:p>
          </table:table-cell>
          <table:table-cell table:style-name="ce1" office:value-type="float" office:value="0.0004026022">
            <text:p>4.03E-004</text:p>
          </table:table-cell>
          <table:table-cell table:style-name="ce1" office:value-type="float" office:value="0.0004773458">
            <text:p>4.77E-004</text:p>
          </table:table-cell>
          <table:table-cell table:style-name="ce1" office:value-type="float" office:value="0.0006889405">
            <text:p>6.89E-004</text:p>
          </table:table-cell>
          <table:table-cell table:style-name="ce1" office:value-type="float" office:value="0.0007067935">
            <text:p>7.07E-004</text:p>
          </table:table-cell>
          <table:table-cell table:style-name="ce1" office:value-type="float" office:value="0.00059199636">
            <text:p>5.92E-004</text:p>
          </table:table-cell>
          <table:table-cell table:style-name="ce1" office:value-type="float" office:value="0.00045611922">
            <text:p>4.56E-004</text:p>
          </table:table-cell>
          <table:table-cell table:style-name="ce1" office:value-type="float" office:value="0.00040345735">
            <text:p>4.03E-004</text:p>
          </table:table-cell>
          <table:table-cell table:style-name="ce1" office:value-type="float" office:value="0.0005511019">
            <text:p>5.51E-004</text:p>
          </table:table-cell>
          <table:table-cell table:style-name="ce1" office:value-type="float" office:value="0.00068165106">
            <text:p>6.82E-004</text:p>
          </table:table-cell>
          <table:table-cell table:style-name="ce1" office:value-type="float" office:value="0.00065932126">
            <text:p>6.59E-004</text:p>
          </table:table-cell>
          <table:table-cell table:style-name="ce1" office:value-type="float" office:value="0.0005223638">
            <text:p>5.22E-004</text:p>
          </table:table-cell>
          <table:table-cell table:style-name="ce1" office:value-type="float" office:value="0.00037132038">
            <text:p>3.71E-004</text:p>
          </table:table-cell>
          <table:table-cell table:style-name="ce1" office:value-type="float" office:value="0.00047831834">
            <text:p>4.78E-004</text:p>
          </table:table-cell>
          <table:table-cell table:style-name="ce1" office:value-type="float" office:value="0.0006194373">
            <text:p>6.19E-004</text:p>
          </table:table-cell>
          <table:table-cell table:style-name="ce1" office:value-type="float" office:value="0.00064137904">
            <text:p>6.41E-004</text:p>
          </table:table-cell>
          <table:table-cell table:style-name="ce1" office:value-type="float" office:value="0.0005489564">
            <text:p>5.49E-004</text:p>
          </table:table-cell>
          <table:table-cell table:style-name="ce1" office:value-type="float" office:value="0.00040549372">
            <text:p>4.05E-004</text:p>
          </table:table-cell>
          <table:table-cell table:style-name="ce1" office:value-type="float" office:value="0.0004161217">
            <text:p>4.16E-004</text:p>
          </table:table-cell>
          <table:table-cell table:style-name="ce1" office:value-type="float" office:value="0.00056391436">
            <text:p>5.64E-004</text:p>
          </table:table-cell>
          <table:table-cell table:style-name="ce1" office:value-type="float" office:value="0.000619803">
            <text:p>6.20E-004</text:p>
          </table:table-cell>
          <table:table-cell table:style-name="ce1" office:value-type="float" office:value="0.00059161044">
            <text:p>5.92E-004</text:p>
          </table:table-cell>
          <table:table-cell table:style-name="ce1" office:value-type="float" office:value="0.0004629474">
            <text:p>4.63E-004</text:p>
          </table:table-cell>
          <table:table-cell table:style-name="ce1" office:value-type="float" office:value="0.0003744144">
            <text:p>3.74E-004</text:p>
          </table:table-cell>
          <table:table-cell table:style-name="ce1" office:value-type="float" office:value="0.0005025379">
            <text:p>5.03E-004</text:p>
          </table:table-cell>
          <table:table-cell table:style-name="ce1" office:value-type="float" office:value="0.00061741425">
            <text:p>6.17E-004</text:p>
          </table:table-cell>
          <table:table-cell table:style-name="ce1" office:value-type="float" office:value="0.0006427706">
            <text:p>6.43E-004</text:p>
          </table:table-cell>
          <table:table-cell table:style-name="ce1" office:value-type="float" office:value="0.0005335136">
            <text:p>5.34E-004</text:p>
          </table:table-cell>
          <table:table-cell table:style-name="ce1" office:value-type="float" office:value="0.00039276874">
            <text:p>3.93E-004</text:p>
          </table:table-cell>
          <table:table-cell table:style-name="ce1" office:value-type="float" office:value="0.00043089804">
            <text:p>4.31E-004</text:p>
          </table:table-cell>
          <table:table-cell table:style-name="ce1" office:value-type="float" office:value="0.0005742247">
            <text:p>5.74E-004</text:p>
          </table:table-cell>
          <table:table-cell table:style-name="ce1" office:value-type="float" office:value="0.00064775837">
            <text:p>6.48E-004</text:p>
          </table:table-cell>
          <table:table-cell table:style-name="ce1" office:value-type="float" office:value="0.00057385437">
            <text:p>5.74E-004</text:p>
          </table:table-cell>
          <table:table-cell table:style-name="ce1" office:value-type="float" office:value="0.00044187703">
            <text:p>4.42E-004</text:p>
          </table:table-cell>
          <table:table-cell table:style-name="ce1" office:value-type="float" office:value="0.0003923438">
            <text:p>3.92E-004</text:p>
          </table:table-cell>
          <table:table-cell table:style-name="ce1" office:value-type="float" office:value="0.0005177754">
            <text:p>5.18E-004</text:p>
          </table:table-cell>
          <table:table-cell table:style-name="ce1" office:value-type="float" office:value="0.0006142982">
            <text:p>6.14E-004</text:p>
          </table:table-cell>
          <table:table-cell table:style-name="ce1" office:value-type="float" office:value="0.000609458">
            <text:p>6.09E-004</text:p>
          </table:table-cell>
          <table:table-cell table:style-name="ce1" office:value-type="float" office:value="0.00050056935">
            <text:p>5.01E-004</text:p>
          </table:table-cell>
          <table:table-cell table:style-name="ce1" office:value-type="float" office:value="0.00038647425">
            <text:p>3.86E-004</text:p>
          </table:table-cell>
          <table:table-cell table:style-name="ce1" office:value-type="float" office:value="0.00045758294">
            <text:p>4.58E-004</text:p>
          </table:table-cell>
          <table:table-cell table:style-name="ce1" office:value-type="float" office:value="0.00057862105">
            <text:p>5.79E-004</text:p>
          </table:table-cell>
          <table:table-cell table:style-name="ce1" office:value-type="float" office:value="0.0006232993">
            <text:p>6.23E-004</text:p>
          </table:table-cell>
          <table:table-cell table:style-name="ce1" office:value-type="float" office:value="0.0005588785">
            <text:p>5.59E-004</text:p>
          </table:table-cell>
          <table:table-cell table:style-name="ce1" office:value-type="float" office:value="0.00042400692">
            <text:p>4.24E-004</text:p>
          </table:table-cell>
          <table:table-cell table:style-name="ce1" office:value-type="float" office:value="0.00040934474">
            <text:p>4.09E-004</text:p>
          </table:table-cell>
          <table:table-cell table:style-name="ce1" office:value-type="float" office:value="0.00056438637">
            <text:p>5.64E-004</text:p>
          </table:table-cell>
          <table:table-cell table:style-name="ce1" office:value-type="float" office:value="0.00064415776">
            <text:p>6.44E-004</text:p>
          </table:table-cell>
          <table:table-cell table:style-name="ce1" office:value-type="float" office:value="0.00059381867">
            <text:p>5.94E-004</text:p>
          </table:table-cell>
          <table:table-cell table:style-name="ce1" office:value-type="float" office:value="0.00047614527">
            <text:p>4.76E-004</text:p>
          </table:table-cell>
          <table:table-cell table:style-name="ce1" office:value-type="float" office:value="0.00043071175">
            <text:p>4.31E-004</text:p>
          </table:table-cell>
          <table:table-cell table:style-name="ce1" office:value-type="float" office:value="0.0005807835">
            <text:p>5.81E-004</text:p>
          </table:table-cell>
          <table:table-cell table:style-name="ce1" office:value-type="float" office:value="0.00073439156">
            <text:p>7.34E-004</text:p>
          </table:table-cell>
          <table:table-cell table:style-name="ce1" office:value-type="float" office:value="0.00076942064">
            <text:p>7.69E-004</text:p>
          </table:table-cell>
          <table:table-cell table:style-name="ce1" office:value-type="float" office:value="0.0006416208">
            <text:p>6.42E-004</text:p>
          </table:table-cell>
          <table:table-cell table:style-name="ce1" office:value-type="float" office:value="0.00048738834">
            <text:p>4.87E-004</text:p>
          </table:table-cell>
          <table:table-cell table:style-name="ce1" office:value-type="float" office:value="0.00051512953">
            <text:p>5.15E-004</text:p>
          </table:table-cell>
          <table:table-cell table:style-name="ce1" office:value-type="float" office:value="0.00068440783">
            <text:p>6.84E-004</text:p>
          </table:table-cell>
          <table:table-cell table:style-name="ce1" office:value-type="float" office:value="0.000792646">
            <text:p>7.93E-004</text:p>
          </table:table-cell>
          <table:table-cell table:style-name="ce1" office:value-type="float" office:value="0.00074388366">
            <text:p>7.44E-004</text:p>
          </table:table-cell>
          <table:table-cell table:style-name="ce1" office:value-type="float" office:value="0.00084053533">
            <text:p>8.41E-004</text:p>
          </table:table-cell>
          <table:table-cell table:style-name="ce1" office:value-type="float" office:value="0.00073563005">
            <text:p>7.36E-004</text:p>
          </table:table-cell>
          <table:table-cell office:value-type="float" office:value="0.005286614">
            <text:p>0.005286614</text:p>
          </table:table-cell>
          <table:table-cell office:value-type="float" office:value="0.0012036433">
            <text:p>0.0012036433</text:p>
          </table:table-cell>
          <table:table-cell table:style-name="ce1" office:value-type="float" office:value="0.00088380335">
            <text:p>8.84E-004</text:p>
          </table:table-cell>
          <table:table-cell table:style-name="ce1" office:value-type="float" office:value="0.00069942186">
            <text:p>6.99E-004</text:p>
          </table:table-cell>
          <table:table-cell table:style-name="ce1" office:value-type="float" office:value="0.0005018882">
            <text:p>5.02E-004</text:p>
          </table:table-cell>
          <table:table-cell table:style-name="ce1" office:value-type="float" office:value="0.0005581493">
            <text:p>5.58E-004</text:p>
          </table:table-cell>
          <table:table-cell table:style-name="ce1" office:value-type="float" office:value="0.00073249266">
            <text:p>7.32E-004</text:p>
          </table:table-cell>
          <table:table-cell table:style-name="ce1" office:value-type="float" office:value="0.00079786737">
            <text:p>7.98E-004</text:p>
          </table:table-cell>
          <table:table-cell table:style-name="ce1" office:value-type="float" office:value="0.0006956649">
            <text:p>6.96E-004</text:p>
          </table:table-cell>
          <table:table-cell table:style-name="ce1" office:value-type="float" office:value="0.00051734096">
            <text:p>5.17E-004</text:p>
          </table:table-cell>
          <table:table-cell table:style-name="ce1" office:value-type="float" office:value="0.0005038694">
            <text:p>5.04E-004</text:p>
          </table:table-cell>
          <table:table-cell table:style-name="ce1" office:value-type="float" office:value="0.00068836723">
            <text:p>6.88E-004</text:p>
          </table:table-cell>
          <table:table-cell table:style-name="ce1" office:value-type="float" office:value="0.00083996105">
            <text:p>8.40E-004</text:p>
          </table:table-cell>
          <table:table-cell table:style-name="ce1" office:value-type="float" office:value="0.000799803">
            <text:p>8.00E-004</text:p>
          </table:table-cell>
          <table:table-cell table:style-name="ce1" office:value-type="float" office:value="0.000602705">
            <text:p>6.03E-004</text:p>
          </table:table-cell>
          <table:table-cell table:style-name="ce1" office:value-type="float" office:value="0.00048371922">
            <text:p>4.84E-004</text:p>
          </table:table-cell>
          <table:table-cell table:style-name="ce1" office:value-type="float" office:value="0.0005170501">
            <text:p>5.17E-004</text:p>
          </table:table-cell>
          <table:table-cell table:style-name="ce1" office:value-type="float" office:value="0.0005844893">
            <text:p>5.84E-004</text:p>
          </table:table-cell>
          <table:table-cell table:style-name="ce1" office:value-type="float" office:value="0.00060108735">
            <text:p>6.01E-004</text:p>
          </table:table-cell>
          <table:table-cell table:style-name="ce1" office:value-type="float" office:value="0.0005485624">
            <text:p>5.49E-004</text:p>
          </table:table-cell>
          <table:table-cell table:style-name="ce1" office:value-type="float" office:value="0.000476579">
            <text:p>4.77E-004</text:p>
          </table:table-cell>
          <table:table-cell table:style-name="ce1" office:value-type="float" office:value="0.00049084995">
            <text:p>4.91E-004</text:p>
          </table:table-cell>
          <table:table-cell table:style-name="ce1" office:value-type="float" office:value="0.00055736833">
            <text:p>5.57E-004</text:p>
          </table:table-cell>
          <table:table-cell table:style-name="ce1" office:value-type="float" office:value="0.0005937529">
            <text:p>5.94E-004</text:p>
          </table:table-cell>
          <table:table-cell table:style-name="ce1" office:value-type="float" office:value="0.0005716244">
            <text:p>5.72E-004</text:p>
          </table:table-cell>
          <table:table-cell table:style-name="ce1" office:value-type="float" office:value="0.0005011111">
            <text:p>5.01E-004</text:p>
          </table:table-cell>
          <table:table-cell table:style-name="ce1" office:value-type="float" office:value="0.00046544196">
            <text:p>4.65E-004</text:p>
          </table:table-cell>
          <table:table-cell table:style-name="ce1" office:value-type="float" office:value="0.00051380036">
            <text:p>5.14E-004</text:p>
          </table:table-cell>
          <table:table-cell table:style-name="ce1" office:value-type="float" office:value="0.0005713376">
            <text:p>5.71E-004</text:p>
          </table:table-cell>
          <table:table-cell table:style-name="ce1" office:value-type="float" office:value="0.00057146867">
            <text:p>5.71E-004</text:p>
          </table:table-cell>
          <table:table-cell table:style-name="ce1" office:value-type="float" office:value="0.00050978817">
            <text:p>5.10E-004</text:p>
          </table:table-cell>
          <table:table-cell table:style-name="ce1" office:value-type="float" office:value="0.00044359078">
            <text:p>4.44E-004</text:p>
          </table:table-cell>
          <table:table-cell table:style-name="ce1" office:value-type="float" office:value="0.00046498753">
            <text:p>4.65E-004</text:p>
          </table:table-cell>
          <table:table-cell table:style-name="ce1" office:value-type="float" office:value="0.0005229512">
            <text:p>5.23E-004</text:p>
          </table:table-cell>
          <table:table-cell table:style-name="ce1" office:value-type="float" office:value="0.0005403833">
            <text:p>5.40E-004</text:p>
          </table:table-cell>
          <table:table-cell table:style-name="ce1" office:value-type="float" office:value="0.0004932998">
            <text:p>4.93E-004</text:p>
          </table:table-cell>
          <table:table-cell table:style-name="ce1" office:value-type="float" office:value="0.00042958529">
            <text:p>4.30E-004</text:p>
          </table:table-cell>
          <table:table-cell table:style-name="ce1" office:value-type="float" office:value="0.00040562914">
            <text:p>4.06E-004</text:p>
          </table:table-cell>
          <table:table-cell office:value-type="float" office:value="0.00044218532">
            <text:p>4.42E-004</text:p>
          </table:table-cell>
          <table:table-cell office:value-type="float" office:value="0.00047163776">
            <text:p>4.72E-004</text:p>
          </table:table-cell>
          <table:table-cell office:value-type="float" office:value="0.00044440565">
            <text:p>4.44E-004</text:p>
          </table:table-cell>
          <table:table-cell office:value-type="float" office:value="0.00037075405">
            <text:p>3.71E-004</text:p>
          </table:table-cell>
          <table:table-cell office:value-type="float" office:value="0.000309626">
            <text:p>3.10E-004</text:p>
          </table:table-cell>
          <table:table-cell office:value-type="float" office:value="0.00027265277">
            <text:p>2.73E-004</text:p>
          </table:table-cell>
          <table:table-cell office:value-type="float" office:value="0.0002503355">
            <text:p>2.50E-004</text:p>
          </table:table-cell>
          <table:table-cell office:value-type="float" office:value="0.00024909934">
            <text:p>2.49E-004</text:p>
          </table:table-cell>
          <table:table-cell office:value-type="float" office:value="0.00024970146">
            <text:p>2.50E-004</text:p>
          </table:table-cell>
          <table:table-cell office:value-type="float" office:value="0.0002515777">
            <text:p>2.52E-004</text:p>
          </table:table-cell>
          <table:table-cell office:value-type="float" office:value="0.00025158442">
            <text:p>2.52E-004</text:p>
          </table:table-cell>
          <table:table-cell office:value-type="float" office:value="0.00025192302">
            <text:p>2.52E-004</text:p>
          </table:table-cell>
          <table:table-cell office:value-type="float" office:value="0.00025255518">
            <text:p>2.53E-004</text:p>
          </table:table-cell>
          <table:table-cell office:value-type="float" office:value="0.00025398517">
            <text:p>2.54E-004</text:p>
          </table:table-cell>
          <table:table-cell office:value-type="float" office:value="0.000255173">
            <text:p>2.55E-004</text:p>
          </table:table-cell>
          <table:table-cell office:value-type="float" office:value="0.0002547827">
            <text:p>2.55E-004</text:p>
          </table:table-cell>
          <table:table-cell office:value-type="float" office:value="0.00025574194">
            <text:p>2.56E-004</text:p>
          </table:table-cell>
          <table:table-cell office:value-type="float" office:value="0.00025665452">
            <text:p>2.57E-004</text:p>
          </table:table-cell>
          <table:table-cell office:value-type="float" office:value="0.00025820904">
            <text:p>2.58E-004</text:p>
          </table:table-cell>
          <table:table-cell office:value-type="float" office:value="0.0002582472">
            <text:p>2.58E-004</text:p>
          </table:table-cell>
          <table:table-cell office:value-type="float" office:value="0.0002589411">
            <text:p>2.59E-004</text:p>
          </table:table-cell>
          <table:table-cell office:value-type="float" office:value="0.000259684">
            <text:p>2.60E-004</text:p>
          </table:table-cell>
          <table:table-cell office:value-type="float" office:value="0.00026114407">
            <text:p>2.61E-004</text:p>
          </table:table-cell>
          <table:table-cell office:value-type="float" office:value="0.00026185362">
            <text:p>2.62E-004</text:p>
          </table:table-cell>
          <table:table-cell office:value-type="float" office:value="0.00026217964">
            <text:p>2.62E-004</text:p>
          </table:table-cell>
          <table:table-cell office:value-type="float" office:value="0.00026283716">
            <text:p>2.63E-004</text:p>
          </table:table-cell>
          <table:table-cell office:value-type="float" office:value="0.00026388816">
            <text:p>2.64E-004</text:p>
          </table:table-cell>
          <table:table-cell office:value-type="float" office:value="0.00026564265">
            <text:p>2.66E-004</text:p>
          </table:table-cell>
          <table:table-cell office:value-type="float" office:value="0.00026576527">
            <text:p>2.66E-004</text:p>
          </table:table-cell>
          <table:table-cell office:value-type="float" office:value="0.00026663442">
            <text:p>2.67E-004</text:p>
          </table:table-cell>
          <table:table-cell office:value-type="float" office:value="0.00026751054">
            <text:p>2.68E-004</text:p>
          </table:table-cell>
          <table:table-cell office:value-type="float" office:value="0.00026940316">
            <text:p>2.69E-004</text:p>
          </table:table-cell>
          <table:table-cell office:value-type="float" office:value="0.0002696666">
            <text:p>2.70E-004</text:p>
          </table:table-cell>
          <table:table-cell office:value-type="float" office:value="0.00027037863">
            <text:p>2.70E-004</text:p>
          </table:table-cell>
          <table:table-cell office:value-type="float" office:value="0.0002713899">
            <text:p>2.71E-004</text:p>
          </table:table-cell>
          <table:table-cell/>
        </table:table-row>
        <table:table-row table:style-name="ro1">
          <table:table-cell office:value-type="string">
            <text:p><text:s/>Larry Coryell &amp; Bireli LaGrene - Super Guitar Trio [1990]/Super Guitar Trio - 05 - Spain (Chick Corea &amp; Juaquin Rodrigo).mp3</text:p>
          </table:table-cell>
          <table:table-cell office:value-type="float" office:value="0.019421551">
            <text:p>0.019421551</text:p>
          </table:table-cell>
          <table:table-cell office:value-type="float" office:value="0.025431361">
            <text:p>0.025431361</text:p>
          </table:table-cell>
          <table:table-cell office:value-type="float" office:value="0.021776713">
            <text:p>0.021776713</text:p>
          </table:table-cell>
          <table:table-cell office:value-type="float" office:value="0.031624496">
            <text:p>0.031624496</text:p>
          </table:table-cell>
          <table:table-cell office:value-type="float" office:value="0.046723995">
            <text:p>0.046723995</text:p>
          </table:table-cell>
          <table:table-cell office:value-type="float" office:value="0.036177494">
            <text:p>0.036177494</text:p>
          </table:table-cell>
          <table:table-cell office:value-type="float" office:value="0.023686528">
            <text:p>0.023686528</text:p>
          </table:table-cell>
          <table:table-cell office:value-type="float" office:value="0.008857025">
            <text:p>0.008857025</text:p>
          </table:table-cell>
          <table:table-cell office:value-type="float" office:value="0.009298839">
            <text:p>0.009298839</text:p>
          </table:table-cell>
          <table:table-cell office:value-type="float" office:value="0.010891632">
            <text:p>0.010891632</text:p>
          </table:table-cell>
          <table:table-cell office:value-type="float" office:value="0.016358998">
            <text:p>0.016358998</text:p>
          </table:table-cell>
          <table:table-cell office:value-type="float" office:value="0.0147983795">
            <text:p>0.0147983795</text:p>
          </table:table-cell>
          <table:table-cell office:value-type="float" office:value="0.006097054">
            <text:p>0.006097054</text:p>
          </table:table-cell>
          <table:table-cell office:value-type="float" office:value="0.0039784894">
            <text:p>0.0039784894</text:p>
          </table:table-cell>
          <table:table-cell office:value-type="float" office:value="0.0046997117">
            <text:p>0.0046997117</text:p>
          </table:table-cell>
          <table:table-cell office:value-type="float" office:value="0.008496435">
            <text:p>0.008496435</text:p>
          </table:table-cell>
          <table:table-cell office:value-type="float" office:value="0.008183999">
            <text:p>0.008183999</text:p>
          </table:table-cell>
          <table:table-cell office:value-type="float" office:value="0.010599174">
            <text:p>0.010599174</text:p>
          </table:table-cell>
          <table:table-cell office:value-type="float" office:value="0.0036147565">
            <text:p>0.0036147565</text:p>
          </table:table-cell>
          <table:table-cell office:value-type="float" office:value="0.0033643018">
            <text:p>0.0033643018</text:p>
          </table:table-cell>
          <table:table-cell office:value-type="float" office:value="0.007622205">
            <text:p>0.007622205</text:p>
          </table:table-cell>
          <table:table-cell office:value-type="float" office:value="0.00788797">
            <text:p>0.00788797</text:p>
          </table:table-cell>
          <table:table-cell office:value-type="float" office:value="0.007402915">
            <text:p>0.007402915</text:p>
          </table:table-cell>
          <table:table-cell office:value-type="float" office:value="0.005090815">
            <text:p>0.005090815</text:p>
          </table:table-cell>
          <table:table-cell office:value-type="float" office:value="0.0019881153">
            <text:p>0.0019881153</text:p>
          </table:table-cell>
          <table:table-cell office:value-type="float" office:value="0.0068193553">
            <text:p>0.0068193553</text:p>
          </table:table-cell>
          <table:table-cell office:value-type="float" office:value="0.006687322">
            <text:p>0.006687322</text:p>
          </table:table-cell>
          <table:table-cell office:value-type="float" office:value="0.008093631">
            <text:p>0.008093631</text:p>
          </table:table-cell>
          <table:table-cell office:value-type="float" office:value="0.0042991326">
            <text:p>0.0042991326</text:p>
          </table:table-cell>
          <table:table-cell office:value-type="float" office:value="0.0022329926">
            <text:p>0.0022329926</text:p>
          </table:table-cell>
          <table:table-cell office:value-type="float" office:value="0.0042675673">
            <text:p>0.0042675673</text:p>
          </table:table-cell>
          <table:table-cell office:value-type="float" office:value="0.0045009833">
            <text:p>0.0045009833</text:p>
          </table:table-cell>
          <table:table-cell office:value-type="float" office:value="0.005844061">
            <text:p>0.005844061</text:p>
          </table:table-cell>
          <table:table-cell office:value-type="float" office:value="0.004082481">
            <text:p>0.004082481</text:p>
          </table:table-cell>
          <table:table-cell office:value-type="float" office:value="0.0049073435">
            <text:p>0.0049073435</text:p>
          </table:table-cell>
          <table:table-cell office:value-type="float" office:value="0.0020284532">
            <text:p>0.0020284532</text:p>
          </table:table-cell>
          <table:table-cell office:value-type="float" office:value="0.0036940598">
            <text:p>0.0036940598</text:p>
          </table:table-cell>
          <table:table-cell office:value-type="float" office:value="0.0049077943">
            <text:p>0.0049077943</text:p>
          </table:table-cell>
          <table:table-cell office:value-type="float" office:value="0.006020667">
            <text:p>0.006020667</text:p>
          </table:table-cell>
          <table:table-cell office:value-type="float" office:value="0.0030210444">
            <text:p>0.0030210444</text:p>
          </table:table-cell>
          <table:table-cell office:value-type="float" office:value="0.0019138">
            <text:p>0.0019138</text:p>
          </table:table-cell>
          <table:table-cell office:value-type="float" office:value="0.0026930918">
            <text:p>0.0026930918</text:p>
          </table:table-cell>
          <table:table-cell office:value-type="float" office:value="0.004441222">
            <text:p>0.004441222</text:p>
          </table:table-cell>
          <table:table-cell office:value-type="float" office:value="0.005309307">
            <text:p>0.005309307</text:p>
          </table:table-cell>
          <table:table-cell office:value-type="float" office:value="0.0029953865">
            <text:p>0.0029953865</text:p>
          </table:table-cell>
          <table:table-cell office:value-type="float" office:value="0.002369559">
            <text:p>0.002369559</text:p>
          </table:table-cell>
          <table:table-cell office:value-type="float" office:value="0.0019331303">
            <text:p>0.0019331303</text:p>
          </table:table-cell>
          <table:table-cell office:value-type="float" office:value="0.0034204458">
            <text:p>0.0034204458</text:p>
          </table:table-cell>
          <table:table-cell office:value-type="float" office:value="0.0040570213">
            <text:p>0.0040570213</text:p>
          </table:table-cell>
          <table:table-cell office:value-type="float" office:value="0.003448513">
            <text:p>0.003448513</text:p>
          </table:table-cell>
          <table:table-cell office:value-type="float" office:value="0.0021486245">
            <text:p>0.0021486245</text:p>
          </table:table-cell>
          <table:table-cell office:value-type="float" office:value="0.0017945732">
            <text:p>0.0017945732</text:p>
          </table:table-cell>
          <table:table-cell office:value-type="float" office:value="0.0021700198">
            <text:p>0.0021700198</text:p>
          </table:table-cell>
          <table:table-cell office:value-type="float" office:value="0.003554085">
            <text:p>0.003554085</text:p>
          </table:table-cell>
          <table:table-cell office:value-type="float" office:value="0.004247973">
            <text:p>0.004247973</text:p>
          </table:table-cell>
          <table:table-cell office:value-type="float" office:value="0.0027435657">
            <text:p>0.0027435657</text:p>
          </table:table-cell>
          <table:table-cell office:value-type="float" office:value="0.0014196538">
            <text:p>0.0014196538</text:p>
          </table:table-cell>
          <table:table-cell office:value-type="float" office:value="0.0018090493">
            <text:p>0.0018090493</text:p>
          </table:table-cell>
          <table:table-cell office:value-type="float" office:value="0.0027606613">
            <text:p>0.0027606613</text:p>
          </table:table-cell>
          <table:table-cell office:value-type="float" office:value="0.0032885096">
            <text:p>0.0032885096</text:p>
          </table:table-cell>
          <table:table-cell office:value-type="float" office:value="0.002861234">
            <text:p>0.002861234</text:p>
          </table:table-cell>
          <table:table-cell office:value-type="float" office:value="0.0019757184">
            <text:p>0.0019757184</text:p>
          </table:table-cell>
          <table:table-cell office:value-type="float" office:value="0.0011818256">
            <text:p>0.0011818256</text:p>
          </table:table-cell>
          <table:table-cell office:value-type="float" office:value="0.0020993345">
            <text:p>0.0020993345</text:p>
          </table:table-cell>
          <table:table-cell office:value-type="float" office:value="0.0029368547">
            <text:p>0.0029368547</text:p>
          </table:table-cell>
          <table:table-cell office:value-type="float" office:value="0.0029169605">
            <text:p>0.0029169605</text:p>
          </table:table-cell>
          <table:table-cell office:value-type="float" office:value="0.0018628049">
            <text:p>0.0018628049</text:p>
          </table:table-cell>
          <table:table-cell office:value-type="float" office:value="0.0010207176">
            <text:p>0.0010207176</text:p>
          </table:table-cell>
          <table:table-cell office:value-type="float" office:value="0.0021133833">
            <text:p>0.0021133833</text:p>
          </table:table-cell>
          <table:table-cell office:value-type="float" office:value="0.00283713">
            <text:p>0.00283713</text:p>
          </table:table-cell>
          <table:table-cell office:value-type="float" office:value="0.002488581">
            <text:p>0.002488581</text:p>
          </table:table-cell>
          <table:table-cell office:value-type="float" office:value="0.0019711659">
            <text:p>0.0019711659</text:p>
          </table:table-cell>
          <table:table-cell office:value-type="float" office:value="0.0013959663">
            <text:p>0.0013959663</text:p>
          </table:table-cell>
          <table:table-cell office:value-type="float" office:value="0.0011031426">
            <text:p>0.0011031426</text:p>
          </table:table-cell>
          <table:table-cell office:value-type="float" office:value="0.00204415">
            <text:p>0.00204415</text:p>
          </table:table-cell>
          <table:table-cell office:value-type="float" office:value="0.0024346907">
            <text:p>0.0024346907</text:p>
          </table:table-cell>
          <table:table-cell office:value-type="float" office:value="0.0022625844">
            <text:p>0.0022625844</text:p>
          </table:table-cell>
          <table:table-cell office:value-type="float" office:value="0.0015785287">
            <text:p>0.0015785287</text:p>
          </table:table-cell>
          <table:table-cell table:style-name="ce1" office:value-type="float" office:value="0.000874511">
            <text:p>8.75E-004</text:p>
          </table:table-cell>
          <table:table-cell office:value-type="float" office:value="0.0014349563">
            <text:p>0.0014349563</text:p>
          </table:table-cell>
          <table:table-cell office:value-type="float" office:value="0.002037955">
            <text:p>0.002037955</text:p>
          </table:table-cell>
          <table:table-cell office:value-type="float" office:value="0.0023710234">
            <text:p>0.0023710234</text:p>
          </table:table-cell>
          <table:table-cell office:value-type="float" office:value="0.0018327623">
            <text:p>0.0018327623</text:p>
          </table:table-cell>
          <table:table-cell table:style-name="ce1" office:value-type="float" office:value="0.0009356459">
            <text:p>9.36E-004</text:p>
          </table:table-cell>
          <table:table-cell office:value-type="float" office:value="0.0011036521">
            <text:p>0.0011036521</text:p>
          </table:table-cell>
          <table:table-cell office:value-type="float" office:value="0.001769204">
            <text:p>0.001769204</text:p>
          </table:table-cell>
          <table:table-cell office:value-type="float" office:value="0.0019984653">
            <text:p>0.0019984653</text:p>
          </table:table-cell>
          <table:table-cell office:value-type="float" office:value="0.0016772974">
            <text:p>0.0016772974</text:p>
          </table:table-cell>
          <table:table-cell office:value-type="float" office:value="0.0012179469">
            <text:p>0.0012179469</text:p>
          </table:table-cell>
          <table:table-cell table:style-name="ce1" office:value-type="float" office:value="0.00078526133">
            <text:p>7.85E-004</text:p>
          </table:table-cell>
          <table:table-cell office:value-type="float" office:value="0.0014694658">
            <text:p>0.0014694658</text:p>
          </table:table-cell>
          <table:table-cell office:value-type="float" office:value="0.0019094928">
            <text:p>0.0019094928</text:p>
          </table:table-cell>
          <table:table-cell office:value-type="float" office:value="0.0017896419">
            <text:p>0.0017896419</text:p>
          </table:table-cell>
          <table:table-cell office:value-type="float" office:value="0.001333122">
            <text:p>0.001333122</text:p>
          </table:table-cell>
          <table:table-cell table:style-name="ce1" office:value-type="float" office:value="0.00079850986">
            <text:p>7.99E-004</text:p>
          </table:table-cell>
          <table:table-cell office:value-type="float" office:value="0.001126261">
            <text:p>0.001126261</text:p>
          </table:table-cell>
          <table:table-cell office:value-type="float" office:value="0.0015897385">
            <text:p>0.0015897385</text:p>
          </table:table-cell>
          <table:table-cell office:value-type="float" office:value="0.0017809876">
            <text:p>0.0017809876</text:p>
          </table:table-cell>
          <table:table-cell office:value-type="float" office:value="0.0013528873">
            <text:p>0.0013528873</text:p>
          </table:table-cell>
          <table:table-cell table:style-name="ce1" office:value-type="float" office:value="0.0009016959">
            <text:p>9.02E-004</text:p>
          </table:table-cell>
          <table:table-cell table:style-name="ce1" office:value-type="float" office:value="0.0008232551">
            <text:p>8.23E-004</text:p>
          </table:table-cell>
          <table:table-cell office:value-type="float" office:value="0.0012832999">
            <text:p>0.0012832999</text:p>
          </table:table-cell>
          <table:table-cell office:value-type="float" office:value="0.0017373484">
            <text:p>0.0017373484</text:p>
          </table:table-cell>
          <table:table-cell office:value-type="float" office:value="0.0018340999">
            <text:p>0.0018340999</text:p>
          </table:table-cell>
          <table:table-cell office:value-type="float" office:value="0.0011286131">
            <text:p>0.0011286131</text:p>
          </table:table-cell>
          <table:table-cell table:style-name="ce1" office:value-type="float" office:value="0.000705213">
            <text:p>7.05E-004</text:p>
          </table:table-cell>
          <table:table-cell office:value-type="float" office:value="0.0010417999">
            <text:p>0.0010417999</text:p>
          </table:table-cell>
          <table:table-cell office:value-type="float" office:value="0.0015431857">
            <text:p>0.0015431857</text:p>
          </table:table-cell>
          <table:table-cell office:value-type="float" office:value="0.001538589">
            <text:p>0.001538589</text:p>
          </table:table-cell>
          <table:table-cell office:value-type="float" office:value="0.0013370316">
            <text:p>0.0013370316</text:p>
          </table:table-cell>
          <table:table-cell table:style-name="ce1" office:value-type="float" office:value="0.00084303744">
            <text:p>8.43E-004</text:p>
          </table:table-cell>
          <table:table-cell table:style-name="ce1" office:value-type="float" office:value="0.0008820773">
            <text:p>8.82E-004</text:p>
          </table:table-cell>
          <table:table-cell office:value-type="float" office:value="0.0013394627">
            <text:p>0.0013394627</text:p>
          </table:table-cell>
          <table:table-cell office:value-type="float" office:value="0.0014737174">
            <text:p>0.0014737174</text:p>
          </table:table-cell>
          <table:table-cell office:value-type="float" office:value="0.0013618446">
            <text:p>0.0013618446</text:p>
          </table:table-cell>
          <table:table-cell office:value-type="float" office:value="0.0010244193">
            <text:p>0.0010244193</text:p>
          </table:table-cell>
          <table:table-cell table:style-name="ce1" office:value-type="float" office:value="0.000756454">
            <text:p>7.56E-004</text:p>
          </table:table-cell>
          <table:table-cell office:value-type="float" office:value="0.0010860274">
            <text:p>0.0010860274</text:p>
          </table:table-cell>
          <table:table-cell office:value-type="float" office:value="0.0013094238">
            <text:p>0.0013094238</text:p>
          </table:table-cell>
          <table:table-cell office:value-type="float" office:value="0.001393744">
            <text:p>0.001393744</text:p>
          </table:table-cell>
          <table:table-cell office:value-type="float" office:value="0.0011391649">
            <text:p>0.0011391649</text:p>
          </table:table-cell>
          <table:table-cell table:style-name="ce1" office:value-type="float" office:value="0.0006864434">
            <text:p>6.86E-004</text:p>
          </table:table-cell>
          <table:table-cell table:style-name="ce1" office:value-type="float" office:value="0.00088531064">
            <text:p>8.85E-004</text:p>
          </table:table-cell>
          <table:table-cell office:value-type="float" office:value="0.0013427406">
            <text:p>0.0013427406</text:p>
          </table:table-cell>
          <table:table-cell office:value-type="float" office:value="0.0012757304">
            <text:p>0.0012757304</text:p>
          </table:table-cell>
          <table:table-cell office:value-type="float" office:value="0.0011220342">
            <text:p>0.0011220342</text:p>
          </table:table-cell>
          <table:table-cell table:style-name="ce1" office:value-type="float" office:value="0.00079404225">
            <text:p>7.94E-004</text:p>
          </table:table-cell>
          <table:table-cell table:style-name="ce1" office:value-type="float" office:value="0.0006879611">
            <text:p>6.88E-004</text:p>
          </table:table-cell>
          <table:table-cell office:value-type="float" office:value="0.0010095339">
            <text:p>0.0010095339</text:p>
          </table:table-cell>
          <table:table-cell office:value-type="float" office:value="0.0012809917">
            <text:p>0.0012809917</text:p>
          </table:table-cell>
          <table:table-cell office:value-type="float" office:value="0.0011982954">
            <text:p>0.0011982954</text:p>
          </table:table-cell>
          <table:table-cell table:style-name="ce1" office:value-type="float" office:value="0.0008958731">
            <text:p>8.96E-004</text:p>
          </table:table-cell>
          <table:table-cell table:style-name="ce1" office:value-type="float" office:value="0.00061305804">
            <text:p>6.13E-004</text:p>
          </table:table-cell>
          <table:table-cell table:style-name="ce1" office:value-type="float" office:value="0.00079694646">
            <text:p>7.97E-004</text:p>
          </table:table-cell>
          <table:table-cell office:value-type="float" office:value="0.0011009696">
            <text:p>0.0011009696</text:p>
          </table:table-cell>
          <table:table-cell office:value-type="float" office:value="0.0010794877">
            <text:p>0.0010794877</text:p>
          </table:table-cell>
          <table:table-cell table:style-name="ce1" office:value-type="float" office:value="0.000961309">
            <text:p>9.61E-004</text:p>
          </table:table-cell>
          <table:table-cell table:style-name="ce1" office:value-type="float" office:value="0.00067386683">
            <text:p>6.74E-004</text:p>
          </table:table-cell>
          <table:table-cell table:style-name="ce1" office:value-type="float" office:value="0.00076290546">
            <text:p>7.63E-004</text:p>
          </table:table-cell>
          <table:table-cell table:style-name="ce1" office:value-type="float" office:value="0.0009841012">
            <text:p>9.84E-004</text:p>
          </table:table-cell>
          <table:table-cell office:value-type="float" office:value="0.001057619">
            <text:p>0.001057619</text:p>
          </table:table-cell>
          <table:table-cell table:style-name="ce1" office:value-type="float" office:value="0.0009508339">
            <text:p>9.51E-004</text:p>
          </table:table-cell>
          <table:table-cell table:style-name="ce1" office:value-type="float" office:value="0.00072490075">
            <text:p>7.25E-004</text:p>
          </table:table-cell>
          <table:table-cell table:style-name="ce1" office:value-type="float" office:value="0.0005767538">
            <text:p>5.77E-004</text:p>
          </table:table-cell>
          <table:table-cell table:style-name="ce1" office:value-type="float" office:value="0.000841822">
            <text:p>8.42E-004</text:p>
          </table:table-cell>
          <table:table-cell office:value-type="float" office:value="0.0010715881">
            <text:p>0.0010715881</text:p>
          </table:table-cell>
          <table:table-cell office:value-type="float" office:value="0.0010420678">
            <text:p>0.0010420678</text:p>
          </table:table-cell>
          <table:table-cell table:style-name="ce1" office:value-type="float" office:value="0.0008415897">
            <text:p>8.42E-004</text:p>
          </table:table-cell>
          <table:table-cell table:style-name="ce1" office:value-type="float" office:value="0.0006025072">
            <text:p>6.03E-004</text:p>
          </table:table-cell>
          <table:table-cell table:style-name="ce1" office:value-type="float" office:value="0.000682859">
            <text:p>6.83E-004</text:p>
          </table:table-cell>
          <table:table-cell table:style-name="ce1" office:value-type="float" office:value="0.0009923144">
            <text:p>9.92E-004</text:p>
          </table:table-cell>
          <table:table-cell office:value-type="float" office:value="0.0010928038">
            <text:p>0.0010928038</text:p>
          </table:table-cell>
          <table:table-cell table:style-name="ce1" office:value-type="float" office:value="0.00095350476">
            <text:p>9.54E-004</text:p>
          </table:table-cell>
          <table:table-cell table:style-name="ce1" office:value-type="float" office:value="0.00068007334">
            <text:p>6.80E-004</text:p>
          </table:table-cell>
          <table:table-cell table:style-name="ce1" office:value-type="float" office:value="0.000609703">
            <text:p>6.10E-004</text:p>
          </table:table-cell>
          <table:table-cell table:style-name="ce1" office:value-type="float" office:value="0.0008067708">
            <text:p>8.07E-004</text:p>
          </table:table-cell>
          <table:table-cell table:style-name="ce1" office:value-type="float" office:value="0.0009601165">
            <text:p>9.60E-004</text:p>
          </table:table-cell>
          <table:table-cell table:style-name="ce1" office:value-type="float" office:value="0.00093938917">
            <text:p>9.39E-004</text:p>
          </table:table-cell>
          <table:table-cell table:style-name="ce1" office:value-type="float" office:value="0.00074637774">
            <text:p>7.46E-004</text:p>
          </table:table-cell>
          <table:table-cell table:style-name="ce1" office:value-type="float" office:value="0.0005792116">
            <text:p>5.79E-004</text:p>
          </table:table-cell>
          <table:table-cell table:style-name="ce1" office:value-type="float" office:value="0.0006848326">
            <text:p>6.85E-004</text:p>
          </table:table-cell>
          <table:table-cell table:style-name="ce1" office:value-type="float" office:value="0.00085689424">
            <text:p>8.57E-004</text:p>
          </table:table-cell>
          <table:table-cell table:style-name="ce1" office:value-type="float" office:value="0.00094740064">
            <text:p>9.47E-004</text:p>
          </table:table-cell>
          <table:table-cell table:style-name="ce1" office:value-type="float" office:value="0.00081429293">
            <text:p>8.14E-004</text:p>
          </table:table-cell>
          <table:table-cell table:style-name="ce1" office:value-type="float" office:value="0.00062417553">
            <text:p>6.24E-004</text:p>
          </table:table-cell>
          <table:table-cell table:style-name="ce1" office:value-type="float" office:value="0.0006209594">
            <text:p>6.21E-004</text:p>
          </table:table-cell>
          <table:table-cell table:style-name="ce1" office:value-type="float" office:value="0.0007925129">
            <text:p>7.93E-004</text:p>
          </table:table-cell>
          <table:table-cell table:style-name="ce1" office:value-type="float" office:value="0.0008844832">
            <text:p>8.84E-004</text:p>
          </table:table-cell>
          <table:table-cell table:style-name="ce1" office:value-type="float" office:value="0.000858426">
            <text:p>8.58E-004</text:p>
          </table:table-cell>
          <table:table-cell table:style-name="ce1" office:value-type="float" office:value="0.0006906931">
            <text:p>6.91E-004</text:p>
          </table:table-cell>
          <table:table-cell table:style-name="ce1" office:value-type="float" office:value="0.00062006124">
            <text:p>6.20E-004</text:p>
          </table:table-cell>
          <table:table-cell table:style-name="ce1" office:value-type="float" office:value="0.00084875425">
            <text:p>8.49E-004</text:p>
          </table:table-cell>
          <table:table-cell office:value-type="float" office:value="0.0011479118">
            <text:p>0.0011479118</text:p>
          </table:table-cell>
          <table:table-cell office:value-type="float" office:value="0.0012098997">
            <text:p>0.0012098997</text:p>
          </table:table-cell>
          <table:table-cell office:value-type="float" office:value="0.0010167693">
            <text:p>0.0010167693</text:p>
          </table:table-cell>
          <table:table-cell table:style-name="ce1" office:value-type="float" office:value="0.00070388673">
            <text:p>7.04E-004</text:p>
          </table:table-cell>
          <table:table-cell table:style-name="ce1" office:value-type="float" office:value="0.00073704036">
            <text:p>7.37E-004</text:p>
          </table:table-cell>
          <table:table-cell table:style-name="ce1" office:value-type="float" office:value="0.0009418335">
            <text:p>9.42E-004</text:p>
          </table:table-cell>
          <table:table-cell office:value-type="float" office:value="0.0010576422">
            <text:p>0.0010576422</text:p>
          </table:table-cell>
          <table:table-cell office:value-type="float" office:value="0.0010346082">
            <text:p>0.0010346082</text:p>
          </table:table-cell>
          <table:table-cell office:value-type="float" office:value="0.0010208759">
            <text:p>0.0010208759</text:p>
          </table:table-cell>
          <table:table-cell table:style-name="ce1" office:value-type="float" office:value="0.0008926041">
            <text:p>8.93E-004</text:p>
          </table:table-cell>
          <table:table-cell office:value-type="float" office:value="0.0054330807">
            <text:p>0.0054330807</text:p>
          </table:table-cell>
          <table:table-cell office:value-type="float" office:value="0.0014181506">
            <text:p>0.0014181506</text:p>
          </table:table-cell>
          <table:table-cell office:value-type="float" office:value="0.001137736">
            <text:p>0.001137736</text:p>
          </table:table-cell>
          <table:table-cell table:style-name="ce1" office:value-type="float" office:value="0.0009087374">
            <text:p>9.09E-004</text:p>
          </table:table-cell>
          <table:table-cell table:style-name="ce1" office:value-type="float" office:value="0.00069548015">
            <text:p>6.95E-004</text:p>
          </table:table-cell>
          <table:table-cell table:style-name="ce1" office:value-type="float" office:value="0.0007510473">
            <text:p>7.51E-004</text:p>
          </table:table-cell>
          <table:table-cell table:style-name="ce1" office:value-type="float" office:value="0.00096355664">
            <text:p>9.64E-004</text:p>
          </table:table-cell>
          <table:table-cell office:value-type="float" office:value="0.0010471691">
            <text:p>0.0010471691</text:p>
          </table:table-cell>
          <table:table-cell table:style-name="ce1" office:value-type="float" office:value="0.00089933793">
            <text:p>8.99E-004</text:p>
          </table:table-cell>
          <table:table-cell table:style-name="ce1" office:value-type="float" office:value="0.0006735473">
            <text:p>6.74E-004</text:p>
          </table:table-cell>
          <table:table-cell table:style-name="ce1" office:value-type="float" office:value="0.00066672213">
            <text:p>6.67E-004</text:p>
          </table:table-cell>
          <table:table-cell table:style-name="ce1" office:value-type="float" office:value="0.00087751675">
            <text:p>8.78E-004</text:p>
          </table:table-cell>
          <table:table-cell office:value-type="float" office:value="0.0010757123">
            <text:p>0.0010757123</text:p>
          </table:table-cell>
          <table:table-cell office:value-type="float" office:value="0.0010043262">
            <text:p>0.0010043262</text:p>
          </table:table-cell>
          <table:table-cell table:style-name="ce1" office:value-type="float" office:value="0.00076269417">
            <text:p>7.63E-004</text:p>
          </table:table-cell>
          <table:table-cell table:style-name="ce1" office:value-type="float" office:value="0.0006173706">
            <text:p>6.17E-004</text:p>
          </table:table-cell>
          <table:table-cell table:style-name="ce1" office:value-type="float" office:value="0.00064656883">
            <text:p>6.47E-004</text:p>
          </table:table-cell>
          <table:table-cell table:style-name="ce1" office:value-type="float" office:value="0.0007226204">
            <text:p>7.23E-004</text:p>
          </table:table-cell>
          <table:table-cell table:style-name="ce1" office:value-type="float" office:value="0.00073759636">
            <text:p>7.38E-004</text:p>
          </table:table-cell>
          <table:table-cell table:style-name="ce1" office:value-type="float" office:value="0.0006717522">
            <text:p>6.72E-004</text:p>
          </table:table-cell>
          <table:table-cell table:style-name="ce1" office:value-type="float" office:value="0.00059600326">
            <text:p>5.96E-004</text:p>
          </table:table-cell>
          <table:table-cell table:style-name="ce1" office:value-type="float" office:value="0.0006060812">
            <text:p>6.06E-004</text:p>
          </table:table-cell>
          <table:table-cell table:style-name="ce1" office:value-type="float" office:value="0.00067620527">
            <text:p>6.76E-004</text:p>
          </table:table-cell>
          <table:table-cell table:style-name="ce1" office:value-type="float" office:value="0.00071293436">
            <text:p>7.13E-004</text:p>
          </table:table-cell>
          <table:table-cell table:style-name="ce1" office:value-type="float" office:value="0.00067563856">
            <text:p>6.76E-004</text:p>
          </table:table-cell>
          <table:table-cell table:style-name="ce1" office:value-type="float" office:value="0.0006030314">
            <text:p>6.03E-004</text:p>
          </table:table-cell>
          <table:table-cell table:style-name="ce1" office:value-type="float" office:value="0.0005640265">
            <text:p>5.64E-004</text:p>
          </table:table-cell>
          <table:table-cell table:style-name="ce1" office:value-type="float" office:value="0.0006202954">
            <text:p>6.20E-004</text:p>
          </table:table-cell>
          <table:table-cell table:style-name="ce1" office:value-type="float" office:value="0.0006837493">
            <text:p>6.84E-004</text:p>
          </table:table-cell>
          <table:table-cell table:style-name="ce1" office:value-type="float" office:value="0.00067446195">
            <text:p>6.74E-004</text:p>
          </table:table-cell>
          <table:table-cell table:style-name="ce1" office:value-type="float" office:value="0.000604">
            <text:p>6.04E-004</text:p>
          </table:table-cell>
          <table:table-cell table:style-name="ce1" office:value-type="float" office:value="0.0005374137">
            <text:p>5.37E-004</text:p>
          </table:table-cell>
          <table:table-cell table:style-name="ce1" office:value-type="float" office:value="0.000582247">
            <text:p>5.82E-004</text:p>
          </table:table-cell>
          <table:table-cell table:style-name="ce1" office:value-type="float" office:value="0.0006559938">
            <text:p>6.56E-004</text:p>
          </table:table-cell>
          <table:table-cell table:style-name="ce1" office:value-type="float" office:value="0.0006599188">
            <text:p>6.60E-004</text:p>
          </table:table-cell>
          <table:table-cell table:style-name="ce1" office:value-type="float" office:value="0.00058971194">
            <text:p>5.90E-004</text:p>
          </table:table-cell>
          <table:table-cell table:style-name="ce1" office:value-type="float" office:value="0.0005120563">
            <text:p>5.12E-004</text:p>
          </table:table-cell>
          <table:table-cell table:style-name="ce1" office:value-type="float" office:value="0.00048136266">
            <text:p>4.81E-004</text:p>
          </table:table-cell>
          <table:table-cell office:value-type="float" office:value="0.00051974144">
            <text:p>5.20E-004</text:p>
          </table:table-cell>
          <table:table-cell office:value-type="float" office:value="0.0005519528">
            <text:p>5.52E-004</text:p>
          </table:table-cell>
          <table:table-cell office:value-type="float" office:value="0.00051860255">
            <text:p>5.19E-004</text:p>
          </table:table-cell>
          <table:table-cell office:value-type="float" office:value="0.00043547121">
            <text:p>4.35E-004</text:p>
          </table:table-cell>
          <table:table-cell office:value-type="float" office:value="0.00036674927">
            <text:p>3.67E-004</text:p>
          </table:table-cell>
          <table:table-cell office:value-type="float" office:value="0.0003329871">
            <text:p>3.33E-004</text:p>
          </table:table-cell>
          <table:table-cell office:value-type="float" office:value="0.0003169342">
            <text:p>3.17E-004</text:p>
          </table:table-cell>
          <table:table-cell office:value-type="float" office:value="0.0003163442">
            <text:p>3.16E-004</text:p>
          </table:table-cell>
          <table:table-cell office:value-type="float" office:value="0.00031702762">
            <text:p>3.17E-004</text:p>
          </table:table-cell>
          <table:table-cell office:value-type="float" office:value="0.00031903395">
            <text:p>3.19E-004</text:p>
          </table:table-cell>
          <table:table-cell office:value-type="float" office:value="0.00031927467">
            <text:p>3.19E-004</text:p>
          </table:table-cell>
          <table:table-cell office:value-type="float" office:value="0.00031987758">
            <text:p>3.20E-004</text:p>
          </table:table-cell>
          <table:table-cell office:value-type="float" office:value="0.0003205632">
            <text:p>3.21E-004</text:p>
          </table:table-cell>
          <table:table-cell office:value-type="float" office:value="0.00032198615">
            <text:p>3.22E-004</text:p>
          </table:table-cell>
          <table:table-cell office:value-type="float" office:value="0.00032339935">
            <text:p>3.23E-004</text:p>
          </table:table-cell>
          <table:table-cell office:value-type="float" office:value="0.00032355404">
            <text:p>3.24E-004</text:p>
          </table:table-cell>
          <table:table-cell office:value-type="float" office:value="0.00032441074">
            <text:p>3.24E-004</text:p>
          </table:table-cell>
          <table:table-cell office:value-type="float" office:value="0.00032548292">
            <text:p>3.25E-004</text:p>
          </table:table-cell>
          <table:table-cell office:value-type="float" office:value="0.00032756515">
            <text:p>3.28E-004</text:p>
          </table:table-cell>
          <table:table-cell office:value-type="float" office:value="0.0003278654">
            <text:p>3.28E-004</text:p>
          </table:table-cell>
          <table:table-cell office:value-type="float" office:value="0.00032864537">
            <text:p>3.29E-004</text:p>
          </table:table-cell>
          <table:table-cell office:value-type="float" office:value="0.00032944788">
            <text:p>3.29E-004</text:p>
          </table:table-cell>
          <table:table-cell office:value-type="float" office:value="0.00033124728">
            <text:p>3.31E-004</text:p>
          </table:table-cell>
          <table:table-cell office:value-type="float" office:value="0.00033237334">
            <text:p>3.32E-004</text:p>
          </table:table-cell>
          <table:table-cell office:value-type="float" office:value="0.000332871">
            <text:p>3.33E-004</text:p>
          </table:table-cell>
          <table:table-cell office:value-type="float" office:value="0.00033366008">
            <text:p>3.34E-004</text:p>
          </table:table-cell>
          <table:table-cell office:value-type="float" office:value="0.00033504036">
            <text:p>3.35E-004</text:p>
          </table:table-cell>
          <table:table-cell office:value-type="float" office:value="0.00033727687">
            <text:p>3.37E-004</text:p>
          </table:table-cell>
          <table:table-cell office:value-type="float" office:value="0.00033749497">
            <text:p>3.37E-004</text:p>
          </table:table-cell>
          <table:table-cell office:value-type="float" office:value="0.0003385113">
            <text:p>3.39E-004</text:p>
          </table:table-cell>
          <table:table-cell office:value-type="float" office:value="0.0003395057">
            <text:p>3.40E-004</text:p>
          </table:table-cell>
          <table:table-cell office:value-type="float" office:value="0.0003418496">
            <text:p>3.42E-004</text:p>
          </table:table-cell>
          <table:table-cell office:value-type="float" office:value="0.00034252225">
            <text:p>3.43E-004</text:p>
          </table:table-cell>
          <table:table-cell office:value-type="float" office:value="0.0003432347">
            <text:p>3.43E-004</text:p>
          </table:table-cell>
          <table:table-cell office:value-type="float" office:value="0.0003442868">
            <text:p>3.44E-004</text:p>
          </table:table-cell>
          <table:table-cell/>
        </table:table-row>
        <table:table-row table:style-name="ro1">
          <table:table-cell office:value-type="string">
            <text:p><text:s/>Larry Coryell &amp; Bireli LaGrene - Super Guitar Trio [1990]/Super Guitar Trio - 06 - No Mystery (Chick Corea).mp3</text:p>
          </table:table-cell>
          <table:table-cell office:value-type="float" office:value="0.019160334">
            <text:p>0.019160334</text:p>
          </table:table-cell>
          <table:table-cell office:value-type="float" office:value="0.027435163">
            <text:p>0.027435163</text:p>
          </table:table-cell>
          <table:table-cell office:value-type="float" office:value="0.024213608">
            <text:p>0.024213608</text:p>
          </table:table-cell>
          <table:table-cell office:value-type="float" office:value="0.03868431">
            <text:p>0.03868431</text:p>
          </table:table-cell>
          <table:table-cell office:value-type="float" office:value="0.048103277">
            <text:p>0.048103277</text:p>
          </table:table-cell>
          <table:table-cell office:value-type="float" office:value="0.045965817">
            <text:p>0.045965817</text:p>
          </table:table-cell>
          <table:table-cell office:value-type="float" office:value="0.02552943">
            <text:p>0.02552943</text:p>
          </table:table-cell>
          <table:table-cell office:value-type="float" office:value="0.009180123">
            <text:p>0.009180123</text:p>
          </table:table-cell>
          <table:table-cell office:value-type="float" office:value="0.009951221">
            <text:p>0.009951221</text:p>
          </table:table-cell>
          <table:table-cell office:value-type="float" office:value="0.012865279">
            <text:p>0.012865279</text:p>
          </table:table-cell>
          <table:table-cell office:value-type="float" office:value="0.019219885">
            <text:p>0.019219885</text:p>
          </table:table-cell>
          <table:table-cell office:value-type="float" office:value="0.014297709">
            <text:p>0.014297709</text:p>
          </table:table-cell>
          <table:table-cell office:value-type="float" office:value="0.006873725">
            <text:p>0.006873725</text:p>
          </table:table-cell>
          <table:table-cell office:value-type="float" office:value="0.004448535">
            <text:p>0.004448535</text:p>
          </table:table-cell>
          <table:table-cell office:value-type="float" office:value="0.0048715877">
            <text:p>0.0048715877</text:p>
          </table:table-cell>
          <table:table-cell office:value-type="float" office:value="0.010977189">
            <text:p>0.010977189</text:p>
          </table:table-cell>
          <table:table-cell office:value-type="float" office:value="0.009137958">
            <text:p>0.009137958</text:p>
          </table:table-cell>
          <table:table-cell office:value-type="float" office:value="0.011385745">
            <text:p>0.011385745</text:p>
          </table:table-cell>
          <table:table-cell office:value-type="float" office:value="0.0041919095">
            <text:p>0.0041919095</text:p>
          </table:table-cell>
          <table:table-cell office:value-type="float" office:value="0.003917625">
            <text:p>0.003917625</text:p>
          </table:table-cell>
          <table:table-cell office:value-type="float" office:value="0.010387669">
            <text:p>0.010387669</text:p>
          </table:table-cell>
          <table:table-cell office:value-type="float" office:value="0.007975322">
            <text:p>0.007975322</text:p>
          </table:table-cell>
          <table:table-cell office:value-type="float" office:value="0.008753494">
            <text:p>0.008753494</text:p>
          </table:table-cell>
          <table:table-cell office:value-type="float" office:value="0.00632955">
            <text:p>0.00632955</text:p>
          </table:table-cell>
          <table:table-cell office:value-type="float" office:value="0.0021407867">
            <text:p>0.0021407867</text:p>
          </table:table-cell>
          <table:table-cell office:value-type="float" office:value="0.0077893604">
            <text:p>0.0077893604</text:p>
          </table:table-cell>
          <table:table-cell office:value-type="float" office:value="0.0067905677">
            <text:p>0.0067905677</text:p>
          </table:table-cell>
          <table:table-cell office:value-type="float" office:value="0.008701143">
            <text:p>0.008701143</text:p>
          </table:table-cell>
          <table:table-cell office:value-type="float" office:value="0.004969098">
            <text:p>0.004969098</text:p>
          </table:table-cell>
          <table:table-cell office:value-type="float" office:value="0.0024670132">
            <text:p>0.0024670132</text:p>
          </table:table-cell>
          <table:table-cell office:value-type="float" office:value="0.0048898556">
            <text:p>0.0048898556</text:p>
          </table:table-cell>
          <table:table-cell office:value-type="float" office:value="0.0053044287">
            <text:p>0.0053044287</text:p>
          </table:table-cell>
          <table:table-cell office:value-type="float" office:value="0.0064563183">
            <text:p>0.0064563183</text:p>
          </table:table-cell>
          <table:table-cell office:value-type="float" office:value="0.0042208587">
            <text:p>0.0042208587</text:p>
          </table:table-cell>
          <table:table-cell office:value-type="float" office:value="0.004881855">
            <text:p>0.004881855</text:p>
          </table:table-cell>
          <table:table-cell office:value-type="float" office:value="0.002433811">
            <text:p>0.002433811</text:p>
          </table:table-cell>
          <table:table-cell office:value-type="float" office:value="0.004170238">
            <text:p>0.004170238</text:p>
          </table:table-cell>
          <table:table-cell office:value-type="float" office:value="0.0047639958">
            <text:p>0.0047639958</text:p>
          </table:table-cell>
          <table:table-cell office:value-type="float" office:value="0.0061182864">
            <text:p>0.0061182864</text:p>
          </table:table-cell>
          <table:table-cell office:value-type="float" office:value="0.0029256947">
            <text:p>0.0029256947</text:p>
          </table:table-cell>
          <table:table-cell office:value-type="float" office:value="0.0021201738">
            <text:p>0.0021201738</text:p>
          </table:table-cell>
          <table:table-cell office:value-type="float" office:value="0.0029389278">
            <text:p>0.0029389278</text:p>
          </table:table-cell>
          <table:table-cell office:value-type="float" office:value="0.00406482">
            <text:p>0.00406482</text:p>
          </table:table-cell>
          <table:table-cell office:value-type="float" office:value="0.0047782585">
            <text:p>0.0047782585</text:p>
          </table:table-cell>
          <table:table-cell office:value-type="float" office:value="0.00292844">
            <text:p>0.00292844</text:p>
          </table:table-cell>
          <table:table-cell office:value-type="float" office:value="0.0022612861">
            <text:p>0.0022612861</text:p>
          </table:table-cell>
          <table:table-cell office:value-type="float" office:value="0.0020167504">
            <text:p>0.0020167504</text:p>
          </table:table-cell>
          <table:table-cell office:value-type="float" office:value="0.00328137">
            <text:p>0.00328137</text:p>
          </table:table-cell>
          <table:table-cell office:value-type="float" office:value="0.0037143547">
            <text:p>0.0037143547</text:p>
          </table:table-cell>
          <table:table-cell office:value-type="float" office:value="0.0028985196">
            <text:p>0.0028985196</text:p>
          </table:table-cell>
          <table:table-cell office:value-type="float" office:value="0.0020597554">
            <text:p>0.0020597554</text:p>
          </table:table-cell>
          <table:table-cell office:value-type="float" office:value="0.0018010688">
            <text:p>0.0018010688</text:p>
          </table:table-cell>
          <table:table-cell office:value-type="float" office:value="0.0021074754">
            <text:p>0.0021074754</text:p>
          </table:table-cell>
          <table:table-cell office:value-type="float" office:value="0.002732601">
            <text:p>0.002732601</text:p>
          </table:table-cell>
          <table:table-cell office:value-type="float" office:value="0.0034519855">
            <text:p>0.0034519855</text:p>
          </table:table-cell>
          <table:table-cell office:value-type="float" office:value="0.0024485101">
            <text:p>0.0024485101</text:p>
          </table:table-cell>
          <table:table-cell office:value-type="float" office:value="0.0012728326">
            <text:p>0.0012728326</text:p>
          </table:table-cell>
          <table:table-cell office:value-type="float" office:value="0.0017206299">
            <text:p>0.0017206299</text:p>
          </table:table-cell>
          <table:table-cell office:value-type="float" office:value="0.0022873608">
            <text:p>0.0022873608</text:p>
          </table:table-cell>
          <table:table-cell office:value-type="float" office:value="0.0023610848">
            <text:p>0.0023610848</text:p>
          </table:table-cell>
          <table:table-cell office:value-type="float" office:value="0.0023439603">
            <text:p>0.0023439603</text:p>
          </table:table-cell>
          <table:table-cell office:value-type="float" office:value="0.0017329819">
            <text:p>0.0017329819</text:p>
          </table:table-cell>
          <table:table-cell office:value-type="float" office:value="0.0010396335">
            <text:p>0.0010396335</text:p>
          </table:table-cell>
          <table:table-cell office:value-type="float" office:value="0.0016377753">
            <text:p>0.0016377753</text:p>
          </table:table-cell>
          <table:table-cell office:value-type="float" office:value="0.002472012">
            <text:p>0.002472012</text:p>
          </table:table-cell>
          <table:table-cell office:value-type="float" office:value="0.0023304124">
            <text:p>0.0023304124</text:p>
          </table:table-cell>
          <table:table-cell office:value-type="float" office:value="0.0014449143">
            <text:p>0.0014449143</text:p>
          </table:table-cell>
          <table:table-cell table:style-name="ce1" office:value-type="float" office:value="0.0008999211">
            <text:p>9.00E-004</text:p>
          </table:table-cell>
          <table:table-cell office:value-type="float" office:value="0.0015336638">
            <text:p>0.0015336638</text:p>
          </table:table-cell>
          <table:table-cell office:value-type="float" office:value="0.0021898476">
            <text:p>0.0021898476</text:p>
          </table:table-cell>
          <table:table-cell office:value-type="float" office:value="0.0020166119">
            <text:p>0.0020166119</text:p>
          </table:table-cell>
          <table:table-cell office:value-type="float" office:value="0.0015346756">
            <text:p>0.0015346756</text:p>
          </table:table-cell>
          <table:table-cell table:style-name="ce1" office:value-type="float" office:value="0.0009844734">
            <text:p>9.84E-004</text:p>
          </table:table-cell>
          <table:table-cell table:style-name="ce1" office:value-type="float" office:value="0.00091791386">
            <text:p>9.18E-004</text:p>
          </table:table-cell>
          <table:table-cell office:value-type="float" office:value="0.0015771589">
            <text:p>0.0015771589</text:p>
          </table:table-cell>
          <table:table-cell office:value-type="float" office:value="0.0018148855">
            <text:p>0.0018148855</text:p>
          </table:table-cell>
          <table:table-cell office:value-type="float" office:value="0.0017659485">
            <text:p>0.0017659485</text:p>
          </table:table-cell>
          <table:table-cell office:value-type="float" office:value="0.001393326">
            <text:p>0.001393326</text:p>
          </table:table-cell>
          <table:table-cell table:style-name="ce1" office:value-type="float" office:value="0.00073638756">
            <text:p>7.36E-004</text:p>
          </table:table-cell>
          <table:table-cell office:value-type="float" office:value="0.0011390361">
            <text:p>0.0011390361</text:p>
          </table:table-cell>
          <table:table-cell office:value-type="float" office:value="0.0014736279">
            <text:p>0.0014736279</text:p>
          </table:table-cell>
          <table:table-cell office:value-type="float" office:value="0.0016682857">
            <text:p>0.0016682857</text:p>
          </table:table-cell>
          <table:table-cell office:value-type="float" office:value="0.0014952937">
            <text:p>0.0014952937</text:p>
          </table:table-cell>
          <table:table-cell table:style-name="ce1" office:value-type="float" office:value="0.00080805196">
            <text:p>8.08E-004</text:p>
          </table:table-cell>
          <table:table-cell table:style-name="ce1" office:value-type="float" office:value="0.00088394544">
            <text:p>8.84E-004</text:p>
          </table:table-cell>
          <table:table-cell office:value-type="float" office:value="0.0011964904">
            <text:p>0.0011964904</text:p>
          </table:table-cell>
          <table:table-cell office:value-type="float" office:value="0.0015528158">
            <text:p>0.0015528158</text:p>
          </table:table-cell>
          <table:table-cell office:value-type="float" office:value="0.0014552991">
            <text:p>0.0014552991</text:p>
          </table:table-cell>
          <table:table-cell table:style-name="ce1" office:value-type="float" office:value="0.00096216466">
            <text:p>9.62E-004</text:p>
          </table:table-cell>
          <table:table-cell table:style-name="ce1" office:value-type="float" office:value="0.00070604373">
            <text:p>7.06E-004</text:p>
          </table:table-cell>
          <table:table-cell table:style-name="ce1" office:value-type="float" office:value="0.0009912162">
            <text:p>9.91E-004</text:p>
          </table:table-cell>
          <table:table-cell office:value-type="float" office:value="0.0013111638">
            <text:p>0.0013111638</text:p>
          </table:table-cell>
          <table:table-cell office:value-type="float" office:value="0.0013889761">
            <text:p>0.0013889761</text:p>
          </table:table-cell>
          <table:table-cell table:style-name="ce1" office:value-type="float" office:value="0.0009974896">
            <text:p>9.97E-004</text:p>
          </table:table-cell>
          <table:table-cell table:style-name="ce1" office:value-type="float" office:value="0.0006714919">
            <text:p>6.71E-004</text:p>
          </table:table-cell>
          <table:table-cell table:style-name="ce1" office:value-type="float" office:value="0.0008252626">
            <text:p>8.25E-004</text:p>
          </table:table-cell>
          <table:table-cell office:value-type="float" office:value="0.0012092262">
            <text:p>0.0012092262</text:p>
          </table:table-cell>
          <table:table-cell office:value-type="float" office:value="0.0014074835">
            <text:p>0.0014074835</text:p>
          </table:table-cell>
          <table:table-cell office:value-type="float" office:value="0.0010886075">
            <text:p>0.0010886075</text:p>
          </table:table-cell>
          <table:table-cell table:style-name="ce1" office:value-type="float" office:value="0.0007623252">
            <text:p>7.62E-004</text:p>
          </table:table-cell>
          <table:table-cell table:style-name="ce1" office:value-type="float" office:value="0.0006594875">
            <text:p>6.59E-004</text:p>
          </table:table-cell>
          <table:table-cell office:value-type="float" office:value="0.0010113212">
            <text:p>0.0010113212</text:p>
          </table:table-cell>
          <table:table-cell office:value-type="float" office:value="0.0013453774">
            <text:p>0.0013453774</text:p>
          </table:table-cell>
          <table:table-cell office:value-type="float" office:value="0.0013288439">
            <text:p>0.0013288439</text:p>
          </table:table-cell>
          <table:table-cell table:style-name="ce1" office:value-type="float" office:value="0.0009000134">
            <text:p>9.00E-004</text:p>
          </table:table-cell>
          <table:table-cell table:style-name="ce1" office:value-type="float" office:value="0.00061650085">
            <text:p>6.17E-004</text:p>
          </table:table-cell>
          <table:table-cell table:style-name="ce1" office:value-type="float" office:value="0.0008440017">
            <text:p>8.44E-004</text:p>
          </table:table-cell>
          <table:table-cell office:value-type="float" office:value="0.001116406">
            <text:p>0.001116406</text:p>
          </table:table-cell>
          <table:table-cell office:value-type="float" office:value="0.0011389655">
            <text:p>0.0011389655</text:p>
          </table:table-cell>
          <table:table-cell office:value-type="float" office:value="0.0010546547">
            <text:p>0.0010546547</text:p>
          </table:table-cell>
          <table:table-cell table:style-name="ce1" office:value-type="float" office:value="0.0007138731">
            <text:p>7.14E-004</text:p>
          </table:table-cell>
          <table:table-cell table:style-name="ce1" office:value-type="float" office:value="0.0007431801">
            <text:p>7.43E-004</text:p>
          </table:table-cell>
          <table:table-cell office:value-type="float" office:value="0.0010300052">
            <text:p>0.0010300052</text:p>
          </table:table-cell>
          <table:table-cell office:value-type="float" office:value="0.0011129276">
            <text:p>0.0011129276</text:p>
          </table:table-cell>
          <table:table-cell office:value-type="float" office:value="0.0010034236">
            <text:p>0.0010034236</text:p>
          </table:table-cell>
          <table:table-cell table:style-name="ce1" office:value-type="float" office:value="0.00076340407">
            <text:p>7.63E-004</text:p>
          </table:table-cell>
          <table:table-cell table:style-name="ce1" office:value-type="float" office:value="0.0006440524">
            <text:p>6.44E-004</text:p>
          </table:table-cell>
          <table:table-cell table:style-name="ce1" office:value-type="float" office:value="0.0008270816">
            <text:p>8.27E-004</text:p>
          </table:table-cell>
          <table:table-cell table:style-name="ce1" office:value-type="float" office:value="0.0009969851">
            <text:p>9.97E-004</text:p>
          </table:table-cell>
          <table:table-cell table:style-name="ce1" office:value-type="float" office:value="0.0009967791">
            <text:p>9.97E-004</text:p>
          </table:table-cell>
          <table:table-cell table:style-name="ce1" office:value-type="float" office:value="0.00080591795">
            <text:p>8.06E-004</text:p>
          </table:table-cell>
          <table:table-cell table:style-name="ce1" office:value-type="float" office:value="0.0005916967">
            <text:p>5.92E-004</text:p>
          </table:table-cell>
          <table:table-cell table:style-name="ce1" office:value-type="float" office:value="0.0007073967">
            <text:p>7.07E-004</text:p>
          </table:table-cell>
          <table:table-cell office:value-type="float" office:value="0.001014439">
            <text:p>0.001014439</text:p>
          </table:table-cell>
          <table:table-cell office:value-type="float" office:value="0.001020538">
            <text:p>0.001020538</text:p>
          </table:table-cell>
          <table:table-cell table:style-name="ce1" office:value-type="float" office:value="0.00084634504">
            <text:p>8.46E-004</text:p>
          </table:table-cell>
          <table:table-cell table:style-name="ce1" office:value-type="float" office:value="0.00063673966">
            <text:p>6.37E-004</text:p>
          </table:table-cell>
          <table:table-cell table:style-name="ce1" office:value-type="float" office:value="0.00060168194">
            <text:p>6.02E-004</text:p>
          </table:table-cell>
          <table:table-cell table:style-name="ce1" office:value-type="float" office:value="0.000873626">
            <text:p>8.74E-004</text:p>
          </table:table-cell>
          <table:table-cell table:style-name="ce1" office:value-type="float" office:value="0.0009930257">
            <text:p>9.93E-004</text:p>
          </table:table-cell>
          <table:table-cell table:style-name="ce1" office:value-type="float" office:value="0.00092431763">
            <text:p>9.24E-004</text:p>
          </table:table-cell>
          <table:table-cell table:style-name="ce1" office:value-type="float" office:value="0.00073193014">
            <text:p>7.32E-004</text:p>
          </table:table-cell>
          <table:table-cell table:style-name="ce1" office:value-type="float" office:value="0.0005317379">
            <text:p>5.32E-004</text:p>
          </table:table-cell>
          <table:table-cell table:style-name="ce1" office:value-type="float" office:value="0.00071593485">
            <text:p>7.16E-004</text:p>
          </table:table-cell>
          <table:table-cell table:style-name="ce1" office:value-type="float" office:value="0.0008987496">
            <text:p>8.99E-004</text:p>
          </table:table-cell>
          <table:table-cell table:style-name="ce1" office:value-type="float" office:value="0.00085963024">
            <text:p>8.60E-004</text:p>
          </table:table-cell>
          <table:table-cell table:style-name="ce1" office:value-type="float" office:value="0.0007867723">
            <text:p>7.87E-004</text:p>
          </table:table-cell>
          <table:table-cell table:style-name="ce1" office:value-type="float" office:value="0.0005794545">
            <text:p>5.79E-004</text:p>
          </table:table-cell>
          <table:table-cell table:style-name="ce1" office:value-type="float" office:value="0.00060635566">
            <text:p>6.06E-004</text:p>
          </table:table-cell>
          <table:table-cell table:style-name="ce1" office:value-type="float" office:value="0.00083692314">
            <text:p>8.37E-004</text:p>
          </table:table-cell>
          <table:table-cell table:style-name="ce1" office:value-type="float" office:value="0.0008910878">
            <text:p>8.91E-004</text:p>
          </table:table-cell>
          <table:table-cell table:style-name="ce1" office:value-type="float" office:value="0.0008198984">
            <text:p>8.20E-004</text:p>
          </table:table-cell>
          <table:table-cell table:style-name="ce1" office:value-type="float" office:value="0.00063008815">
            <text:p>6.30E-004</text:p>
          </table:table-cell>
          <table:table-cell table:style-name="ce1" office:value-type="float" office:value="0.000524922">
            <text:p>5.25E-004</text:p>
          </table:table-cell>
          <table:table-cell table:style-name="ce1" office:value-type="float" office:value="0.0007266382">
            <text:p>7.27E-004</text:p>
          </table:table-cell>
          <table:table-cell table:style-name="ce1" office:value-type="float" office:value="0.0009032357">
            <text:p>9.03E-004</text:p>
          </table:table-cell>
          <table:table-cell table:style-name="ce1" office:value-type="float" office:value="0.00090983225">
            <text:p>9.10E-004</text:p>
          </table:table-cell>
          <table:table-cell table:style-name="ce1" office:value-type="float" office:value="0.0007165719">
            <text:p>7.17E-004</text:p>
          </table:table-cell>
          <table:table-cell table:style-name="ce1" office:value-type="float" office:value="0.00054133614">
            <text:p>5.41E-004</text:p>
          </table:table-cell>
          <table:table-cell table:style-name="ce1" office:value-type="float" office:value="0.0006085163">
            <text:p>6.09E-004</text:p>
          </table:table-cell>
          <table:table-cell table:style-name="ce1" office:value-type="float" office:value="0.00081614766">
            <text:p>8.16E-004</text:p>
          </table:table-cell>
          <table:table-cell table:style-name="ce1" office:value-type="float" office:value="0.0009156106">
            <text:p>9.16E-004</text:p>
          </table:table-cell>
          <table:table-cell table:style-name="ce1" office:value-type="float" office:value="0.00078877405">
            <text:p>7.89E-004</text:p>
          </table:table-cell>
          <table:table-cell table:style-name="ce1" office:value-type="float" office:value="0.0006043256">
            <text:p>6.04E-004</text:p>
          </table:table-cell>
          <table:table-cell table:style-name="ce1" office:value-type="float" office:value="0.0005487677">
            <text:p>5.49E-004</text:p>
          </table:table-cell>
          <table:table-cell table:style-name="ce1" office:value-type="float" office:value="0.0007074661">
            <text:p>7.07E-004</text:p>
          </table:table-cell>
          <table:table-cell table:style-name="ce1" office:value-type="float" office:value="0.00083229784">
            <text:p>8.32E-004</text:p>
          </table:table-cell>
          <table:table-cell table:style-name="ce1" office:value-type="float" office:value="0.0007869494">
            <text:p>7.87E-004</text:p>
          </table:table-cell>
          <table:table-cell table:style-name="ce1" office:value-type="float" office:value="0.00066973775">
            <text:p>6.70E-004</text:p>
          </table:table-cell>
          <table:table-cell table:style-name="ce1" office:value-type="float" office:value="0.0005428691">
            <text:p>5.43E-004</text:p>
          </table:table-cell>
          <table:table-cell table:style-name="ce1" office:value-type="float" office:value="0.0006239601">
            <text:p>6.24E-004</text:p>
          </table:table-cell>
          <table:table-cell table:style-name="ce1" office:value-type="float" office:value="0.0007413588">
            <text:p>7.41E-004</text:p>
          </table:table-cell>
          <table:table-cell table:style-name="ce1" office:value-type="float" office:value="0.00079247303">
            <text:p>7.92E-004</text:p>
          </table:table-cell>
          <table:table-cell table:style-name="ce1" office:value-type="float" office:value="0.00073273433">
            <text:p>7.33E-004</text:p>
          </table:table-cell>
          <table:table-cell table:style-name="ce1" office:value-type="float" office:value="0.0005770665">
            <text:p>5.77E-004</text:p>
          </table:table-cell>
          <table:table-cell table:style-name="ce1" office:value-type="float" office:value="0.0005768288">
            <text:p>5.77E-004</text:p>
          </table:table-cell>
          <table:table-cell table:style-name="ce1" office:value-type="float" office:value="0.0007276681">
            <text:p>7.28E-004</text:p>
          </table:table-cell>
          <table:table-cell table:style-name="ce1" office:value-type="float" office:value="0.0007869156">
            <text:p>7.87E-004</text:p>
          </table:table-cell>
          <table:table-cell table:style-name="ce1" office:value-type="float" office:value="0.0007633138">
            <text:p>7.63E-004</text:p>
          </table:table-cell>
          <table:table-cell table:style-name="ce1" office:value-type="float" office:value="0.00065463263">
            <text:p>6.55E-004</text:p>
          </table:table-cell>
          <table:table-cell table:style-name="ce1" office:value-type="float" office:value="0.00059706665">
            <text:p>5.97E-004</text:p>
          </table:table-cell>
          <table:table-cell table:style-name="ce1" office:value-type="float" office:value="0.0007965042">
            <text:p>7.97E-004</text:p>
          </table:table-cell>
          <table:table-cell table:style-name="ce1" office:value-type="float" office:value="0.0009962542">
            <text:p>9.96E-004</text:p>
          </table:table-cell>
          <table:table-cell office:value-type="float" office:value="0.0010281891">
            <text:p>0.0010281891</text:p>
          </table:table-cell>
          <table:table-cell table:style-name="ce1" office:value-type="float" office:value="0.00085075415">
            <text:p>8.51E-004</text:p>
          </table:table-cell>
          <table:table-cell table:style-name="ce1" office:value-type="float" office:value="0.0006517613">
            <text:p>6.52E-004</text:p>
          </table:table-cell>
          <table:table-cell table:style-name="ce1" office:value-type="float" office:value="0.00070208625">
            <text:p>7.02E-004</text:p>
          </table:table-cell>
          <table:table-cell table:style-name="ce1" office:value-type="float" office:value="0.0008999314">
            <text:p>9.00E-004</text:p>
          </table:table-cell>
          <table:table-cell office:value-type="float" office:value="0.0010055922">
            <text:p>0.0010055922</text:p>
          </table:table-cell>
          <table:table-cell table:style-name="ce1" office:value-type="float" office:value="0.0009452655">
            <text:p>9.45E-004</text:p>
          </table:table-cell>
          <table:table-cell table:style-name="ce1" office:value-type="float" office:value="0.0009168894">
            <text:p>9.17E-004</text:p>
          </table:table-cell>
          <table:table-cell table:style-name="ce1" office:value-type="float" office:value="0.0008421231">
            <text:p>8.42E-004</text:p>
          </table:table-cell>
          <table:table-cell office:value-type="float" office:value="0.0054346826">
            <text:p>0.0054346826</text:p>
          </table:table-cell>
          <table:table-cell office:value-type="float" office:value="0.0013311462">
            <text:p>0.0013311462</text:p>
          </table:table-cell>
          <table:table-cell office:value-type="float" office:value="0.0010632033">
            <text:p>0.0010632033</text:p>
          </table:table-cell>
          <table:table-cell table:style-name="ce1" office:value-type="float" office:value="0.00085713255">
            <text:p>8.57E-004</text:p>
          </table:table-cell>
          <table:table-cell table:style-name="ce1" office:value-type="float" office:value="0.0006473002">
            <text:p>6.47E-004</text:p>
          </table:table-cell>
          <table:table-cell table:style-name="ce1" office:value-type="float" office:value="0.0007409034">
            <text:p>7.41E-004</text:p>
          </table:table-cell>
          <table:table-cell table:style-name="ce1" office:value-type="float" office:value="0.0009482087">
            <text:p>9.48E-004</text:p>
          </table:table-cell>
          <table:table-cell office:value-type="float" office:value="0.0010223344">
            <text:p>0.0010223344</text:p>
          </table:table-cell>
          <table:table-cell table:style-name="ce1" office:value-type="float" office:value="0.0008782216">
            <text:p>8.78E-004</text:p>
          </table:table-cell>
          <table:table-cell table:style-name="ce1" office:value-type="float" office:value="0.0006575372">
            <text:p>6.58E-004</text:p>
          </table:table-cell>
          <table:table-cell table:style-name="ce1" office:value-type="float" office:value="0.00064685923">
            <text:p>6.47E-004</text:p>
          </table:table-cell>
          <table:table-cell table:style-name="ce1" office:value-type="float" office:value="0.000869999">
            <text:p>8.70E-004</text:p>
          </table:table-cell>
          <table:table-cell office:value-type="float" office:value="0.0010623344">
            <text:p>0.0010623344</text:p>
          </table:table-cell>
          <table:table-cell office:value-type="float" office:value="0.0010073088">
            <text:p>0.0010073088</text:p>
          </table:table-cell>
          <table:table-cell table:style-name="ce1" office:value-type="float" office:value="0.0007685254">
            <text:p>7.69E-004</text:p>
          </table:table-cell>
          <table:table-cell table:style-name="ce1" office:value-type="float" office:value="0.0006072515">
            <text:p>6.07E-004</text:p>
          </table:table-cell>
          <table:table-cell table:style-name="ce1" office:value-type="float" office:value="0.00063223287">
            <text:p>6.32E-004</text:p>
          </table:table-cell>
          <table:table-cell table:style-name="ce1" office:value-type="float" office:value="0.0007008879">
            <text:p>7.01E-004</text:p>
          </table:table-cell>
          <table:table-cell table:style-name="ce1" office:value-type="float" office:value="0.0007134731">
            <text:p>7.13E-004</text:p>
          </table:table-cell>
          <table:table-cell table:style-name="ce1" office:value-type="float" office:value="0.0006593469">
            <text:p>6.59E-004</text:p>
          </table:table-cell>
          <table:table-cell table:style-name="ce1" office:value-type="float" office:value="0.00058964035">
            <text:p>5.90E-004</text:p>
          </table:table-cell>
          <table:table-cell table:style-name="ce1" office:value-type="float" office:value="0.0006025769">
            <text:p>6.03E-004</text:p>
          </table:table-cell>
          <table:table-cell table:style-name="ce1" office:value-type="float" office:value="0.000665167">
            <text:p>6.65E-004</text:p>
          </table:table-cell>
          <table:table-cell table:style-name="ce1" office:value-type="float" office:value="0.0007036709">
            <text:p>7.04E-004</text:p>
          </table:table-cell>
          <table:table-cell table:style-name="ce1" office:value-type="float" office:value="0.0006768068">
            <text:p>6.77E-004</text:p>
          </table:table-cell>
          <table:table-cell table:style-name="ce1" office:value-type="float" office:value="0.0006004693">
            <text:p>6.00E-004</text:p>
          </table:table-cell>
          <table:table-cell table:style-name="ce1" office:value-type="float" office:value="0.00056835875">
            <text:p>5.68E-004</text:p>
          </table:table-cell>
          <table:table-cell table:style-name="ce1" office:value-type="float" office:value="0.0006177043">
            <text:p>6.18E-004</text:p>
          </table:table-cell>
          <table:table-cell table:style-name="ce1" office:value-type="float" office:value="0.00067332824">
            <text:p>6.73E-004</text:p>
          </table:table-cell>
          <table:table-cell table:style-name="ce1" office:value-type="float" office:value="0.00067355065">
            <text:p>6.74E-004</text:p>
          </table:table-cell>
          <table:table-cell table:style-name="ce1" office:value-type="float" office:value="0.0006053275">
            <text:p>6.05E-004</text:p>
          </table:table-cell>
          <table:table-cell table:style-name="ce1" office:value-type="float" office:value="0.0005388808">
            <text:p>5.39E-004</text:p>
          </table:table-cell>
          <table:table-cell table:style-name="ce1" office:value-type="float" office:value="0.00056763133">
            <text:p>5.68E-004</text:p>
          </table:table-cell>
          <table:table-cell table:style-name="ce1" office:value-type="float" office:value="0.00063058257">
            <text:p>6.31E-004</text:p>
          </table:table-cell>
          <table:table-cell table:style-name="ce1" office:value-type="float" office:value="0.0006425808">
            <text:p>6.43E-004</text:p>
          </table:table-cell>
          <table:table-cell table:style-name="ce1" office:value-type="float" office:value="0.00058584765">
            <text:p>5.86E-004</text:p>
          </table:table-cell>
          <table:table-cell table:style-name="ce1" office:value-type="float" office:value="0.00051961455">
            <text:p>5.20E-004</text:p>
          </table:table-cell>
          <table:table-cell table:style-name="ce1" office:value-type="float" office:value="0.00049257925">
            <text:p>4.93E-004</text:p>
          </table:table-cell>
          <table:table-cell office:value-type="float" office:value="0.0005300597">
            <text:p>5.30E-004</text:p>
          </table:table-cell>
          <table:table-cell office:value-type="float" office:value="0.00056016794">
            <text:p>5.60E-004</text:p>
          </table:table-cell>
          <table:table-cell office:value-type="float" office:value="0.00053361757">
            <text:p>5.34E-004</text:p>
          </table:table-cell>
          <table:table-cell office:value-type="float" office:value="0.00045363803">
            <text:p>4.54E-004</text:p>
          </table:table-cell>
          <table:table-cell office:value-type="float" office:value="0.00039139984">
            <text:p>3.91E-004</text:p>
          </table:table-cell>
          <table:table-cell office:value-type="float" office:value="0.0003588743">
            <text:p>3.59E-004</text:p>
          </table:table-cell>
          <table:table-cell office:value-type="float" office:value="0.00034244524">
            <text:p>3.42E-004</text:p>
          </table:table-cell>
          <table:table-cell office:value-type="float" office:value="0.00034213046">
            <text:p>3.42E-004</text:p>
          </table:table-cell>
          <table:table-cell office:value-type="float" office:value="0.00034288014">
            <text:p>3.43E-004</text:p>
          </table:table-cell>
          <table:table-cell office:value-type="float" office:value="0.0003449719">
            <text:p>3.45E-004</text:p>
          </table:table-cell>
          <table:table-cell office:value-type="float" office:value="0.00034523173">
            <text:p>3.45E-004</text:p>
          </table:table-cell>
          <table:table-cell office:value-type="float" office:value="0.00034579218">
            <text:p>3.46E-004</text:p>
          </table:table-cell>
          <table:table-cell office:value-type="float" office:value="0.00034658783">
            <text:p>3.47E-004</text:p>
          </table:table-cell>
          <table:table-cell office:value-type="float" office:value="0.00034793594">
            <text:p>3.48E-004</text:p>
          </table:table-cell>
          <table:table-cell office:value-type="float" office:value="0.00034956264">
            <text:p>3.50E-004</text:p>
          </table:table-cell>
          <table:table-cell office:value-type="float" office:value="0.00034969728">
            <text:p>3.50E-004</text:p>
          </table:table-cell>
          <table:table-cell office:value-type="float" office:value="0.00035079027">
            <text:p>3.51E-004</text:p>
          </table:table-cell>
          <table:table-cell office:value-type="float" office:value="0.00035180867">
            <text:p>3.52E-004</text:p>
          </table:table-cell>
          <table:table-cell office:value-type="float" office:value="0.00035418078">
            <text:p>3.54E-004</text:p>
          </table:table-cell>
          <table:table-cell office:value-type="float" office:value="0.000354455">
            <text:p>3.54E-004</text:p>
          </table:table-cell>
          <table:table-cell office:value-type="float" office:value="0.00035537846">
            <text:p>3.55E-004</text:p>
          </table:table-cell>
          <table:table-cell office:value-type="float" office:value="0.00035637722">
            <text:p>3.56E-004</text:p>
          </table:table-cell>
          <table:table-cell office:value-type="float" office:value="0.00035844426">
            <text:p>3.58E-004</text:p>
          </table:table-cell>
          <table:table-cell office:value-type="float" office:value="0.00035950856">
            <text:p>3.60E-004</text:p>
          </table:table-cell>
          <table:table-cell office:value-type="float" office:value="0.00036020382">
            <text:p>3.60E-004</text:p>
          </table:table-cell>
          <table:table-cell office:value-type="float" office:value="0.00036078124">
            <text:p>3.61E-004</text:p>
          </table:table-cell>
          <table:table-cell office:value-type="float" office:value="0.00036223745">
            <text:p>3.62E-004</text:p>
          </table:table-cell>
          <table:table-cell office:value-type="float" office:value="0.000364596">
            <text:p>3.65E-004</text:p>
          </table:table-cell>
          <table:table-cell office:value-type="float" office:value="0.00036496902">
            <text:p>3.65E-004</text:p>
          </table:table-cell>
          <table:table-cell office:value-type="float" office:value="0.00036587878">
            <text:p>3.66E-004</text:p>
          </table:table-cell>
          <table:table-cell office:value-type="float" office:value="0.000366845">
            <text:p>3.67E-004</text:p>
          </table:table-cell>
          <table:table-cell office:value-type="float" office:value="0.00036931314">
            <text:p>3.69E-004</text:p>
          </table:table-cell>
          <table:table-cell office:value-type="float" office:value="0.00036987028">
            <text:p>3.70E-004</text:p>
          </table:table-cell>
          <table:table-cell office:value-type="float" office:value="0.00037072675">
            <text:p>3.71E-004</text:p>
          </table:table-cell>
          <table:table-cell office:value-type="float" office:value="0.00037179794">
            <text:p>3.72E-004</text:p>
          </table:table-cell>
          <table:table-cell/>
        </table:table-row>
        <table:table-row table:style-name="ro1">
          <table:table-cell office:value-type="string">
            <text:p>/mnt/share/Music/Albums/Al DiMeola/Al DiMeola - Casino/01 - Egyptian Danza.mp3</text:p>
          </table:table-cell>
          <table:table-cell office:value-type="float" office:value="0.06276826">
            <text:p>0.06276826</text:p>
          </table:table-cell>
          <table:table-cell office:value-type="float" office:value="0.0673583">
            <text:p>0.0673583</text:p>
          </table:table-cell>
          <table:table-cell office:value-type="float" office:value="0.06445889">
            <text:p>0.06445889</text:p>
          </table:table-cell>
          <table:table-cell office:value-type="float" office:value="0.047709964">
            <text:p>0.047709964</text:p>
          </table:table-cell>
          <table:table-cell office:value-type="float" office:value="0.04087018">
            <text:p>0.04087018</text:p>
          </table:table-cell>
          <table:table-cell office:value-type="float" office:value="0.03834303">
            <text:p>0.03834303</text:p>
          </table:table-cell>
          <table:table-cell office:value-type="float" office:value="0.03240221">
            <text:p>0.03240221</text:p>
          </table:table-cell>
          <table:table-cell office:value-type="float" office:value="0.019159205">
            <text:p>0.019159205</text:p>
          </table:table-cell>
          <table:table-cell office:value-type="float" office:value="0.02294128">
            <text:p>0.02294128</text:p>
          </table:table-cell>
          <table:table-cell office:value-type="float" office:value="0.026095862">
            <text:p>0.026095862</text:p>
          </table:table-cell>
          <table:table-cell office:value-type="float" office:value="0.020057496">
            <text:p>0.020057496</text:p>
          </table:table-cell>
          <table:table-cell office:value-type="float" office:value="0.014078071">
            <text:p>0.014078071</text:p>
          </table:table-cell>
          <table:table-cell office:value-type="float" office:value="0.016221315">
            <text:p>0.016221315</text:p>
          </table:table-cell>
          <table:table-cell office:value-type="float" office:value="0.01563162">
            <text:p>0.01563162</text:p>
          </table:table-cell>
          <table:table-cell office:value-type="float" office:value="0.008557228">
            <text:p>0.008557228</text:p>
          </table:table-cell>
          <table:table-cell office:value-type="float" office:value="0.0070290044">
            <text:p>0.0070290044</text:p>
          </table:table-cell>
          <table:table-cell office:value-type="float" office:value="0.007143818">
            <text:p>0.007143818</text:p>
          </table:table-cell>
          <table:table-cell office:value-type="float" office:value="0.009866519">
            <text:p>0.009866519</text:p>
          </table:table-cell>
          <table:table-cell office:value-type="float" office:value="0.007933609">
            <text:p>0.007933609</text:p>
          </table:table-cell>
          <table:table-cell office:value-type="float" office:value="0.018880703">
            <text:p>0.018880703</text:p>
          </table:table-cell>
          <table:table-cell office:value-type="float" office:value="0.014067824">
            <text:p>0.014067824</text:p>
          </table:table-cell>
          <table:table-cell office:value-type="float" office:value="0.0070487745">
            <text:p>0.0070487745</text:p>
          </table:table-cell>
          <table:table-cell office:value-type="float" office:value="0.007052699">
            <text:p>0.007052699</text:p>
          </table:table-cell>
          <table:table-cell office:value-type="float" office:value="0.009141306">
            <text:p>0.009141306</text:p>
          </table:table-cell>
          <table:table-cell office:value-type="float" office:value="0.008355431">
            <text:p>0.008355431</text:p>
          </table:table-cell>
          <table:table-cell office:value-type="float" office:value="0.014671484">
            <text:p>0.014671484</text:p>
          </table:table-cell>
          <table:table-cell office:value-type="float" office:value="0.012052642">
            <text:p>0.012052642</text:p>
          </table:table-cell>
          <table:table-cell office:value-type="float" office:value="0.011239146">
            <text:p>0.011239146</text:p>
          </table:table-cell>
          <table:table-cell office:value-type="float" office:value="0.01493364">
            <text:p>0.01493364</text:p>
          </table:table-cell>
          <table:table-cell office:value-type="float" office:value="0.016669858">
            <text:p>0.016669858</text:p>
          </table:table-cell>
          <table:table-cell office:value-type="float" office:value="0.012239355">
            <text:p>0.012239355</text:p>
          </table:table-cell>
          <table:table-cell office:value-type="float" office:value="0.007968845">
            <text:p>0.007968845</text:p>
          </table:table-cell>
          <table:table-cell office:value-type="float" office:value="0.008574563">
            <text:p>0.008574563</text:p>
          </table:table-cell>
          <table:table-cell office:value-type="float" office:value="0.010233788">
            <text:p>0.010233788</text:p>
          </table:table-cell>
          <table:table-cell office:value-type="float" office:value="0.018767549">
            <text:p>0.018767549</text:p>
          </table:table-cell>
          <table:table-cell office:value-type="float" office:value="0.009450193">
            <text:p>0.009450193</text:p>
          </table:table-cell>
          <table:table-cell office:value-type="float" office:value="0.009693736">
            <text:p>0.009693736</text:p>
          </table:table-cell>
          <table:table-cell office:value-type="float" office:value="0.0071798973">
            <text:p>0.0071798973</text:p>
          </table:table-cell>
          <table:table-cell office:value-type="float" office:value="0.016911732">
            <text:p>0.016911732</text:p>
          </table:table-cell>
          <table:table-cell office:value-type="float" office:value="0.012254001">
            <text:p>0.012254001</text:p>
          </table:table-cell>
          <table:table-cell office:value-type="float" office:value="0.012102313">
            <text:p>0.012102313</text:p>
          </table:table-cell>
          <table:table-cell office:value-type="float" office:value="0.010170376">
            <text:p>0.010170376</text:p>
          </table:table-cell>
          <table:table-cell office:value-type="float" office:value="0.0068134815">
            <text:p>0.0068134815</text:p>
          </table:table-cell>
          <table:table-cell office:value-type="float" office:value="0.007631293">
            <text:p>0.007631293</text:p>
          </table:table-cell>
          <table:table-cell office:value-type="float" office:value="0.0075206226">
            <text:p>0.0075206226</text:p>
          </table:table-cell>
          <table:table-cell office:value-type="float" office:value="0.01014123">
            <text:p>0.01014123</text:p>
          </table:table-cell>
          <table:table-cell office:value-type="float" office:value="0.008345021">
            <text:p>0.008345021</text:p>
          </table:table-cell>
          <table:table-cell office:value-type="float" office:value="0.0072277826">
            <text:p>0.0072277826</text:p>
          </table:table-cell>
          <table:table-cell office:value-type="float" office:value="0.012304497">
            <text:p>0.012304497</text:p>
          </table:table-cell>
          <table:table-cell office:value-type="float" office:value="0.00885104">
            <text:p>0.00885104</text:p>
          </table:table-cell>
          <table:table-cell office:value-type="float" office:value="0.0073649073">
            <text:p>0.0073649073</text:p>
          </table:table-cell>
          <table:table-cell office:value-type="float" office:value="0.011589968">
            <text:p>0.011589968</text:p>
          </table:table-cell>
          <table:table-cell office:value-type="float" office:value="0.008530065">
            <text:p>0.008530065</text:p>
          </table:table-cell>
          <table:table-cell office:value-type="float" office:value="0.010118468">
            <text:p>0.010118468</text:p>
          </table:table-cell>
          <table:table-cell office:value-type="float" office:value="0.00873794">
            <text:p>0.00873794</text:p>
          </table:table-cell>
          <table:table-cell office:value-type="float" office:value="0.008273074">
            <text:p>0.008273074</text:p>
          </table:table-cell>
          <table:table-cell office:value-type="float" office:value="0.009778549">
            <text:p>0.009778549</text:p>
          </table:table-cell>
          <table:table-cell office:value-type="float" office:value="0.010233147">
            <text:p>0.010233147</text:p>
          </table:table-cell>
          <table:table-cell office:value-type="float" office:value="0.0102016665">
            <text:p>0.0102016665</text:p>
          </table:table-cell>
          <table:table-cell office:value-type="float" office:value="0.007509154">
            <text:p>0.007509154</text:p>
          </table:table-cell>
          <table:table-cell office:value-type="float" office:value="0.008345171">
            <text:p>0.008345171</text:p>
          </table:table-cell>
          <table:table-cell office:value-type="float" office:value="0.009085687">
            <text:p>0.009085687</text:p>
          </table:table-cell>
          <table:table-cell office:value-type="float" office:value="0.00922026">
            <text:p>0.00922026</text:p>
          </table:table-cell>
          <table:table-cell office:value-type="float" office:value="0.008178614">
            <text:p>0.008178614</text:p>
          </table:table-cell>
          <table:table-cell office:value-type="float" office:value="0.009473606">
            <text:p>0.009473606</text:p>
          </table:table-cell>
          <table:table-cell office:value-type="float" office:value="0.009822846">
            <text:p>0.009822846</text:p>
          </table:table-cell>
          <table:table-cell office:value-type="float" office:value="0.010801405">
            <text:p>0.010801405</text:p>
          </table:table-cell>
          <table:table-cell office:value-type="float" office:value="0.008774647">
            <text:p>0.008774647</text:p>
          </table:table-cell>
          <table:table-cell office:value-type="float" office:value="0.011478684">
            <text:p>0.011478684</text:p>
          </table:table-cell>
          <table:table-cell office:value-type="float" office:value="0.011518121">
            <text:p>0.011518121</text:p>
          </table:table-cell>
          <table:table-cell office:value-type="float" office:value="0.008851026">
            <text:p>0.008851026</text:p>
          </table:table-cell>
          <table:table-cell office:value-type="float" office:value="0.009062716">
            <text:p>0.009062716</text:p>
          </table:table-cell>
          <table:table-cell office:value-type="float" office:value="0.008754147">
            <text:p>0.008754147</text:p>
          </table:table-cell>
          <table:table-cell office:value-type="float" office:value="0.008887688">
            <text:p>0.008887688</text:p>
          </table:table-cell>
          <table:table-cell office:value-type="float" office:value="0.009043178">
            <text:p>0.009043178</text:p>
          </table:table-cell>
          <table:table-cell office:value-type="float" office:value="0.007909818">
            <text:p>0.007909818</text:p>
          </table:table-cell>
          <table:table-cell office:value-type="float" office:value="0.008635916">
            <text:p>0.008635916</text:p>
          </table:table-cell>
          <table:table-cell office:value-type="float" office:value="0.008543962">
            <text:p>0.008543962</text:p>
          </table:table-cell>
          <table:table-cell office:value-type="float" office:value="0.008739949">
            <text:p>0.008739949</text:p>
          </table:table-cell>
          <table:table-cell office:value-type="float" office:value="0.007720242">
            <text:p>0.007720242</text:p>
          </table:table-cell>
          <table:table-cell office:value-type="float" office:value="0.008312147">
            <text:p>0.008312147</text:p>
          </table:table-cell>
          <table:table-cell office:value-type="float" office:value="0.0083102975">
            <text:p>0.0083102975</text:p>
          </table:table-cell>
          <table:table-cell office:value-type="float" office:value="0.00810224">
            <text:p>0.00810224</text:p>
          </table:table-cell>
          <table:table-cell office:value-type="float" office:value="0.0072883493">
            <text:p>0.0072883493</text:p>
          </table:table-cell>
          <table:table-cell office:value-type="float" office:value="0.0062309825">
            <text:p>0.0062309825</text:p>
          </table:table-cell>
          <table:table-cell office:value-type="float" office:value="0.0070519117">
            <text:p>0.0070519117</text:p>
          </table:table-cell>
          <table:table-cell office:value-type="float" office:value="0.0070839827">
            <text:p>0.0070839827</text:p>
          </table:table-cell>
          <table:table-cell office:value-type="float" office:value="0.0075103207">
            <text:p>0.0075103207</text:p>
          </table:table-cell>
          <table:table-cell office:value-type="float" office:value="0.0061426307">
            <text:p>0.0061426307</text:p>
          </table:table-cell>
          <table:table-cell office:value-type="float" office:value="0.0068463683">
            <text:p>0.0068463683</text:p>
          </table:table-cell>
          <table:table-cell office:value-type="float" office:value="0.0068951617">
            <text:p>0.0068951617</text:p>
          </table:table-cell>
          <table:table-cell office:value-type="float" office:value="0.006471328">
            <text:p>0.006471328</text:p>
          </table:table-cell>
          <table:table-cell office:value-type="float" office:value="0.0070099332">
            <text:p>0.0070099332</text:p>
          </table:table-cell>
          <table:table-cell office:value-type="float" office:value="0.006676976">
            <text:p>0.006676976</text:p>
          </table:table-cell>
          <table:table-cell office:value-type="float" office:value="0.006396446">
            <text:p>0.006396446</text:p>
          </table:table-cell>
          <table:table-cell office:value-type="float" office:value="0.006190025">
            <text:p>0.006190025</text:p>
          </table:table-cell>
          <table:table-cell office:value-type="float" office:value="0.0068190983">
            <text:p>0.0068190983</text:p>
          </table:table-cell>
          <table:table-cell office:value-type="float" office:value="0.005966408">
            <text:p>0.005966408</text:p>
          </table:table-cell>
          <table:table-cell office:value-type="float" office:value="0.0057644527">
            <text:p>0.0057644527</text:p>
          </table:table-cell>
          <table:table-cell office:value-type="float" office:value="0.006064412">
            <text:p>0.006064412</text:p>
          </table:table-cell>
          <table:table-cell office:value-type="float" office:value="0.006764504">
            <text:p>0.006764504</text:p>
          </table:table-cell>
          <table:table-cell office:value-type="float" office:value="0.0060732407">
            <text:p>0.0060732407</text:p>
          </table:table-cell>
          <table:table-cell office:value-type="float" office:value="0.0059171556">
            <text:p>0.0059171556</text:p>
          </table:table-cell>
          <table:table-cell office:value-type="float" office:value="0.006398408">
            <text:p>0.006398408</text:p>
          </table:table-cell>
          <table:table-cell office:value-type="float" office:value="0.0067326264">
            <text:p>0.0067326264</text:p>
          </table:table-cell>
          <table:table-cell office:value-type="float" office:value="0.0058907173">
            <text:p>0.0058907173</text:p>
          </table:table-cell>
          <table:table-cell office:value-type="float" office:value="0.0051117283">
            <text:p>0.0051117283</text:p>
          </table:table-cell>
          <table:table-cell office:value-type="float" office:value="0.0066605643">
            <text:p>0.0066605643</text:p>
          </table:table-cell>
          <table:table-cell office:value-type="float" office:value="0.0063052643">
            <text:p>0.0063052643</text:p>
          </table:table-cell>
          <table:table-cell office:value-type="float" office:value="0.00593387">
            <text:p>0.00593387</text:p>
          </table:table-cell>
          <table:table-cell office:value-type="float" office:value="0.006049678">
            <text:p>0.006049678</text:p>
          </table:table-cell>
          <table:table-cell office:value-type="float" office:value="0.005230113">
            <text:p>0.005230113</text:p>
          </table:table-cell>
          <table:table-cell office:value-type="float" office:value="0.006377002">
            <text:p>0.006377002</text:p>
          </table:table-cell>
          <table:table-cell office:value-type="float" office:value="0.006777047">
            <text:p>0.006777047</text:p>
          </table:table-cell>
          <table:table-cell office:value-type="float" office:value="0.0055703856">
            <text:p>0.0055703856</text:p>
          </table:table-cell>
          <table:table-cell office:value-type="float" office:value="0.006240321">
            <text:p>0.006240321</text:p>
          </table:table-cell>
          <table:table-cell office:value-type="float" office:value="0.0060804742">
            <text:p>0.0060804742</text:p>
          </table:table-cell>
          <table:table-cell office:value-type="float" office:value="0.005530377">
            <text:p>0.005530377</text:p>
          </table:table-cell>
          <table:table-cell office:value-type="float" office:value="0.0052364687">
            <text:p>0.0052364687</text:p>
          </table:table-cell>
          <table:table-cell office:value-type="float" office:value="0.0054723555">
            <text:p>0.0054723555</text:p>
          </table:table-cell>
          <table:table-cell office:value-type="float" office:value="0.006376798">
            <text:p>0.006376798</text:p>
          </table:table-cell>
          <table:table-cell office:value-type="float" office:value="0.0063963216">
            <text:p>0.0063963216</text:p>
          </table:table-cell>
          <table:table-cell office:value-type="float" office:value="0.0062305145">
            <text:p>0.0062305145</text:p>
          </table:table-cell>
          <table:table-cell office:value-type="float" office:value="0.005837074">
            <text:p>0.005837074</text:p>
          </table:table-cell>
          <table:table-cell office:value-type="float" office:value="0.0042137564">
            <text:p>0.0042137564</text:p>
          </table:table-cell>
          <table:table-cell office:value-type="float" office:value="0.004486696">
            <text:p>0.004486696</text:p>
          </table:table-cell>
          <table:table-cell office:value-type="float" office:value="0.0054262197">
            <text:p>0.0054262197</text:p>
          </table:table-cell>
          <table:table-cell office:value-type="float" office:value="0.0051449887">
            <text:p>0.0051449887</text:p>
          </table:table-cell>
          <table:table-cell office:value-type="float" office:value="0.004539439">
            <text:p>0.004539439</text:p>
          </table:table-cell>
          <table:table-cell office:value-type="float" office:value="0.004848681">
            <text:p>0.004848681</text:p>
          </table:table-cell>
          <table:table-cell office:value-type="float" office:value="0.004368209">
            <text:p>0.004368209</text:p>
          </table:table-cell>
          <table:table-cell office:value-type="float" office:value="0.004868028">
            <text:p>0.004868028</text:p>
          </table:table-cell>
          <table:table-cell office:value-type="float" office:value="0.0050654383">
            <text:p>0.0050654383</text:p>
          </table:table-cell>
          <table:table-cell office:value-type="float" office:value="0.0046273763">
            <text:p>0.0046273763</text:p>
          </table:table-cell>
          <table:table-cell office:value-type="float" office:value="0.0043599345">
            <text:p>0.0043599345</text:p>
          </table:table-cell>
          <table:table-cell office:value-type="float" office:value="0.004409667">
            <text:p>0.004409667</text:p>
          </table:table-cell>
          <table:table-cell office:value-type="float" office:value="0.0045321933">
            <text:p>0.0045321933</text:p>
          </table:table-cell>
          <table:table-cell office:value-type="float" office:value="0.0044360706">
            <text:p>0.0044360706</text:p>
          </table:table-cell>
          <table:table-cell office:value-type="float" office:value="0.0041274405">
            <text:p>0.0041274405</text:p>
          </table:table-cell>
          <table:table-cell office:value-type="float" office:value="0.0040718997">
            <text:p>0.0040718997</text:p>
          </table:table-cell>
          <table:table-cell office:value-type="float" office:value="0.0037559683">
            <text:p>0.0037559683</text:p>
          </table:table-cell>
          <table:table-cell office:value-type="float" office:value="0.0036118727">
            <text:p>0.0036118727</text:p>
          </table:table-cell>
          <table:table-cell office:value-type="float" office:value="0.003990354">
            <text:p>0.003990354</text:p>
          </table:table-cell>
          <table:table-cell office:value-type="float" office:value="0.004280471">
            <text:p>0.004280471</text:p>
          </table:table-cell>
          <table:table-cell office:value-type="float" office:value="0.004283126">
            <text:p>0.004283126</text:p>
          </table:table-cell>
          <table:table-cell office:value-type="float" office:value="0.003979979">
            <text:p>0.003979979</text:p>
          </table:table-cell>
          <table:table-cell office:value-type="float" office:value="0.0037168404">
            <text:p>0.0037168404</text:p>
          </table:table-cell>
          <table:table-cell office:value-type="float" office:value="0.0031003812">
            <text:p>0.0031003812</text:p>
          </table:table-cell>
          <table:table-cell office:value-type="float" office:value="0.0033289525">
            <text:p>0.0033289525</text:p>
          </table:table-cell>
          <table:table-cell office:value-type="float" office:value="0.0033962703">
            <text:p>0.0033962703</text:p>
          </table:table-cell>
          <table:table-cell office:value-type="float" office:value="0.00333122">
            <text:p>0.00333122</text:p>
          </table:table-cell>
          <table:table-cell office:value-type="float" office:value="0.0036481447">
            <text:p>0.0036481447</text:p>
          </table:table-cell>
          <table:table-cell office:value-type="float" office:value="0.0034145666">
            <text:p>0.0034145666</text:p>
          </table:table-cell>
          <table:table-cell office:value-type="float" office:value="0.0041470616">
            <text:p>0.0041470616</text:p>
          </table:table-cell>
          <table:table-cell office:value-type="float" office:value="0.0031099578">
            <text:p>0.0031099578</text:p>
          </table:table-cell>
          <table:table-cell office:value-type="float" office:value="0.0030555825">
            <text:p>0.0030555825</text:p>
          </table:table-cell>
          <table:table-cell office:value-type="float" office:value="0.0032929867">
            <text:p>0.0032929867</text:p>
          </table:table-cell>
          <table:table-cell office:value-type="float" office:value="0.0030218733">
            <text:p>0.0030218733</text:p>
          </table:table-cell>
          <table:table-cell office:value-type="float" office:value="0.0029253159">
            <text:p>0.0029253159</text:p>
          </table:table-cell>
          <table:table-cell office:value-type="float" office:value="0.003008268">
            <text:p>0.003008268</text:p>
          </table:table-cell>
          <table:table-cell office:value-type="float" office:value="0.0031045922">
            <text:p>0.0031045922</text:p>
          </table:table-cell>
          <table:table-cell office:value-type="float" office:value="0.0031147986">
            <text:p>0.0031147986</text:p>
          </table:table-cell>
          <table:table-cell office:value-type="float" office:value="0.0026637428">
            <text:p>0.0026637428</text:p>
          </table:table-cell>
          <table:table-cell office:value-type="float" office:value="0.0029847263">
            <text:p>0.0029847263</text:p>
          </table:table-cell>
          <table:table-cell office:value-type="float" office:value="0.002959666">
            <text:p>0.002959666</text:p>
          </table:table-cell>
          <table:table-cell office:value-type="float" office:value="0.003082995">
            <text:p>0.003082995</text:p>
          </table:table-cell>
          <table:table-cell office:value-type="float" office:value="0.0028678617">
            <text:p>0.0028678617</text:p>
          </table:table-cell>
          <table:table-cell office:value-type="float" office:value="0.002761694">
            <text:p>0.002761694</text:p>
          </table:table-cell>
          <table:table-cell office:value-type="float" office:value="0.002614148">
            <text:p>0.002614148</text:p>
          </table:table-cell>
          <table:table-cell office:value-type="float" office:value="0.0028078526">
            <text:p>0.0028078526</text:p>
          </table:table-cell>
          <table:table-cell office:value-type="float" office:value="0.0026903013">
            <text:p>0.0026903013</text:p>
          </table:table-cell>
          <table:table-cell office:value-type="float" office:value="0.0026617267">
            <text:p>0.0026617267</text:p>
          </table:table-cell>
          <table:table-cell office:value-type="float" office:value="0.0025804087">
            <text:p>0.0025804087</text:p>
          </table:table-cell>
          <table:table-cell office:value-type="float" office:value="0.0026394995">
            <text:p>0.0026394995</text:p>
          </table:table-cell>
          <table:table-cell office:value-type="float" office:value="0.0024930248">
            <text:p>0.0024930248</text:p>
          </table:table-cell>
          <table:table-cell office:value-type="float" office:value="0.002323979">
            <text:p>0.002323979</text:p>
          </table:table-cell>
          <table:table-cell office:value-type="float" office:value="0.00252965">
            <text:p>0.00252965</text:p>
          </table:table-cell>
          <table:table-cell office:value-type="float" office:value="0.002431875">
            <text:p>0.002431875</text:p>
          </table:table-cell>
          <table:table-cell office:value-type="float" office:value="0.0023545413">
            <text:p>0.0023545413</text:p>
          </table:table-cell>
          <table:table-cell office:value-type="float" office:value="0.0022060615">
            <text:p>0.0022060615</text:p>
          </table:table-cell>
          <table:table-cell office:value-type="float" office:value="0.0022635446">
            <text:p>0.0022635446</text:p>
          </table:table-cell>
          <table:table-cell office:value-type="float" office:value="0.002229666">
            <text:p>0.002229666</text:p>
          </table:table-cell>
          <table:table-cell office:value-type="float" office:value="0.002453078">
            <text:p>0.002453078</text:p>
          </table:table-cell>
          <table:table-cell office:value-type="float" office:value="0.0022749712">
            <text:p>0.0022749712</text:p>
          </table:table-cell>
          <table:table-cell office:value-type="float" office:value="0.0021216825">
            <text:p>0.0021216825</text:p>
          </table:table-cell>
          <table:table-cell office:value-type="float" office:value="0.0021447733">
            <text:p>0.0021447733</text:p>
          </table:table-cell>
          <table:table-cell office:value-type="float" office:value="0.0020115732">
            <text:p>0.0020115732</text:p>
          </table:table-cell>
          <table:table-cell office:value-type="float" office:value="0.0019679829">
            <text:p>0.0019679829</text:p>
          </table:table-cell>
          <table:table-cell office:value-type="float" office:value="0.0019491131">
            <text:p>0.0019491131</text:p>
          </table:table-cell>
          <table:table-cell office:value-type="float" office:value="0.0018647257">
            <text:p>0.0018647257</text:p>
          </table:table-cell>
          <table:table-cell office:value-type="float" office:value="0.0019039866">
            <text:p>0.0019039866</text:p>
          </table:table-cell>
          <table:table-cell office:value-type="float" office:value="0.0020788105">
            <text:p>0.0020788105</text:p>
          </table:table-cell>
          <table:table-cell office:value-type="float" office:value="0.0019337911">
            <text:p>0.0019337911</text:p>
          </table:table-cell>
          <table:table-cell office:value-type="float" office:value="0.001914423">
            <text:p>0.001914423</text:p>
          </table:table-cell>
          <table:table-cell office:value-type="float" office:value="0.0018397032">
            <text:p>0.0018397032</text:p>
          </table:table-cell>
          <table:table-cell office:value-type="float" office:value="0.0017348138">
            <text:p>0.0017348138</text:p>
          </table:table-cell>
          <table:table-cell office:value-type="float" office:value="0.001741041">
            <text:p>0.001741041</text:p>
          </table:table-cell>
          <table:table-cell office:value-type="float" office:value="0.0017653056">
            <text:p>0.0017653056</text:p>
          </table:table-cell>
          <table:table-cell office:value-type="float" office:value="0.001625586">
            <text:p>0.001625586</text:p>
          </table:table-cell>
          <table:table-cell office:value-type="float" office:value="0.0015480429">
            <text:p>0.0015480429</text:p>
          </table:table-cell>
          <table:table-cell office:value-type="float" office:value="0.0015516013">
            <text:p>0.0015516013</text:p>
          </table:table-cell>
          <table:table-cell office:value-type="float" office:value="0.0015579805">
            <text:p>0.0015579805</text:p>
          </table:table-cell>
          <table:table-cell office:value-type="float" office:value="0.0015749083">
            <text:p>0.0015749083</text:p>
          </table:table-cell>
          <table:table-cell office:value-type="float" office:value="0.0017238718">
            <text:p>0.0017238718</text:p>
          </table:table-cell>
          <table:table-cell office:value-type="float" office:value="0.001683567">
            <text:p>0.001683567</text:p>
          </table:table-cell>
          <table:table-cell office:value-type="float" office:value="0.001587842">
            <text:p>0.001587842</text:p>
          </table:table-cell>
          <table:table-cell office:value-type="float" office:value="0.0016069306">
            <text:p>0.0016069306</text:p>
          </table:table-cell>
          <table:table-cell office:value-type="float" office:value="0.0015149564">
            <text:p>0.0015149564</text:p>
          </table:table-cell>
          <table:table-cell office:value-type="float" office:value="0.0014065525">
            <text:p>0.0014065525</text:p>
          </table:table-cell>
          <table:table-cell office:value-type="float" office:value="0.0012799943">
            <text:p>0.0012799943</text:p>
          </table:table-cell>
          <table:table-cell office:value-type="float" office:value="0.001246221">
            <text:p>0.001246221</text:p>
          </table:table-cell>
          <table:table-cell office:value-type="float" office:value="0.0012640973">
            <text:p>0.0012640973</text:p>
          </table:table-cell>
          <table:table-cell office:value-type="float" office:value="0.0014014473">
            <text:p>0.0014014473</text:p>
          </table:table-cell>
          <table:table-cell office:value-type="float" office:value="0.0013769749">
            <text:p>0.0013769749</text:p>
          </table:table-cell>
          <table:table-cell office:value-type="float" office:value="0.0012448424">
            <text:p>0.0012448424</text:p>
          </table:table-cell>
          <table:table-cell office:value-type="float" office:value="0.0012582953">
            <text:p>0.0012582953</text:p>
          </table:table-cell>
          <table:table-cell office:value-type="float" office:value="0.0013077987">
            <text:p>0.0013077987</text:p>
          </table:table-cell>
          <table:table-cell office:value-type="float" office:value="0.0012369489">
            <text:p>0.0012369489</text:p>
          </table:table-cell>
          <table:table-cell office:value-type="float" office:value="0.0011799323">
            <text:p>0.0011799323</text:p>
          </table:table-cell>
          <table:table-cell office:value-type="float" office:value="0.0011309395">
            <text:p>0.0011309395</text:p>
          </table:table-cell>
          <table:table-cell table:style-name="Default" office:value-type="float" office:value="0.001101395">
            <text:p>0.001101395</text:p>
          </table:table-cell>
          <table:table-cell table:style-name="Default" office:value-type="float" office:value="0.0011161498">
            <text:p>0.0011161498</text:p>
          </table:table-cell>
          <table:table-cell table:style-name="Default" office:value-type="float" office:value="0.0011785271">
            <text:p>0.0011785271</text:p>
          </table:table-cell>
          <table:table-cell table:style-name="Default" office:value-type="float" office:value="0.0011858041">
            <text:p>0.0011858041</text:p>
          </table:table-cell>
          <table:table-cell table:style-name="Default" office:value-type="float" office:value="0.0011118561">
            <text:p>0.0011118561</text:p>
          </table:table-cell>
          <table:table-cell table:style-name="Default" office:value-type="float" office:value="0.0011465262">
            <text:p>0.0011465262</text:p>
          </table:table-cell>
          <table:table-cell table:style-name="Default" office:value-type="float" office:value="0.00114452">
            <text:p>0.00114452</text:p>
          </table:table-cell>
          <table:table-cell table:style-name="Default" office:value-type="float" office:value="0.0012120398">
            <text:p>0.0012120398</text:p>
          </table:table-cell>
          <table:table-cell table:style-name="Default" office:value-type="float" office:value="0.0011473608">
            <text:p>0.0011473608</text:p>
          </table:table-cell>
          <table:table-cell table:style-name="Default" office:value-type="float" office:value="0.0010376248">
            <text:p>0.0010376248</text:p>
          </table:table-cell>
          <table:table-cell office:value-type="float" office:value="0.0009932594">
            <text:p>9.93E-004</text:p>
          </table:table-cell>
          <table:table-cell office:value-type="float" office:value="0.0009980478">
            <text:p>9.98E-004</text:p>
          </table:table-cell>
          <table:table-cell table:style-name="Default" office:value-type="float" office:value="0.0010891204">
            <text:p>0.0010891204</text:p>
          </table:table-cell>
          <table:table-cell office:value-type="float" office:value="0.00097550417">
            <text:p>9.76E-004</text:p>
          </table:table-cell>
          <table:table-cell office:value-type="float" office:value="0.0008321282">
            <text:p>8.32E-004</text:p>
          </table:table-cell>
          <table:table-cell office:value-type="float" office:value="0.0007378144">
            <text:p>7.38E-004</text:p>
          </table:table-cell>
          <table:table-cell office:value-type="float" office:value="0.0006847241">
            <text:p>6.85E-004</text:p>
          </table:table-cell>
          <table:table-cell office:value-type="float" office:value="0.00064027123">
            <text:p>6.40E-004</text:p>
          </table:table-cell>
          <table:table-cell office:value-type="float" office:value="0.00062791747">
            <text:p>6.28E-004</text:p>
          </table:table-cell>
          <table:table-cell office:value-type="float" office:value="0.0006210411">
            <text:p>6.21E-004</text:p>
          </table:table-cell>
          <table:table-cell office:value-type="float" office:value="0.0006206898">
            <text:p>6.21E-004</text:p>
          </table:table-cell>
          <table:table-cell office:value-type="float" office:value="0.0006219801">
            <text:p>6.22E-004</text:p>
          </table:table-cell>
          <table:table-cell office:value-type="float" office:value="0.00062395394">
            <text:p>6.24E-004</text:p>
          </table:table-cell>
          <table:table-cell office:value-type="float" office:value="0.0006255613">
            <text:p>6.26E-004</text:p>
          </table:table-cell>
          <table:table-cell office:value-type="float" office:value="0.0006267909">
            <text:p>6.27E-004</text:p>
          </table:table-cell>
          <table:table-cell office:value-type="float" office:value="0.0006285643">
            <text:p>6.29E-004</text:p>
          </table:table-cell>
          <table:table-cell office:value-type="float" office:value="0.00063041184">
            <text:p>6.30E-004</text:p>
          </table:table-cell>
          <table:table-cell office:value-type="float" office:value="0.00063328614">
            <text:p>6.33E-004</text:p>
          </table:table-cell>
          <table:table-cell office:value-type="float" office:value="0.000634963">
            <text:p>6.35E-004</text:p>
          </table:table-cell>
          <table:table-cell office:value-type="float" office:value="0.0006366748">
            <text:p>6.37E-004</text:p>
          </table:table-cell>
          <table:table-cell office:value-type="float" office:value="0.0006381457">
            <text:p>6.38E-004</text:p>
          </table:table-cell>
          <table:table-cell office:value-type="float" office:value="0.0006419814">
            <text:p>6.42E-004</text:p>
          </table:table-cell>
          <table:table-cell office:value-type="float" office:value="0.00064357603">
            <text:p>6.44E-004</text:p>
          </table:table-cell>
          <table:table-cell office:value-type="float" office:value="0.0006449104">
            <text:p>6.45E-004</text:p>
          </table:table-cell>
          <table:table-cell office:value-type="float" office:value="0.000646566">
            <text:p>6.47E-004</text:p>
          </table:table-cell>
          <table:table-cell/>
        </table:table-row>
        <table:table-row table:style-name="ro1">
          <table:table-cell office:value-type="string">
            <text:p>/mnt/share/Music/Albums/Al DiMeola/Al DiMeola - Casino/02 - Chasin' The Voodoo.mp3</text:p>
          </table:table-cell>
          <table:table-cell office:value-type="float" office:value="0.056194443">
            <text:p>0.056194443</text:p>
          </table:table-cell>
          <table:table-cell office:value-type="float" office:value="0.07069508">
            <text:p>0.07069508</text:p>
          </table:table-cell>
          <table:table-cell office:value-type="float" office:value="0.082671784">
            <text:p>0.082671784</text:p>
          </table:table-cell>
          <table:table-cell office:value-type="float" office:value="0.072224475">
            <text:p>0.072224475</text:p>
          </table:table-cell>
          <table:table-cell office:value-type="float" office:value="0.039763194">
            <text:p>0.039763194</text:p>
          </table:table-cell>
          <table:table-cell office:value-type="float" office:value="0.0332811">
            <text:p>0.0332811</text:p>
          </table:table-cell>
          <table:table-cell office:value-type="float" office:value="0.048481252">
            <text:p>0.048481252</text:p>
          </table:table-cell>
          <table:table-cell office:value-type="float" office:value="0.031637795">
            <text:p>0.031637795</text:p>
          </table:table-cell>
          <table:table-cell office:value-type="float" office:value="0.028042043">
            <text:p>0.028042043</text:p>
          </table:table-cell>
          <table:table-cell office:value-type="float" office:value="0.021397658">
            <text:p>0.021397658</text:p>
          </table:table-cell>
          <table:table-cell office:value-type="float" office:value="0.020043625">
            <text:p>0.020043625</text:p>
          </table:table-cell>
          <table:table-cell office:value-type="float" office:value="0.0156293">
            <text:p>0.0156293</text:p>
          </table:table-cell>
          <table:table-cell office:value-type="float" office:value="0.01694593">
            <text:p>0.01694593</text:p>
          </table:table-cell>
          <table:table-cell office:value-type="float" office:value="0.024664633">
            <text:p>0.024664633</text:p>
          </table:table-cell>
          <table:table-cell office:value-type="float" office:value="0.013729977">
            <text:p>0.013729977</text:p>
          </table:table-cell>
          <table:table-cell office:value-type="float" office:value="0.010183025">
            <text:p>0.010183025</text:p>
          </table:table-cell>
          <table:table-cell office:value-type="float" office:value="0.013364669">
            <text:p>0.013364669</text:p>
          </table:table-cell>
          <table:table-cell office:value-type="float" office:value="0.009339956">
            <text:p>0.009339956</text:p>
          </table:table-cell>
          <table:table-cell office:value-type="float" office:value="0.0139194885">
            <text:p>0.0139194885</text:p>
          </table:table-cell>
          <table:table-cell office:value-type="float" office:value="0.007955865">
            <text:p>0.007955865</text:p>
          </table:table-cell>
          <table:table-cell office:value-type="float" office:value="0.01626057">
            <text:p>0.01626057</text:p>
          </table:table-cell>
          <table:table-cell office:value-type="float" office:value="0.011842901">
            <text:p>0.011842901</text:p>
          </table:table-cell>
          <table:table-cell office:value-type="float" office:value="0.0075542005">
            <text:p>0.0075542005</text:p>
          </table:table-cell>
          <table:table-cell office:value-type="float" office:value="0.008468088">
            <text:p>0.008468088</text:p>
          </table:table-cell>
          <table:table-cell office:value-type="float" office:value="0.017468732">
            <text:p>0.017468732</text:p>
          </table:table-cell>
          <table:table-cell office:value-type="float" office:value="0.009449735">
            <text:p>0.009449735</text:p>
          </table:table-cell>
          <table:table-cell office:value-type="float" office:value="0.010411225">
            <text:p>0.010411225</text:p>
          </table:table-cell>
          <table:table-cell office:value-type="float" office:value="0.025099847">
            <text:p>0.025099847</text:p>
          </table:table-cell>
          <table:table-cell office:value-type="float" office:value="0.01339758">
            <text:p>0.01339758</text:p>
          </table:table-cell>
          <table:table-cell office:value-type="float" office:value="0.011951232">
            <text:p>0.011951232</text:p>
          </table:table-cell>
          <table:table-cell office:value-type="float" office:value="0.011972375">
            <text:p>0.011972375</text:p>
          </table:table-cell>
          <table:table-cell office:value-type="float" office:value="0.008695002">
            <text:p>0.008695002</text:p>
          </table:table-cell>
          <table:table-cell office:value-type="float" office:value="0.016217895">
            <text:p>0.016217895</text:p>
          </table:table-cell>
          <table:table-cell office:value-type="float" office:value="0.013271041">
            <text:p>0.013271041</text:p>
          </table:table-cell>
          <table:table-cell office:value-type="float" office:value="0.016448058">
            <text:p>0.016448058</text:p>
          </table:table-cell>
          <table:table-cell office:value-type="float" office:value="0.008950696">
            <text:p>0.008950696</text:p>
          </table:table-cell>
          <table:table-cell office:value-type="float" office:value="0.015907642">
            <text:p>0.015907642</text:p>
          </table:table-cell>
          <table:table-cell office:value-type="float" office:value="0.009455104">
            <text:p>0.009455104</text:p>
          </table:table-cell>
          <table:table-cell office:value-type="float" office:value="0.01066228">
            <text:p>0.01066228</text:p>
          </table:table-cell>
          <table:table-cell office:value-type="float" office:value="0.009189434">
            <text:p>0.009189434</text:p>
          </table:table-cell>
          <table:table-cell office:value-type="float" office:value="0.014379078">
            <text:p>0.014379078</text:p>
          </table:table-cell>
          <table:table-cell office:value-type="float" office:value="0.01321872">
            <text:p>0.01321872</text:p>
          </table:table-cell>
          <table:table-cell office:value-type="float" office:value="0.01239">
            <text:p>0.01239</text:p>
          </table:table-cell>
          <table:table-cell office:value-type="float" office:value="0.010754215">
            <text:p>0.010754215</text:p>
          </table:table-cell>
          <table:table-cell office:value-type="float" office:value="0.009733881">
            <text:p>0.009733881</text:p>
          </table:table-cell>
          <table:table-cell office:value-type="float" office:value="0.009317521">
            <text:p>0.009317521</text:p>
          </table:table-cell>
          <table:table-cell office:value-type="float" office:value="0.0076914816">
            <text:p>0.0076914816</text:p>
          </table:table-cell>
          <table:table-cell office:value-type="float" office:value="0.010498442">
            <text:p>0.010498442</text:p>
          </table:table-cell>
          <table:table-cell office:value-type="float" office:value="0.015597166">
            <text:p>0.015597166</text:p>
          </table:table-cell>
          <table:table-cell office:value-type="float" office:value="0.011003595">
            <text:p>0.011003595</text:p>
          </table:table-cell>
          <table:table-cell office:value-type="float" office:value="0.0085344585">
            <text:p>0.0085344585</text:p>
          </table:table-cell>
          <table:table-cell office:value-type="float" office:value="0.008975657">
            <text:p>0.008975657</text:p>
          </table:table-cell>
          <table:table-cell office:value-type="float" office:value="0.010347644">
            <text:p>0.010347644</text:p>
          </table:table-cell>
          <table:table-cell office:value-type="float" office:value="0.011013192">
            <text:p>0.011013192</text:p>
          </table:table-cell>
          <table:table-cell office:value-type="float" office:value="0.0134356255">
            <text:p>0.0134356255</text:p>
          </table:table-cell>
          <table:table-cell office:value-type="float" office:value="0.011077161">
            <text:p>0.011077161</text:p>
          </table:table-cell>
          <table:table-cell office:value-type="float" office:value="0.011035705">
            <text:p>0.011035705</text:p>
          </table:table-cell>
          <table:table-cell office:value-type="float" office:value="0.009404386">
            <text:p>0.009404386</text:p>
          </table:table-cell>
          <table:table-cell office:value-type="float" office:value="0.008020022">
            <text:p>0.008020022</text:p>
          </table:table-cell>
          <table:table-cell office:value-type="float" office:value="0.008729554">
            <text:p>0.008729554</text:p>
          </table:table-cell>
          <table:table-cell office:value-type="float" office:value="0.009287148">
            <text:p>0.009287148</text:p>
          </table:table-cell>
          <table:table-cell office:value-type="float" office:value="0.009430961">
            <text:p>0.009430961</text:p>
          </table:table-cell>
          <table:table-cell office:value-type="float" office:value="0.009060023">
            <text:p>0.009060023</text:p>
          </table:table-cell>
          <table:table-cell office:value-type="float" office:value="0.008137372">
            <text:p>0.008137372</text:p>
          </table:table-cell>
          <table:table-cell office:value-type="float" office:value="0.010893664">
            <text:p>0.010893664</text:p>
          </table:table-cell>
          <table:table-cell office:value-type="float" office:value="0.011099435">
            <text:p>0.011099435</text:p>
          </table:table-cell>
          <table:table-cell office:value-type="float" office:value="0.0102541065">
            <text:p>0.0102541065</text:p>
          </table:table-cell>
          <table:table-cell office:value-type="float" office:value="0.008831048">
            <text:p>0.008831048</text:p>
          </table:table-cell>
          <table:table-cell office:value-type="float" office:value="0.012853728">
            <text:p>0.012853728</text:p>
          </table:table-cell>
          <table:table-cell office:value-type="float" office:value="0.0114384545">
            <text:p>0.0114384545</text:p>
          </table:table-cell>
          <table:table-cell office:value-type="float" office:value="0.009344132">
            <text:p>0.009344132</text:p>
          </table:table-cell>
          <table:table-cell office:value-type="float" office:value="0.008613941">
            <text:p>0.008613941</text:p>
          </table:table-cell>
          <table:table-cell office:value-type="float" office:value="0.009744267">
            <text:p>0.009744267</text:p>
          </table:table-cell>
          <table:table-cell office:value-type="float" office:value="0.009907844">
            <text:p>0.009907844</text:p>
          </table:table-cell>
          <table:table-cell office:value-type="float" office:value="0.009749782">
            <text:p>0.009749782</text:p>
          </table:table-cell>
          <table:table-cell office:value-type="float" office:value="0.00917523">
            <text:p>0.00917523</text:p>
          </table:table-cell>
          <table:table-cell office:value-type="float" office:value="0.0092137065">
            <text:p>0.0092137065</text:p>
          </table:table-cell>
          <table:table-cell office:value-type="float" office:value="0.008525433">
            <text:p>0.008525433</text:p>
          </table:table-cell>
          <table:table-cell office:value-type="float" office:value="0.008867152">
            <text:p>0.008867152</text:p>
          </table:table-cell>
          <table:table-cell office:value-type="float" office:value="0.00792608">
            <text:p>0.00792608</text:p>
          </table:table-cell>
          <table:table-cell office:value-type="float" office:value="0.008421982">
            <text:p>0.008421982</text:p>
          </table:table-cell>
          <table:table-cell office:value-type="float" office:value="0.010042308">
            <text:p>0.010042308</text:p>
          </table:table-cell>
          <table:table-cell office:value-type="float" office:value="0.008123726">
            <text:p>0.008123726</text:p>
          </table:table-cell>
          <table:table-cell office:value-type="float" office:value="0.008036739">
            <text:p>0.008036739</text:p>
          </table:table-cell>
          <table:table-cell office:value-type="float" office:value="0.006643466">
            <text:p>0.006643466</text:p>
          </table:table-cell>
          <table:table-cell office:value-type="float" office:value="0.006770342">
            <text:p>0.006770342</text:p>
          </table:table-cell>
          <table:table-cell office:value-type="float" office:value="0.0076013724">
            <text:p>0.0076013724</text:p>
          </table:table-cell>
          <table:table-cell office:value-type="float" office:value="0.008252211">
            <text:p>0.008252211</text:p>
          </table:table-cell>
          <table:table-cell office:value-type="float" office:value="0.0073552025">
            <text:p>0.0073552025</text:p>
          </table:table-cell>
          <table:table-cell office:value-type="float" office:value="0.0064139753">
            <text:p>0.0064139753</text:p>
          </table:table-cell>
          <table:table-cell office:value-type="float" office:value="0.0073001487">
            <text:p>0.0073001487</text:p>
          </table:table-cell>
          <table:table-cell office:value-type="float" office:value="0.008706383">
            <text:p>0.008706383</text:p>
          </table:table-cell>
          <table:table-cell office:value-type="float" office:value="0.009807449">
            <text:p>0.009807449</text:p>
          </table:table-cell>
          <table:table-cell office:value-type="float" office:value="0.007162325">
            <text:p>0.007162325</text:p>
          </table:table-cell>
          <table:table-cell office:value-type="float" office:value="0.0072868867">
            <text:p>0.0072868867</text:p>
          </table:table-cell>
          <table:table-cell office:value-type="float" office:value="0.0072161076">
            <text:p>0.0072161076</text:p>
          </table:table-cell>
          <table:table-cell office:value-type="float" office:value="0.007376518">
            <text:p>0.007376518</text:p>
          </table:table-cell>
          <table:table-cell office:value-type="float" office:value="0.0067011626">
            <text:p>0.0067011626</text:p>
          </table:table-cell>
          <table:table-cell office:value-type="float" office:value="0.006692703">
            <text:p>0.006692703</text:p>
          </table:table-cell>
          <table:table-cell office:value-type="float" office:value="0.0072216457">
            <text:p>0.0072216457</text:p>
          </table:table-cell>
          <table:table-cell office:value-type="float" office:value="0.0075135357">
            <text:p>0.0075135357</text:p>
          </table:table-cell>
          <table:table-cell office:value-type="float" office:value="0.0067367037">
            <text:p>0.0067367037</text:p>
          </table:table-cell>
          <table:table-cell office:value-type="float" office:value="0.005782846">
            <text:p>0.005782846</text:p>
          </table:table-cell>
          <table:table-cell office:value-type="float" office:value="0.0064364485">
            <text:p>0.0064364485</text:p>
          </table:table-cell>
          <table:table-cell office:value-type="float" office:value="0.007577411">
            <text:p>0.007577411</text:p>
          </table:table-cell>
          <table:table-cell office:value-type="float" office:value="0.0059224856">
            <text:p>0.0059224856</text:p>
          </table:table-cell>
          <table:table-cell office:value-type="float" office:value="0.006567078">
            <text:p>0.006567078</text:p>
          </table:table-cell>
          <table:table-cell office:value-type="float" office:value="0.0075929477">
            <text:p>0.0075929477</text:p>
          </table:table-cell>
          <table:table-cell office:value-type="float" office:value="0.006029474">
            <text:p>0.006029474</text:p>
          </table:table-cell>
          <table:table-cell office:value-type="float" office:value="0.0054891617">
            <text:p>0.0054891617</text:p>
          </table:table-cell>
          <table:table-cell office:value-type="float" office:value="0.0064824442">
            <text:p>0.0064824442</text:p>
          </table:table-cell>
          <table:table-cell office:value-type="float" office:value="0.0055673956">
            <text:p>0.0055673956</text:p>
          </table:table-cell>
          <table:table-cell office:value-type="float" office:value="0.0060808207">
            <text:p>0.0060808207</text:p>
          </table:table-cell>
          <table:table-cell office:value-type="float" office:value="0.008668826">
            <text:p>0.008668826</text:p>
          </table:table-cell>
          <table:table-cell office:value-type="float" office:value="0.0061492287">
            <text:p>0.0061492287</text:p>
          </table:table-cell>
          <table:table-cell office:value-type="float" office:value="0.0075352415">
            <text:p>0.0075352415</text:p>
          </table:table-cell>
          <table:table-cell office:value-type="float" office:value="0.0063000508">
            <text:p>0.0063000508</text:p>
          </table:table-cell>
          <table:table-cell office:value-type="float" office:value="0.005796903">
            <text:p>0.005796903</text:p>
          </table:table-cell>
          <table:table-cell office:value-type="float" office:value="0.005187942">
            <text:p>0.005187942</text:p>
          </table:table-cell>
          <table:table-cell office:value-type="float" office:value="0.0062060324">
            <text:p>0.0062060324</text:p>
          </table:table-cell>
          <table:table-cell office:value-type="float" office:value="0.00763824">
            <text:p>0.00763824</text:p>
          </table:table-cell>
          <table:table-cell office:value-type="float" office:value="0.006738902">
            <text:p>0.006738902</text:p>
          </table:table-cell>
          <table:table-cell office:value-type="float" office:value="0.0064819558">
            <text:p>0.0064819558</text:p>
          </table:table-cell>
          <table:table-cell office:value-type="float" office:value="0.0059764045">
            <text:p>0.0059764045</text:p>
          </table:table-cell>
          <table:table-cell office:value-type="float" office:value="0.004924002">
            <text:p>0.004924002</text:p>
          </table:table-cell>
          <table:table-cell office:value-type="float" office:value="0.0052047223">
            <text:p>0.0052047223</text:p>
          </table:table-cell>
          <table:table-cell office:value-type="float" office:value="0.0064913607">
            <text:p>0.0064913607</text:p>
          </table:table-cell>
          <table:table-cell office:value-type="float" office:value="0.0057848">
            <text:p>0.0057848</text:p>
          </table:table-cell>
          <table:table-cell office:value-type="float" office:value="0.005081349">
            <text:p>0.005081349</text:p>
          </table:table-cell>
          <table:table-cell office:value-type="float" office:value="0.0053096027">
            <text:p>0.0053096027</text:p>
          </table:table-cell>
          <table:table-cell office:value-type="float" office:value="0.0044154916">
            <text:p>0.0044154916</text:p>
          </table:table-cell>
          <table:table-cell office:value-type="float" office:value="0.0050677676">
            <text:p>0.0050677676</text:p>
          </table:table-cell>
          <table:table-cell office:value-type="float" office:value="0.0057173595">
            <text:p>0.0057173595</text:p>
          </table:table-cell>
          <table:table-cell office:value-type="float" office:value="0.0050218254">
            <text:p>0.0050218254</text:p>
          </table:table-cell>
          <table:table-cell office:value-type="float" office:value="0.0051965523">
            <text:p>0.0051965523</text:p>
          </table:table-cell>
          <table:table-cell office:value-type="float" office:value="0.005011404">
            <text:p>0.005011404</text:p>
          </table:table-cell>
          <table:table-cell office:value-type="float" office:value="0.0049195373">
            <text:p>0.0049195373</text:p>
          </table:table-cell>
          <table:table-cell office:value-type="float" office:value="0.0038956979">
            <text:p>0.0038956979</text:p>
          </table:table-cell>
          <table:table-cell office:value-type="float" office:value="0.004079216">
            <text:p>0.004079216</text:p>
          </table:table-cell>
          <table:table-cell office:value-type="float" office:value="0.0042572804">
            <text:p>0.0042572804</text:p>
          </table:table-cell>
          <table:table-cell office:value-type="float" office:value="0.0035425879">
            <text:p>0.0035425879</text:p>
          </table:table-cell>
          <table:table-cell office:value-type="float" office:value="0.004047992">
            <text:p>0.004047992</text:p>
          </table:table-cell>
          <table:table-cell office:value-type="float" office:value="0.004334413">
            <text:p>0.004334413</text:p>
          </table:table-cell>
          <table:table-cell office:value-type="float" office:value="0.0042676544">
            <text:p>0.0042676544</text:p>
          </table:table-cell>
          <table:table-cell office:value-type="float" office:value="0.0038648234">
            <text:p>0.0038648234</text:p>
          </table:table-cell>
          <table:table-cell office:value-type="float" office:value="0.0038667652">
            <text:p>0.0038667652</text:p>
          </table:table-cell>
          <table:table-cell office:value-type="float" office:value="0.004581023">
            <text:p>0.004581023</text:p>
          </table:table-cell>
          <table:table-cell office:value-type="float" office:value="0.0038893193">
            <text:p>0.0038893193</text:p>
          </table:table-cell>
          <table:table-cell office:value-type="float" office:value="0.0040232465">
            <text:p>0.0040232465</text:p>
          </table:table-cell>
          <table:table-cell office:value-type="float" office:value="0.0033918363">
            <text:p>0.0033918363</text:p>
          </table:table-cell>
          <table:table-cell office:value-type="float" office:value="0.003502263">
            <text:p>0.003502263</text:p>
          </table:table-cell>
          <table:table-cell office:value-type="float" office:value="0.0038428358">
            <text:p>0.0038428358</text:p>
          </table:table-cell>
          <table:table-cell office:value-type="float" office:value="0.0033302992">
            <text:p>0.0033302992</text:p>
          </table:table-cell>
          <table:table-cell office:value-type="float" office:value="0.003788174">
            <text:p>0.003788174</text:p>
          </table:table-cell>
          <table:table-cell office:value-type="float" office:value="0.002785574">
            <text:p>0.002785574</text:p>
          </table:table-cell>
          <table:table-cell office:value-type="float" office:value="0.0030082872">
            <text:p>0.0030082872</text:p>
          </table:table-cell>
          <table:table-cell office:value-type="float" office:value="0.003439824">
            <text:p>0.003439824</text:p>
          </table:table-cell>
          <table:table-cell office:value-type="float" office:value="0.0031749008">
            <text:p>0.0031749008</text:p>
          </table:table-cell>
          <table:table-cell office:value-type="float" office:value="0.0030910494">
            <text:p>0.0030910494</text:p>
          </table:table-cell>
          <table:table-cell office:value-type="float" office:value="0.0030522011">
            <text:p>0.0030522011</text:p>
          </table:table-cell>
          <table:table-cell office:value-type="float" office:value="0.0030415468">
            <text:p>0.0030415468</text:p>
          </table:table-cell>
          <table:table-cell office:value-type="float" office:value="0.0029011432">
            <text:p>0.0029011432</text:p>
          </table:table-cell>
          <table:table-cell office:value-type="float" office:value="0.0027184759">
            <text:p>0.0027184759</text:p>
          </table:table-cell>
          <table:table-cell office:value-type="float" office:value="0.0028696575">
            <text:p>0.0028696575</text:p>
          </table:table-cell>
          <table:table-cell office:value-type="float" office:value="0.0032676896">
            <text:p>0.0032676896</text:p>
          </table:table-cell>
          <table:table-cell office:value-type="float" office:value="0.0032083085">
            <text:p>0.0032083085</text:p>
          </table:table-cell>
          <table:table-cell office:value-type="float" office:value="0.0026563713">
            <text:p>0.0026563713</text:p>
          </table:table-cell>
          <table:table-cell office:value-type="float" office:value="0.002768176">
            <text:p>0.002768176</text:p>
          </table:table-cell>
          <table:table-cell office:value-type="float" office:value="0.0026358452">
            <text:p>0.0026358452</text:p>
          </table:table-cell>
          <table:table-cell office:value-type="float" office:value="0.002619619">
            <text:p>0.002619619</text:p>
          </table:table-cell>
          <table:table-cell office:value-type="float" office:value="0.0023271807">
            <text:p>0.0023271807</text:p>
          </table:table-cell>
          <table:table-cell office:value-type="float" office:value="0.0024474121">
            <text:p>0.0024474121</text:p>
          </table:table-cell>
          <table:table-cell office:value-type="float" office:value="0.0025746382">
            <text:p>0.0025746382</text:p>
          </table:table-cell>
          <table:table-cell office:value-type="float" office:value="0.0027681678">
            <text:p>0.0027681678</text:p>
          </table:table-cell>
          <table:table-cell office:value-type="float" office:value="0.0025624996">
            <text:p>0.0025624996</text:p>
          </table:table-cell>
          <table:table-cell office:value-type="float" office:value="0.0023243844">
            <text:p>0.0023243844</text:p>
          </table:table-cell>
          <table:table-cell office:value-type="float" office:value="0.0024814783">
            <text:p>0.0024814783</text:p>
          </table:table-cell>
          <table:table-cell office:value-type="float" office:value="0.0024968046">
            <text:p>0.0024968046</text:p>
          </table:table-cell>
          <table:table-cell office:value-type="float" office:value="0.0022532695">
            <text:p>0.0022532695</text:p>
          </table:table-cell>
          <table:table-cell office:value-type="float" office:value="0.0021302288">
            <text:p>0.0021302288</text:p>
          </table:table-cell>
          <table:table-cell office:value-type="float" office:value="0.0021590674">
            <text:p>0.0021590674</text:p>
          </table:table-cell>
          <table:table-cell office:value-type="float" office:value="0.002098973">
            <text:p>0.002098973</text:p>
          </table:table-cell>
          <table:table-cell office:value-type="float" office:value="0.0022974785">
            <text:p>0.0022974785</text:p>
          </table:table-cell>
          <table:table-cell office:value-type="float" office:value="0.0021258162">
            <text:p>0.0021258162</text:p>
          </table:table-cell>
          <table:table-cell office:value-type="float" office:value="0.0019968038">
            <text:p>0.0019968038</text:p>
          </table:table-cell>
          <table:table-cell office:value-type="float" office:value="0.0020313207">
            <text:p>0.0020313207</text:p>
          </table:table-cell>
          <table:table-cell office:value-type="float" office:value="0.0020310637">
            <text:p>0.0020310637</text:p>
          </table:table-cell>
          <table:table-cell office:value-type="float" office:value="0.0019979521">
            <text:p>0.0019979521</text:p>
          </table:table-cell>
          <table:table-cell office:value-type="float" office:value="0.0018673795">
            <text:p>0.0018673795</text:p>
          </table:table-cell>
          <table:table-cell office:value-type="float" office:value="0.0017682355">
            <text:p>0.0017682355</text:p>
          </table:table-cell>
          <table:table-cell office:value-type="float" office:value="0.0018137943">
            <text:p>0.0018137943</text:p>
          </table:table-cell>
          <table:table-cell office:value-type="float" office:value="0.001968065">
            <text:p>0.001968065</text:p>
          </table:table-cell>
          <table:table-cell office:value-type="float" office:value="0.0017909044">
            <text:p>0.0017909044</text:p>
          </table:table-cell>
          <table:table-cell office:value-type="float" office:value="0.0018768003">
            <text:p>0.0018768003</text:p>
          </table:table-cell>
          <table:table-cell office:value-type="float" office:value="0.0017671317">
            <text:p>0.0017671317</text:p>
          </table:table-cell>
          <table:table-cell office:value-type="float" office:value="0.0016224574">
            <text:p>0.0016224574</text:p>
          </table:table-cell>
          <table:table-cell office:value-type="float" office:value="0.0016621425">
            <text:p>0.0016621425</text:p>
          </table:table-cell>
          <table:table-cell office:value-type="float" office:value="0.0015910971">
            <text:p>0.0015910971</text:p>
          </table:table-cell>
          <table:table-cell office:value-type="float" office:value="0.0015750767">
            <text:p>0.0015750767</text:p>
          </table:table-cell>
          <table:table-cell office:value-type="float" office:value="0.0015808755">
            <text:p>0.0015808755</text:p>
          </table:table-cell>
          <table:table-cell office:value-type="float" office:value="0.0016543784">
            <text:p>0.0016543784</text:p>
          </table:table-cell>
          <table:table-cell office:value-type="float" office:value="0.0016425629">
            <text:p>0.0016425629</text:p>
          </table:table-cell>
          <table:table-cell office:value-type="float" office:value="0.0015523419">
            <text:p>0.0015523419</text:p>
          </table:table-cell>
          <table:table-cell office:value-type="float" office:value="0.0015715812">
            <text:p>0.0015715812</text:p>
          </table:table-cell>
          <table:table-cell office:value-type="float" office:value="0.0014874369">
            <text:p>0.0014874369</text:p>
          </table:table-cell>
          <table:table-cell office:value-type="float" office:value="0.0014407471">
            <text:p>0.0014407471</text:p>
          </table:table-cell>
          <table:table-cell office:value-type="float" office:value="0.0014063659">
            <text:p>0.0014063659</text:p>
          </table:table-cell>
          <table:table-cell office:value-type="float" office:value="0.001401642">
            <text:p>0.001401642</text:p>
          </table:table-cell>
          <table:table-cell office:value-type="float" office:value="0.0013654666">
            <text:p>0.0013654666</text:p>
          </table:table-cell>
          <table:table-cell office:value-type="float" office:value="0.0013154288">
            <text:p>0.0013154288</text:p>
          </table:table-cell>
          <table:table-cell office:value-type="float" office:value="0.001384929">
            <text:p>0.001384929</text:p>
          </table:table-cell>
          <table:table-cell office:value-type="float" office:value="0.0013811472">
            <text:p>0.0013811472</text:p>
          </table:table-cell>
          <table:table-cell office:value-type="float" office:value="0.0014112513">
            <text:p>0.0014112513</text:p>
          </table:table-cell>
          <table:table-cell office:value-type="float" office:value="0.0013314978">
            <text:p>0.0013314978</text:p>
          </table:table-cell>
          <table:table-cell office:value-type="float" office:value="0.0012677552">
            <text:p>0.0012677552</text:p>
          </table:table-cell>
          <table:table-cell office:value-type="float" office:value="0.001266637">
            <text:p>0.001266637</text:p>
          </table:table-cell>
          <table:table-cell office:value-type="float" office:value="0.001275081">
            <text:p>0.001275081</text:p>
          </table:table-cell>
          <table:table-cell office:value-type="float" office:value="0.0012251764">
            <text:p>0.0012251764</text:p>
          </table:table-cell>
          <table:table-cell office:value-type="float" office:value="0.001231237">
            <text:p>0.001231237</text:p>
          </table:table-cell>
          <table:table-cell office:value-type="float" office:value="0.0012081702">
            <text:p>0.0012081702</text:p>
          </table:table-cell>
          <table:table-cell table:style-name="Default" office:value-type="float" office:value="0.0012368043">
            <text:p>0.0012368043</text:p>
          </table:table-cell>
          <table:table-cell table:style-name="Default" office:value-type="float" office:value="0.0011835424">
            <text:p>0.0011835424</text:p>
          </table:table-cell>
          <table:table-cell table:style-name="Default" office:value-type="float" office:value="0.001177103">
            <text:p>0.001177103</text:p>
          </table:table-cell>
          <table:table-cell table:style-name="Default" office:value-type="float" office:value="0.001189418">
            <text:p>0.001189418</text:p>
          </table:table-cell>
          <table:table-cell table:style-name="Default" office:value-type="float" office:value="0.0011349951">
            <text:p>0.0011349951</text:p>
          </table:table-cell>
          <table:table-cell table:style-name="Default" office:value-type="float" office:value="0.0011402355">
            <text:p>0.0011402355</text:p>
          </table:table-cell>
          <table:table-cell table:style-name="Default" office:value-type="float" office:value="0.0011170652">
            <text:p>0.0011170652</text:p>
          </table:table-cell>
          <table:table-cell table:style-name="Default" office:value-type="float" office:value="0.0011125272">
            <text:p>0.0011125272</text:p>
          </table:table-cell>
          <table:table-cell table:style-name="Default" office:value-type="float" office:value="0.0010411073">
            <text:p>0.0010411073</text:p>
          </table:table-cell>
          <table:table-cell table:style-name="Default" office:value-type="float" office:value="0.0010545007">
            <text:p>0.0010545007</text:p>
          </table:table-cell>
          <table:table-cell table:style-name="Default" office:value-type="float" office:value="0.0011125393">
            <text:p>0.0011125393</text:p>
          </table:table-cell>
          <table:table-cell table:style-name="Default" office:value-type="float" office:value="0.0010564198">
            <text:p>0.0010564198</text:p>
          </table:table-cell>
          <table:table-cell table:style-name="Default" office:value-type="float" office:value="0.0010224379">
            <text:p>0.0010224379</text:p>
          </table:table-cell>
          <table:table-cell office:value-type="float" office:value="0.0009758143">
            <text:p>9.76E-004</text:p>
          </table:table-cell>
          <table:table-cell office:value-type="float" office:value="0.000898293">
            <text:p>8.98E-004</text:p>
          </table:table-cell>
          <table:table-cell office:value-type="float" office:value="0.000820085">
            <text:p>8.20E-004</text:p>
          </table:table-cell>
          <table:table-cell office:value-type="float" office:value="0.0007433319">
            <text:p>7.43E-004</text:p>
          </table:table-cell>
          <table:table-cell office:value-type="float" office:value="0.00072019576">
            <text:p>7.20E-004</text:p>
          </table:table-cell>
          <table:table-cell office:value-type="float" office:value="0.0007135616">
            <text:p>7.14E-004</text:p>
          </table:table-cell>
          <table:table-cell office:value-type="float" office:value="0.00070978364">
            <text:p>7.10E-004</text:p>
          </table:table-cell>
          <table:table-cell office:value-type="float" office:value="0.0007102294">
            <text:p>7.10E-004</text:p>
          </table:table-cell>
          <table:table-cell office:value-type="float" office:value="0.0007122738">
            <text:p>7.12E-004</text:p>
          </table:table-cell>
          <table:table-cell office:value-type="float" office:value="0.00071607385">
            <text:p>7.16E-004</text:p>
          </table:table-cell>
          <table:table-cell office:value-type="float" office:value="0.0007186222">
            <text:p>7.19E-004</text:p>
          </table:table-cell>
          <table:table-cell office:value-type="float" office:value="0.0007195801">
            <text:p>7.20E-004</text:p>
          </table:table-cell>
          <table:table-cell office:value-type="float" office:value="0.00072133954">
            <text:p>7.21E-004</text:p>
          </table:table-cell>
          <table:table-cell office:value-type="float" office:value="0.00072387134">
            <text:p>7.24E-004</text:p>
          </table:table-cell>
          <table:table-cell office:value-type="float" office:value="0.00072781777">
            <text:p>7.28E-004</text:p>
          </table:table-cell>
          <table:table-cell office:value-type="float" office:value="0.00073024456">
            <text:p>7.30E-004</text:p>
          </table:table-cell>
          <table:table-cell office:value-type="float" office:value="0.0007314971">
            <text:p>7.31E-004</text:p>
          </table:table-cell>
          <table:table-cell office:value-type="float" office:value="0.0007325834">
            <text:p>7.33E-004</text:p>
          </table:table-cell>
          <table:table-cell office:value-type="float" office:value="0.00073709054">
            <text:p>7.37E-004</text:p>
          </table:table-cell>
          <table:table-cell office:value-type="float" office:value="0.00073945447">
            <text:p>7.39E-004</text:p>
          </table:table-cell>
          <table:table-cell office:value-type="float" office:value="0.00074109324">
            <text:p>7.41E-004</text:p>
          </table:table-cell>
          <table:table-cell office:value-type="float" office:value="0.00074326346">
            <text:p>7.43E-004</text:p>
          </table:table-cell>
          <table:table-cell/>
        </table:table-row>
        <table:table-row table:style-name="ro1">
          <table:table-cell office:value-type="string">
            <text:p>/mnt/share/Music/Albums/Al DiMeola/Al DiMeola - Casino/03 - Dark Eye Tango.mp3</text:p>
          </table:table-cell>
          <table:table-cell office:value-type="float" office:value="0.042116012">
            <text:p>0.042116012</text:p>
          </table:table-cell>
          <table:table-cell office:value-type="float" office:value="0.05768662">
            <text:p>0.05768662</text:p>
          </table:table-cell>
          <table:table-cell office:value-type="float" office:value="0.05500579">
            <text:p>0.05500579</text:p>
          </table:table-cell>
          <table:table-cell office:value-type="float" office:value="0.036826443">
            <text:p>0.036826443</text:p>
          </table:table-cell>
          <table:table-cell office:value-type="float" office:value="0.037408017">
            <text:p>0.037408017</text:p>
          </table:table-cell>
          <table:table-cell office:value-type="float" office:value="0.03291639">
            <text:p>0.03291639</text:p>
          </table:table-cell>
          <table:table-cell office:value-type="float" office:value="0.030259453">
            <text:p>0.030259453</text:p>
          </table:table-cell>
          <table:table-cell office:value-type="float" office:value="0.032820135">
            <text:p>0.032820135</text:p>
          </table:table-cell>
          <table:table-cell office:value-type="float" office:value="0.023638867">
            <text:p>0.023638867</text:p>
          </table:table-cell>
          <table:table-cell office:value-type="float" office:value="0.022341834">
            <text:p>0.022341834</text:p>
          </table:table-cell>
          <table:table-cell office:value-type="float" office:value="0.01934178">
            <text:p>0.01934178</text:p>
          </table:table-cell>
          <table:table-cell office:value-type="float" office:value="0.015123877">
            <text:p>0.015123877</text:p>
          </table:table-cell>
          <table:table-cell office:value-type="float" office:value="0.018324085">
            <text:p>0.018324085</text:p>
          </table:table-cell>
          <table:table-cell office:value-type="float" office:value="0.011436471">
            <text:p>0.011436471</text:p>
          </table:table-cell>
          <table:table-cell office:value-type="float" office:value="0.01436471">
            <text:p>0.01436471</text:p>
          </table:table-cell>
          <table:table-cell office:value-type="float" office:value="0.008994959">
            <text:p>0.008994959</text:p>
          </table:table-cell>
          <table:table-cell office:value-type="float" office:value="0.010173719">
            <text:p>0.010173719</text:p>
          </table:table-cell>
          <table:table-cell office:value-type="float" office:value="0.008708638">
            <text:p>0.008708638</text:p>
          </table:table-cell>
          <table:table-cell office:value-type="float" office:value="0.0072921724">
            <text:p>0.0072921724</text:p>
          </table:table-cell>
          <table:table-cell office:value-type="float" office:value="0.015274188">
            <text:p>0.015274188</text:p>
          </table:table-cell>
          <table:table-cell office:value-type="float" office:value="0.007561807">
            <text:p>0.007561807</text:p>
          </table:table-cell>
          <table:table-cell office:value-type="float" office:value="0.016584245">
            <text:p>0.016584245</text:p>
          </table:table-cell>
          <table:table-cell office:value-type="float" office:value="0.008237317">
            <text:p>0.008237317</text:p>
          </table:table-cell>
          <table:table-cell office:value-type="float" office:value="0.0078831455">
            <text:p>0.0078831455</text:p>
          </table:table-cell>
          <table:table-cell office:value-type="float" office:value="0.009761411">
            <text:p>0.009761411</text:p>
          </table:table-cell>
          <table:table-cell office:value-type="float" office:value="0.013610168">
            <text:p>0.013610168</text:p>
          </table:table-cell>
          <table:table-cell office:value-type="float" office:value="0.013757626">
            <text:p>0.013757626</text:p>
          </table:table-cell>
          <table:table-cell office:value-type="float" office:value="0.011649506">
            <text:p>0.011649506</text:p>
          </table:table-cell>
          <table:table-cell office:value-type="float" office:value="0.024262754">
            <text:p>0.024262754</text:p>
          </table:table-cell>
          <table:table-cell office:value-type="float" office:value="0.020064399">
            <text:p>0.020064399</text:p>
          </table:table-cell>
          <table:table-cell office:value-type="float" office:value="0.010731787">
            <text:p>0.010731787</text:p>
          </table:table-cell>
          <table:table-cell office:value-type="float" office:value="0.007056298">
            <text:p>0.007056298</text:p>
          </table:table-cell>
          <table:table-cell office:value-type="float" office:value="0.014406073">
            <text:p>0.014406073</text:p>
          </table:table-cell>
          <table:table-cell office:value-type="float" office:value="0.01042748">
            <text:p>0.01042748</text:p>
          </table:table-cell>
          <table:table-cell office:value-type="float" office:value="0.016526932">
            <text:p>0.016526932</text:p>
          </table:table-cell>
          <table:table-cell office:value-type="float" office:value="0.008155545">
            <text:p>0.008155545</text:p>
          </table:table-cell>
          <table:table-cell office:value-type="float" office:value="0.009744671">
            <text:p>0.009744671</text:p>
          </table:table-cell>
          <table:table-cell office:value-type="float" office:value="0.007842039">
            <text:p>0.007842039</text:p>
          </table:table-cell>
          <table:table-cell office:value-type="float" office:value="0.019725744">
            <text:p>0.019725744</text:p>
          </table:table-cell>
          <table:table-cell office:value-type="float" office:value="0.009660155">
            <text:p>0.009660155</text:p>
          </table:table-cell>
          <table:table-cell office:value-type="float" office:value="0.0102405">
            <text:p>0.0102405</text:p>
          </table:table-cell>
          <table:table-cell office:value-type="float" office:value="0.0062441872">
            <text:p>0.0062441872</text:p>
          </table:table-cell>
          <table:table-cell office:value-type="float" office:value="0.009461318">
            <text:p>0.009461318</text:p>
          </table:table-cell>
          <table:table-cell office:value-type="float" office:value="0.010711821">
            <text:p>0.010711821</text:p>
          </table:table-cell>
          <table:table-cell office:value-type="float" office:value="0.0073346924">
            <text:p>0.0073346924</text:p>
          </table:table-cell>
          <table:table-cell office:value-type="float" office:value="0.0081949225">
            <text:p>0.0081949225</text:p>
          </table:table-cell>
          <table:table-cell office:value-type="float" office:value="0.006071734">
            <text:p>0.006071734</text:p>
          </table:table-cell>
          <table:table-cell office:value-type="float" office:value="0.00750313">
            <text:p>0.00750313</text:p>
          </table:table-cell>
          <table:table-cell office:value-type="float" office:value="0.01211306">
            <text:p>0.01211306</text:p>
          </table:table-cell>
          <table:table-cell office:value-type="float" office:value="0.007280339">
            <text:p>0.007280339</text:p>
          </table:table-cell>
          <table:table-cell office:value-type="float" office:value="0.007959202">
            <text:p>0.007959202</text:p>
          </table:table-cell>
          <table:table-cell office:value-type="float" office:value="0.011153338">
            <text:p>0.011153338</text:p>
          </table:table-cell>
          <table:table-cell office:value-type="float" office:value="0.010024432">
            <text:p>0.010024432</text:p>
          </table:table-cell>
          <table:table-cell office:value-type="float" office:value="0.010996082">
            <text:p>0.010996082</text:p>
          </table:table-cell>
          <table:table-cell office:value-type="float" office:value="0.009172682">
            <text:p>0.009172682</text:p>
          </table:table-cell>
          <table:table-cell office:value-type="float" office:value="0.0066710985">
            <text:p>0.0066710985</text:p>
          </table:table-cell>
          <table:table-cell office:value-type="float" office:value="0.007834599">
            <text:p>0.007834599</text:p>
          </table:table-cell>
          <table:table-cell office:value-type="float" office:value="0.008229167">
            <text:p>0.008229167</text:p>
          </table:table-cell>
          <table:table-cell office:value-type="float" office:value="0.0068212156">
            <text:p>0.0068212156</text:p>
          </table:table-cell>
          <table:table-cell office:value-type="float" office:value="0.0066514653">
            <text:p>0.0066514653</text:p>
          </table:table-cell>
          <table:table-cell office:value-type="float" office:value="0.0065362877">
            <text:p>0.0065362877</text:p>
          </table:table-cell>
          <table:table-cell office:value-type="float" office:value="0.0065970025">
            <text:p>0.0065970025</text:p>
          </table:table-cell>
          <table:table-cell office:value-type="float" office:value="0.006404867">
            <text:p>0.006404867</text:p>
          </table:table-cell>
          <table:table-cell office:value-type="float" office:value="0.0054872176">
            <text:p>0.0054872176</text:p>
          </table:table-cell>
          <table:table-cell office:value-type="float" office:value="0.0083484445">
            <text:p>0.0083484445</text:p>
          </table:table-cell>
          <table:table-cell office:value-type="float" office:value="0.008013737">
            <text:p>0.008013737</text:p>
          </table:table-cell>
          <table:table-cell office:value-type="float" office:value="0.0076471944">
            <text:p>0.0076471944</text:p>
          </table:table-cell>
          <table:table-cell office:value-type="float" office:value="0.00649879">
            <text:p>0.00649879</text:p>
          </table:table-cell>
          <table:table-cell office:value-type="float" office:value="0.008863093">
            <text:p>0.008863093</text:p>
          </table:table-cell>
          <table:table-cell office:value-type="float" office:value="0.0077324323">
            <text:p>0.0077324323</text:p>
          </table:table-cell>
          <table:table-cell office:value-type="float" office:value="0.0072160475">
            <text:p>0.0072160475</text:p>
          </table:table-cell>
          <table:table-cell office:value-type="float" office:value="0.007409858">
            <text:p>0.007409858</text:p>
          </table:table-cell>
          <table:table-cell office:value-type="float" office:value="0.007964344">
            <text:p>0.007964344</text:p>
          </table:table-cell>
          <table:table-cell office:value-type="float" office:value="0.0077162203">
            <text:p>0.0077162203</text:p>
          </table:table-cell>
          <table:table-cell office:value-type="float" office:value="0.007251775">
            <text:p>0.007251775</text:p>
          </table:table-cell>
          <table:table-cell office:value-type="float" office:value="0.0070790555">
            <text:p>0.0070790555</text:p>
          </table:table-cell>
          <table:table-cell office:value-type="float" office:value="0.0075735706">
            <text:p>0.0075735706</text:p>
          </table:table-cell>
          <table:table-cell office:value-type="float" office:value="0.007519783">
            <text:p>0.007519783</text:p>
          </table:table-cell>
          <table:table-cell office:value-type="float" office:value="0.0071352953">
            <text:p>0.0071352953</text:p>
          </table:table-cell>
          <table:table-cell office:value-type="float" office:value="0.007633198">
            <text:p>0.007633198</text:p>
          </table:table-cell>
          <table:table-cell office:value-type="float" office:value="0.006811514">
            <text:p>0.006811514</text:p>
          </table:table-cell>
          <table:table-cell office:value-type="float" office:value="0.008630202">
            <text:p>0.008630202</text:p>
          </table:table-cell>
          <table:table-cell office:value-type="float" office:value="0.006704393">
            <text:p>0.006704393</text:p>
          </table:table-cell>
          <table:table-cell office:value-type="float" office:value="0.0065554813">
            <text:p>0.0065554813</text:p>
          </table:table-cell>
          <table:table-cell office:value-type="float" office:value="0.0057705175">
            <text:p>0.0057705175</text:p>
          </table:table-cell>
          <table:table-cell office:value-type="float" office:value="0.006317456">
            <text:p>0.006317456</text:p>
          </table:table-cell>
          <table:table-cell office:value-type="float" office:value="0.0059370687">
            <text:p>0.0059370687</text:p>
          </table:table-cell>
          <table:table-cell office:value-type="float" office:value="0.0060822996">
            <text:p>0.0060822996</text:p>
          </table:table-cell>
          <table:table-cell office:value-type="float" office:value="0.005277864">
            <text:p>0.005277864</text:p>
          </table:table-cell>
          <table:table-cell office:value-type="float" office:value="0.0060810475">
            <text:p>0.0060810475</text:p>
          </table:table-cell>
          <table:table-cell office:value-type="float" office:value="0.006136944">
            <text:p>0.006136944</text:p>
          </table:table-cell>
          <table:table-cell office:value-type="float" office:value="0.0064292224">
            <text:p>0.0064292224</text:p>
          </table:table-cell>
          <table:table-cell office:value-type="float" office:value="0.006353323">
            <text:p>0.006353323</text:p>
          </table:table-cell>
          <table:table-cell office:value-type="float" office:value="0.006454448">
            <text:p>0.006454448</text:p>
          </table:table-cell>
          <table:table-cell office:value-type="float" office:value="0.0053480677">
            <text:p>0.0053480677</text:p>
          </table:table-cell>
          <table:table-cell office:value-type="float" office:value="0.0055716466">
            <text:p>0.0055716466</text:p>
          </table:table-cell>
          <table:table-cell office:value-type="float" office:value="0.005253176">
            <text:p>0.005253176</text:p>
          </table:table-cell>
          <table:table-cell office:value-type="float" office:value="0.0057612034">
            <text:p>0.0057612034</text:p>
          </table:table-cell>
          <table:table-cell office:value-type="float" office:value="0.005520531">
            <text:p>0.005520531</text:p>
          </table:table-cell>
          <table:table-cell office:value-type="float" office:value="0.00628694">
            <text:p>0.00628694</text:p>
          </table:table-cell>
          <table:table-cell office:value-type="float" office:value="0.005957454">
            <text:p>0.005957454</text:p>
          </table:table-cell>
          <table:table-cell office:value-type="float" office:value="0.0048961076">
            <text:p>0.0048961076</text:p>
          </table:table-cell>
          <table:table-cell office:value-type="float" office:value="0.0046656206">
            <text:p>0.0046656206</text:p>
          </table:table-cell>
          <table:table-cell office:value-type="float" office:value="0.005991422">
            <text:p>0.005991422</text:p>
          </table:table-cell>
          <table:table-cell office:value-type="float" office:value="0.006372715">
            <text:p>0.006372715</text:p>
          </table:table-cell>
          <table:table-cell office:value-type="float" office:value="0.0047657187">
            <text:p>0.0047657187</text:p>
          </table:table-cell>
          <table:table-cell office:value-type="float" office:value="0.005215926">
            <text:p>0.005215926</text:p>
          </table:table-cell>
          <table:table-cell office:value-type="float" office:value="0.005615362">
            <text:p>0.005615362</text:p>
          </table:table-cell>
          <table:table-cell office:value-type="float" office:value="0.0054015974">
            <text:p>0.0054015974</text:p>
          </table:table-cell>
          <table:table-cell office:value-type="float" office:value="0.004630326">
            <text:p>0.004630326</text:p>
          </table:table-cell>
          <table:table-cell office:value-type="float" office:value="0.005254397">
            <text:p>0.005254397</text:p>
          </table:table-cell>
          <table:table-cell office:value-type="float" office:value="0.004234407">
            <text:p>0.004234407</text:p>
          </table:table-cell>
          <table:table-cell office:value-type="float" office:value="0.004937533">
            <text:p>0.004937533</text:p>
          </table:table-cell>
          <table:table-cell office:value-type="float" office:value="0.005803106">
            <text:p>0.005803106</text:p>
          </table:table-cell>
          <table:table-cell office:value-type="float" office:value="0.004703906">
            <text:p>0.004703906</text:p>
          </table:table-cell>
          <table:table-cell office:value-type="float" office:value="0.005306068">
            <text:p>0.005306068</text:p>
          </table:table-cell>
          <table:table-cell office:value-type="float" office:value="0.0047012763">
            <text:p>0.0047012763</text:p>
          </table:table-cell>
          <table:table-cell office:value-type="float" office:value="0.004550197">
            <text:p>0.004550197</text:p>
          </table:table-cell>
          <table:table-cell office:value-type="float" office:value="0.004560061">
            <text:p>0.004560061</text:p>
          </table:table-cell>
          <table:table-cell office:value-type="float" office:value="0.0052152625">
            <text:p>0.0052152625</text:p>
          </table:table-cell>
          <table:table-cell office:value-type="float" office:value="0.0050597284">
            <text:p>0.0050597284</text:p>
          </table:table-cell>
          <table:table-cell office:value-type="float" office:value="0.0053976504">
            <text:p>0.0053976504</text:p>
          </table:table-cell>
          <table:table-cell office:value-type="float" office:value="0.005142598">
            <text:p>0.005142598</text:p>
          </table:table-cell>
          <table:table-cell office:value-type="float" office:value="0.004615691">
            <text:p>0.004615691</text:p>
          </table:table-cell>
          <table:table-cell office:value-type="float" office:value="0.0036717602">
            <text:p>0.0036717602</text:p>
          </table:table-cell>
          <table:table-cell office:value-type="float" office:value="0.0047033513">
            <text:p>0.0047033513</text:p>
          </table:table-cell>
          <table:table-cell office:value-type="float" office:value="0.004837001">
            <text:p>0.004837001</text:p>
          </table:table-cell>
          <table:table-cell office:value-type="float" office:value="0.0044679465">
            <text:p>0.0044679465</text:p>
          </table:table-cell>
          <table:table-cell office:value-type="float" office:value="0.004238739">
            <text:p>0.004238739</text:p>
          </table:table-cell>
          <table:table-cell office:value-type="float" office:value="0.0045177545">
            <text:p>0.0045177545</text:p>
          </table:table-cell>
          <table:table-cell office:value-type="float" office:value="0.0041489773">
            <text:p>0.0041489773</text:p>
          </table:table-cell>
          <table:table-cell office:value-type="float" office:value="0.0058859657">
            <text:p>0.0058859657</text:p>
          </table:table-cell>
          <table:table-cell office:value-type="float" office:value="0.0053335056">
            <text:p>0.0053335056</text:p>
          </table:table-cell>
          <table:table-cell office:value-type="float" office:value="0.003992546">
            <text:p>0.003992546</text:p>
          </table:table-cell>
          <table:table-cell office:value-type="float" office:value="0.0033459575">
            <text:p>0.0033459575</text:p>
          </table:table-cell>
          <table:table-cell office:value-type="float" office:value="0.0035179036">
            <text:p>0.0035179036</text:p>
          </table:table-cell>
          <table:table-cell office:value-type="float" office:value="0.0038313095">
            <text:p>0.0038313095</text:p>
          </table:table-cell>
          <table:table-cell office:value-type="float" office:value="0.0034060199">
            <text:p>0.0034060199</text:p>
          </table:table-cell>
          <table:table-cell office:value-type="float" office:value="0.0038622932">
            <text:p>0.0038622932</text:p>
          </table:table-cell>
          <table:table-cell office:value-type="float" office:value="0.0036737788">
            <text:p>0.0036737788</text:p>
          </table:table-cell>
          <table:table-cell office:value-type="float" office:value="0.0026487382">
            <text:p>0.0026487382</text:p>
          </table:table-cell>
          <table:table-cell office:value-type="float" office:value="0.0029319464">
            <text:p>0.0029319464</text:p>
          </table:table-cell>
          <table:table-cell office:value-type="float" office:value="0.0033199557">
            <text:p>0.0033199557</text:p>
          </table:table-cell>
          <table:table-cell office:value-type="float" office:value="0.0034151897">
            <text:p>0.0034151897</text:p>
          </table:table-cell>
          <table:table-cell office:value-type="float" office:value="0.0034817946">
            <text:p>0.0034817946</text:p>
          </table:table-cell>
          <table:table-cell office:value-type="float" office:value="0.003439052">
            <text:p>0.003439052</text:p>
          </table:table-cell>
          <table:table-cell office:value-type="float" office:value="0.003503227">
            <text:p>0.003503227</text:p>
          </table:table-cell>
          <table:table-cell office:value-type="float" office:value="0.003000931">
            <text:p>0.003000931</text:p>
          </table:table-cell>
          <table:table-cell office:value-type="float" office:value="0.0030700509">
            <text:p>0.0030700509</text:p>
          </table:table-cell>
          <table:table-cell office:value-type="float" office:value="0.0026565387">
            <text:p>0.0026565387</text:p>
          </table:table-cell>
          <table:table-cell office:value-type="float" office:value="0.0027286187">
            <text:p>0.0027286187</text:p>
          </table:table-cell>
          <table:table-cell office:value-type="float" office:value="0.0027203162">
            <text:p>0.0027203162</text:p>
          </table:table-cell>
          <table:table-cell office:value-type="float" office:value="0.002750077">
            <text:p>0.002750077</text:p>
          </table:table-cell>
          <table:table-cell office:value-type="float" office:value="0.0026850982">
            <text:p>0.0026850982</text:p>
          </table:table-cell>
          <table:table-cell office:value-type="float" office:value="0.0022185494">
            <text:p>0.0022185494</text:p>
          </table:table-cell>
          <table:table-cell office:value-type="float" office:value="0.0024999473">
            <text:p>0.0024999473</text:p>
          </table:table-cell>
          <table:table-cell office:value-type="float" office:value="0.0025297457">
            <text:p>0.0025297457</text:p>
          </table:table-cell>
          <table:table-cell office:value-type="float" office:value="0.002358334">
            <text:p>0.002358334</text:p>
          </table:table-cell>
          <table:table-cell office:value-type="float" office:value="0.0021974936">
            <text:p>0.0021974936</text:p>
          </table:table-cell>
          <table:table-cell office:value-type="float" office:value="0.002187074">
            <text:p>0.002187074</text:p>
          </table:table-cell>
          <table:table-cell office:value-type="float" office:value="0.0023211031">
            <text:p>0.0023211031</text:p>
          </table:table-cell>
          <table:table-cell office:value-type="float" office:value="0.0022599977">
            <text:p>0.0022599977</text:p>
          </table:table-cell>
          <table:table-cell office:value-type="float" office:value="0.0021360705">
            <text:p>0.0021360705</text:p>
          </table:table-cell>
          <table:table-cell office:value-type="float" office:value="0.0022332761">
            <text:p>0.0022332761</text:p>
          </table:table-cell>
          <table:table-cell office:value-type="float" office:value="0.0024787458">
            <text:p>0.0024787458</text:p>
          </table:table-cell>
          <table:table-cell office:value-type="float" office:value="0.0021840855">
            <text:p>0.0021840855</text:p>
          </table:table-cell>
          <table:table-cell office:value-type="float" office:value="0.00188785">
            <text:p>0.00188785</text:p>
          </table:table-cell>
          <table:table-cell office:value-type="float" office:value="0.002052064">
            <text:p>0.002052064</text:p>
          </table:table-cell>
          <table:table-cell office:value-type="float" office:value="0.0020593146">
            <text:p>0.0020593146</text:p>
          </table:table-cell>
          <table:table-cell office:value-type="float" office:value="0.0019975828">
            <text:p>0.0019975828</text:p>
          </table:table-cell>
          <table:table-cell office:value-type="float" office:value="0.0017908571">
            <text:p>0.0017908571</text:p>
          </table:table-cell>
          <table:table-cell office:value-type="float" office:value="0.0017435529">
            <text:p>0.0017435529</text:p>
          </table:table-cell>
          <table:table-cell office:value-type="float" office:value="0.0018647764">
            <text:p>0.0018647764</text:p>
          </table:table-cell>
          <table:table-cell office:value-type="float" office:value="0.0019636555">
            <text:p>0.0019636555</text:p>
          </table:table-cell>
          <table:table-cell office:value-type="float" office:value="0.0020013582">
            <text:p>0.0020013582</text:p>
          </table:table-cell>
          <table:table-cell office:value-type="float" office:value="0.0019139101">
            <text:p>0.0019139101</text:p>
          </table:table-cell>
          <table:table-cell office:value-type="float" office:value="0.0018622244">
            <text:p>0.0018622244</text:p>
          </table:table-cell>
          <table:table-cell office:value-type="float" office:value="0.002107092">
            <text:p>0.002107092</text:p>
          </table:table-cell>
          <table:table-cell office:value-type="float" office:value="0.0017530409">
            <text:p>0.0017530409</text:p>
          </table:table-cell>
          <table:table-cell office:value-type="float" office:value="0.0016712194">
            <text:p>0.0016712194</text:p>
          </table:table-cell>
          <table:table-cell office:value-type="float" office:value="0.0017211707">
            <text:p>0.0017211707</text:p>
          </table:table-cell>
          <table:table-cell office:value-type="float" office:value="0.0017428494">
            <text:p>0.0017428494</text:p>
          </table:table-cell>
          <table:table-cell office:value-type="float" office:value="0.0017183626">
            <text:p>0.0017183626</text:p>
          </table:table-cell>
          <table:table-cell office:value-type="float" office:value="0.001624867">
            <text:p>0.001624867</text:p>
          </table:table-cell>
          <table:table-cell office:value-type="float" office:value="0.0015390874">
            <text:p>0.0015390874</text:p>
          </table:table-cell>
          <table:table-cell office:value-type="float" office:value="0.0015376062">
            <text:p>0.0015376062</text:p>
          </table:table-cell>
          <table:table-cell office:value-type="float" office:value="0.0015405507">
            <text:p>0.0015405507</text:p>
          </table:table-cell>
          <table:table-cell office:value-type="float" office:value="0.0015943467">
            <text:p>0.0015943467</text:p>
          </table:table-cell>
          <table:table-cell office:value-type="float" office:value="0.0014977443">
            <text:p>0.0014977443</text:p>
          </table:table-cell>
          <table:table-cell office:value-type="float" office:value="0.001456047">
            <text:p>0.001456047</text:p>
          </table:table-cell>
          <table:table-cell office:value-type="float" office:value="0.0015735278">
            <text:p>0.0015735278</text:p>
          </table:table-cell>
          <table:table-cell office:value-type="float" office:value="0.0015666215">
            <text:p>0.0015666215</text:p>
          </table:table-cell>
          <table:table-cell office:value-type="float" office:value="0.0014004757">
            <text:p>0.0014004757</text:p>
          </table:table-cell>
          <table:table-cell office:value-type="float" office:value="0.0015015865">
            <text:p>0.0015015865</text:p>
          </table:table-cell>
          <table:table-cell office:value-type="float" office:value="0.0014514418">
            <text:p>0.0014514418</text:p>
          </table:table-cell>
          <table:table-cell office:value-type="float" office:value="0.0013577391">
            <text:p>0.0013577391</text:p>
          </table:table-cell>
          <table:table-cell office:value-type="float" office:value="0.0013324488">
            <text:p>0.0013324488</text:p>
          </table:table-cell>
          <table:table-cell office:value-type="float" office:value="0.0013541575">
            <text:p>0.0013541575</text:p>
          </table:table-cell>
          <table:table-cell office:value-type="float" office:value="0.0013637929">
            <text:p>0.0013637929</text:p>
          </table:table-cell>
          <table:table-cell office:value-type="float" office:value="0.0013740102">
            <text:p>0.0013740102</text:p>
          </table:table-cell>
          <table:table-cell office:value-type="float" office:value="0.0013311827">
            <text:p>0.0013311827</text:p>
          </table:table-cell>
          <table:table-cell office:value-type="float" office:value="0.0012691162">
            <text:p>0.0012691162</text:p>
          </table:table-cell>
          <table:table-cell office:value-type="float" office:value="0.0013523507">
            <text:p>0.0013523507</text:p>
          </table:table-cell>
          <table:table-cell office:value-type="float" office:value="0.0013689063">
            <text:p>0.0013689063</text:p>
          </table:table-cell>
          <table:table-cell office:value-type="float" office:value="0.0013230136">
            <text:p>0.0013230136</text:p>
          </table:table-cell>
          <table:table-cell office:value-type="float" office:value="0.00125205">
            <text:p>0.00125205</text:p>
          </table:table-cell>
          <table:table-cell office:value-type="float" office:value="0.001196601">
            <text:p>0.001196601</text:p>
          </table:table-cell>
          <table:table-cell office:value-type="float" office:value="0.0011768282">
            <text:p>0.0011768282</text:p>
          </table:table-cell>
          <table:table-cell office:value-type="float" office:value="0.0011583201">
            <text:p>0.0011583201</text:p>
          </table:table-cell>
          <table:table-cell office:value-type="float" office:value="0.001118158">
            <text:p>0.001118158</text:p>
          </table:table-cell>
          <table:table-cell office:value-type="float" office:value="0.0011216761">
            <text:p>0.0011216761</text:p>
          </table:table-cell>
          <table:table-cell office:value-type="float" office:value="0.0011416669">
            <text:p>0.0011416669</text:p>
          </table:table-cell>
          <table:table-cell office:value-type="float" office:value="0.0011502628">
            <text:p>0.0011502628</text:p>
          </table:table-cell>
          <table:table-cell office:value-type="float" office:value="0.0011843112">
            <text:p>0.0011843112</text:p>
          </table:table-cell>
          <table:table-cell office:value-type="float" office:value="0.001141987">
            <text:p>0.001141987</text:p>
          </table:table-cell>
          <table:table-cell office:value-type="float" office:value="0.0011093339">
            <text:p>0.0011093339</text:p>
          </table:table-cell>
          <table:table-cell office:value-type="float" office:value="0.0010945961">
            <text:p>0.0010945961</text:p>
          </table:table-cell>
          <table:table-cell office:value-type="float" office:value="0.0010613609">
            <text:p>0.0010613609</text:p>
          </table:table-cell>
          <table:table-cell office:value-type="float" office:value="0.001046863">
            <text:p>0.001046863</text:p>
          </table:table-cell>
          <table:table-cell office:value-type="float" office:value="0.0010119468">
            <text:p>0.0010119468</text:p>
          </table:table-cell>
          <table:table-cell office:value-type="float" office:value="0.0009861146">
            <text:p>9.86E-004</text:p>
          </table:table-cell>
          <table:table-cell office:value-type="float" office:value="0.0009947721">
            <text:p>9.95E-004</text:p>
          </table:table-cell>
          <table:table-cell office:value-type="float" office:value="0.0009984113">
            <text:p>9.98E-004</text:p>
          </table:table-cell>
          <table:table-cell table:style-name="Default" office:value-type="float" office:value="0.0010124064">
            <text:p>0.0010124064</text:p>
          </table:table-cell>
          <table:table-cell office:value-type="float" office:value="0.0009593605">
            <text:p>9.59E-004</text:p>
          </table:table-cell>
          <table:table-cell office:value-type="float" office:value="0.0009780905">
            <text:p>9.78E-004</text:p>
          </table:table-cell>
          <table:table-cell office:value-type="float" office:value="0.0009908767">
            <text:p>9.91E-004</text:p>
          </table:table-cell>
          <table:table-cell office:value-type="float" office:value="0.00095238787">
            <text:p>9.52E-004</text:p>
          </table:table-cell>
          <table:table-cell office:value-type="float" office:value="0.00088072836">
            <text:p>8.81E-004</text:p>
          </table:table-cell>
          <table:table-cell office:value-type="float" office:value="0.0008395265">
            <text:p>8.40E-004</text:p>
          </table:table-cell>
          <table:table-cell office:value-type="float" office:value="0.000850703">
            <text:p>8.51E-004</text:p>
          </table:table-cell>
          <table:table-cell office:value-type="float" office:value="0.0008481584">
            <text:p>8.48E-004</text:p>
          </table:table-cell>
          <table:table-cell office:value-type="float" office:value="0.0008579288">
            <text:p>8.58E-004</text:p>
          </table:table-cell>
          <table:table-cell office:value-type="float" office:value="0.00081242673">
            <text:p>8.12E-004</text:p>
          </table:table-cell>
          <table:table-cell office:value-type="float" office:value="0.0007241079">
            <text:p>7.24E-004</text:p>
          </table:table-cell>
          <table:table-cell office:value-type="float" office:value="0.00063730363">
            <text:p>6.37E-004</text:p>
          </table:table-cell>
          <table:table-cell office:value-type="float" office:value="0.000573009">
            <text:p>5.73E-004</text:p>
          </table:table-cell>
          <table:table-cell office:value-type="float" office:value="0.0005458923">
            <text:p>5.46E-004</text:p>
          </table:table-cell>
          <table:table-cell office:value-type="float" office:value="0.00053656864">
            <text:p>5.37E-004</text:p>
          </table:table-cell>
          <table:table-cell office:value-type="float" office:value="0.0005317474">
            <text:p>5.32E-004</text:p>
          </table:table-cell>
          <table:table-cell office:value-type="float" office:value="0.00053211616">
            <text:p>5.32E-004</text:p>
          </table:table-cell>
          <table:table-cell office:value-type="float" office:value="0.0005336128">
            <text:p>5.34E-004</text:p>
          </table:table-cell>
          <table:table-cell office:value-type="float" office:value="0.00053581374">
            <text:p>5.36E-004</text:p>
          </table:table-cell>
          <table:table-cell office:value-type="float" office:value="0.0005374453">
            <text:p>5.37E-004</text:p>
          </table:table-cell>
          <table:table-cell office:value-type="float" office:value="0.0005390537">
            <text:p>5.39E-004</text:p>
          </table:table-cell>
          <table:table-cell office:value-type="float" office:value="0.00054055965">
            <text:p>5.41E-004</text:p>
          </table:table-cell>
          <table:table-cell office:value-type="float" office:value="0.00054235535">
            <text:p>5.42E-004</text:p>
          </table:table-cell>
          <table:table-cell office:value-type="float" office:value="0.0005451987">
            <text:p>5.45E-004</text:p>
          </table:table-cell>
          <table:table-cell office:value-type="float" office:value="0.00054603687">
            <text:p>5.46E-004</text:p>
          </table:table-cell>
          <table:table-cell office:value-type="float" office:value="0.00054759707">
            <text:p>5.48E-004</text:p>
          </table:table-cell>
          <table:table-cell office:value-type="float" office:value="0.00054861483">
            <text:p>5.49E-004</text:p>
          </table:table-cell>
          <table:table-cell office:value-type="float" office:value="0.0005517263">
            <text:p>5.52E-004</text:p>
          </table:table-cell>
          <table:table-cell office:value-type="float" office:value="0.00055292284">
            <text:p>5.53E-004</text:p>
          </table:table-cell>
          <table:table-cell office:value-type="float" office:value="0.0005545316">
            <text:p>5.55E-004</text:p>
          </table:table-cell>
          <table:table-cell office:value-type="float" office:value="0.00055585854">
            <text:p>5.56E-004</text:p>
          </table:table-cell>
          <table:table-cell/>
        </table:table-row>
        <table:table-row table:style-name="ro1">
          <table:table-cell office:value-type="string">
            <text:p>/mnt/share/Music/Albums/Al DiMeola/Al DiMeola - Casino/04 - Senor Mouse.mp3</text:p>
          </table:table-cell>
          <table:table-cell office:value-type="float" office:value="0.034789674">
            <text:p>0.034789674</text:p>
          </table:table-cell>
          <table:table-cell office:value-type="float" office:value="0.056254156">
            <text:p>0.056254156</text:p>
          </table:table-cell>
          <table:table-cell office:value-type="float" office:value="0.059631452">
            <text:p>0.059631452</text:p>
          </table:table-cell>
          <table:table-cell office:value-type="float" office:value="0.051726863">
            <text:p>0.051726863</text:p>
          </table:table-cell>
          <table:table-cell office:value-type="float" office:value="0.03758262">
            <text:p>0.03758262</text:p>
          </table:table-cell>
          <table:table-cell office:value-type="float" office:value="0.022541285">
            <text:p>0.022541285</text:p>
          </table:table-cell>
          <table:table-cell office:value-type="float" office:value="0.029717524">
            <text:p>0.029717524</text:p>
          </table:table-cell>
          <table:table-cell office:value-type="float" office:value="0.021297071">
            <text:p>0.021297071</text:p>
          </table:table-cell>
          <table:table-cell office:value-type="float" office:value="0.027370086">
            <text:p>0.027370086</text:p>
          </table:table-cell>
          <table:table-cell office:value-type="float" office:value="0.021575503">
            <text:p>0.021575503</text:p>
          </table:table-cell>
          <table:table-cell office:value-type="float" office:value="0.017071368">
            <text:p>0.017071368</text:p>
          </table:table-cell>
          <table:table-cell office:value-type="float" office:value="0.0123323845">
            <text:p>0.0123323845</text:p>
          </table:table-cell>
          <table:table-cell office:value-type="float" office:value="0.014857084">
            <text:p>0.014857084</text:p>
          </table:table-cell>
          <table:table-cell office:value-type="float" office:value="0.016060654">
            <text:p>0.016060654</text:p>
          </table:table-cell>
          <table:table-cell office:value-type="float" office:value="0.010525763">
            <text:p>0.010525763</text:p>
          </table:table-cell>
          <table:table-cell office:value-type="float" office:value="0.00974589">
            <text:p>0.00974589</text:p>
          </table:table-cell>
          <table:table-cell office:value-type="float" office:value="0.007035871">
            <text:p>0.007035871</text:p>
          </table:table-cell>
          <table:table-cell office:value-type="float" office:value="0.01198252">
            <text:p>0.01198252</text:p>
          </table:table-cell>
          <table:table-cell office:value-type="float" office:value="0.009750716">
            <text:p>0.009750716</text:p>
          </table:table-cell>
          <table:table-cell office:value-type="float" office:value="0.014800815">
            <text:p>0.014800815</text:p>
          </table:table-cell>
          <table:table-cell office:value-type="float" office:value="0.013132932">
            <text:p>0.013132932</text:p>
          </table:table-cell>
          <table:table-cell office:value-type="float" office:value="0.010560374">
            <text:p>0.010560374</text:p>
          </table:table-cell>
          <table:table-cell office:value-type="float" office:value="0.009478299">
            <text:p>0.009478299</text:p>
          </table:table-cell>
          <table:table-cell office:value-type="float" office:value="0.00915393">
            <text:p>0.00915393</text:p>
          </table:table-cell>
          <table:table-cell office:value-type="float" office:value="0.008141865">
            <text:p>0.008141865</text:p>
          </table:table-cell>
          <table:table-cell office:value-type="float" office:value="0.019414507">
            <text:p>0.019414507</text:p>
          </table:table-cell>
          <table:table-cell office:value-type="float" office:value="0.013192235">
            <text:p>0.013192235</text:p>
          </table:table-cell>
          <table:table-cell office:value-type="float" office:value="0.014430892">
            <text:p>0.014430892</text:p>
          </table:table-cell>
          <table:table-cell office:value-type="float" office:value="0.007846035">
            <text:p>0.007846035</text:p>
          </table:table-cell>
          <table:table-cell office:value-type="float" office:value="0.008207185">
            <text:p>0.008207185</text:p>
          </table:table-cell>
          <table:table-cell office:value-type="float" office:value="0.009900353">
            <text:p>0.009900353</text:p>
          </table:table-cell>
          <table:table-cell office:value-type="float" office:value="0.0055989577">
            <text:p>0.0055989577</text:p>
          </table:table-cell>
          <table:table-cell office:value-type="float" office:value="0.007157713">
            <text:p>0.007157713</text:p>
          </table:table-cell>
          <table:table-cell office:value-type="float" office:value="0.0074240067">
            <text:p>0.0074240067</text:p>
          </table:table-cell>
          <table:table-cell office:value-type="float" office:value="0.013592034">
            <text:p>0.013592034</text:p>
          </table:table-cell>
          <table:table-cell office:value-type="float" office:value="0.0064744256">
            <text:p>0.0064744256</text:p>
          </table:table-cell>
          <table:table-cell office:value-type="float" office:value="0.007277637">
            <text:p>0.007277637</text:p>
          </table:table-cell>
          <table:table-cell office:value-type="float" office:value="0.005207698">
            <text:p>0.005207698</text:p>
          </table:table-cell>
          <table:table-cell office:value-type="float" office:value="0.010297875">
            <text:p>0.010297875</text:p>
          </table:table-cell>
          <table:table-cell office:value-type="float" office:value="0.007952919">
            <text:p>0.007952919</text:p>
          </table:table-cell>
          <table:table-cell office:value-type="float" office:value="0.008254127">
            <text:p>0.008254127</text:p>
          </table:table-cell>
          <table:table-cell office:value-type="float" office:value="0.0078083077">
            <text:p>0.0078083077</text:p>
          </table:table-cell>
          <table:table-cell office:value-type="float" office:value="0.0081045665">
            <text:p>0.0081045665</text:p>
          </table:table-cell>
          <table:table-cell office:value-type="float" office:value="0.008367677">
            <text:p>0.008367677</text:p>
          </table:table-cell>
          <table:table-cell office:value-type="float" office:value="0.0072077718">
            <text:p>0.0072077718</text:p>
          </table:table-cell>
          <table:table-cell office:value-type="float" office:value="0.009534874">
            <text:p>0.009534874</text:p>
          </table:table-cell>
          <table:table-cell office:value-type="float" office:value="0.007205636">
            <text:p>0.007205636</text:p>
          </table:table-cell>
          <table:table-cell office:value-type="float" office:value="0.007032688">
            <text:p>0.007032688</text:p>
          </table:table-cell>
          <table:table-cell office:value-type="float" office:value="0.0071526263">
            <text:p>0.0071526263</text:p>
          </table:table-cell>
          <table:table-cell office:value-type="float" office:value="0.006765876">
            <text:p>0.006765876</text:p>
          </table:table-cell>
          <table:table-cell office:value-type="float" office:value="0.0069672917">
            <text:p>0.0069672917</text:p>
          </table:table-cell>
          <table:table-cell office:value-type="float" office:value="0.010589295">
            <text:p>0.010589295</text:p>
          </table:table-cell>
          <table:table-cell office:value-type="float" office:value="0.010129637">
            <text:p>0.010129637</text:p>
          </table:table-cell>
          <table:table-cell office:value-type="float" office:value="0.00857623">
            <text:p>0.00857623</text:p>
          </table:table-cell>
          <table:table-cell office:value-type="float" office:value="0.007590854">
            <text:p>0.007590854</text:p>
          </table:table-cell>
          <table:table-cell office:value-type="float" office:value="0.0059083584">
            <text:p>0.0059083584</text:p>
          </table:table-cell>
          <table:table-cell office:value-type="float" office:value="0.00689399">
            <text:p>0.00689399</text:p>
          </table:table-cell>
          <table:table-cell office:value-type="float" office:value="0.0076355645">
            <text:p>0.0076355645</text:p>
          </table:table-cell>
          <table:table-cell office:value-type="float" office:value="0.0057245158">
            <text:p>0.0057245158</text:p>
          </table:table-cell>
          <table:table-cell office:value-type="float" office:value="0.0060813194">
            <text:p>0.0060813194</text:p>
          </table:table-cell>
          <table:table-cell office:value-type="float" office:value="0.0068742125">
            <text:p>0.0068742125</text:p>
          </table:table-cell>
          <table:table-cell office:value-type="float" office:value="0.008074124">
            <text:p>0.008074124</text:p>
          </table:table-cell>
          <table:table-cell office:value-type="float" office:value="0.00669534">
            <text:p>0.00669534</text:p>
          </table:table-cell>
          <table:table-cell office:value-type="float" office:value="0.0072300765">
            <text:p>0.0072300765</text:p>
          </table:table-cell>
          <table:table-cell office:value-type="float" office:value="0.009382619">
            <text:p>0.009382619</text:p>
          </table:table-cell>
          <table:table-cell office:value-type="float" office:value="0.007839211">
            <text:p>0.007839211</text:p>
          </table:table-cell>
          <table:table-cell office:value-type="float" office:value="0.007412379">
            <text:p>0.007412379</text:p>
          </table:table-cell>
          <table:table-cell office:value-type="float" office:value="0.0070109135">
            <text:p>0.0070109135</text:p>
          </table:table-cell>
          <table:table-cell office:value-type="float" office:value="0.011971192">
            <text:p>0.011971192</text:p>
          </table:table-cell>
          <table:table-cell office:value-type="float" office:value="0.010532378">
            <text:p>0.010532378</text:p>
          </table:table-cell>
          <table:table-cell office:value-type="float" office:value="0.0072303573">
            <text:p>0.0072303573</text:p>
          </table:table-cell>
          <table:table-cell office:value-type="float" office:value="0.006945863">
            <text:p>0.006945863</text:p>
          </table:table-cell>
          <table:table-cell office:value-type="float" office:value="0.007787793">
            <text:p>0.007787793</text:p>
          </table:table-cell>
          <table:table-cell office:value-type="float" office:value="0.0069529074">
            <text:p>0.0069529074</text:p>
          </table:table-cell>
          <table:table-cell office:value-type="float" office:value="0.0065747458">
            <text:p>0.0065747458</text:p>
          </table:table-cell>
          <table:table-cell office:value-type="float" office:value="0.006236469">
            <text:p>0.006236469</text:p>
          </table:table-cell>
          <table:table-cell office:value-type="float" office:value="0.0069307466">
            <text:p>0.0069307466</text:p>
          </table:table-cell>
          <table:table-cell office:value-type="float" office:value="0.0071066627">
            <text:p>0.0071066627</text:p>
          </table:table-cell>
          <table:table-cell office:value-type="float" office:value="0.0061368216">
            <text:p>0.0061368216</text:p>
          </table:table-cell>
          <table:table-cell office:value-type="float" office:value="0.005581425">
            <text:p>0.005581425</text:p>
          </table:table-cell>
          <table:table-cell office:value-type="float" office:value="0.0050566536">
            <text:p>0.0050566536</text:p>
          </table:table-cell>
          <table:table-cell office:value-type="float" office:value="0.0070644896">
            <text:p>0.0070644896</text:p>
          </table:table-cell>
          <table:table-cell office:value-type="float" office:value="0.0056494502">
            <text:p>0.0056494502</text:p>
          </table:table-cell>
          <table:table-cell office:value-type="float" office:value="0.005305004">
            <text:p>0.005305004</text:p>
          </table:table-cell>
          <table:table-cell office:value-type="float" office:value="0.0043786806">
            <text:p>0.0043786806</text:p>
          </table:table-cell>
          <table:table-cell office:value-type="float" office:value="0.0051669516">
            <text:p>0.0051669516</text:p>
          </table:table-cell>
          <table:table-cell office:value-type="float" office:value="0.005036808">
            <text:p>0.005036808</text:p>
          </table:table-cell>
          <table:table-cell office:value-type="float" office:value="0.004694981">
            <text:p>0.004694981</text:p>
          </table:table-cell>
          <table:table-cell office:value-type="float" office:value="0.0037664592">
            <text:p>0.0037664592</text:p>
          </table:table-cell>
          <table:table-cell office:value-type="float" office:value="0.0037455377">
            <text:p>0.0037455377</text:p>
          </table:table-cell>
          <table:table-cell office:value-type="float" office:value="0.0046708114">
            <text:p>0.0046708114</text:p>
          </table:table-cell>
          <table:table-cell office:value-type="float" office:value="0.005350879">
            <text:p>0.005350879</text:p>
          </table:table-cell>
          <table:table-cell office:value-type="float" office:value="0.005243915">
            <text:p>0.005243915</text:p>
          </table:table-cell>
          <table:table-cell office:value-type="float" office:value="0.004518232">
            <text:p>0.004518232</text:p>
          </table:table-cell>
          <table:table-cell office:value-type="float" office:value="0.0042725494">
            <text:p>0.0042725494</text:p>
          </table:table-cell>
          <table:table-cell office:value-type="float" office:value="0.0044832095">
            <text:p>0.0044832095</text:p>
          </table:table-cell>
          <table:table-cell office:value-type="float" office:value="0.003583956">
            <text:p>0.003583956</text:p>
          </table:table-cell>
          <table:table-cell office:value-type="float" office:value="0.003888562">
            <text:p>0.003888562</text:p>
          </table:table-cell>
          <table:table-cell office:value-type="float" office:value="0.0039216434">
            <text:p>0.0039216434</text:p>
          </table:table-cell>
          <table:table-cell office:value-type="float" office:value="0.0039042477">
            <text:p>0.0039042477</text:p>
          </table:table-cell>
          <table:table-cell office:value-type="float" office:value="0.0038143515">
            <text:p>0.0038143515</text:p>
          </table:table-cell>
          <table:table-cell office:value-type="float" office:value="0.0035357908">
            <text:p>0.0035357908</text:p>
          </table:table-cell>
          <table:table-cell office:value-type="float" office:value="0.0037149847">
            <text:p>0.0037149847</text:p>
          </table:table-cell>
          <table:table-cell office:value-type="float" office:value="0.004824844">
            <text:p>0.004824844</text:p>
          </table:table-cell>
          <table:table-cell office:value-type="float" office:value="0.004406913">
            <text:p>0.004406913</text:p>
          </table:table-cell>
          <table:table-cell office:value-type="float" office:value="0.0029001713">
            <text:p>0.0029001713</text:p>
          </table:table-cell>
          <table:table-cell office:value-type="float" office:value="0.003226724">
            <text:p>0.003226724</text:p>
          </table:table-cell>
          <table:table-cell office:value-type="float" office:value="0.0037266847">
            <text:p>0.0037266847</text:p>
          </table:table-cell>
          <table:table-cell office:value-type="float" office:value="0.0037860076">
            <text:p>0.0037860076</text:p>
          </table:table-cell>
          <table:table-cell office:value-type="float" office:value="0.003278276">
            <text:p>0.003278276</text:p>
          </table:table-cell>
          <table:table-cell office:value-type="float" office:value="0.003529452">
            <text:p>0.003529452</text:p>
          </table:table-cell>
          <table:table-cell office:value-type="float" office:value="0.0033831624">
            <text:p>0.0033831624</text:p>
          </table:table-cell>
          <table:table-cell office:value-type="float" office:value="0.0035383543">
            <text:p>0.0035383543</text:p>
          </table:table-cell>
          <table:table-cell office:value-type="float" office:value="0.0044143773">
            <text:p>0.0044143773</text:p>
          </table:table-cell>
          <table:table-cell office:value-type="float" office:value="0.0033001169">
            <text:p>0.0033001169</text:p>
          </table:table-cell>
          <table:table-cell office:value-type="float" office:value="0.0036974412">
            <text:p>0.0036974412</text:p>
          </table:table-cell>
          <table:table-cell office:value-type="float" office:value="0.003235435">
            <text:p>0.003235435</text:p>
          </table:table-cell>
          <table:table-cell office:value-type="float" office:value="0.0032519742">
            <text:p>0.0032519742</text:p>
          </table:table-cell>
          <table:table-cell office:value-type="float" office:value="0.0031047778">
            <text:p>0.0031047778</text:p>
          </table:table-cell>
          <table:table-cell office:value-type="float" office:value="0.0033505491">
            <text:p>0.0033505491</text:p>
          </table:table-cell>
          <table:table-cell office:value-type="float" office:value="0.0034216372">
            <text:p>0.0034216372</text:p>
          </table:table-cell>
          <table:table-cell office:value-type="float" office:value="0.0038179746">
            <text:p>0.0038179746</text:p>
          </table:table-cell>
          <table:table-cell office:value-type="float" office:value="0.0035373752">
            <text:p>0.0035373752</text:p>
          </table:table-cell>
          <table:table-cell office:value-type="float" office:value="0.0032592267">
            <text:p>0.0032592267</text:p>
          </table:table-cell>
          <table:table-cell office:value-type="float" office:value="0.0027890154">
            <text:p>0.0027890154</text:p>
          </table:table-cell>
          <table:table-cell office:value-type="float" office:value="0.002807141">
            <text:p>0.002807141</text:p>
          </table:table-cell>
          <table:table-cell office:value-type="float" office:value="0.0027568426">
            <text:p>0.0027568426</text:p>
          </table:table-cell>
          <table:table-cell office:value-type="float" office:value="0.002787555">
            <text:p>0.002787555</text:p>
          </table:table-cell>
          <table:table-cell office:value-type="float" office:value="0.0027930196">
            <text:p>0.0027930196</text:p>
          </table:table-cell>
          <table:table-cell office:value-type="float" office:value="0.002908653">
            <text:p>0.002908653</text:p>
          </table:table-cell>
          <table:table-cell office:value-type="float" office:value="0.0025010018">
            <text:p>0.0025010018</text:p>
          </table:table-cell>
          <table:table-cell office:value-type="float" office:value="0.003079386">
            <text:p>0.003079386</text:p>
          </table:table-cell>
          <table:table-cell office:value-type="float" office:value="0.0028261042">
            <text:p>0.0028261042</text:p>
          </table:table-cell>
          <table:table-cell office:value-type="float" office:value="0.0024587435">
            <text:p>0.0024587435</text:p>
          </table:table-cell>
          <table:table-cell office:value-type="float" office:value="0.0020948688">
            <text:p>0.0020948688</text:p>
          </table:table-cell>
          <table:table-cell office:value-type="float" office:value="0.0023894105">
            <text:p>0.0023894105</text:p>
          </table:table-cell>
          <table:table-cell office:value-type="float" office:value="0.0024763758">
            <text:p>0.0024763758</text:p>
          </table:table-cell>
          <table:table-cell office:value-type="float" office:value="0.0021255168">
            <text:p>0.0021255168</text:p>
          </table:table-cell>
          <table:table-cell office:value-type="float" office:value="0.0022836355">
            <text:p>0.0022836355</text:p>
          </table:table-cell>
          <table:table-cell office:value-type="float" office:value="0.0021926835">
            <text:p>0.0021926835</text:p>
          </table:table-cell>
          <table:table-cell office:value-type="float" office:value="0.0019076434">
            <text:p>0.0019076434</text:p>
          </table:table-cell>
          <table:table-cell office:value-type="float" office:value="0.001998219">
            <text:p>0.001998219</text:p>
          </table:table-cell>
          <table:table-cell office:value-type="float" office:value="0.002333845">
            <text:p>0.002333845</text:p>
          </table:table-cell>
          <table:table-cell office:value-type="float" office:value="0.0020285307">
            <text:p>0.0020285307</text:p>
          </table:table-cell>
          <table:table-cell office:value-type="float" office:value="0.0020970472">
            <text:p>0.0020970472</text:p>
          </table:table-cell>
          <table:table-cell office:value-type="float" office:value="0.0021572004">
            <text:p>0.0021572004</text:p>
          </table:table-cell>
          <table:table-cell office:value-type="float" office:value="0.002187005">
            <text:p>0.002187005</text:p>
          </table:table-cell>
          <table:table-cell office:value-type="float" office:value="0.0018631587">
            <text:p>0.0018631587</text:p>
          </table:table-cell>
          <table:table-cell office:value-type="float" office:value="0.0019158223">
            <text:p>0.0019158223</text:p>
          </table:table-cell>
          <table:table-cell office:value-type="float" office:value="0.0016816802">
            <text:p>0.0016816802</text:p>
          </table:table-cell>
          <table:table-cell office:value-type="float" office:value="0.0016737056">
            <text:p>0.0016737056</text:p>
          </table:table-cell>
          <table:table-cell office:value-type="float" office:value="0.0016033456">
            <text:p>0.0016033456</text:p>
          </table:table-cell>
          <table:table-cell office:value-type="float" office:value="0.0017830788">
            <text:p>0.0017830788</text:p>
          </table:table-cell>
          <table:table-cell office:value-type="float" office:value="0.0018721916">
            <text:p>0.0018721916</text:p>
          </table:table-cell>
          <table:table-cell office:value-type="float" office:value="0.0016497801">
            <text:p>0.0016497801</text:p>
          </table:table-cell>
          <table:table-cell office:value-type="float" office:value="0.0017300261">
            <text:p>0.0017300261</text:p>
          </table:table-cell>
          <table:table-cell office:value-type="float" office:value="0.0016861657">
            <text:p>0.0016861657</text:p>
          </table:table-cell>
          <table:table-cell office:value-type="float" office:value="0.0014661999">
            <text:p>0.0014661999</text:p>
          </table:table-cell>
          <table:table-cell office:value-type="float" office:value="0.0014388554">
            <text:p>0.0014388554</text:p>
          </table:table-cell>
          <table:table-cell office:value-type="float" office:value="0.0014697426">
            <text:p>0.0014697426</text:p>
          </table:table-cell>
          <table:table-cell office:value-type="float" office:value="0.0014651172">
            <text:p>0.0014651172</text:p>
          </table:table-cell>
          <table:table-cell office:value-type="float" office:value="0.0014822541">
            <text:p>0.0014822541</text:p>
          </table:table-cell>
          <table:table-cell office:value-type="float" office:value="0.0014052674">
            <text:p>0.0014052674</text:p>
          </table:table-cell>
          <table:table-cell office:value-type="float" office:value="0.001521592">
            <text:p>0.001521592</text:p>
          </table:table-cell>
          <table:table-cell office:value-type="float" office:value="0.0016561269">
            <text:p>0.0016561269</text:p>
          </table:table-cell>
          <table:table-cell office:value-type="float" office:value="0.0014333279">
            <text:p>0.0014333279</text:p>
          </table:table-cell>
          <table:table-cell office:value-type="float" office:value="0.0013789774">
            <text:p>0.0013789774</text:p>
          </table:table-cell>
          <table:table-cell office:value-type="float" office:value="0.0014561376">
            <text:p>0.0014561376</text:p>
          </table:table-cell>
          <table:table-cell office:value-type="float" office:value="0.0014585543">
            <text:p>0.0014585543</text:p>
          </table:table-cell>
          <table:table-cell office:value-type="float" office:value="0.0014544115">
            <text:p>0.0014544115</text:p>
          </table:table-cell>
          <table:table-cell office:value-type="float" office:value="0.0013557199">
            <text:p>0.0013557199</text:p>
          </table:table-cell>
          <table:table-cell office:value-type="float" office:value="0.0014283452">
            <text:p>0.0014283452</text:p>
          </table:table-cell>
          <table:table-cell office:value-type="float" office:value="0.001549045">
            <text:p>0.001549045</text:p>
          </table:table-cell>
          <table:table-cell office:value-type="float" office:value="0.0014172265">
            <text:p>0.0014172265</text:p>
          </table:table-cell>
          <table:table-cell office:value-type="float" office:value="0.0013095379">
            <text:p>0.0013095379</text:p>
          </table:table-cell>
          <table:table-cell office:value-type="float" office:value="0.0014679134">
            <text:p>0.0014679134</text:p>
          </table:table-cell>
          <table:table-cell office:value-type="float" office:value="0.001405359">
            <text:p>0.001405359</text:p>
          </table:table-cell>
          <table:table-cell office:value-type="float" office:value="0.0014070579">
            <text:p>0.0014070579</text:p>
          </table:table-cell>
          <table:table-cell office:value-type="float" office:value="0.0013240336">
            <text:p>0.0013240336</text:p>
          </table:table-cell>
          <table:table-cell office:value-type="float" office:value="0.0013108643">
            <text:p>0.0013108643</text:p>
          </table:table-cell>
          <table:table-cell office:value-type="float" office:value="0.0012856657">
            <text:p>0.0012856657</text:p>
          </table:table-cell>
          <table:table-cell office:value-type="float" office:value="0.0013279716">
            <text:p>0.0013279716</text:p>
          </table:table-cell>
          <table:table-cell office:value-type="float" office:value="0.0013443519">
            <text:p>0.0013443519</text:p>
          </table:table-cell>
          <table:table-cell office:value-type="float" office:value="0.0011877854">
            <text:p>0.0011877854</text:p>
          </table:table-cell>
          <table:table-cell office:value-type="float" office:value="0.001224541">
            <text:p>0.001224541</text:p>
          </table:table-cell>
          <table:table-cell office:value-type="float" office:value="0.0011864699">
            <text:p>0.0011864699</text:p>
          </table:table-cell>
          <table:table-cell office:value-type="float" office:value="0.0011847122">
            <text:p>0.0011847122</text:p>
          </table:table-cell>
          <table:table-cell office:value-type="float" office:value="0.001206173">
            <text:p>0.001206173</text:p>
          </table:table-cell>
          <table:table-cell office:value-type="float" office:value="0.0011026135">
            <text:p>0.0011026135</text:p>
          </table:table-cell>
          <table:table-cell office:value-type="float" office:value="0.0010723171">
            <text:p>0.0010723171</text:p>
          </table:table-cell>
          <table:table-cell office:value-type="float" office:value="0.0011399095">
            <text:p>0.0011399095</text:p>
          </table:table-cell>
          <table:table-cell office:value-type="float" office:value="0.0011515492">
            <text:p>0.0011515492</text:p>
          </table:table-cell>
          <table:table-cell office:value-type="float" office:value="0.0010539547">
            <text:p>0.0010539547</text:p>
          </table:table-cell>
          <table:table-cell office:value-type="float" office:value="0.0010922499">
            <text:p>0.0010922499</text:p>
          </table:table-cell>
          <table:table-cell office:value-type="float" office:value="0.0010233991">
            <text:p>0.0010233991</text:p>
          </table:table-cell>
          <table:table-cell office:value-type="float" office:value="0.0010063475">
            <text:p>0.0010063475</text:p>
          </table:table-cell>
          <table:table-cell office:value-type="float" office:value="0.0010258127">
            <text:p>0.0010258127</text:p>
          </table:table-cell>
          <table:table-cell table:style-name="ce1" office:value-type="float" office:value="0.0009903515">
            <text:p>9.90E-004</text:p>
          </table:table-cell>
          <table:table-cell table:style-name="ce1" office:value-type="float" office:value="0.000987544">
            <text:p>9.88E-004</text:p>
          </table:table-cell>
          <table:table-cell table:style-name="ce1" office:value-type="float" office:value="0.0009974255">
            <text:p>9.97E-004</text:p>
          </table:table-cell>
          <table:table-cell office:value-type="float" office:value="0.0010038248">
            <text:p>0.0010038248</text:p>
          </table:table-cell>
          <table:table-cell table:style-name="ce1" office:value-type="float" office:value="0.00094809954">
            <text:p>9.48E-004</text:p>
          </table:table-cell>
          <table:table-cell table:style-name="ce1" office:value-type="float" office:value="0.0009734073">
            <text:p>9.73E-004</text:p>
          </table:table-cell>
          <table:table-cell table:style-name="ce1" office:value-type="float" office:value="0.0009775764">
            <text:p>9.78E-004</text:p>
          </table:table-cell>
          <table:table-cell table:style-name="ce1" office:value-type="float" office:value="0.00096671184">
            <text:p>9.67E-004</text:p>
          </table:table-cell>
          <table:table-cell office:value-type="float" office:value="0.0010206191">
            <text:p>0.0010206191</text:p>
          </table:table-cell>
          <table:table-cell table:style-name="ce1" office:value-type="float" office:value="0.0009909618">
            <text:p>9.91E-004</text:p>
          </table:table-cell>
          <table:table-cell table:style-name="ce1" office:value-type="float" office:value="0.00093324267">
            <text:p>9.33E-004</text:p>
          </table:table-cell>
          <table:table-cell table:style-name="ce1" office:value-type="float" office:value="0.00089150557">
            <text:p>8.92E-004</text:p>
          </table:table-cell>
          <table:table-cell table:style-name="ce1" office:value-type="float" office:value="0.00087404164">
            <text:p>8.74E-004</text:p>
          </table:table-cell>
          <table:table-cell table:style-name="ce1" office:value-type="float" office:value="0.000878109">
            <text:p>8.78E-004</text:p>
          </table:table-cell>
          <table:table-cell table:style-name="ce1" office:value-type="float" office:value="0.00089605345">
            <text:p>8.96E-004</text:p>
          </table:table-cell>
          <table:table-cell table:style-name="ce1" office:value-type="float" office:value="0.0009007053">
            <text:p>9.01E-004</text:p>
          </table:table-cell>
          <table:table-cell table:style-name="ce1" office:value-type="float" office:value="0.00086410047">
            <text:p>8.64E-004</text:p>
          </table:table-cell>
          <table:table-cell table:style-name="ce1" office:value-type="float" office:value="0.0008422455">
            <text:p>8.42E-004</text:p>
          </table:table-cell>
          <table:table-cell table:style-name="ce1" office:value-type="float" office:value="0.00085828">
            <text:p>8.58E-004</text:p>
          </table:table-cell>
          <table:table-cell table:style-name="ce1" office:value-type="float" office:value="0.0008241236">
            <text:p>8.24E-004</text:p>
          </table:table-cell>
          <table:table-cell table:style-name="ce1" office:value-type="float" office:value="0.0008073074">
            <text:p>8.07E-004</text:p>
          </table:table-cell>
          <table:table-cell table:style-name="ce1" office:value-type="float" office:value="0.0007928432">
            <text:p>7.93E-004</text:p>
          </table:table-cell>
          <table:table-cell table:style-name="ce1" office:value-type="float" office:value="0.00080025423">
            <text:p>8.00E-004</text:p>
          </table:table-cell>
          <table:table-cell office:value-type="float" office:value="0.00081821246">
            <text:p>8.18E-004</text:p>
          </table:table-cell>
          <table:table-cell office:value-type="float" office:value="0.0007990761">
            <text:p>7.99E-004</text:p>
          </table:table-cell>
          <table:table-cell office:value-type="float" office:value="0.00078321225">
            <text:p>7.83E-004</text:p>
          </table:table-cell>
          <table:table-cell office:value-type="float" office:value="0.00078617624">
            <text:p>7.86E-004</text:p>
          </table:table-cell>
          <table:table-cell office:value-type="float" office:value="0.0007743072">
            <text:p>7.74E-004</text:p>
          </table:table-cell>
          <table:table-cell office:value-type="float" office:value="0.00077388785">
            <text:p>7.74E-004</text:p>
          </table:table-cell>
          <table:table-cell office:value-type="float" office:value="0.00076842326">
            <text:p>7.68E-004</text:p>
          </table:table-cell>
          <table:table-cell office:value-type="float" office:value="0.0007356641">
            <text:p>7.36E-004</text:p>
          </table:table-cell>
          <table:table-cell office:value-type="float" office:value="0.0007257061">
            <text:p>7.26E-004</text:p>
          </table:table-cell>
          <table:table-cell office:value-type="float" office:value="0.0007227142">
            <text:p>7.23E-004</text:p>
          </table:table-cell>
          <table:table-cell office:value-type="float" office:value="0.00072116556">
            <text:p>7.21E-004</text:p>
          </table:table-cell>
          <table:table-cell office:value-type="float" office:value="0.00071139506">
            <text:p>7.11E-004</text:p>
          </table:table-cell>
          <table:table-cell office:value-type="float" office:value="0.00069487584">
            <text:p>6.95E-004</text:p>
          </table:table-cell>
          <table:table-cell office:value-type="float" office:value="0.00068546704">
            <text:p>6.85E-004</text:p>
          </table:table-cell>
          <table:table-cell office:value-type="float" office:value="0.00063629023">
            <text:p>6.36E-004</text:p>
          </table:table-cell>
          <table:table-cell office:value-type="float" office:value="0.00056933175">
            <text:p>5.69E-004</text:p>
          </table:table-cell>
          <table:table-cell office:value-type="float" office:value="0.0005293302">
            <text:p>5.29E-004</text:p>
          </table:table-cell>
          <table:table-cell office:value-type="float" office:value="0.0005179519">
            <text:p>5.18E-004</text:p>
          </table:table-cell>
          <table:table-cell office:value-type="float" office:value="0.00051463535">
            <text:p>5.15E-004</text:p>
          </table:table-cell>
          <table:table-cell office:value-type="float" office:value="0.00051193224">
            <text:p>5.12E-004</text:p>
          </table:table-cell>
          <table:table-cell office:value-type="float" office:value="0.0005126481">
            <text:p>5.13E-004</text:p>
          </table:table-cell>
          <table:table-cell office:value-type="float" office:value="0.00051406666">
            <text:p>5.14E-004</text:p>
          </table:table-cell>
          <table:table-cell office:value-type="float" office:value="0.0005160949">
            <text:p>5.16E-004</text:p>
          </table:table-cell>
          <table:table-cell office:value-type="float" office:value="0.0005178546">
            <text:p>5.18E-004</text:p>
          </table:table-cell>
          <table:table-cell office:value-type="float" office:value="0.0005191629">
            <text:p>5.19E-004</text:p>
          </table:table-cell>
          <table:table-cell office:value-type="float" office:value="0.0005203664">
            <text:p>5.20E-004</text:p>
          </table:table-cell>
          <table:table-cell office:value-type="float" office:value="0.0005221728">
            <text:p>5.22E-004</text:p>
          </table:table-cell>
          <table:table-cell office:value-type="float" office:value="0.0005249173">
            <text:p>5.25E-004</text:p>
          </table:table-cell>
          <table:table-cell office:value-type="float" office:value="0.0005256975">
            <text:p>5.26E-004</text:p>
          </table:table-cell>
          <table:table-cell office:value-type="float" office:value="0.0005271484">
            <text:p>5.27E-004</text:p>
          </table:table-cell>
          <table:table-cell office:value-type="float" office:value="0.00052852486">
            <text:p>5.29E-004</text:p>
          </table:table-cell>
          <table:table-cell office:value-type="float" office:value="0.0005313991">
            <text:p>5.31E-004</text:p>
          </table:table-cell>
          <table:table-cell office:value-type="float" office:value="0.0005325729">
            <text:p>5.33E-004</text:p>
          </table:table-cell>
          <table:table-cell office:value-type="float" office:value="0.00053389074">
            <text:p>5.34E-004</text:p>
          </table:table-cell>
          <table:table-cell office:value-type="float" office:value="0.0005352017">
            <text:p>5.35E-004</text:p>
          </table:table-cell>
          <table:table-cell/>
        </table:table-row>
        <table:table-row table:style-name="ro1">
          <table:table-cell office:value-type="string">
            <text:p>/mnt/share/Music/Albums/Al DiMeola/Al DiMeola - Casino/05 - Fantasia Suite For Two Guitars.mp3</text:p>
          </table:table-cell>
          <table:table-cell office:value-type="float" office:value="0.02433689">
            <text:p>0.02433689</text:p>
          </table:table-cell>
          <table:table-cell office:value-type="float" office:value="0.058935873">
            <text:p>0.058935873</text:p>
          </table:table-cell>
          <table:table-cell office:value-type="float" office:value="0.0576555">
            <text:p>0.0576555</text:p>
          </table:table-cell>
          <table:table-cell office:value-type="float" office:value="0.04290529">
            <text:p>0.04290529</text:p>
          </table:table-cell>
          <table:table-cell office:value-type="float" office:value="0.036879577">
            <text:p>0.036879577</text:p>
          </table:table-cell>
          <table:table-cell office:value-type="float" office:value="0.026247893">
            <text:p>0.026247893</text:p>
          </table:table-cell>
          <table:table-cell office:value-type="float" office:value="0.011612267">
            <text:p>0.011612267</text:p>
          </table:table-cell>
          <table:table-cell office:value-type="float" office:value="0.008559511">
            <text:p>0.008559511</text:p>
          </table:table-cell>
          <table:table-cell office:value-type="float" office:value="0.00945564">
            <text:p>0.00945564</text:p>
          </table:table-cell>
          <table:table-cell office:value-type="float" office:value="0.01154593">
            <text:p>0.01154593</text:p>
          </table:table-cell>
          <table:table-cell office:value-type="float" office:value="0.01443833">
            <text:p>0.01443833</text:p>
          </table:table-cell>
          <table:table-cell office:value-type="float" office:value="0.010705433">
            <text:p>0.010705433</text:p>
          </table:table-cell>
          <table:table-cell office:value-type="float" office:value="0.011653736">
            <text:p>0.011653736</text:p>
          </table:table-cell>
          <table:table-cell office:value-type="float" office:value="0.013092446">
            <text:p>0.013092446</text:p>
          </table:table-cell>
          <table:table-cell office:value-type="float" office:value="0.007470708">
            <text:p>0.007470708</text:p>
          </table:table-cell>
          <table:table-cell office:value-type="float" office:value="0.011373329">
            <text:p>0.011373329</text:p>
          </table:table-cell>
          <table:table-cell office:value-type="float" office:value="0.0063992613">
            <text:p>0.0063992613</text:p>
          </table:table-cell>
          <table:table-cell office:value-type="float" office:value="0.010610721">
            <text:p>0.010610721</text:p>
          </table:table-cell>
          <table:table-cell office:value-type="float" office:value="0.0076646176">
            <text:p>0.0076646176</text:p>
          </table:table-cell>
          <table:table-cell office:value-type="float" office:value="0.00915504">
            <text:p>0.00915504</text:p>
          </table:table-cell>
          <table:table-cell office:value-type="float" office:value="0.010991891">
            <text:p>0.010991891</text:p>
          </table:table-cell>
          <table:table-cell office:value-type="float" office:value="0.007817517">
            <text:p>0.007817517</text:p>
          </table:table-cell>
          <table:table-cell office:value-type="float" office:value="0.010391857">
            <text:p>0.010391857</text:p>
          </table:table-cell>
          <table:table-cell office:value-type="float" office:value="0.009390077">
            <text:p>0.009390077</text:p>
          </table:table-cell>
          <table:table-cell office:value-type="float" office:value="0.007633686">
            <text:p>0.007633686</text:p>
          </table:table-cell>
          <table:table-cell office:value-type="float" office:value="0.013283199">
            <text:p>0.013283199</text:p>
          </table:table-cell>
          <table:table-cell office:value-type="float" office:value="0.0070956307">
            <text:p>0.0070956307</text:p>
          </table:table-cell>
          <table:table-cell office:value-type="float" office:value="0.007763634">
            <text:p>0.007763634</text:p>
          </table:table-cell>
          <table:table-cell office:value-type="float" office:value="0.007038671">
            <text:p>0.007038671</text:p>
          </table:table-cell>
          <table:table-cell office:value-type="float" office:value="0.005381304">
            <text:p>0.005381304</text:p>
          </table:table-cell>
          <table:table-cell office:value-type="float" office:value="0.010551895">
            <text:p>0.010551895</text:p>
          </table:table-cell>
          <table:table-cell office:value-type="float" office:value="0.0063859764">
            <text:p>0.0063859764</text:p>
          </table:table-cell>
          <table:table-cell office:value-type="float" office:value="0.0064042667">
            <text:p>0.0064042667</text:p>
          </table:table-cell>
          <table:table-cell office:value-type="float" office:value="0.0056688557">
            <text:p>0.0056688557</text:p>
          </table:table-cell>
          <table:table-cell office:value-type="float" office:value="0.01526923">
            <text:p>0.01526923</text:p>
          </table:table-cell>
          <table:table-cell office:value-type="float" office:value="0.0062315483">
            <text:p>0.0062315483</text:p>
          </table:table-cell>
          <table:table-cell office:value-type="float" office:value="0.008861181">
            <text:p>0.008861181</text:p>
          </table:table-cell>
          <table:table-cell office:value-type="float" office:value="0.006658552">
            <text:p>0.006658552</text:p>
          </table:table-cell>
          <table:table-cell office:value-type="float" office:value="0.008205655">
            <text:p>0.008205655</text:p>
          </table:table-cell>
          <table:table-cell office:value-type="float" office:value="0.006328846">
            <text:p>0.006328846</text:p>
          </table:table-cell>
          <table:table-cell office:value-type="float" office:value="0.009028952">
            <text:p>0.009028952</text:p>
          </table:table-cell>
          <table:table-cell office:value-type="float" office:value="0.010903535">
            <text:p>0.010903535</text:p>
          </table:table-cell>
          <table:table-cell office:value-type="float" office:value="0.008424246">
            <text:p>0.008424246</text:p>
          </table:table-cell>
          <table:table-cell office:value-type="float" office:value="0.008773474">
            <text:p>0.008773474</text:p>
          </table:table-cell>
          <table:table-cell office:value-type="float" office:value="0.006946494">
            <text:p>0.006946494</text:p>
          </table:table-cell>
          <table:table-cell office:value-type="float" office:value="0.011198481">
            <text:p>0.011198481</text:p>
          </table:table-cell>
          <table:table-cell office:value-type="float" office:value="0.009656563">
            <text:p>0.009656563</text:p>
          </table:table-cell>
          <table:table-cell office:value-type="float" office:value="0.008315046">
            <text:p>0.008315046</text:p>
          </table:table-cell>
          <table:table-cell office:value-type="float" office:value="0.008284517">
            <text:p>0.008284517</text:p>
          </table:table-cell>
          <table:table-cell office:value-type="float" office:value="0.0062910495">
            <text:p>0.0062910495</text:p>
          </table:table-cell>
          <table:table-cell office:value-type="float" office:value="0.006797343">
            <text:p>0.006797343</text:p>
          </table:table-cell>
          <table:table-cell office:value-type="float" office:value="0.009532125">
            <text:p>0.009532125</text:p>
          </table:table-cell>
          <table:table-cell office:value-type="float" office:value="0.007624375">
            <text:p>0.007624375</text:p>
          </table:table-cell>
          <table:table-cell office:value-type="float" office:value="0.007718632">
            <text:p>0.007718632</text:p>
          </table:table-cell>
          <table:table-cell office:value-type="float" office:value="0.009184724">
            <text:p>0.009184724</text:p>
          </table:table-cell>
          <table:table-cell office:value-type="float" office:value="0.008250911">
            <text:p>0.008250911</text:p>
          </table:table-cell>
          <table:table-cell office:value-type="float" office:value="0.007850299">
            <text:p>0.007850299</text:p>
          </table:table-cell>
          <table:table-cell office:value-type="float" office:value="0.009390271">
            <text:p>0.009390271</text:p>
          </table:table-cell>
          <table:table-cell office:value-type="float" office:value="0.0097897565">
            <text:p>0.0097897565</text:p>
          </table:table-cell>
          <table:table-cell office:value-type="float" office:value="0.007491069">
            <text:p>0.007491069</text:p>
          </table:table-cell>
          <table:table-cell office:value-type="float" office:value="0.008082954">
            <text:p>0.008082954</text:p>
          </table:table-cell>
          <table:table-cell office:value-type="float" office:value="0.010912732">
            <text:p>0.010912732</text:p>
          </table:table-cell>
          <table:table-cell office:value-type="float" office:value="0.007285332">
            <text:p>0.007285332</text:p>
          </table:table-cell>
          <table:table-cell office:value-type="float" office:value="0.006258737">
            <text:p>0.006258737</text:p>
          </table:table-cell>
          <table:table-cell office:value-type="float" office:value="0.008297839">
            <text:p>0.008297839</text:p>
          </table:table-cell>
          <table:table-cell office:value-type="float" office:value="0.006661934">
            <text:p>0.006661934</text:p>
          </table:table-cell>
          <table:table-cell office:value-type="float" office:value="0.005705261">
            <text:p>0.005705261</text:p>
          </table:table-cell>
          <table:table-cell office:value-type="float" office:value="0.0051907306">
            <text:p>0.0051907306</text:p>
          </table:table-cell>
          <table:table-cell office:value-type="float" office:value="0.0077289958">
            <text:p>0.0077289958</text:p>
          </table:table-cell>
          <table:table-cell office:value-type="float" office:value="0.0078115487">
            <text:p>0.0078115487</text:p>
          </table:table-cell>
          <table:table-cell office:value-type="float" office:value="0.0046574823">
            <text:p>0.0046574823</text:p>
          </table:table-cell>
          <table:table-cell office:value-type="float" office:value="0.004732678">
            <text:p>0.004732678</text:p>
          </table:table-cell>
          <table:table-cell office:value-type="float" office:value="0.0053166403">
            <text:p>0.0053166403</text:p>
          </table:table-cell>
          <table:table-cell office:value-type="float" office:value="0.006482522">
            <text:p>0.006482522</text:p>
          </table:table-cell>
          <table:table-cell office:value-type="float" office:value="0.0050989157">
            <text:p>0.0050989157</text:p>
          </table:table-cell>
          <table:table-cell office:value-type="float" office:value="0.006400443">
            <text:p>0.006400443</text:p>
          </table:table-cell>
          <table:table-cell office:value-type="float" office:value="0.008373711">
            <text:p>0.008373711</text:p>
          </table:table-cell>
          <table:table-cell office:value-type="float" office:value="0.01017941">
            <text:p>0.01017941</text:p>
          </table:table-cell>
          <table:table-cell office:value-type="float" office:value="0.0061039915">
            <text:p>0.0061039915</text:p>
          </table:table-cell>
          <table:table-cell office:value-type="float" office:value="0.0056062294">
            <text:p>0.0056062294</text:p>
          </table:table-cell>
          <table:table-cell office:value-type="float" office:value="0.004546618">
            <text:p>0.004546618</text:p>
          </table:table-cell>
          <table:table-cell office:value-type="float" office:value="0.004600213">
            <text:p>0.004600213</text:p>
          </table:table-cell>
          <table:table-cell office:value-type="float" office:value="0.006755754">
            <text:p>0.006755754</text:p>
          </table:table-cell>
          <table:table-cell office:value-type="float" office:value="0.004461222">
            <text:p>0.004461222</text:p>
          </table:table-cell>
          <table:table-cell office:value-type="float" office:value="0.0065067327">
            <text:p>0.0065067327</text:p>
          </table:table-cell>
          <table:table-cell office:value-type="float" office:value="0.0047250222">
            <text:p>0.0047250222</text:p>
          </table:table-cell>
          <table:table-cell office:value-type="float" office:value="0.005362185">
            <text:p>0.005362185</text:p>
          </table:table-cell>
          <table:table-cell office:value-type="float" office:value="0.0048047234">
            <text:p>0.0048047234</text:p>
          </table:table-cell>
          <table:table-cell office:value-type="float" office:value="0.0049329516">
            <text:p>0.0049329516</text:p>
          </table:table-cell>
          <table:table-cell office:value-type="float" office:value="0.0044546044">
            <text:p>0.0044546044</text:p>
          </table:table-cell>
          <table:table-cell office:value-type="float" office:value="0.00430428">
            <text:p>0.00430428</text:p>
          </table:table-cell>
          <table:table-cell office:value-type="float" office:value="0.0052429712">
            <text:p>0.0052429712</text:p>
          </table:table-cell>
          <table:table-cell office:value-type="float" office:value="0.004771762">
            <text:p>0.004771762</text:p>
          </table:table-cell>
          <table:table-cell office:value-type="float" office:value="0.0038415864">
            <text:p>0.0038415864</text:p>
          </table:table-cell>
          <table:table-cell office:value-type="float" office:value="0.0046017137">
            <text:p>0.0046017137</text:p>
          </table:table-cell>
          <table:table-cell office:value-type="float" office:value="0.005996739">
            <text:p>0.005996739</text:p>
          </table:table-cell>
          <table:table-cell office:value-type="float" office:value="0.005231705">
            <text:p>0.005231705</text:p>
          </table:table-cell>
          <table:table-cell office:value-type="float" office:value="0.005018259">
            <text:p>0.005018259</text:p>
          </table:table-cell>
          <table:table-cell office:value-type="float" office:value="0.0046997555">
            <text:p>0.0046997555</text:p>
          </table:table-cell>
          <table:table-cell office:value-type="float" office:value="0.0054784217">
            <text:p>0.0054784217</text:p>
          </table:table-cell>
          <table:table-cell office:value-type="float" office:value="0.0052401326">
            <text:p>0.0052401326</text:p>
          </table:table-cell>
          <table:table-cell office:value-type="float" office:value="0.004623713">
            <text:p>0.004623713</text:p>
          </table:table-cell>
          <table:table-cell office:value-type="float" office:value="0.0043400074">
            <text:p>0.0043400074</text:p>
          </table:table-cell>
          <table:table-cell office:value-type="float" office:value="0.005279842">
            <text:p>0.005279842</text:p>
          </table:table-cell>
          <table:table-cell office:value-type="float" office:value="0.004836308">
            <text:p>0.004836308</text:p>
          </table:table-cell>
          <table:table-cell office:value-type="float" office:value="0.003912091">
            <text:p>0.003912091</text:p>
          </table:table-cell>
          <table:table-cell office:value-type="float" office:value="0.003946626">
            <text:p>0.003946626</text:p>
          </table:table-cell>
          <table:table-cell office:value-type="float" office:value="0.00496376">
            <text:p>0.00496376</text:p>
          </table:table-cell>
          <table:table-cell office:value-type="float" office:value="0.005058251">
            <text:p>0.005058251</text:p>
          </table:table-cell>
          <table:table-cell office:value-type="float" office:value="0.0044477386">
            <text:p>0.0044477386</text:p>
          </table:table-cell>
          <table:table-cell office:value-type="float" office:value="0.005128695">
            <text:p>0.005128695</text:p>
          </table:table-cell>
          <table:table-cell office:value-type="float" office:value="0.004525727">
            <text:p>0.004525727</text:p>
          </table:table-cell>
          <table:table-cell office:value-type="float" office:value="0.005161431">
            <text:p>0.005161431</text:p>
          </table:table-cell>
          <table:table-cell office:value-type="float" office:value="0.0041956156">
            <text:p>0.0041956156</text:p>
          </table:table-cell>
          <table:table-cell office:value-type="float" office:value="0.0042223404">
            <text:p>0.0042223404</text:p>
          </table:table-cell>
          <table:table-cell office:value-type="float" office:value="0.0038742255">
            <text:p>0.0038742255</text:p>
          </table:table-cell>
          <table:table-cell office:value-type="float" office:value="0.0039613773">
            <text:p>0.0039613773</text:p>
          </table:table-cell>
          <table:table-cell office:value-type="float" office:value="0.0043200273">
            <text:p>0.0043200273</text:p>
          </table:table-cell>
          <table:table-cell office:value-type="float" office:value="0.0041162777">
            <text:p>0.0041162777</text:p>
          </table:table-cell>
          <table:table-cell office:value-type="float" office:value="0.0033983146">
            <text:p>0.0033983146</text:p>
          </table:table-cell>
          <table:table-cell office:value-type="float" office:value="0.0034816049">
            <text:p>0.0034816049</text:p>
          </table:table-cell>
          <table:table-cell office:value-type="float" office:value="0.0034675482">
            <text:p>0.0034675482</text:p>
          </table:table-cell>
          <table:table-cell office:value-type="float" office:value="0.0041110273">
            <text:p>0.0041110273</text:p>
          </table:table-cell>
          <table:table-cell office:value-type="float" office:value="0.0046867672">
            <text:p>0.0046867672</text:p>
          </table:table-cell>
          <table:table-cell office:value-type="float" office:value="0.004344942">
            <text:p>0.004344942</text:p>
          </table:table-cell>
          <table:table-cell office:value-type="float" office:value="0.0032781495">
            <text:p>0.0032781495</text:p>
          </table:table-cell>
          <table:table-cell office:value-type="float" office:value="0.0042824093">
            <text:p>0.0042824093</text:p>
          </table:table-cell>
          <table:table-cell office:value-type="float" office:value="0.0038868578">
            <text:p>0.0038868578</text:p>
          </table:table-cell>
          <table:table-cell office:value-type="float" office:value="0.0035763134">
            <text:p>0.0035763134</text:p>
          </table:table-cell>
          <table:table-cell office:value-type="float" office:value="0.0040267883">
            <text:p>0.0040267883</text:p>
          </table:table-cell>
          <table:table-cell office:value-type="float" office:value="0.0042997487">
            <text:p>0.0042997487</text:p>
          </table:table-cell>
          <table:table-cell office:value-type="float" office:value="0.0040948386">
            <text:p>0.0040948386</text:p>
          </table:table-cell>
          <table:table-cell office:value-type="float" office:value="0.0033212567">
            <text:p>0.0033212567</text:p>
          </table:table-cell>
          <table:table-cell office:value-type="float" office:value="0.0035004604">
            <text:p>0.0035004604</text:p>
          </table:table-cell>
          <table:table-cell office:value-type="float" office:value="0.003990665">
            <text:p>0.003990665</text:p>
          </table:table-cell>
          <table:table-cell office:value-type="float" office:value="0.0035338206">
            <text:p>0.0035338206</text:p>
          </table:table-cell>
          <table:table-cell office:value-type="float" office:value="0.0034664266">
            <text:p>0.0034664266</text:p>
          </table:table-cell>
          <table:table-cell office:value-type="float" office:value="0.0039298665">
            <text:p>0.0039298665</text:p>
          </table:table-cell>
          <table:table-cell office:value-type="float" office:value="0.004130472">
            <text:p>0.004130472</text:p>
          </table:table-cell>
          <table:table-cell office:value-type="float" office:value="0.003882407">
            <text:p>0.003882407</text:p>
          </table:table-cell>
          <table:table-cell office:value-type="float" office:value="0.0034784738">
            <text:p>0.0034784738</text:p>
          </table:table-cell>
          <table:table-cell office:value-type="float" office:value="0.0033558775">
            <text:p>0.0033558775</text:p>
          </table:table-cell>
          <table:table-cell office:value-type="float" office:value="0.003516111">
            <text:p>0.003516111</text:p>
          </table:table-cell>
          <table:table-cell office:value-type="float" office:value="0.003625816">
            <text:p>0.003625816</text:p>
          </table:table-cell>
          <table:table-cell office:value-type="float" office:value="0.0035094868">
            <text:p>0.0035094868</text:p>
          </table:table-cell>
          <table:table-cell office:value-type="float" office:value="0.0035509842">
            <text:p>0.0035509842</text:p>
          </table:table-cell>
          <table:table-cell office:value-type="float" office:value="0.0037044226">
            <text:p>0.0037044226</text:p>
          </table:table-cell>
          <table:table-cell office:value-type="float" office:value="0.003913988">
            <text:p>0.003913988</text:p>
          </table:table-cell>
          <table:table-cell office:value-type="float" office:value="0.004303422">
            <text:p>0.004303422</text:p>
          </table:table-cell>
          <table:table-cell office:value-type="float" office:value="0.0033514516">
            <text:p>0.0033514516</text:p>
          </table:table-cell>
          <table:table-cell office:value-type="float" office:value="0.0036082892">
            <text:p>0.0036082892</text:p>
          </table:table-cell>
          <table:table-cell office:value-type="float" office:value="0.0042374055">
            <text:p>0.0042374055</text:p>
          </table:table-cell>
          <table:table-cell office:value-type="float" office:value="0.0041726204">
            <text:p>0.0041726204</text:p>
          </table:table-cell>
          <table:table-cell office:value-type="float" office:value="0.003874458">
            <text:p>0.003874458</text:p>
          </table:table-cell>
          <table:table-cell office:value-type="float" office:value="0.0036482413">
            <text:p>0.0036482413</text:p>
          </table:table-cell>
          <table:table-cell office:value-type="float" office:value="0.003871279">
            <text:p>0.003871279</text:p>
          </table:table-cell>
          <table:table-cell office:value-type="float" office:value="0.0034516251">
            <text:p>0.0034516251</text:p>
          </table:table-cell>
          <table:table-cell office:value-type="float" office:value="0.0037139417">
            <text:p>0.0037139417</text:p>
          </table:table-cell>
          <table:table-cell office:value-type="float" office:value="0.0032577107">
            <text:p>0.0032577107</text:p>
          </table:table-cell>
          <table:table-cell office:value-type="float" office:value="0.0035979915">
            <text:p>0.0035979915</text:p>
          </table:table-cell>
          <table:table-cell office:value-type="float" office:value="0.0037024706">
            <text:p>0.0037024706</text:p>
          </table:table-cell>
          <table:table-cell office:value-type="float" office:value="0.0034374644">
            <text:p>0.0034374644</text:p>
          </table:table-cell>
          <table:table-cell office:value-type="float" office:value="0.0037258987">
            <text:p>0.0037258987</text:p>
          </table:table-cell>
          <table:table-cell office:value-type="float" office:value="0.0035249582">
            <text:p>0.0035249582</text:p>
          </table:table-cell>
          <table:table-cell office:value-type="float" office:value="0.0032864052">
            <text:p>0.0032864052</text:p>
          </table:table-cell>
          <table:table-cell office:value-type="float" office:value="0.002947639">
            <text:p>0.002947639</text:p>
          </table:table-cell>
          <table:table-cell office:value-type="float" office:value="0.0029783044">
            <text:p>0.0029783044</text:p>
          </table:table-cell>
          <table:table-cell office:value-type="float" office:value="0.0029830772">
            <text:p>0.0029830772</text:p>
          </table:table-cell>
          <table:table-cell office:value-type="float" office:value="0.0027006115">
            <text:p>0.0027006115</text:p>
          </table:table-cell>
          <table:table-cell office:value-type="float" office:value="0.0029069409">
            <text:p>0.0029069409</text:p>
          </table:table-cell>
          <table:table-cell office:value-type="float" office:value="0.002657643">
            <text:p>0.002657643</text:p>
          </table:table-cell>
          <table:table-cell office:value-type="float" office:value="0.0029286367">
            <text:p>0.0029286367</text:p>
          </table:table-cell>
          <table:table-cell office:value-type="float" office:value="0.0027458295">
            <text:p>0.0027458295</text:p>
          </table:table-cell>
          <table:table-cell office:value-type="float" office:value="0.0025171505">
            <text:p>0.0025171505</text:p>
          </table:table-cell>
          <table:table-cell office:value-type="float" office:value="0.0023588354">
            <text:p>0.0023588354</text:p>
          </table:table-cell>
          <table:table-cell office:value-type="float" office:value="0.002574186">
            <text:p>0.002574186</text:p>
          </table:table-cell>
          <table:table-cell office:value-type="float" office:value="0.0027205367">
            <text:p>0.0027205367</text:p>
          </table:table-cell>
          <table:table-cell office:value-type="float" office:value="0.0026729663">
            <text:p>0.0026729663</text:p>
          </table:table-cell>
          <table:table-cell office:value-type="float" office:value="0.002417058">
            <text:p>0.002417058</text:p>
          </table:table-cell>
          <table:table-cell office:value-type="float" office:value="0.0025718783">
            <text:p>0.0025718783</text:p>
          </table:table-cell>
          <table:table-cell office:value-type="float" office:value="0.0027451694">
            <text:p>0.0027451694</text:p>
          </table:table-cell>
          <table:table-cell office:value-type="float" office:value="0.0024884734">
            <text:p>0.0024884734</text:p>
          </table:table-cell>
          <table:table-cell office:value-type="float" office:value="0.0022588472">
            <text:p>0.0022588472</text:p>
          </table:table-cell>
          <table:table-cell office:value-type="float" office:value="0.0021483907">
            <text:p>0.0021483907</text:p>
          </table:table-cell>
          <table:table-cell office:value-type="float" office:value="0.002367598">
            <text:p>0.002367598</text:p>
          </table:table-cell>
          <table:table-cell office:value-type="float" office:value="0.002305529">
            <text:p>0.002305529</text:p>
          </table:table-cell>
          <table:table-cell office:value-type="float" office:value="0.002137786">
            <text:p>0.002137786</text:p>
          </table:table-cell>
          <table:table-cell office:value-type="float" office:value="0.0022830027">
            <text:p>0.0022830027</text:p>
          </table:table-cell>
          <table:table-cell office:value-type="float" office:value="0.002219814">
            <text:p>0.002219814</text:p>
          </table:table-cell>
          <table:table-cell office:value-type="float" office:value="0.0023198095">
            <text:p>0.0023198095</text:p>
          </table:table-cell>
          <table:table-cell office:value-type="float" office:value="0.002087353">
            <text:p>0.002087353</text:p>
          </table:table-cell>
          <table:table-cell office:value-type="float" office:value="0.0020689794">
            <text:p>0.0020689794</text:p>
          </table:table-cell>
          <table:table-cell office:value-type="float" office:value="0.001921957">
            <text:p>0.001921957</text:p>
          </table:table-cell>
          <table:table-cell office:value-type="float" office:value="0.001848451">
            <text:p>0.001848451</text:p>
          </table:table-cell>
          <table:table-cell office:value-type="float" office:value="0.0019027187">
            <text:p>0.0019027187</text:p>
          </table:table-cell>
          <table:table-cell office:value-type="float" office:value="0.0017903877">
            <text:p>0.0017903877</text:p>
          </table:table-cell>
          <table:table-cell office:value-type="float" office:value="0.0018134259">
            <text:p>0.0018134259</text:p>
          </table:table-cell>
          <table:table-cell office:value-type="float" office:value="0.0016648296">
            <text:p>0.0016648296</text:p>
          </table:table-cell>
          <table:table-cell office:value-type="float" office:value="0.0017230551">
            <text:p>0.0017230551</text:p>
          </table:table-cell>
          <table:table-cell office:value-type="float" office:value="0.0018103744">
            <text:p>0.0018103744</text:p>
          </table:table-cell>
          <table:table-cell office:value-type="float" office:value="0.001718767">
            <text:p>0.001718767</text:p>
          </table:table-cell>
          <table:table-cell office:value-type="float" office:value="0.0016306586">
            <text:p>0.0016306586</text:p>
          </table:table-cell>
          <table:table-cell office:value-type="float" office:value="0.0016457294">
            <text:p>0.0016457294</text:p>
          </table:table-cell>
          <table:table-cell office:value-type="float" office:value="0.0017725072">
            <text:p>0.0017725072</text:p>
          </table:table-cell>
          <table:table-cell office:value-type="float" office:value="0.0015155749">
            <text:p>0.0015155749</text:p>
          </table:table-cell>
          <table:table-cell office:value-type="float" office:value="0.0014175905">
            <text:p>0.0014175905</text:p>
          </table:table-cell>
          <table:table-cell office:value-type="float" office:value="0.0013685073">
            <text:p>0.0013685073</text:p>
          </table:table-cell>
          <table:table-cell office:value-type="float" office:value="0.0013679876">
            <text:p>0.0013679876</text:p>
          </table:table-cell>
          <table:table-cell office:value-type="float" office:value="0.0014003547">
            <text:p>0.0014003547</text:p>
          </table:table-cell>
          <table:table-cell office:value-type="float" office:value="0.0013239194">
            <text:p>0.0013239194</text:p>
          </table:table-cell>
          <table:table-cell office:value-type="float" office:value="0.0013261588">
            <text:p>0.0013261588</text:p>
          </table:table-cell>
          <table:table-cell office:value-type="float" office:value="0.0013119571">
            <text:p>0.0013119571</text:p>
          </table:table-cell>
          <table:table-cell office:value-type="float" office:value="0.0013512371">
            <text:p>0.0013512371</text:p>
          </table:table-cell>
          <table:table-cell office:value-type="float" office:value="0.0012887679">
            <text:p>0.0012887679</text:p>
          </table:table-cell>
          <table:table-cell office:value-type="float" office:value="0.0012121199">
            <text:p>0.0012121199</text:p>
          </table:table-cell>
          <table:table-cell office:value-type="float" office:value="0.0011795093">
            <text:p>0.0011795093</text:p>
          </table:table-cell>
          <table:table-cell office:value-type="float" office:value="0.0011802264">
            <text:p>0.0011802264</text:p>
          </table:table-cell>
          <table:table-cell office:value-type="float" office:value="0.0011544465">
            <text:p>0.0011544465</text:p>
          </table:table-cell>
          <table:table-cell office:value-type="float" office:value="0.0011282453">
            <text:p>0.0011282453</text:p>
          </table:table-cell>
          <table:table-cell office:value-type="float" office:value="0.0011391084">
            <text:p>0.0011391084</text:p>
          </table:table-cell>
          <table:table-cell table:style-name="Default" office:value-type="float" office:value="0.0011057279">
            <text:p>0.0011057279</text:p>
          </table:table-cell>
          <table:table-cell table:style-name="Default" office:value-type="float" office:value="0.0011281122">
            <text:p>0.0011281122</text:p>
          </table:table-cell>
          <table:table-cell table:style-name="Default" office:value-type="float" office:value="0.0011333721">
            <text:p>0.0011333721</text:p>
          </table:table-cell>
          <table:table-cell table:style-name="Default" office:value-type="float" office:value="0.001062706">
            <text:p>0.001062706</text:p>
          </table:table-cell>
          <table:table-cell table:style-name="Default" office:value-type="float" office:value="0.0010526456">
            <text:p>0.0010526456</text:p>
          </table:table-cell>
          <table:table-cell table:style-name="Default" office:value-type="float" office:value="0.0011034483">
            <text:p>0.0011034483</text:p>
          </table:table-cell>
          <table:table-cell table:style-name="Default" office:value-type="float" office:value="0.001125504">
            <text:p>0.001125504</text:p>
          </table:table-cell>
          <table:table-cell table:style-name="Default" office:value-type="float" office:value="0.0010019101">
            <text:p>0.0010019101</text:p>
          </table:table-cell>
          <table:table-cell office:value-type="float" office:value="0.0009471789">
            <text:p>9.47E-004</text:p>
          </table:table-cell>
          <table:table-cell office:value-type="float" office:value="0.0009676326">
            <text:p>9.68E-004</text:p>
          </table:table-cell>
          <table:table-cell office:value-type="float" office:value="0.0009292313">
            <text:p>9.29E-004</text:p>
          </table:table-cell>
          <table:table-cell office:value-type="float" office:value="0.0009320738">
            <text:p>9.32E-004</text:p>
          </table:table-cell>
          <table:table-cell office:value-type="float" office:value="0.00090960355">
            <text:p>9.10E-004</text:p>
          </table:table-cell>
          <table:table-cell office:value-type="float" office:value="0.00086428685">
            <text:p>8.64E-004</text:p>
          </table:table-cell>
          <table:table-cell office:value-type="float" office:value="0.00074444007">
            <text:p>7.44E-004</text:p>
          </table:table-cell>
          <table:table-cell office:value-type="float" office:value="0.00059411494">
            <text:p>5.94E-004</text:p>
          </table:table-cell>
          <table:table-cell office:value-type="float" office:value="0.00052474">
            <text:p>5.25E-004</text:p>
          </table:table-cell>
          <table:table-cell office:value-type="float" office:value="0.00048274721">
            <text:p>4.83E-004</text:p>
          </table:table-cell>
          <table:table-cell office:value-type="float" office:value="0.00046693475">
            <text:p>4.67E-004</text:p>
          </table:table-cell>
          <table:table-cell office:value-type="float" office:value="0.00045351553">
            <text:p>4.54E-004</text:p>
          </table:table-cell>
          <table:table-cell office:value-type="float" office:value="0.00045131662">
            <text:p>4.51E-004</text:p>
          </table:table-cell>
          <table:table-cell office:value-type="float" office:value="0.00045187966">
            <text:p>4.52E-004</text:p>
          </table:table-cell>
          <table:table-cell office:value-type="float" office:value="0.00045376513">
            <text:p>4.54E-004</text:p>
          </table:table-cell>
          <table:table-cell office:value-type="float" office:value="0.00045469432">
            <text:p>4.55E-004</text:p>
          </table:table-cell>
          <table:table-cell office:value-type="float" office:value="0.0004551187">
            <text:p>4.55E-004</text:p>
          </table:table-cell>
          <table:table-cell office:value-type="float" office:value="0.00045581727">
            <text:p>4.56E-004</text:p>
          </table:table-cell>
          <table:table-cell office:value-type="float" office:value="0.0004575084">
            <text:p>4.58E-004</text:p>
          </table:table-cell>
          <table:table-cell office:value-type="float" office:value="0.00046018665">
            <text:p>4.60E-004</text:p>
          </table:table-cell>
          <table:table-cell office:value-type="float" office:value="0.00046133957">
            <text:p>4.61E-004</text:p>
          </table:table-cell>
          <table:table-cell office:value-type="float" office:value="0.0004618633">
            <text:p>4.62E-004</text:p>
          </table:table-cell>
          <table:table-cell office:value-type="float" office:value="0.00046274878">
            <text:p>4.63E-004</text:p>
          </table:table-cell>
          <table:table-cell office:value-type="float" office:value="0.0004659115">
            <text:p>4.66E-004</text:p>
          </table:table-cell>
          <table:table-cell office:value-type="float" office:value="0.00046725982">
            <text:p>4.67E-004</text:p>
          </table:table-cell>
          <table:table-cell office:value-type="float" office:value="0.00046793502">
            <text:p>4.68E-004</text:p>
          </table:table-cell>
          <table:table-cell office:value-type="float" office:value="0.0004692478">
            <text:p>4.69E-004</text:p>
          </table:table-cell>
          <table:table-cell/>
        </table:table-row>
        <table:table-row table:style-name="ro1">
          <table:table-cell office:value-type="string">
            <text:p>/mnt/share/Music/Albums/Al DiMeola/Al DiMeola - Casino/06 - Casino.mp3</text:p>
          </table:table-cell>
          <table:table-cell office:value-type="float" office:value="0.03417766">
            <text:p>0.03417766</text:p>
          </table:table-cell>
          <table:table-cell office:value-type="float" office:value="0.05618617">
            <text:p>0.05618617</text:p>
          </table:table-cell>
          <table:table-cell office:value-type="float" office:value="0.06092108">
            <text:p>0.06092108</text:p>
          </table:table-cell>
          <table:table-cell office:value-type="float" office:value="0.04881782">
            <text:p>0.04881782</text:p>
          </table:table-cell>
          <table:table-cell office:value-type="float" office:value="0.026113795">
            <text:p>0.026113795</text:p>
          </table:table-cell>
          <table:table-cell office:value-type="float" office:value="0.028094705">
            <text:p>0.028094705</text:p>
          </table:table-cell>
          <table:table-cell office:value-type="float" office:value="0.020077832">
            <text:p>0.020077832</text:p>
          </table:table-cell>
          <table:table-cell office:value-type="float" office:value="0.01997258">
            <text:p>0.01997258</text:p>
          </table:table-cell>
          <table:table-cell office:value-type="float" office:value="0.011866048">
            <text:p>0.011866048</text:p>
          </table:table-cell>
          <table:table-cell office:value-type="float" office:value="0.012306338">
            <text:p>0.012306338</text:p>
          </table:table-cell>
          <table:table-cell office:value-type="float" office:value="0.011292398">
            <text:p>0.011292398</text:p>
          </table:table-cell>
          <table:table-cell office:value-type="float" office:value="0.0141047435">
            <text:p>0.0141047435</text:p>
          </table:table-cell>
          <table:table-cell office:value-type="float" office:value="0.009655789">
            <text:p>0.009655789</text:p>
          </table:table-cell>
          <table:table-cell office:value-type="float" office:value="0.009680294">
            <text:p>0.009680294</text:p>
          </table:table-cell>
          <table:table-cell office:value-type="float" office:value="0.00777189">
            <text:p>0.00777189</text:p>
          </table:table-cell>
          <table:table-cell office:value-type="float" office:value="0.011547736">
            <text:p>0.011547736</text:p>
          </table:table-cell>
          <table:table-cell office:value-type="float" office:value="0.00567711">
            <text:p>0.00567711</text:p>
          </table:table-cell>
          <table:table-cell office:value-type="float" office:value="0.0076980605">
            <text:p>0.0076980605</text:p>
          </table:table-cell>
          <table:table-cell office:value-type="float" office:value="0.0077244667">
            <text:p>0.0077244667</text:p>
          </table:table-cell>
          <table:table-cell office:value-type="float" office:value="0.00955166">
            <text:p>0.00955166</text:p>
          </table:table-cell>
          <table:table-cell office:value-type="float" office:value="0.01313447">
            <text:p>0.01313447</text:p>
          </table:table-cell>
          <table:table-cell office:value-type="float" office:value="0.006092594">
            <text:p>0.006092594</text:p>
          </table:table-cell>
          <table:table-cell office:value-type="float" office:value="0.0077330684">
            <text:p>0.0077330684</text:p>
          </table:table-cell>
          <table:table-cell office:value-type="float" office:value="0.009668842">
            <text:p>0.009668842</text:p>
          </table:table-cell>
          <table:table-cell office:value-type="float" office:value="0.008045309">
            <text:p>0.008045309</text:p>
          </table:table-cell>
          <table:table-cell office:value-type="float" office:value="0.00810702">
            <text:p>0.00810702</text:p>
          </table:table-cell>
          <table:table-cell office:value-type="float" office:value="0.0071479073">
            <text:p>0.0071479073</text:p>
          </table:table-cell>
          <table:table-cell office:value-type="float" office:value="0.010428986">
            <text:p>0.010428986</text:p>
          </table:table-cell>
          <table:table-cell office:value-type="float" office:value="0.009553742">
            <text:p>0.009553742</text:p>
          </table:table-cell>
          <table:table-cell office:value-type="float" office:value="0.0074448725">
            <text:p>0.0074448725</text:p>
          </table:table-cell>
          <table:table-cell office:value-type="float" office:value="0.009798323">
            <text:p>0.009798323</text:p>
          </table:table-cell>
          <table:table-cell office:value-type="float" office:value="0.007295736">
            <text:p>0.007295736</text:p>
          </table:table-cell>
          <table:table-cell office:value-type="float" office:value="0.008872743">
            <text:p>0.008872743</text:p>
          </table:table-cell>
          <table:table-cell office:value-type="float" office:value="0.0069223675">
            <text:p>0.0069223675</text:p>
          </table:table-cell>
          <table:table-cell office:value-type="float" office:value="0.01204408">
            <text:p>0.01204408</text:p>
          </table:table-cell>
          <table:table-cell office:value-type="float" office:value="0.005897592">
            <text:p>0.005897592</text:p>
          </table:table-cell>
          <table:table-cell office:value-type="float" office:value="0.0077881985">
            <text:p>0.0077881985</text:p>
          </table:table-cell>
          <table:table-cell office:value-type="float" office:value="0.005292455">
            <text:p>0.005292455</text:p>
          </table:table-cell>
          <table:table-cell office:value-type="float" office:value="0.009383367">
            <text:p>0.009383367</text:p>
          </table:table-cell>
          <table:table-cell office:value-type="float" office:value="0.0059349854">
            <text:p>0.0059349854</text:p>
          </table:table-cell>
          <table:table-cell office:value-type="float" office:value="0.008927301">
            <text:p>0.008927301</text:p>
          </table:table-cell>
          <table:table-cell office:value-type="float" office:value="0.008976638">
            <text:p>0.008976638</text:p>
          </table:table-cell>
          <table:table-cell office:value-type="float" office:value="0.0072623068">
            <text:p>0.0072623068</text:p>
          </table:table-cell>
          <table:table-cell office:value-type="float" office:value="0.0070824535">
            <text:p>0.0070824535</text:p>
          </table:table-cell>
          <table:table-cell office:value-type="float" office:value="0.0054823733">
            <text:p>0.0054823733</text:p>
          </table:table-cell>
          <table:table-cell office:value-type="float" office:value="0.0075924634">
            <text:p>0.0075924634</text:p>
          </table:table-cell>
          <table:table-cell office:value-type="float" office:value="0.00751253">
            <text:p>0.00751253</text:p>
          </table:table-cell>
          <table:table-cell office:value-type="float" office:value="0.005446988">
            <text:p>0.005446988</text:p>
          </table:table-cell>
          <table:table-cell office:value-type="float" office:value="0.005759296">
            <text:p>0.005759296</text:p>
          </table:table-cell>
          <table:table-cell office:value-type="float" office:value="0.0058633215">
            <text:p>0.0058633215</text:p>
          </table:table-cell>
          <table:table-cell office:value-type="float" office:value="0.0053745904">
            <text:p>0.0053745904</text:p>
          </table:table-cell>
          <table:table-cell office:value-type="float" office:value="0.0068856925">
            <text:p>0.0068856925</text:p>
          </table:table-cell>
          <table:table-cell office:value-type="float" office:value="0.00802142">
            <text:p>0.00802142</text:p>
          </table:table-cell>
          <table:table-cell office:value-type="float" office:value="0.0077395686">
            <text:p>0.0077395686</text:p>
          </table:table-cell>
          <table:table-cell office:value-type="float" office:value="0.007960053">
            <text:p>0.007960053</text:p>
          </table:table-cell>
          <table:table-cell office:value-type="float" office:value="0.00592833">
            <text:p>0.00592833</text:p>
          </table:table-cell>
          <table:table-cell office:value-type="float" office:value="0.006089974">
            <text:p>0.006089974</text:p>
          </table:table-cell>
          <table:table-cell office:value-type="float" office:value="0.006624476">
            <text:p>0.006624476</text:p>
          </table:table-cell>
          <table:table-cell office:value-type="float" office:value="0.0049356925">
            <text:p>0.0049356925</text:p>
          </table:table-cell>
          <table:table-cell office:value-type="float" office:value="0.005149043">
            <text:p>0.005149043</text:p>
          </table:table-cell>
          <table:table-cell office:value-type="float" office:value="0.0052189687">
            <text:p>0.0052189687</text:p>
          </table:table-cell>
          <table:table-cell office:value-type="float" office:value="0.0063192467">
            <text:p>0.0063192467</text:p>
          </table:table-cell>
          <table:table-cell office:value-type="float" office:value="0.005160537">
            <text:p>0.005160537</text:p>
          </table:table-cell>
          <table:table-cell office:value-type="float" office:value="0.005053416">
            <text:p>0.005053416</text:p>
          </table:table-cell>
          <table:table-cell office:value-type="float" office:value="0.006218108">
            <text:p>0.006218108</text:p>
          </table:table-cell>
          <table:table-cell office:value-type="float" office:value="0.006381504">
            <text:p>0.006381504</text:p>
          </table:table-cell>
          <table:table-cell office:value-type="float" office:value="0.006207533">
            <text:p>0.006207533</text:p>
          </table:table-cell>
          <table:table-cell office:value-type="float" office:value="0.005092028">
            <text:p>0.005092028</text:p>
          </table:table-cell>
          <table:table-cell office:value-type="float" office:value="0.009143387">
            <text:p>0.009143387</text:p>
          </table:table-cell>
          <table:table-cell office:value-type="float" office:value="0.0072598737">
            <text:p>0.0072598737</text:p>
          </table:table-cell>
          <table:table-cell office:value-type="float" office:value="0.005302001">
            <text:p>0.005302001</text:p>
          </table:table-cell>
          <table:table-cell office:value-type="float" office:value="0.00545686">
            <text:p>0.00545686</text:p>
          </table:table-cell>
          <table:table-cell office:value-type="float" office:value="0.005507005">
            <text:p>0.005507005</text:p>
          </table:table-cell>
          <table:table-cell office:value-type="float" office:value="0.0051272996">
            <text:p>0.0051272996</text:p>
          </table:table-cell>
          <table:table-cell office:value-type="float" office:value="0.0047677807">
            <text:p>0.0047677807</text:p>
          </table:table-cell>
          <table:table-cell office:value-type="float" office:value="0.0048780474">
            <text:p>0.0048780474</text:p>
          </table:table-cell>
          <table:table-cell office:value-type="float" office:value="0.005183597">
            <text:p>0.005183597</text:p>
          </table:table-cell>
          <table:table-cell office:value-type="float" office:value="0.0054661394">
            <text:p>0.0054661394</text:p>
          </table:table-cell>
          <table:table-cell office:value-type="float" office:value="0.0050080633">
            <text:p>0.0050080633</text:p>
          </table:table-cell>
          <table:table-cell office:value-type="float" office:value="0.0049864603">
            <text:p>0.0049864603</text:p>
          </table:table-cell>
          <table:table-cell office:value-type="float" office:value="0.0050214226">
            <text:p>0.0050214226</text:p>
          </table:table-cell>
          <table:table-cell office:value-type="float" office:value="0.00708342">
            <text:p>0.00708342</text:p>
          </table:table-cell>
          <table:table-cell office:value-type="float" office:value="0.00521055">
            <text:p>0.00521055</text:p>
          </table:table-cell>
          <table:table-cell office:value-type="float" office:value="0.005337844">
            <text:p>0.005337844</text:p>
          </table:table-cell>
          <table:table-cell office:value-type="float" office:value="0.0044243727">
            <text:p>0.0044243727</text:p>
          </table:table-cell>
          <table:table-cell office:value-type="float" office:value="0.0045246165">
            <text:p>0.0045246165</text:p>
          </table:table-cell>
          <table:table-cell office:value-type="float" office:value="0.0042491658">
            <text:p>0.0042491658</text:p>
          </table:table-cell>
          <table:table-cell office:value-type="float" office:value="0.0051637273">
            <text:p>0.0051637273</text:p>
          </table:table-cell>
          <table:table-cell office:value-type="float" office:value="0.0044419123">
            <text:p>0.0044419123</text:p>
          </table:table-cell>
          <table:table-cell office:value-type="float" office:value="0.004035274">
            <text:p>0.004035274</text:p>
          </table:table-cell>
          <table:table-cell office:value-type="float" office:value="0.004232888">
            <text:p>0.004232888</text:p>
          </table:table-cell>
          <table:table-cell office:value-type="float" office:value="0.0054068244">
            <text:p>0.0054068244</text:p>
          </table:table-cell>
          <table:table-cell office:value-type="float" office:value="0.005002066">
            <text:p>0.005002066</text:p>
          </table:table-cell>
          <table:table-cell office:value-type="float" office:value="0.0044025606">
            <text:p>0.0044025606</text:p>
          </table:table-cell>
          <table:table-cell office:value-type="float" office:value="0.0045009633">
            <text:p>0.0045009633</text:p>
          </table:table-cell>
          <table:table-cell office:value-type="float" office:value="0.0042072916">
            <text:p>0.0042072916</text:p>
          </table:table-cell>
          <table:table-cell office:value-type="float" office:value="0.003995797">
            <text:p>0.003995797</text:p>
          </table:table-cell>
          <table:table-cell office:value-type="float" office:value="0.0046185097">
            <text:p>0.0046185097</text:p>
          </table:table-cell>
          <table:table-cell office:value-type="float" office:value="0.0045577013">
            <text:p>0.0045577013</text:p>
          </table:table-cell>
          <table:table-cell office:value-type="float" office:value="0.0047298362">
            <text:p>0.0047298362</text:p>
          </table:table-cell>
          <table:table-cell office:value-type="float" office:value="0.0051575163">
            <text:p>0.0051575163</text:p>
          </table:table-cell>
          <table:table-cell office:value-type="float" office:value="0.0042421557">
            <text:p>0.0042421557</text:p>
          </table:table-cell>
          <table:table-cell office:value-type="float" office:value="0.003795139">
            <text:p>0.003795139</text:p>
          </table:table-cell>
          <table:table-cell office:value-type="float" office:value="0.0054461425">
            <text:p>0.0054461425</text:p>
          </table:table-cell>
          <table:table-cell office:value-type="float" office:value="0.005386184">
            <text:p>0.005386184</text:p>
          </table:table-cell>
          <table:table-cell office:value-type="float" office:value="0.0031298555">
            <text:p>0.0031298555</text:p>
          </table:table-cell>
          <table:table-cell office:value-type="float" office:value="0.00399625">
            <text:p>0.00399625</text:p>
          </table:table-cell>
          <table:table-cell office:value-type="float" office:value="0.004669743">
            <text:p>0.004669743</text:p>
          </table:table-cell>
          <table:table-cell office:value-type="float" office:value="0.004724657">
            <text:p>0.004724657</text:p>
          </table:table-cell>
          <table:table-cell office:value-type="float" office:value="0.0036772727">
            <text:p>0.0036772727</text:p>
          </table:table-cell>
          <table:table-cell office:value-type="float" office:value="0.004337807">
            <text:p>0.004337807</text:p>
          </table:table-cell>
          <table:table-cell office:value-type="float" office:value="0.003580542">
            <text:p>0.003580542</text:p>
          </table:table-cell>
          <table:table-cell office:value-type="float" office:value="0.0045434413">
            <text:p>0.0045434413</text:p>
          </table:table-cell>
          <table:table-cell office:value-type="float" office:value="0.005215155">
            <text:p>0.005215155</text:p>
          </table:table-cell>
          <table:table-cell office:value-type="float" office:value="0.00373321">
            <text:p>0.00373321</text:p>
          </table:table-cell>
          <table:table-cell office:value-type="float" office:value="0.0046560974">
            <text:p>0.0046560974</text:p>
          </table:table-cell>
          <table:table-cell office:value-type="float" office:value="0.003826432">
            <text:p>0.003826432</text:p>
          </table:table-cell>
          <table:table-cell office:value-type="float" office:value="0.0037166264">
            <text:p>0.0037166264</text:p>
          </table:table-cell>
          <table:table-cell office:value-type="float" office:value="0.0033862633">
            <text:p>0.0033862633</text:p>
          </table:table-cell>
          <table:table-cell office:value-type="float" office:value="0.0037890736">
            <text:p>0.0037890736</text:p>
          </table:table-cell>
          <table:table-cell office:value-type="float" office:value="0.0038699964">
            <text:p>0.0038699964</text:p>
          </table:table-cell>
          <table:table-cell office:value-type="float" office:value="0.004617463">
            <text:p>0.004617463</text:p>
          </table:table-cell>
          <table:table-cell office:value-type="float" office:value="0.004687917">
            <text:p>0.004687917</text:p>
          </table:table-cell>
          <table:table-cell office:value-type="float" office:value="0.004077413">
            <text:p>0.004077413</text:p>
          </table:table-cell>
          <table:table-cell office:value-type="float" office:value="0.0030044273">
            <text:p>0.0030044273</text:p>
          </table:table-cell>
          <table:table-cell office:value-type="float" office:value="0.0032304905">
            <text:p>0.0032304905</text:p>
          </table:table-cell>
          <table:table-cell office:value-type="float" office:value="0.0032641238">
            <text:p>0.0032641238</text:p>
          </table:table-cell>
          <table:table-cell office:value-type="float" office:value="0.0037657053">
            <text:p>0.0037657053</text:p>
          </table:table-cell>
          <table:table-cell office:value-type="float" office:value="0.0035431897">
            <text:p>0.0035431897</text:p>
          </table:table-cell>
          <table:table-cell office:value-type="float" office:value="0.0037719484">
            <text:p>0.0037719484</text:p>
          </table:table-cell>
          <table:table-cell office:value-type="float" office:value="0.0026718762">
            <text:p>0.0026718762</text:p>
          </table:table-cell>
          <table:table-cell office:value-type="float" office:value="0.003952585">
            <text:p>0.003952585</text:p>
          </table:table-cell>
          <table:table-cell office:value-type="float" office:value="0.0035655845">
            <text:p>0.0035655845</text:p>
          </table:table-cell>
          <table:table-cell office:value-type="float" office:value="0.0033615718">
            <text:p>0.0033615718</text:p>
          </table:table-cell>
          <table:table-cell office:value-type="float" office:value="0.002605473">
            <text:p>0.002605473</text:p>
          </table:table-cell>
          <table:table-cell office:value-type="float" office:value="0.0034019228">
            <text:p>0.0034019228</text:p>
          </table:table-cell>
          <table:table-cell office:value-type="float" office:value="0.0031009684">
            <text:p>0.0031009684</text:p>
          </table:table-cell>
          <table:table-cell office:value-type="float" office:value="0.0026109272">
            <text:p>0.0026109272</text:p>
          </table:table-cell>
          <table:table-cell office:value-type="float" office:value="0.0031203781">
            <text:p>0.0031203781</text:p>
          </table:table-cell>
          <table:table-cell office:value-type="float" office:value="0.0032113953">
            <text:p>0.0032113953</text:p>
          </table:table-cell>
          <table:table-cell office:value-type="float" office:value="0.0022005935">
            <text:p>0.0022005935</text:p>
          </table:table-cell>
          <table:table-cell office:value-type="float" office:value="0.00237943">
            <text:p>0.00237943</text:p>
          </table:table-cell>
          <table:table-cell office:value-type="float" office:value="0.002849453">
            <text:p>0.002849453</text:p>
          </table:table-cell>
          <table:table-cell office:value-type="float" office:value="0.002478458">
            <text:p>0.002478458</text:p>
          </table:table-cell>
          <table:table-cell office:value-type="float" office:value="0.0030505052">
            <text:p>0.0030505052</text:p>
          </table:table-cell>
          <table:table-cell office:value-type="float" office:value="0.0031504142">
            <text:p>0.0031504142</text:p>
          </table:table-cell>
          <table:table-cell office:value-type="float" office:value="0.0031546203">
            <text:p>0.0031546203</text:p>
          </table:table-cell>
          <table:table-cell office:value-type="float" office:value="0.0023833371">
            <text:p>0.0023833371</text:p>
          </table:table-cell>
          <table:table-cell office:value-type="float" office:value="0.0024748263">
            <text:p>0.0024748263</text:p>
          </table:table-cell>
          <table:table-cell office:value-type="float" office:value="0.0019714395">
            <text:p>0.0019714395</text:p>
          </table:table-cell>
          <table:table-cell office:value-type="float" office:value="0.0021255345">
            <text:p>0.0021255345</text:p>
          </table:table-cell>
          <table:table-cell office:value-type="float" office:value="0.0019615272">
            <text:p>0.0019615272</text:p>
          </table:table-cell>
          <table:table-cell office:value-type="float" office:value="0.0028326262">
            <text:p>0.0028326262</text:p>
          </table:table-cell>
          <table:table-cell office:value-type="float" office:value="0.0021706298">
            <text:p>0.0021706298</text:p>
          </table:table-cell>
          <table:table-cell office:value-type="float" office:value="0.0017163808">
            <text:p>0.0017163808</text:p>
          </table:table-cell>
          <table:table-cell office:value-type="float" office:value="0.0019728201">
            <text:p>0.0019728201</text:p>
          </table:table-cell>
          <table:table-cell office:value-type="float" office:value="0.0019694206">
            <text:p>0.0019694206</text:p>
          </table:table-cell>
          <table:table-cell office:value-type="float" office:value="0.0017638522">
            <text:p>0.0017638522</text:p>
          </table:table-cell>
          <table:table-cell office:value-type="float" office:value="0.0016525247">
            <text:p>0.0016525247</text:p>
          </table:table-cell>
          <table:table-cell office:value-type="float" office:value="0.0017635999">
            <text:p>0.0017635999</text:p>
          </table:table-cell>
          <table:table-cell office:value-type="float" office:value="0.0017489436">
            <text:p>0.0017489436</text:p>
          </table:table-cell>
          <table:table-cell office:value-type="float" office:value="0.00181558">
            <text:p>0.00181558</text:p>
          </table:table-cell>
          <table:table-cell office:value-type="float" office:value="0.0016122772">
            <text:p>0.0016122772</text:p>
          </table:table-cell>
          <table:table-cell office:value-type="float" office:value="0.0017624288">
            <text:p>0.0017624288</text:p>
          </table:table-cell>
          <table:table-cell office:value-type="float" office:value="0.0019489486">
            <text:p>0.0019489486</text:p>
          </table:table-cell>
          <table:table-cell office:value-type="float" office:value="0.0015297133">
            <text:p>0.0015297133</text:p>
          </table:table-cell>
          <table:table-cell office:value-type="float" office:value="0.0014171759">
            <text:p>0.0014171759</text:p>
          </table:table-cell>
          <table:table-cell office:value-type="float" office:value="0.001537026">
            <text:p>0.001537026</text:p>
          </table:table-cell>
          <table:table-cell office:value-type="float" office:value="0.001618951">
            <text:p>0.001618951</text:p>
          </table:table-cell>
          <table:table-cell office:value-type="float" office:value="0.0016669973">
            <text:p>0.0016669973</text:p>
          </table:table-cell>
          <table:table-cell office:value-type="float" office:value="0.0013120831">
            <text:p>0.0013120831</text:p>
          </table:table-cell>
          <table:table-cell office:value-type="float" office:value="0.0012864602">
            <text:p>0.0012864602</text:p>
          </table:table-cell>
          <table:table-cell office:value-type="float" office:value="0.0015304056">
            <text:p>0.0015304056</text:p>
          </table:table-cell>
          <table:table-cell office:value-type="float" office:value="0.0015417959">
            <text:p>0.0015417959</text:p>
          </table:table-cell>
          <table:table-cell office:value-type="float" office:value="0.0013382868">
            <text:p>0.0013382868</text:p>
          </table:table-cell>
          <table:table-cell office:value-type="float" office:value="0.001383932">
            <text:p>0.001383932</text:p>
          </table:table-cell>
          <table:table-cell office:value-type="float" office:value="0.0013273442">
            <text:p>0.0013273442</text:p>
          </table:table-cell>
          <table:table-cell office:value-type="float" office:value="0.0013272924">
            <text:p>0.0013272924</text:p>
          </table:table-cell>
          <table:table-cell office:value-type="float" office:value="0.0012596331">
            <text:p>0.0012596331</text:p>
          </table:table-cell>
          <table:table-cell office:value-type="float" office:value="0.0013252466">
            <text:p>0.0013252466</text:p>
          </table:table-cell>
          <table:table-cell office:value-type="float" office:value="0.0012368275">
            <text:p>0.0012368275</text:p>
          </table:table-cell>
          <table:table-cell office:value-type="float" office:value="0.0012164526">
            <text:p>0.0012164526</text:p>
          </table:table-cell>
          <table:table-cell office:value-type="float" office:value="0.0012648504">
            <text:p>0.0012648504</text:p>
          </table:table-cell>
          <table:table-cell office:value-type="float" office:value="0.001119429">
            <text:p>0.001119429</text:p>
          </table:table-cell>
          <table:table-cell office:value-type="float" office:value="0.001140955">
            <text:p>0.001140955</text:p>
          </table:table-cell>
          <table:table-cell office:value-type="float" office:value="0.0010966649">
            <text:p>0.0010966649</text:p>
          </table:table-cell>
          <table:table-cell office:value-type="float" office:value="0.0011437308">
            <text:p>0.0011437308</text:p>
          </table:table-cell>
          <table:table-cell office:value-type="float" office:value="0.0011443014">
            <text:p>0.0011443014</text:p>
          </table:table-cell>
          <table:table-cell office:value-type="float" office:value="0.00101135">
            <text:p>0.00101135</text:p>
          </table:table-cell>
          <table:table-cell office:value-type="float" office:value="0.0010213637">
            <text:p>0.0010213637</text:p>
          </table:table-cell>
          <table:table-cell office:value-type="float" office:value="0.0011205843">
            <text:p>0.0011205843</text:p>
          </table:table-cell>
          <table:table-cell office:value-type="float" office:value="0.0011079577">
            <text:p>0.0011079577</text:p>
          </table:table-cell>
          <table:table-cell office:value-type="float" office:value="0.001011109">
            <text:p>0.001011109</text:p>
          </table:table-cell>
          <table:table-cell office:value-type="float" office:value="0.0010167824">
            <text:p>0.0010167824</text:p>
          </table:table-cell>
          <table:table-cell table:style-name="ce1" office:value-type="float" office:value="0.00089130463">
            <text:p>8.91E-004</text:p>
          </table:table-cell>
          <table:table-cell table:style-name="ce1" office:value-type="float" office:value="0.00090458425">
            <text:p>9.05E-004</text:p>
          </table:table-cell>
          <table:table-cell table:style-name="ce1" office:value-type="float" office:value="0.000970326">
            <text:p>9.70E-004</text:p>
          </table:table-cell>
          <table:table-cell table:style-name="ce1" office:value-type="float" office:value="0.00089600676">
            <text:p>8.96E-004</text:p>
          </table:table-cell>
          <table:table-cell table:style-name="ce1" office:value-type="float" office:value="0.00090162805">
            <text:p>9.02E-004</text:p>
          </table:table-cell>
          <table:table-cell table:style-name="ce1" office:value-type="float" office:value="0.0009078948">
            <text:p>9.08E-004</text:p>
          </table:table-cell>
          <table:table-cell table:style-name="ce1" office:value-type="float" office:value="0.0009582899">
            <text:p>9.58E-004</text:p>
          </table:table-cell>
          <table:table-cell table:style-name="ce1" office:value-type="float" office:value="0.00090227224">
            <text:p>9.02E-004</text:p>
          </table:table-cell>
          <table:table-cell table:style-name="ce1" office:value-type="float" office:value="0.00089379103">
            <text:p>8.94E-004</text:p>
          </table:table-cell>
          <table:table-cell table:style-name="ce1" office:value-type="float" office:value="0.0008874849">
            <text:p>8.87E-004</text:p>
          </table:table-cell>
          <table:table-cell table:style-name="ce1" office:value-type="float" office:value="0.0008340582">
            <text:p>8.34E-004</text:p>
          </table:table-cell>
          <table:table-cell table:style-name="ce1" office:value-type="float" office:value="0.00088400254">
            <text:p>8.84E-004</text:p>
          </table:table-cell>
          <table:table-cell table:style-name="ce1" office:value-type="float" office:value="0.0008510002">
            <text:p>8.51E-004</text:p>
          </table:table-cell>
          <table:table-cell table:style-name="ce1" office:value-type="float" office:value="0.0008099367">
            <text:p>8.10E-004</text:p>
          </table:table-cell>
          <table:table-cell table:style-name="ce1" office:value-type="float" office:value="0.00077323336">
            <text:p>7.73E-004</text:p>
          </table:table-cell>
          <table:table-cell table:style-name="ce1" office:value-type="float" office:value="0.00074827444">
            <text:p>7.48E-004</text:p>
          </table:table-cell>
          <table:table-cell table:style-name="ce1" office:value-type="float" office:value="0.00078355975">
            <text:p>7.84E-004</text:p>
          </table:table-cell>
          <table:table-cell table:style-name="ce1" office:value-type="float" office:value="0.00078706344">
            <text:p>7.87E-004</text:p>
          </table:table-cell>
          <table:table-cell table:style-name="ce1" office:value-type="float" office:value="0.0007629397">
            <text:p>7.63E-004</text:p>
          </table:table-cell>
          <table:table-cell table:style-name="ce1" office:value-type="float" office:value="0.0007666027">
            <text:p>7.67E-004</text:p>
          </table:table-cell>
          <table:table-cell table:style-name="ce1" office:value-type="float" office:value="0.00072783756">
            <text:p>7.28E-004</text:p>
          </table:table-cell>
          <table:table-cell table:style-name="ce1" office:value-type="float" office:value="0.0007462542">
            <text:p>7.46E-004</text:p>
          </table:table-cell>
          <table:table-cell table:style-name="ce1" office:value-type="float" office:value="0.0007303543">
            <text:p>7.30E-004</text:p>
          </table:table-cell>
          <table:table-cell table:style-name="ce1" office:value-type="float" office:value="0.0007050464">
            <text:p>7.05E-004</text:p>
          </table:table-cell>
          <table:table-cell table:style-name="ce1" office:value-type="float" office:value="0.00071082835">
            <text:p>7.11E-004</text:p>
          </table:table-cell>
          <table:table-cell table:style-name="ce1" office:value-type="float" office:value="0.00068648974">
            <text:p>6.86E-004</text:p>
          </table:table-cell>
          <table:table-cell office:value-type="float" office:value="0.0006832422">
            <text:p>6.83E-004</text:p>
          </table:table-cell>
          <table:table-cell office:value-type="float" office:value="0.0006580072">
            <text:p>6.58E-004</text:p>
          </table:table-cell>
          <table:table-cell office:value-type="float" office:value="0.00064881553">
            <text:p>6.49E-004</text:p>
          </table:table-cell>
          <table:table-cell office:value-type="float" office:value="0.000637087">
            <text:p>6.37E-004</text:p>
          </table:table-cell>
          <table:table-cell office:value-type="float" office:value="0.00064886484">
            <text:p>6.49E-004</text:p>
          </table:table-cell>
          <table:table-cell office:value-type="float" office:value="0.0006669183">
            <text:p>6.67E-004</text:p>
          </table:table-cell>
          <table:table-cell office:value-type="float" office:value="0.00065247674">
            <text:p>6.52E-004</text:p>
          </table:table-cell>
          <table:table-cell office:value-type="float" office:value="0.0006178729">
            <text:p>6.18E-004</text:p>
          </table:table-cell>
          <table:table-cell office:value-type="float" office:value="0.0005864267">
            <text:p>5.86E-004</text:p>
          </table:table-cell>
          <table:table-cell office:value-type="float" office:value="0.0005825513">
            <text:p>5.83E-004</text:p>
          </table:table-cell>
          <table:table-cell office:value-type="float" office:value="0.0005839397">
            <text:p>5.84E-004</text:p>
          </table:table-cell>
          <table:table-cell office:value-type="float" office:value="0.00058910035">
            <text:p>5.89E-004</text:p>
          </table:table-cell>
          <table:table-cell office:value-type="float" office:value="0.0005938357">
            <text:p>5.94E-004</text:p>
          </table:table-cell>
          <table:table-cell office:value-type="float" office:value="0.0005682613">
            <text:p>5.68E-004</text:p>
          </table:table-cell>
          <table:table-cell office:value-type="float" office:value="0.00053692947">
            <text:p>5.37E-004</text:p>
          </table:table-cell>
          <table:table-cell office:value-type="float" office:value="0.0005008418">
            <text:p>5.01E-004</text:p>
          </table:table-cell>
          <table:table-cell office:value-type="float" office:value="0.00047538948">
            <text:p>4.75E-004</text:p>
          </table:table-cell>
          <table:table-cell office:value-type="float" office:value="0.0004681159">
            <text:p>4.68E-004</text:p>
          </table:table-cell>
          <table:table-cell office:value-type="float" office:value="0.00046832958">
            <text:p>4.68E-004</text:p>
          </table:table-cell>
          <table:table-cell office:value-type="float" office:value="0.0004676211">
            <text:p>4.68E-004</text:p>
          </table:table-cell>
          <table:table-cell office:value-type="float" office:value="0.00046796066">
            <text:p>4.68E-004</text:p>
          </table:table-cell>
          <table:table-cell office:value-type="float" office:value="0.00046913704">
            <text:p>4.69E-004</text:p>
          </table:table-cell>
          <table:table-cell office:value-type="float" office:value="0.0004715395">
            <text:p>4.72E-004</text:p>
          </table:table-cell>
          <table:table-cell office:value-type="float" office:value="0.0004731863">
            <text:p>4.73E-004</text:p>
          </table:table-cell>
          <table:table-cell office:value-type="float" office:value="0.00047402777">
            <text:p>4.74E-004</text:p>
          </table:table-cell>
          <table:table-cell office:value-type="float" office:value="0.00047529297">
            <text:p>4.75E-004</text:p>
          </table:table-cell>
          <table:table-cell office:value-type="float" office:value="0.00047693597">
            <text:p>4.77E-004</text:p>
          </table:table-cell>
          <table:table-cell office:value-type="float" office:value="0.00047973817">
            <text:p>4.80E-004</text:p>
          </table:table-cell>
          <table:table-cell office:value-type="float" office:value="0.00048070805">
            <text:p>4.81E-004</text:p>
          </table:table-cell>
          <table:table-cell office:value-type="float" office:value="0.00048180606">
            <text:p>4.82E-004</text:p>
          </table:table-cell>
          <table:table-cell office:value-type="float" office:value="0.00048305347">
            <text:p>4.83E-004</text:p>
          </table:table-cell>
          <table:table-cell office:value-type="float" office:value="0.00048639637">
            <text:p>4.86E-004</text:p>
          </table:table-cell>
          <table:table-cell office:value-type="float" office:value="0.0004876127">
            <text:p>4.88E-004</text:p>
          </table:table-cell>
          <table:table-cell office:value-type="float" office:value="0.0004885507">
            <text:p>4.89E-004</text:p>
          </table:table-cell>
          <table:table-cell office:value-type="float" office:value="0.00048997166">
            <text:p>4.90E-004</text:p>
          </table:table-cell>
          <table:table-cell/>
        </table:table-row>
        <table:table-row table:style-name="ro1">
          <table:table-cell office:value-type="string">
            <text:p>means</text:p>
          </table:table-cell>
          <table:table-cell table:formula="of:=AVERAGE([.B2:.B19])" office:value-type="float" office:value="0.0322658845277778">
            <text:p>0.0322658845</text:p>
          </table:table-cell>
          <table:table-cell table:formula="of:=AVERAGE([.C2:.C19])" office:value-type="float" office:value="0.0522226545555556">
            <text:p>0.0522226546</text:p>
          </table:table-cell>
          <table:table-cell table:formula="of:=AVERAGE([.D2:.D19])" office:value-type="float" office:value="0.0533261395">
            <text:p>0.0533261395</text:p>
          </table:table-cell>
          <table:table-cell table:formula="of:=AVERAGE([.E2:.E19])" office:value-type="float" office:value="0.0437428566111111">
            <text:p>0.0437428566</text:p>
          </table:table-cell>
          <table:table-cell table:formula="of:=AVERAGE([.F2:.F19])" office:value-type="float" office:value="0.0350761904444444">
            <text:p>0.0350761904</text:p>
          </table:table-cell>
          <table:table-cell table:formula="of:=AVERAGE([.G2:.G19])" office:value-type="float" office:value="0.0326658029444445">
            <text:p>0.0326658029</text:p>
          </table:table-cell>
          <table:table-cell table:formula="of:=AVERAGE([.H2:.H19])" office:value-type="float" office:value="0.02535596">
            <text:p>0.02535596</text:p>
          </table:table-cell>
          <table:table-cell table:formula="of:=AVERAGE([.I2:.I19])" office:value-type="float" office:value="0.0182556363333333">
            <text:p>0.0182556363</text:p>
          </table:table-cell>
          <table:table-cell table:formula="of:=AVERAGE([.J2:.J19])" office:value-type="float" office:value="0.0180738767833333">
            <text:p>0.0180738768</text:p>
          </table:table-cell>
          <table:table-cell table:formula="of:=AVERAGE([.K2:.K19])" office:value-type="float" office:value="0.0164407094888889">
            <text:p>0.0164407095</text:p>
          </table:table-cell>
          <table:table-cell table:formula="of:=AVERAGE([.L2:.L19])" office:value-type="float" office:value="0.0171909599444444">
            <text:p>0.0171909599</text:p>
          </table:table-cell>
          <table:table-cell table:formula="of:=AVERAGE([.M2:.M19])" office:value-type="float" office:value="0.0157787876944444">
            <text:p>0.0157787877</text:p>
          </table:table-cell>
          <table:table-cell table:formula="of:=AVERAGE([.N2:.N19])" office:value-type="float" office:value="0.0128560389166667">
            <text:p>0.0128560389</text:p>
          </table:table-cell>
          <table:table-cell table:formula="of:=AVERAGE([.O2:.O19])" office:value-type="float" office:value="0.0119151461833333">
            <text:p>0.0119151462</text:p>
          </table:table-cell>
          <table:table-cell table:formula="of:=AVERAGE([.P2:.P19])" office:value-type="float" office:value="0.00870578282777778">
            <text:p>0.0087057828</text:p>
          </table:table-cell>
          <table:table-cell table:formula="of:=AVERAGE([.Q2:.Q19])" office:value-type="float" office:value="0.0119459626444444">
            <text:p>0.0119459626</text:p>
          </table:table-cell>
          <table:table-cell table:formula="of:=AVERAGE([.R2:.R19])" office:value-type="float" office:value="0.00860666649444445">
            <text:p>0.0086066665</text:p>
          </table:table-cell>
          <table:table-cell table:formula="of:=AVERAGE([.S2:.S19])" office:value-type="float" office:value="0.0109352592166667">
            <text:p>0.0109352592</text:p>
          </table:table-cell>
          <table:table-cell table:formula="of:=AVERAGE([.T2:.T19])" office:value-type="float" office:value="0.00775442141666667">
            <text:p>0.0077544214</text:p>
          </table:table-cell>
          <table:table-cell table:formula="of:=AVERAGE([.U2:.U19])" office:value-type="float" office:value="0.00933653868888889">
            <text:p>0.0093365387</text:p>
          </table:table-cell>
          <table:table-cell table:formula="of:=AVERAGE([.V2:.V19])" office:value-type="float" office:value="0.0116200454444444">
            <text:p>0.0116200454</text:p>
          </table:table-cell>
          <table:table-cell table:formula="of:=AVERAGE([.W2:.W19])" office:value-type="float" office:value="0.00952618066111111">
            <text:p>0.0095261807</text:p>
          </table:table-cell>
          <table:table-cell table:formula="of:=AVERAGE([.X2:.X19])" office:value-type="float" office:value="0.00904745077777778">
            <text:p>0.0090474508</text:p>
          </table:table-cell>
          <table:table-cell table:formula="of:=AVERAGE([.Y2:.Y19])" office:value-type="float" office:value="0.00937861317222222">
            <text:p>0.0093786132</text:p>
          </table:table-cell>
          <table:table-cell table:formula="of:=AVERAGE([.Z2:.Z19])" office:value-type="float" office:value="0.00719395526666667">
            <text:p>0.0071939553</text:p>
          </table:table-cell>
          <table:table-cell table:formula="of:=AVERAGE([.AA2:.AA19])" office:value-type="float" office:value="0.0114378449388889">
            <text:p>0.0114378449</text:p>
          </table:table-cell>
          <table:table-cell table:formula="of:=AVERAGE([.AB2:.AB19])" office:value-type="float" office:value="0.0104739957055556">
            <text:p>0.0104739957</text:p>
          </table:table-cell>
          <table:table-cell table:formula="of:=AVERAGE([.AC2:.AC19])" office:value-type="float" office:value="0.0117430425666667">
            <text:p>0.0117430426</text:p>
          </table:table-cell>
          <table:table-cell table:formula="of:=AVERAGE([.AD2:.AD19])" office:value-type="float" office:value="0.0112281079111111">
            <text:p>0.0112281079</text:p>
          </table:table-cell>
          <table:table-cell table:formula="of:=AVERAGE([.AE2:.AE19])" office:value-type="float" office:value="0.00879522495">
            <text:p>0.008795225</text:p>
          </table:table-cell>
          <table:table-cell table:formula="of:=AVERAGE([.AF2:.AF19])" office:value-type="float" office:value="0.00985169846111111">
            <text:p>0.0098516985</text:p>
          </table:table-cell>
          <table:table-cell table:formula="of:=AVERAGE([.AG2:.AG19])" office:value-type="float" office:value="0.00731277630555555">
            <text:p>0.0073127763</text:p>
          </table:table-cell>
          <table:table-cell table:formula="of:=AVERAGE([.AH2:.AH19])" office:value-type="float" office:value="0.00930975592777778">
            <text:p>0.0093097559</text:p>
          </table:table-cell>
          <table:table-cell table:formula="of:=AVERAGE([.AI2:.AI19])" office:value-type="float" office:value="0.00742867045">
            <text:p>0.0074286705</text:p>
          </table:table-cell>
          <table:table-cell table:formula="of:=AVERAGE([.AJ2:.AJ19])" office:value-type="float" office:value="0.0112086493888889">
            <text:p>0.0112086494</text:p>
          </table:table-cell>
          <table:table-cell table:formula="of:=AVERAGE([.AK2:.AK19])" office:value-type="float" office:value="0.00623529138333333">
            <text:p>0.0062352914</text:p>
          </table:table-cell>
          <table:table-cell table:formula="of:=AVERAGE([.AL2:.AL19])" office:value-type="float" office:value="0.00840579577222222">
            <text:p>0.0084057958</text:p>
          </table:table-cell>
          <table:table-cell table:formula="of:=AVERAGE([.AM2:.AM19])" office:value-type="float" office:value="0.00682795237222222">
            <text:p>0.0068279524</text:p>
          </table:table-cell>
          <table:table-cell table:formula="of:=AVERAGE([.AN2:.AN19])" office:value-type="float" office:value="0.0108049067888889">
            <text:p>0.0108049068</text:p>
          </table:table-cell>
          <table:table-cell table:formula="of:=AVERAGE([.AO2:.AO19])" office:value-type="float" office:value="0.00736347911111111">
            <text:p>0.0073634791</text:p>
          </table:table-cell>
          <table:table-cell table:formula="of:=AVERAGE([.AP2:.AP19])" office:value-type="float" office:value="0.00807978973666667">
            <text:p>0.0080797897</text:p>
          </table:table-cell>
          <table:table-cell table:formula="of:=AVERAGE([.AQ2:.AQ19])" office:value-type="float" office:value="0.00751961933333333">
            <text:p>0.0075196193</text:p>
          </table:table-cell>
          <table:table-cell table:formula="of:=AVERAGE([.AR2:.AR19])" office:value-type="float" office:value="0.00758565885">
            <text:p>0.0075856589</text:p>
          </table:table-cell>
          <table:table-cell table:formula="of:=AVERAGE([.AS2:.AS19])" office:value-type="float" office:value="0.00798706516111111">
            <text:p>0.0079870652</text:p>
          </table:table-cell>
          <table:table-cell table:formula="of:=AVERAGE([.AT2:.AT19])" office:value-type="float" office:value="0.00654644198333333">
            <text:p>0.006546442</text:p>
          </table:table-cell>
          <table:table-cell table:formula="of:=AVERAGE([.AU2:.AU19])" office:value-type="float" office:value="0.00759159195555556">
            <text:p>0.007591592</text:p>
          </table:table-cell>
          <table:table-cell table:formula="of:=AVERAGE([.AV2:.AV19])" office:value-type="float" office:value="0.00687439934444444">
            <text:p>0.0068743993</text:p>
          </table:table-cell>
          <table:table-cell table:formula="of:=AVERAGE([.AW2:.AW19])" office:value-type="float" office:value="0.00671433936666667">
            <text:p>0.0067143394</text:p>
          </table:table-cell>
          <table:table-cell table:formula="of:=AVERAGE([.AX2:.AX19])" office:value-type="float" office:value="0.00836960012222222">
            <text:p>0.0083696001</text:p>
          </table:table-cell>
          <table:table-cell table:formula="of:=AVERAGE([.AY2:.AY19])" office:value-type="float" office:value="0.00672413778333334">
            <text:p>0.0067241378</text:p>
          </table:table-cell>
          <table:table-cell table:formula="of:=AVERAGE([.AZ2:.AZ19])" office:value-type="float" office:value="0.00603575394444445">
            <text:p>0.0060357539</text:p>
          </table:table-cell>
          <table:table-cell table:formula="of:=AVERAGE([.BA2:.BA19])" office:value-type="float" office:value="0.00730959383166667">
            <text:p>0.0073095938</text:p>
          </table:table-cell>
          <table:table-cell table:formula="of:=AVERAGE([.BB2:.BB19])" office:value-type="float" office:value="0.00697453844444445">
            <text:p>0.0069745384</text:p>
          </table:table-cell>
          <table:table-cell table:formula="of:=AVERAGE([.BC2:.BC19])" office:value-type="float" office:value="0.00735228215555556">
            <text:p>0.0073522822</text:p>
          </table:table-cell>
          <table:table-cell table:formula="of:=AVERAGE([.BD2:.BD19])" office:value-type="float" office:value="0.00764484215555556">
            <text:p>0.0076448422</text:p>
          </table:table-cell>
          <table:table-cell table:formula="of:=AVERAGE([.BE2:.BE19])" office:value-type="float" office:value="0.00645200504444444">
            <text:p>0.006452005</text:p>
          </table:table-cell>
          <table:table-cell table:formula="of:=AVERAGE([.BF2:.BF19])" office:value-type="float" office:value="0.00591600131111111">
            <text:p>0.0059160013</text:p>
          </table:table-cell>
          <table:table-cell table:formula="of:=AVERAGE([.BG2:.BG19])" office:value-type="float" office:value="0.00689744337777778">
            <text:p>0.0068974434</text:p>
          </table:table-cell>
          <table:table-cell table:formula="of:=AVERAGE([.BH2:.BH19])" office:value-type="float" office:value="0.00661904644444445">
            <text:p>0.0066190464</text:p>
          </table:table-cell>
          <table:table-cell table:formula="of:=AVERAGE([.BI2:.BI19])" office:value-type="float" office:value="0.0059047832">
            <text:p>0.0059047832</text:p>
          </table:table-cell>
          <table:table-cell table:formula="of:=AVERAGE([.BJ2:.BJ19])" office:value-type="float" office:value="0.00588582561111111">
            <text:p>0.0058858256</text:p>
          </table:table-cell>
          <table:table-cell table:formula="of:=AVERAGE([.BK2:.BK19])" office:value-type="float" office:value="0.00671634058888889">
            <text:p>0.0067163406</text:p>
          </table:table-cell>
          <table:table-cell table:formula="of:=AVERAGE([.BL2:.BL19])" office:value-type="float" office:value="0.00570110186277778">
            <text:p>0.0057011019</text:p>
          </table:table-cell>
          <table:table-cell table:formula="of:=AVERAGE([.BM2:.BM19])" office:value-type="float" office:value="0.0056444697">
            <text:p>0.0056444697</text:p>
          </table:table-cell>
          <table:table-cell table:formula="of:=AVERAGE([.BN2:.BN19])" office:value-type="float" office:value="0.00678937187777778">
            <text:p>0.0067893719</text:p>
          </table:table-cell>
          <table:table-cell table:formula="of:=AVERAGE([.BO2:.BO19])" office:value-type="float" office:value="0.00664921168333333">
            <text:p>0.0066492117</text:p>
          </table:table-cell>
          <table:table-cell table:formula="of:=AVERAGE([.BP2:.BP19])" office:value-type="float" office:value="0.00603145133611111">
            <text:p>0.0060314513</text:p>
          </table:table-cell>
          <table:table-cell table:formula="of:=AVERAGE([.BQ2:.BQ19])" office:value-type="float" office:value="0.00544296265555556">
            <text:p>0.0054429627</text:p>
          </table:table-cell>
          <table:table-cell table:formula="of:=AVERAGE([.BR2:.BR19])" office:value-type="float" office:value="0.00719441053888889">
            <text:p>0.0071944105</text:p>
          </table:table-cell>
          <table:table-cell table:formula="of:=AVERAGE([.BS2:.BS19])" office:value-type="float" office:value="0.00695908183888889">
            <text:p>0.0069590818</text:p>
          </table:table-cell>
          <table:table-cell table:formula="of:=AVERAGE([.BT2:.BT19])" office:value-type="float" office:value="0.00591752947222222">
            <text:p>0.0059175295</text:p>
          </table:table-cell>
          <table:table-cell table:formula="of:=AVERAGE([.BU2:.BU19])" office:value-type="float" office:value="0.00545665939722222">
            <text:p>0.0054566594</text:p>
          </table:table-cell>
          <table:table-cell table:formula="of:=AVERAGE([.BV2:.BV19])" office:value-type="float" office:value="0.00603030457666667">
            <text:p>0.0060303046</text:p>
          </table:table-cell>
          <table:table-cell table:formula="of:=AVERAGE([.BW2:.BW19])" office:value-type="float" office:value="0.00565545138111111">
            <text:p>0.0056554514</text:p>
          </table:table-cell>
          <table:table-cell table:formula="of:=AVERAGE([.BX2:.BX19])" office:value-type="float" office:value="0.00573041804444445">
            <text:p>0.005730418</text:p>
          </table:table-cell>
          <table:table-cell table:formula="of:=AVERAGE([.BY2:.BY19])" office:value-type="float" office:value="0.00565014000555555">
            <text:p>0.00565014</text:p>
          </table:table-cell>
          <table:table-cell table:formula="of:=AVERAGE([.BZ2:.BZ19])" office:value-type="float" office:value="0.00619054020555556">
            <text:p>0.0061905402</text:p>
          </table:table-cell>
          <table:table-cell table:formula="of:=AVERAGE([.CA2:.CA19])" office:value-type="float" office:value="0.00630209108">
            <text:p>0.0063020911</text:p>
          </table:table-cell>
          <table:table-cell table:formula="of:=AVERAGE([.CB2:.CB19])" office:value-type="float" office:value="0.00558353070722222">
            <text:p>0.0055835307</text:p>
          </table:table-cell>
          <table:table-cell table:formula="of:=AVERAGE([.CC2:.CC19])" office:value-type="float" office:value="0.00544832529333333">
            <text:p>0.0054483253</text:p>
          </table:table-cell>
          <table:table-cell table:formula="of:=AVERAGE([.CD2:.CD19])" office:value-type="float" office:value="0.00547858583888889">
            <text:p>0.0054785858</text:p>
          </table:table-cell>
          <table:table-cell table:formula="of:=AVERAGE([.CE2:.CE19])" office:value-type="float" office:value="0.00592944397222222">
            <text:p>0.005929444</text:p>
          </table:table-cell>
          <table:table-cell table:formula="of:=AVERAGE([.CF2:.CF19])" office:value-type="float" office:value="0.00516931715">
            <text:p>0.0051693172</text:p>
          </table:table-cell>
          <table:table-cell table:formula="of:=AVERAGE([.CG2:.CG19])" office:value-type="float" office:value="0.00468390454555555">
            <text:p>0.0046839045</text:p>
          </table:table-cell>
          <table:table-cell table:formula="of:=AVERAGE([.CH2:.CH19])" office:value-type="float" office:value="0.00485171624666667">
            <text:p>0.0048517162</text:p>
          </table:table-cell>
          <table:table-cell table:formula="of:=AVERAGE([.CI2:.CI19])" office:value-type="float" office:value="0.005067223925">
            <text:p>0.0050672239</text:p>
          </table:table-cell>
          <table:table-cell table:formula="of:=AVERAGE([.CJ2:.CJ19])" office:value-type="float" office:value="0.00531456213666667">
            <text:p>0.0053145621</text:p>
          </table:table-cell>
          <table:table-cell table:formula="of:=AVERAGE([.CK2:.CK19])" office:value-type="float" office:value="0.00530596542">
            <text:p>0.0053059654</text:p>
          </table:table-cell>
          <table:table-cell table:formula="of:=AVERAGE([.CL2:.CL19])" office:value-type="float" office:value="0.00444239068888889">
            <text:p>0.0044423907</text:p>
          </table:table-cell>
          <table:table-cell table:formula="of:=AVERAGE([.CM2:.CM19])" office:value-type="float" office:value="0.00432647358666667">
            <text:p>0.0043264736</text:p>
          </table:table-cell>
          <table:table-cell table:formula="of:=AVERAGE([.CN2:.CN19])" office:value-type="float" office:value="0.00461762820055556">
            <text:p>0.0046176282</text:p>
          </table:table-cell>
          <table:table-cell table:formula="of:=AVERAGE([.CO2:.CO19])" office:value-type="float" office:value="0.00560075003944445">
            <text:p>0.00560075</text:p>
          </table:table-cell>
          <table:table-cell table:formula="of:=AVERAGE([.CP2:.CP19])" office:value-type="float" office:value="0.00521771299833333">
            <text:p>0.005217713</text:p>
          </table:table-cell>
          <table:table-cell table:formula="of:=AVERAGE([.CQ2:.CQ19])" office:value-type="float" office:value="0.00480935353166667">
            <text:p>0.0048093535</text:p>
          </table:table-cell>
          <table:table-cell table:formula="of:=AVERAGE([.CR2:.CR19])" office:value-type="float" office:value="0.00452975920222222">
            <text:p>0.0045297592</text:p>
          </table:table-cell>
          <table:table-cell table:formula="of:=AVERAGE([.CS2:.CS19])" office:value-type="float" office:value="0.00462695360333333">
            <text:p>0.0046269536</text:p>
          </table:table-cell>
          <table:table-cell table:formula="of:=AVERAGE([.CT2:.CT19])" office:value-type="float" office:value="0.00461498156444445">
            <text:p>0.0046149816</text:p>
          </table:table-cell>
          <table:table-cell table:formula="of:=AVERAGE([.CU2:.CU19])" office:value-type="float" office:value="0.00459368496111111">
            <text:p>0.004593685</text:p>
          </table:table-cell>
          <table:table-cell table:formula="of:=AVERAGE([.CV2:.CV19])" office:value-type="float" office:value="0.00443853397777778">
            <text:p>0.004438534</text:p>
          </table:table-cell>
          <table:table-cell table:formula="of:=AVERAGE([.CW2:.CW19])" office:value-type="float" office:value="0.00431543693388889">
            <text:p>0.0043154369</text:p>
          </table:table-cell>
          <table:table-cell table:formula="of:=AVERAGE([.CX2:.CX19])" office:value-type="float" office:value="0.00455378671111111">
            <text:p>0.0045537867</text:p>
          </table:table-cell>
          <table:table-cell table:formula="of:=AVERAGE([.CY2:.CY19])" office:value-type="float" office:value="0.00440784561166667">
            <text:p>0.0044078456</text:p>
          </table:table-cell>
          <table:table-cell table:formula="of:=AVERAGE([.CZ2:.CZ19])" office:value-type="float" office:value="0.00442769833166667">
            <text:p>0.0044276983</text:p>
          </table:table-cell>
          <table:table-cell table:formula="of:=AVERAGE([.DA2:.DA19])" office:value-type="float" office:value="0.00506372752222222">
            <text:p>0.0050637275</text:p>
          </table:table-cell>
          <table:table-cell table:formula="of:=AVERAGE([.DB2:.DB19])" office:value-type="float" office:value="0.00488068784333333">
            <text:p>0.0048806878</text:p>
          </table:table-cell>
          <table:table-cell table:formula="of:=AVERAGE([.DC2:.DC19])" office:value-type="float" office:value="0.00379320964">
            <text:p>0.0037932096</text:p>
          </table:table-cell>
          <table:table-cell table:formula="of:=AVERAGE([.DD2:.DD19])" office:value-type="float" office:value="0.00417368988888889">
            <text:p>0.0041736899</text:p>
          </table:table-cell>
          <table:table-cell table:formula="of:=AVERAGE([.DE2:.DE19])" office:value-type="float" office:value="0.00456454045333333">
            <text:p>0.0045645405</text:p>
          </table:table-cell>
          <table:table-cell table:formula="of:=AVERAGE([.DF2:.DF19])" office:value-type="float" office:value="0.00464240162833333">
            <text:p>0.0046424016</text:p>
          </table:table-cell>
          <table:table-cell table:formula="of:=AVERAGE([.DG2:.DG19])" office:value-type="float" office:value="0.00420356575611111">
            <text:p>0.0042035658</text:p>
          </table:table-cell>
          <table:table-cell table:formula="of:=AVERAGE([.DH2:.DH19])" office:value-type="float" office:value="0.00454229223444444">
            <text:p>0.0045422922</text:p>
          </table:table-cell>
          <table:table-cell table:formula="of:=AVERAGE([.DI2:.DI19])" office:value-type="float" office:value="0.00423400281833333">
            <text:p>0.0042340028</text:p>
          </table:table-cell>
          <table:table-cell table:formula="of:=AVERAGE([.DJ2:.DJ19])" office:value-type="float" office:value="0.00454554570722222">
            <text:p>0.0045455457</text:p>
          </table:table-cell>
          <table:table-cell table:formula="of:=AVERAGE([.DK2:.DK19])" office:value-type="float" office:value="0.00483614911555555">
            <text:p>0.0048361491</text:p>
          </table:table-cell>
          <table:table-cell table:formula="of:=AVERAGE([.DL2:.DL19])" office:value-type="float" office:value="0.00448410249944444">
            <text:p>0.0044841025</text:p>
          </table:table-cell>
          <table:table-cell table:formula="of:=AVERAGE([.DM2:.DM19])" office:value-type="float" office:value="0.00484691185777778">
            <text:p>0.0048469119</text:p>
          </table:table-cell>
          <table:table-cell table:formula="of:=AVERAGE([.DN2:.DN19])" office:value-type="float" office:value="0.00427555738222222">
            <text:p>0.0042755574</text:p>
          </table:table-cell>
          <table:table-cell table:formula="of:=AVERAGE([.DO2:.DO19])" office:value-type="float" office:value="0.00446659170555556">
            <text:p>0.0044665917</text:p>
          </table:table-cell>
          <table:table-cell table:formula="of:=AVERAGE([.DP2:.DP19])" office:value-type="float" office:value="0.00417402471166667">
            <text:p>0.0041740247</text:p>
          </table:table-cell>
          <table:table-cell table:formula="of:=AVERAGE([.DQ2:.DQ19])" office:value-type="float" office:value="0.004627425205">
            <text:p>0.0046274252</text:p>
          </table:table-cell>
          <table:table-cell table:formula="of:=AVERAGE([.DR2:.DR19])" office:value-type="float" office:value="0.00447475801611111">
            <text:p>0.004474758</text:p>
          </table:table-cell>
          <table:table-cell table:formula="of:=AVERAGE([.DS2:.DS19])" office:value-type="float" office:value="0.00458059166833333">
            <text:p>0.0045805917</text:p>
          </table:table-cell>
          <table:table-cell table:formula="of:=AVERAGE([.DT2:.DT19])" office:value-type="float" office:value="0.00456007869944444">
            <text:p>0.0045600787</text:p>
          </table:table-cell>
          <table:table-cell table:formula="of:=AVERAGE([.DU2:.DU19])" office:value-type="float" office:value="0.004785002515">
            <text:p>0.0047850025</text:p>
          </table:table-cell>
          <table:table-cell table:formula="of:=AVERAGE([.DV2:.DV19])" office:value-type="float" office:value="0.00421116240944444">
            <text:p>0.0042111624</text:p>
          </table:table-cell>
          <table:table-cell table:formula="of:=AVERAGE([.DW2:.DW19])" office:value-type="float" office:value="0.00415114820222222">
            <text:p>0.0041511482</text:p>
          </table:table-cell>
          <table:table-cell table:formula="of:=AVERAGE([.DX2:.DX19])" office:value-type="float" office:value="0.00442828856055556">
            <text:p>0.0044282886</text:p>
          </table:table-cell>
          <table:table-cell table:formula="of:=AVERAGE([.DY2:.DY19])" office:value-type="float" office:value="0.00383985660833333">
            <text:p>0.0038398566</text:p>
          </table:table-cell>
          <table:table-cell table:formula="of:=AVERAGE([.DZ2:.DZ19])" office:value-type="float" office:value="0.00390220451555556">
            <text:p>0.0039022045</text:p>
          </table:table-cell>
          <table:table-cell table:formula="of:=AVERAGE([.EA2:.EA19])" office:value-type="float" office:value="0.00414624965333333">
            <text:p>0.0041462497</text:p>
          </table:table-cell>
          <table:table-cell table:formula="of:=AVERAGE([.EB2:.EB19])" office:value-type="float" office:value="0.00389159176055556">
            <text:p>0.0038915918</text:p>
          </table:table-cell>
          <table:table-cell table:formula="of:=AVERAGE([.EC2:.EC19])" office:value-type="float" office:value="0.00402798061444445">
            <text:p>0.0040279806</text:p>
          </table:table-cell>
          <table:table-cell table:formula="of:=AVERAGE([.ED2:.ED19])" office:value-type="float" office:value="0.00400313238333333">
            <text:p>0.0040031324</text:p>
          </table:table-cell>
          <table:table-cell table:formula="of:=AVERAGE([.EE2:.EE19])" office:value-type="float" office:value="0.00385749822888889">
            <text:p>0.0038574982</text:p>
          </table:table-cell>
          <table:table-cell table:formula="of:=AVERAGE([.EF2:.EF19])" office:value-type="float" office:value="0.00391322994111111">
            <text:p>0.0039132299</text:p>
          </table:table-cell>
          <table:table-cell table:formula="of:=AVERAGE([.EG2:.EG19])" office:value-type="float" office:value="0.00364226520222222">
            <text:p>0.0036422652</text:p>
          </table:table-cell>
          <table:table-cell table:formula="of:=AVERAGE([.EH2:.EH19])" office:value-type="float" office:value="0.00355339447055556">
            <text:p>0.0035533945</text:p>
          </table:table-cell>
          <table:table-cell table:formula="of:=AVERAGE([.EI2:.EI19])" office:value-type="float" office:value="0.00340634777388889">
            <text:p>0.0034063478</text:p>
          </table:table-cell>
          <table:table-cell table:formula="of:=AVERAGE([.EJ2:.EJ19])" office:value-type="float" office:value="0.00336679230555556">
            <text:p>0.0033667923</text:p>
          </table:table-cell>
          <table:table-cell table:formula="of:=AVERAGE([.EK2:.EK19])" office:value-type="float" office:value="0.00323401487555556">
            <text:p>0.0032340149</text:p>
          </table:table-cell>
          <table:table-cell table:formula="of:=AVERAGE([.EL2:.EL19])" office:value-type="float" office:value="0.00319824990388889">
            <text:p>0.0031982499</text:p>
          </table:table-cell>
          <table:table-cell table:formula="of:=AVERAGE([.EM2:.EM19])" office:value-type="float" office:value="0.00333386440277778">
            <text:p>0.0033338644</text:p>
          </table:table-cell>
          <table:table-cell table:formula="of:=AVERAGE([.EN2:.EN19])" office:value-type="float" office:value="0.00351585874777778">
            <text:p>0.0035158587</text:p>
          </table:table-cell>
          <table:table-cell table:formula="of:=AVERAGE([.EO2:.EO19])" office:value-type="float" office:value="0.00303941998222222">
            <text:p>0.00303942</text:p>
          </table:table-cell>
          <table:table-cell table:formula="of:=AVERAGE([.EP2:.EP19])" office:value-type="float" office:value="0.00316719584833333">
            <text:p>0.0031671958</text:p>
          </table:table-cell>
          <table:table-cell table:formula="of:=AVERAGE([.EQ2:.EQ19])" office:value-type="float" office:value="0.00327172796611111">
            <text:p>0.003271728</text:p>
          </table:table-cell>
          <table:table-cell table:formula="of:=AVERAGE([.ER2:.ER19])" office:value-type="float" office:value="0.00330645453444444">
            <text:p>0.0033064545</text:p>
          </table:table-cell>
          <table:table-cell table:formula="of:=AVERAGE([.ES2:.ES19])" office:value-type="float" office:value="0.00289823224666667">
            <text:p>0.0028982322</text:p>
          </table:table-cell>
          <table:table-cell table:formula="of:=AVERAGE([.ET2:.ET19])" office:value-type="float" office:value="0.00295922668222222">
            <text:p>0.0029592267</text:p>
          </table:table-cell>
          <table:table-cell table:formula="of:=AVERAGE([.EU2:.EU19])" office:value-type="float" office:value="0.00292614451777778">
            <text:p>0.0029261445</text:p>
          </table:table-cell>
          <table:table-cell table:formula="of:=AVERAGE([.EV2:.EV19])" office:value-type="float" office:value="0.00306105787888889">
            <text:p>0.0030610579</text:p>
          </table:table-cell>
          <table:table-cell table:formula="of:=AVERAGE([.EW2:.EW19])" office:value-type="float" office:value="0.00301596742611111">
            <text:p>0.0030159674</text:p>
          </table:table-cell>
          <table:table-cell table:formula="of:=AVERAGE([.EX2:.EX19])" office:value-type="float" office:value="0.00344125994">
            <text:p>0.0034412599</text:p>
          </table:table-cell>
          <table:table-cell table:formula="of:=AVERAGE([.EY2:.EY19])" office:value-type="float" office:value="0.00305859573222222">
            <text:p>0.0030585957</text:p>
          </table:table-cell>
          <table:table-cell table:formula="of:=AVERAGE([.EZ2:.EZ19])" office:value-type="float" office:value="0.002580251955">
            <text:p>0.002580252</text:p>
          </table:table-cell>
          <table:table-cell table:formula="of:=AVERAGE([.FA2:.FA19])" office:value-type="float" office:value="0.00274450958833333">
            <text:p>0.0027445096</text:p>
          </table:table-cell>
          <table:table-cell table:formula="of:=AVERAGE([.FB2:.FB19])" office:value-type="float" office:value="0.00269875594666667">
            <text:p>0.0026987559</text:p>
          </table:table-cell>
          <table:table-cell table:formula="of:=AVERAGE([.FC2:.FC19])" office:value-type="float" office:value="0.00270731440944444">
            <text:p>0.0027073144</text:p>
          </table:table-cell>
          <table:table-cell table:formula="of:=AVERAGE([.FD2:.FD19])" office:value-type="float" office:value="0.00259071148444444">
            <text:p>0.0025907115</text:p>
          </table:table-cell>
          <table:table-cell table:formula="of:=AVERAGE([.FE2:.FE19])" office:value-type="float" office:value="0.00254223848166667">
            <text:p>0.0025422385</text:p>
          </table:table-cell>
          <table:table-cell table:formula="of:=AVERAGE([.FF2:.FF19])" office:value-type="float" office:value="0.002626851425">
            <text:p>0.0026268514</text:p>
          </table:table-cell>
          <table:table-cell table:formula="of:=AVERAGE([.FG2:.FG19])" office:value-type="float" office:value="0.00249898542666667">
            <text:p>0.0024989854</text:p>
          </table:table-cell>
          <table:table-cell table:formula="of:=AVERAGE([.FH2:.FH19])" office:value-type="float" office:value="0.00245196424055556">
            <text:p>0.0024519642</text:p>
          </table:table-cell>
          <table:table-cell table:formula="of:=AVERAGE([.FI2:.FI19])" office:value-type="float" office:value="0.00252896236055556">
            <text:p>0.0025289624</text:p>
          </table:table-cell>
          <table:table-cell table:formula="of:=AVERAGE([.FJ2:.FJ19])" office:value-type="float" office:value="0.00237106088888889">
            <text:p>0.0023710609</text:p>
          </table:table-cell>
          <table:table-cell table:formula="of:=AVERAGE([.FK2:.FK19])" office:value-type="float" office:value="0.00232318502666667">
            <text:p>0.002323185</text:p>
          </table:table-cell>
          <table:table-cell table:formula="of:=AVERAGE([.FL2:.FL19])" office:value-type="float" office:value="0.00233644295333333">
            <text:p>0.002336443</text:p>
          </table:table-cell>
          <table:table-cell table:formula="of:=AVERAGE([.FM2:.FM19])" office:value-type="float" office:value="0.00236260559666667">
            <text:p>0.0023626056</text:p>
          </table:table-cell>
          <table:table-cell table:formula="of:=AVERAGE([.FN2:.FN19])" office:value-type="float" office:value="0.00229112901777778">
            <text:p>0.002291129</text:p>
          </table:table-cell>
          <table:table-cell table:formula="of:=AVERAGE([.FO2:.FO19])" office:value-type="float" office:value="0.00229882418611111">
            <text:p>0.0022988242</text:p>
          </table:table-cell>
          <table:table-cell table:formula="of:=AVERAGE([.FP2:.FP19])" office:value-type="float" office:value="0.00208250935888889">
            <text:p>0.0020825094</text:p>
          </table:table-cell>
          <table:table-cell table:formula="of:=AVERAGE([.FQ2:.FQ19])" office:value-type="float" office:value="0.00217369876111111">
            <text:p>0.0021736988</text:p>
          </table:table-cell>
          <table:table-cell table:formula="of:=AVERAGE([.FR2:.FR19])" office:value-type="float" office:value="0.00222368778055556">
            <text:p>0.0022236878</text:p>
          </table:table-cell>
          <table:table-cell table:formula="of:=AVERAGE([.FS2:.FS19])" office:value-type="float" office:value="0.00216263286888889">
            <text:p>0.0021626329</text:p>
          </table:table-cell>
          <table:table-cell table:formula="of:=AVERAGE([.FT2:.FT19])" office:value-type="float" office:value="0.00210261999222222">
            <text:p>0.00210262</text:p>
          </table:table-cell>
          <table:table-cell table:formula="of:=AVERAGE([.FU2:.FU19])" office:value-type="float" office:value="0.00204865524555556">
            <text:p>0.0020486552</text:p>
          </table:table-cell>
          <table:table-cell table:formula="of:=AVERAGE([.FV2:.FV19])" office:value-type="float" office:value="0.00205636829444445">
            <text:p>0.0020563683</text:p>
          </table:table-cell>
          <table:table-cell table:formula="of:=AVERAGE([.FW2:.FW19])" office:value-type="float" office:value="0.00204563560666667">
            <text:p>0.0020456356</text:p>
          </table:table-cell>
          <table:table-cell table:formula="of:=AVERAGE([.FX2:.FX19])" office:value-type="float" office:value="0.00199800938111111">
            <text:p>0.0019980094</text:p>
          </table:table-cell>
          <table:table-cell table:formula="of:=AVERAGE([.FY2:.FY19])" office:value-type="float" office:value="0.00198619101222222">
            <text:p>0.001986191</text:p>
          </table:table-cell>
          <table:table-cell table:formula="of:=AVERAGE([.FZ2:.FZ19])" office:value-type="float" office:value="0.00200475336111111">
            <text:p>0.0020047534</text:p>
          </table:table-cell>
          <table:table-cell table:formula="of:=AVERAGE([.GA2:.GA19])" office:value-type="float" office:value="0.00205215283055556">
            <text:p>0.0020521528</text:p>
          </table:table-cell>
          <table:table-cell table:formula="of:=AVERAGE([.GB2:.GB19])" office:value-type="float" office:value="0.00343894432777778">
            <text:p>0.0034389443</text:p>
          </table:table-cell>
          <table:table-cell table:formula="of:=AVERAGE([.GC2:.GC19])" office:value-type="float" office:value="0.00202470299944444">
            <text:p>0.002024703</text:p>
          </table:table-cell>
          <table:table-cell table:formula="of:=AVERAGE([.GD2:.GD19])" office:value-type="float" office:value="0.00193861218944444">
            <text:p>0.0019386122</text:p>
          </table:table-cell>
          <table:table-cell table:formula="of:=AVERAGE([.GE2:.GE19])" office:value-type="float" office:value="0.00182395943722222">
            <text:p>0.0018239594</text:p>
          </table:table-cell>
          <table:table-cell table:formula="of:=AVERAGE([.GF2:.GF19])" office:value-type="float" office:value="0.00166422886944444">
            <text:p>0.0016642289</text:p>
          </table:table-cell>
          <table:table-cell table:formula="of:=AVERAGE([.GG2:.GG19])" office:value-type="float" office:value="0.00168033098111111">
            <text:p>0.001680331</text:p>
          </table:table-cell>
          <table:table-cell table:formula="of:=AVERAGE([.GH2:.GH19])" office:value-type="float" office:value="0.00168426130888889">
            <text:p>0.0016842613</text:p>
          </table:table-cell>
          <table:table-cell table:formula="of:=AVERAGE([.GI2:.GI19])" office:value-type="float" office:value="0.00169228617666667">
            <text:p>0.0016922862</text:p>
          </table:table-cell>
          <table:table-cell table:formula="of:=AVERAGE([.GJ2:.GJ19])" office:value-type="float" office:value="0.00163213199444444">
            <text:p>0.001632132</text:p>
          </table:table-cell>
          <table:table-cell table:formula="of:=AVERAGE([.GK2:.GK19])" office:value-type="float" office:value="0.00154873346611111">
            <text:p>0.0015487335</text:p>
          </table:table-cell>
          <table:table-cell table:formula="of:=AVERAGE([.GL2:.GL19])" office:value-type="float" office:value="0.00149969454944444">
            <text:p>0.0014996945</text:p>
          </table:table-cell>
          <table:table-cell table:formula="of:=AVERAGE([.GM2:.GM19])" office:value-type="float" office:value="0.00157680764">
            <text:p>0.0015768076</text:p>
          </table:table-cell>
          <table:table-cell table:formula="of:=AVERAGE([.GN2:.GN19])" office:value-type="float" office:value="0.00153674956444444">
            <text:p>0.0015367496</text:p>
          </table:table-cell>
          <table:table-cell table:formula="of:=AVERAGE([.GO2:.GO19])" office:value-type="float" office:value="0.00145978815333333">
            <text:p>0.0014597882</text:p>
          </table:table-cell>
          <table:table-cell table:formula="of:=AVERAGE([.GP2:.GP19])" office:value-type="float" office:value="0.00138794944611111">
            <text:p>0.0013879494</text:p>
          </table:table-cell>
          <table:table-cell table:formula="of:=AVERAGE([.GQ2:.GQ19])" office:value-type="float" office:value="0.00132508040944444">
            <text:p>0.0013250804</text:p>
          </table:table-cell>
          <table:table-cell table:formula="of:=AVERAGE([.GR2:.GR19])" office:value-type="float" office:value="0.00129920855611111">
            <text:p>0.0012992086</text:p>
          </table:table-cell>
          <table:table-cell table:formula="of:=AVERAGE([.GS2:.GS19])" office:value-type="float" office:value="0.00131145455944444">
            <text:p>0.0013114546</text:p>
          </table:table-cell>
          <table:table-cell table:formula="of:=AVERAGE([.GT2:.GT19])" office:value-type="float" office:value="0.00135480665666667">
            <text:p>0.0013548067</text:p>
          </table:table-cell>
          <table:table-cell table:formula="of:=AVERAGE([.GU2:.GU19])" office:value-type="float" office:value="0.001315639025">
            <text:p>0.001315639</text:p>
          </table:table-cell>
          <table:table-cell table:formula="of:=AVERAGE([.GV2:.GV19])" office:value-type="float" office:value="0.00129476489666667">
            <text:p>0.0012947649</text:p>
          </table:table-cell>
          <table:table-cell table:formula="of:=AVERAGE([.GW2:.GW19])" office:value-type="float" office:value="0.00130230436666667">
            <text:p>0.0013023044</text:p>
          </table:table-cell>
          <table:table-cell table:formula="of:=AVERAGE([.GX2:.GX19])" office:value-type="float" office:value="0.00125416227555556">
            <text:p>0.0012541623</text:p>
          </table:table-cell>
          <table:table-cell table:formula="of:=AVERAGE([.GY2:.GY19])" office:value-type="float" office:value="0.00120007704444444">
            <text:p>0.001200077</text:p>
          </table:table-cell>
          <table:table-cell table:formula="of:=AVERAGE([.GZ2:.GZ19])" office:value-type="float" office:value="0.00116495842055556">
            <text:p>0.0011649584</text:p>
          </table:table-cell>
          <table:table-cell table:formula="of:=AVERAGE([.HA2:.HA19])" office:value-type="float" office:value="0.00113348264777778">
            <text:p>0.0011334826</text:p>
          </table:table-cell>
          <table:table-cell table:formula="of:=AVERAGE([.HB2:.HB19])" office:value-type="float" office:value="0.00107527699944444">
            <text:p>0.001075277</text:p>
          </table:table-cell>
          <table:table-cell table:formula="of:=AVERAGE([.HC2:.HC19])" office:value-type="float" office:value="0.00106001169222222">
            <text:p>0.0010600117</text:p>
          </table:table-cell>
          <table:table-cell table:formula="of:=AVERAGE([.HD2:.HD19])" office:value-type="float" office:value="0.00109857029">
            <text:p>0.0010985703</text:p>
          </table:table-cell>
          <table:table-cell table:formula="of:=AVERAGE([.HE2:.HE19])" office:value-type="float" office:value="0.00110398472222222">
            <text:p>0.0011039847</text:p>
          </table:table-cell>
          <table:table-cell table:formula="of:=AVERAGE([.HF2:.HF19])" office:value-type="float" office:value="0.00109718505722222">
            <text:p>0.0010971851</text:p>
          </table:table-cell>
          <table:table-cell table:formula="of:=AVERAGE([.HG2:.HG19])" office:value-type="float" office:value="0.00103992441666667">
            <text:p>0.0010399244</text:p>
          </table:table-cell>
          <table:table-cell table:formula="of:=AVERAGE([.HH2:.HH19])" office:value-type="float" office:value="0.00100041056277778">
            <text:p>0.0010004106</text:p>
          </table:table-cell>
          <table:table-cell table:formula="of:=AVERAGE([.HI2:.HI19])" office:value-type="float" office:value="0.00099713434">
            <text:p>0.0009971343</text:p>
          </table:table-cell>
          <table:table-cell table:formula="of:=AVERAGE([.HJ2:.HJ19])" office:value-type="float" office:value="0.000967249871666667">
            <text:p>0.0009672499</text:p>
          </table:table-cell>
          <table:table-cell table:formula="of:=AVERAGE([.HK2:.HK19])" office:value-type="float" office:value="0.000921052464444444">
            <text:p>0.0009210525</text:p>
          </table:table-cell>
          <table:table-cell table:formula="of:=AVERAGE([.HL2:.HL19])" office:value-type="float" office:value="0.000885460738333333">
            <text:p>0.0008854607</text:p>
          </table:table-cell>
          <table:table-cell table:formula="of:=AVERAGE([.HM2:.HM19])" office:value-type="float" office:value="0.000870919804444445">
            <text:p>0.0008709198</text:p>
          </table:table-cell>
          <table:table-cell table:style-name="Default" table:formula="of:=AVERAGE([.HN2:.HN19])" office:value-type="float" office:value="0.000858714852222222">
            <text:p>0.0008587149</text:p>
          </table:table-cell>
          <table:table-cell table:style-name="Default" table:formula="of:=AVERAGE([.HO2:.HO19])" office:value-type="float" office:value="0.000855658153888889">
            <text:p>0.0008556582</text:p>
          </table:table-cell>
          <table:table-cell table:style-name="Default" table:formula="of:=AVERAGE([.HP2:.HP19])" office:value-type="float" office:value="0.000845138551666667">
            <text:p>0.0008451386</text:p>
          </table:table-cell>
          <table:table-cell table:style-name="Default" table:formula="of:=AVERAGE([.HQ2:.HQ19])" office:value-type="float" office:value="0.000797343012777778">
            <text:p>0.000797343</text:p>
          </table:table-cell>
          <table:table-cell table:style-name="Default" table:formula="of:=AVERAGE([.HR2:.HR19])" office:value-type="float" office:value="0.000754742566111111">
            <text:p>0.0007547426</text:p>
          </table:table-cell>
          <table:table-cell table:style-name="Default" table:formula="of:=AVERAGE([.HS2:.HS19])" office:value-type="float" office:value="0.000752635568333333">
            <text:p>0.0007526356</text:p>
          </table:table-cell>
          <table:table-cell table:style-name="Default" table:formula="of:=AVERAGE([.HT2:.HT19])" office:value-type="float" office:value="0.000745271347777778">
            <text:p>0.0007452713</text:p>
          </table:table-cell>
          <table:table-cell table:style-name="Default" table:formula="of:=AVERAGE([.HU2:.HU19])" office:value-type="float" office:value="0.000714651866666667">
            <text:p>0.0007146519</text:p>
          </table:table-cell>
          <table:table-cell table:style-name="Default" table:formula="of:=AVERAGE([.HV2:.HV19])" office:value-type="float" office:value="0.000690422801666667">
            <text:p>0.0006904228</text:p>
          </table:table-cell>
          <table:table-cell table:style-name="Default" table:formula="of:=AVERAGE([.HW2:.HW19])" office:value-type="float" office:value="0.000671538597222222">
            <text:p>0.0006715386</text:p>
          </table:table-cell>
          <table:table-cell table:style-name="Default" table:formula="of:=AVERAGE([.HX2:.HX19])" office:value-type="float" office:value="0.000649457141111111">
            <text:p>0.0006494571</text:p>
          </table:table-cell>
          <table:table-cell table:style-name="Default" table:formula="of:=AVERAGE([.HY2:.HY19])" office:value-type="float" office:value="0.000625842564444444">
            <text:p>6.26E-004</text:p>
          </table:table-cell>
          <table:table-cell table:style-name="Default" table:formula="of:=AVERAGE([.HZ2:.HZ19])" office:value-type="float" office:value="0.000594008766666667">
            <text:p>5.94E-004</text:p>
          </table:table-cell>
          <table:table-cell table:style-name="Default" table:formula="of:=AVERAGE([.IA2:.IA19])" office:value-type="float" office:value="0.000566033380555556">
            <text:p>5.66E-004</text:p>
          </table:table-cell>
          <table:table-cell table:style-name="Default" table:formula="of:=AVERAGE([.IB2:.IB19])" office:value-type="float" office:value="0.000536820618333333">
            <text:p>5.37E-004</text:p>
          </table:table-cell>
          <table:table-cell table:style-name="Default" table:formula="of:=AVERAGE([.IC2:.IC19])" office:value-type="float" office:value="0.000507542274444445">
            <text:p>5.08E-004</text:p>
          </table:table-cell>
          <table:table-cell table:style-name="Default" table:formula="of:=AVERAGE([.ID2:.ID19])" office:value-type="float" office:value="0.000489897615">
            <text:p>4.90E-004</text:p>
          </table:table-cell>
          <table:table-cell table:style-name="Default" table:formula="of:=AVERAGE([.IE2:.IE19])" office:value-type="float" office:value="0.000482034788888889">
            <text:p>4.82E-004</text:p>
          </table:table-cell>
          <table:table-cell table:style-name="Default" table:formula="of:=AVERAGE([.IF2:.IF19])" office:value-type="float" office:value="0.000481180022777778">
            <text:p>4.81E-004</text:p>
          </table:table-cell>
          <table:table-cell table:style-name="Default" table:formula="of:=AVERAGE([.IG2:.IG19])" office:value-type="float" office:value="0.000479755837777778">
            <text:p>4.80E-004</text:p>
          </table:table-cell>
          <table:table-cell table:style-name="Default" table:formula="of:=AVERAGE([.IH2:.IH19])" office:value-type="float" office:value="0.000480424006111111">
            <text:p>4.80E-004</text:p>
          </table:table-cell>
          <table:table-cell table:style-name="Default" table:formula="of:=AVERAGE([.II2:.II19])" office:value-type="float" office:value="0.000481668188888889">
            <text:p>4.82E-004</text:p>
          </table:table-cell>
          <table:table-cell table:style-name="Default" table:formula="of:=AVERAGE([.IJ2:.IJ19])" office:value-type="float" office:value="0.000483911132222222">
            <text:p>4.84E-004</text:p>
          </table:table-cell>
          <table:table-cell table:style-name="Default" table:formula="of:=AVERAGE([.IK2:.IK19])" office:value-type="float" office:value="0.000485426926111111">
            <text:p>4.85E-004</text:p>
          </table:table-cell>
          <table:table-cell table:style-name="Default" table:formula="of:=AVERAGE([.IL2:.IL19])" office:value-type="float" office:value="0.000486394797222222">
            <text:p>4.86E-004</text:p>
          </table:table-cell>
          <table:table-cell table:style-name="Default" table:formula="of:=AVERAGE([.IM2:.IM19])" office:value-type="float" office:value="0.000487634856666667">
            <text:p>4.88E-004</text:p>
          </table:table-cell>
          <table:table-cell table:style-name="Default" table:formula="of:=AVERAGE([.IN2:.IN19])" office:value-type="float" office:value="0.000489289399444445">
            <text:p>4.89E-004</text:p>
          </table:table-cell>
          <table:table-cell table:style-name="Default" table:formula="of:=AVERAGE([.IO2:.IO19])" office:value-type="float" office:value="0.000491968366111111">
            <text:p>4.92E-004</text:p>
          </table:table-cell>
          <table:table-cell table:style-name="Default" table:formula="of:=AVERAGE([.IP2:.IP19])" office:value-type="float" office:value="0.000492913046111111">
            <text:p>4.93E-004</text:p>
          </table:table-cell>
          <table:table-cell table:style-name="Default" table:formula="of:=AVERAGE([.IQ2:.IQ19])" office:value-type="float" office:value="0.000494168740555556">
            <text:p>4.94E-004</text:p>
          </table:table-cell>
          <table:table-cell table:style-name="Default" table:formula="of:=AVERAGE([.IR2:.IR19])" office:value-type="float" office:value="0.0004954481">
            <text:p>4.95E-004</text:p>
          </table:table-cell>
          <table:table-cell table:style-name="Default" table:formula="of:=AVERAGE([.IS2:.IS19])" office:value-type="float" office:value="0.00049853171">
            <text:p>4.99E-004</text:p>
          </table:table-cell>
          <table:table-cell table:style-name="Default" table:formula="of:=AVERAGE([.IT2:.IT19])" office:value-type="float" office:value="0.000499652882777778">
            <text:p>5.00E-004</text:p>
          </table:table-cell>
          <table:table-cell table:style-name="Default" table:formula="of:=AVERAGE([.IU2:.IU19])" office:value-type="float" office:value="0.000500759616666667">
            <text:p>5.01E-004</text:p>
          </table:table-cell>
          <table:table-cell table:style-name="Default" table:formula="of:=AVERAGE([.IV2:.IV19])" office:value-type="float" office:value="0.000502109520555556">
            <text:p>5.02E-004</text:p>
          </table:table-cell>
          <table:table-cell table:formula="of:=SUM([.B20:.IV20])" office:value-type="float" office:value="1.33959184335667">
            <text:p>1.3395918434</text:p>
          </table:table-cell>
        </table:table-row>
        <table:table-row table:style-name="ro1">
          <table:table-cell office:value-type="string">
            <text:p>norm means</text:p>
          </table:table-cell>
          <table:table-cell table:formula="of:=[.B20]/[.$IW$20]" office:value-type="float" office:value="0.0240863548757716">
            <text:p>0.0240863549</text:p>
          </table:table-cell>
          <table:table-cell table:formula="of:=[.C20]/[.$IW$20]" office:value-type="float" office:value="0.0389840045791106">
            <text:p>0.0389840046</text:p>
          </table:table-cell>
          <table:table-cell table:formula="of:=[.D20]/[.$IW$20]" office:value-type="float" office:value="0.0398077517151632">
            <text:p>0.0398077517</text:p>
          </table:table-cell>
          <table:table-cell table:formula="of:=[.E20]/[.$IW$20]" office:value-type="float" office:value="0.032653869033349">
            <text:p>0.032653869</text:p>
          </table:table-cell>
          <table:table-cell table:formula="of:=[.F20]/[.$IW$20]" office:value-type="float" office:value="0.0261842371005729">
            <text:p>0.0261842371</text:p>
          </table:table-cell>
          <table:table-cell table:formula="of:=[.G20]/[.$IW$20]" office:value-type="float" office:value="0.024384892388261">
            <text:p>0.0243848924</text:p>
          </table:table-cell>
          <table:table-cell table:formula="of:=[.H20]/[.$IW$20]" office:value-type="float" office:value="0.0189281236114909">
            <text:p>0.0189281236</text:p>
          </table:table-cell>
          <table:table-cell table:formula="of:=[.I20]/[.$IW$20]" office:value-type="float" office:value="0.0136277601449032">
            <text:p>0.0136277601</text:p>
          </table:table-cell>
          <table:table-cell table:formula="of:=[.J20]/[.$IW$20]" office:value-type="float" office:value="0.0134920773614483">
            <text:p>0.0134920774</text:p>
          </table:table-cell>
          <table:table-cell table:formula="of:=[.K20]/[.$IW$20]" office:value-type="float" office:value="0.0122729244511468">
            <text:p>0.0122729245</text:p>
          </table:table-cell>
          <table:table-cell table:formula="of:=[.L20]/[.$IW$20]" office:value-type="float" office:value="0.0128329834417089">
            <text:p>0.0128329834</text:p>
          </table:table-cell>
          <table:table-cell table:formula="of:=[.M20]/[.$IW$20]" office:value-type="float" office:value="0.0117788024559085">
            <text:p>0.0117788025</text:p>
          </table:table-cell>
          <table:table-cell table:formula="of:=[.N20]/[.$IW$20]" office:value-type="float" office:value="0.00959698208108882">
            <text:p>0.0095969821</text:p>
          </table:table-cell>
          <table:table-cell table:formula="of:=[.O20]/[.$IW$20]" office:value-type="float" office:value="0.00889460938600305">
            <text:p>0.0088946094</text:p>
          </table:table-cell>
          <table:table-cell table:formula="of:=[.P20]/[.$IW$20]" office:value-type="float" office:value="0.00649883236521011">
            <text:p>0.0064988324</text:p>
          </table:table-cell>
          <table:table-cell table:formula="of:=[.Q20]/[.$IW$20]" office:value-type="float" office:value="0.00891761375204479">
            <text:p>0.0089176138</text:p>
          </table:table-cell>
          <table:table-cell table:formula="of:=[.R20]/[.$IW$20]" office:value-type="float" office:value="0.00642484241534227">
            <text:p>0.0064248424</text:p>
          </table:table-cell>
          <table:table-cell table:formula="of:=[.S20]/[.$IW$20]" office:value-type="float" office:value="0.00816312765033398">
            <text:p>0.0081631277</text:p>
          </table:table-cell>
          <table:table-cell table:formula="of:=[.T20]/[.$IW$20]" office:value-type="float" office:value="0.00578864484366829">
            <text:p>0.0057886448</text:p>
          </table:table-cell>
          <table:table-cell table:formula="of:=[.U20]/[.$IW$20]" office:value-type="float" office:value="0.0069696891147784">
            <text:p>0.0069696891</text:p>
          </table:table-cell>
          <table:table-cell table:formula="of:=[.V20]/[.$IW$20]" office:value-type="float" office:value="0.0086743178544053">
            <text:p>0.0086743179</text:p>
          </table:table-cell>
          <table:table-cell table:formula="of:=[.W20]/[.$IW$20]" office:value-type="float" office:value="0.00711125609517075">
            <text:p>0.0071112561</text:p>
          </table:table-cell>
          <table:table-cell table:formula="of:=[.X20]/[.$IW$20]" office:value-type="float" office:value="0.00675388613527777">
            <text:p>0.0067538861</text:p>
          </table:table-cell>
          <table:table-cell table:formula="of:=[.Y20]/[.$IW$20]" office:value-type="float" office:value="0.00700109754977447">
            <text:p>0.0070010975</text:p>
          </table:table-cell>
          <table:table-cell table:formula="of:=[.Z20]/[.$IW$20]" office:value-type="float" office:value="0.00537025908476756">
            <text:p>0.0053702591</text:p>
          </table:table-cell>
          <table:table-cell table:formula="of:=[.AA20]/[.$IW$20]" office:value-type="float" office:value="0.00853830589937652">
            <text:p>0.0085383059</text:p>
          </table:table-cell>
          <table:table-cell table:formula="of:=[.AB20]/[.$IW$20]" office:value-type="float" office:value="0.00781879626805614">
            <text:p>0.0078187963</text:p>
          </table:table-cell>
          <table:table-cell table:formula="of:=[.AC20]/[.$IW$20]" office:value-type="float" office:value="0.00876613471849879">
            <text:p>0.0087661347</text:p>
          </table:table-cell>
          <table:table-cell table:formula="of:=[.AD20]/[.$IW$20]" office:value-type="float" office:value="0.0083817380396826">
            <text:p>0.008381738</text:p>
          </table:table-cell>
          <table:table-cell table:formula="of:=[.AE20]/[.$IW$20]" office:value-type="float" office:value="0.00656560055483876">
            <text:p>0.0065656006</text:p>
          </table:table-cell>
          <table:table-cell table:formula="of:=[.AF20]/[.$IW$20]" office:value-type="float" office:value="0.00735425384229373">
            <text:p>0.0073542538</text:p>
          </table:table-cell>
          <table:table-cell table:formula="of:=[.AG20]/[.$IW$20]" office:value-type="float" office:value="0.00545895851920959">
            <text:p>0.0054589585</text:p>
          </table:table-cell>
          <table:table-cell table:formula="of:=[.AH20]/[.$IW$20]" office:value-type="float" office:value="0.00694969588979429">
            <text:p>0.0069496959</text:p>
          </table:table-cell>
          <table:table-cell table:formula="of:=[.AI20]/[.$IW$20]" office:value-type="float" office:value="0.00554547303855307">
            <text:p>0.005545473</text:p>
          </table:table-cell>
          <table:table-cell table:formula="of:=[.AJ20]/[.$IW$20]" office:value-type="float" office:value="0.00836721232999071">
            <text:p>0.0083672123</text:p>
          </table:table-cell>
          <table:table-cell table:formula="of:=[.AK20]/[.$IW$20]" office:value-type="float" office:value="0.00465462029666389">
            <text:p>0.0046546203</text:p>
          </table:table-cell>
          <table:table-cell table:formula="of:=[.AL20]/[.$IW$20]" office:value-type="float" office:value="0.00627489321759343">
            <text:p>0.0062748932</text:p>
          </table:table-cell>
          <table:table-cell table:formula="of:=[.AM20]/[.$IW$20]" office:value-type="float" office:value="0.00509703937515263">
            <text:p>0.0050970394</text:p>
          </table:table-cell>
          <table:table-cell table:formula="of:=[.AN20]/[.$IW$20]" office:value-type="float" office:value="0.00806582007980477">
            <text:p>0.0080658201</text:p>
          </table:table-cell>
          <table:table-cell table:formula="of:=[.AO20]/[.$IW$20]" office:value-type="float" office:value="0.00549680796253593">
            <text:p>0.005496808</text:p>
          </table:table-cell>
          <table:table-cell table:formula="of:=[.AP20]/[.$IW$20]" office:value-type="float" office:value="0.00603153100456392">
            <text:p>0.006031531</text:p>
          </table:table-cell>
          <table:table-cell table:formula="of:=[.AQ20]/[.$IW$20]" office:value-type="float" office:value="0.00561336601937732">
            <text:p>0.005613366</text:p>
          </table:table-cell>
          <table:table-cell table:formula="of:=[.AR20]/[.$IW$20]" office:value-type="float" office:value="0.0056626642567428">
            <text:p>0.0056626643</text:p>
          </table:table-cell>
          <table:table-cell table:formula="of:=[.AS20]/[.$IW$20]" office:value-type="float" office:value="0.00596231247653585">
            <text:p>0.0059623125</text:p>
          </table:table-cell>
          <table:table-cell table:formula="of:=[.AT20]/[.$IW$20]" office:value-type="float" office:value="0.00488689298594836">
            <text:p>0.004886893</text:p>
          </table:table-cell>
          <table:table-cell table:formula="of:=[.AU20]/[.$IW$20]" office:value-type="float" office:value="0.0056670932965171">
            <text:p>0.0056670933</text:p>
          </table:table-cell>
          <table:table-cell table:formula="of:=[.AV20]/[.$IW$20]" office:value-type="float" office:value="0.00513171185576869">
            <text:p>0.0051317119</text:p>
          </table:table-cell>
          <table:table-cell table:formula="of:=[.AW20]/[.$IW$20]" office:value-type="float" office:value="0.0050122277169457">
            <text:p>0.0050122277</text:p>
          </table:table-cell>
          <table:table-cell table:formula="of:=[.AX20]/[.$IW$20]" office:value-type="float" office:value="0.00624787330837294">
            <text:p>0.0062478733</text:p>
          </table:table-cell>
          <table:table-cell table:formula="of:=[.AY20]/[.$IW$20]" office:value-type="float" office:value="0.00501954219613969">
            <text:p>0.0050195422</text:p>
          </table:table-cell>
          <table:table-cell table:formula="of:=[.AZ20]/[.$IW$20]" office:value-type="float" office:value="0.00450566638963733">
            <text:p>0.0045056664</text:p>
          </table:table-cell>
          <table:table-cell table:formula="of:=[.BA20]/[.$IW$20]" office:value-type="float" office:value="0.00545658281506906">
            <text:p>0.0054565828</text:p>
          </table:table-cell>
          <table:table-cell table:formula="of:=[.BB20]/[.$IW$20]" office:value-type="float" office:value="0.00520646529689825">
            <text:p>0.0052064653</text:p>
          </table:table-cell>
          <table:table-cell table:formula="of:=[.BC20]/[.$IW$20]" office:value-type="float" office:value="0.00548844947960616">
            <text:p>0.0054884495</text:p>
          </table:table-cell>
          <table:table-cell table:formula="of:=[.BD20]/[.$IW$20]" office:value-type="float" office:value="0.00570684435969659">
            <text:p>0.0057068444</text:p>
          </table:table-cell>
          <table:table-cell table:formula="of:=[.BE20]/[.$IW$20]" office:value-type="float" office:value="0.00481639618548095">
            <text:p>0.0048163962</text:p>
          </table:table-cell>
          <table:table-cell table:formula="of:=[.BF20]/[.$IW$20]" office:value-type="float" office:value="0.00441627152363601">
            <text:p>0.0044162715</text:p>
          </table:table-cell>
          <table:table-cell table:formula="of:=[.BG20]/[.$IW$20]" office:value-type="float" office:value="0.00514891413528959">
            <text:p>0.0051489141</text:p>
          </table:table-cell>
          <table:table-cell table:formula="of:=[.BH20]/[.$IW$20]" office:value-type="float" office:value="0.00494109192831366">
            <text:p>0.0049410919</text:p>
          </table:table-cell>
          <table:table-cell table:formula="of:=[.BI20]/[.$IW$20]" office:value-type="float" office:value="0.00440789724816789">
            <text:p>0.0044078972</text:p>
          </table:table-cell>
          <table:table-cell table:formula="of:=[.BJ20]/[.$IW$20]" office:value-type="float" office:value="0.00439374548322329">
            <text:p>0.0043937455</text:p>
          </table:table-cell>
          <table:table-cell table:formula="of:=[.BK20]/[.$IW$20]" office:value-type="float" office:value="0.00501372162140036">
            <text:p>0.0050137216</text:p>
          </table:table-cell>
          <table:table-cell table:formula="of:=[.BL20]/[.$IW$20]" office:value-type="float" office:value="0.00425584993746477">
            <text:p>0.0042558499</text:p>
          </table:table-cell>
          <table:table-cell table:formula="of:=[.BM20]/[.$IW$20]" office:value-type="float" office:value="0.0042135742524801">
            <text:p>0.0042135743</text:p>
          </table:table-cell>
          <table:table-cell table:formula="of:=[.BN20]/[.$IW$20]" office:value-type="float" office:value="0.00506823918900953">
            <text:p>0.0050682392</text:p>
          </table:table-cell>
          <table:table-cell table:formula="of:=[.BO20]/[.$IW$20]" office:value-type="float" office:value="0.00496361015954841">
            <text:p>0.0049636102</text:p>
          </table:table-cell>
          <table:table-cell table:formula="of:=[.BP20]/[.$IW$20]" office:value-type="float" office:value="0.004502454509575">
            <text:p>0.0045024545</text:p>
          </table:table-cell>
          <table:table-cell table:formula="of:=[.BQ20]/[.$IW$20]" office:value-type="float" office:value="0.00406315004271519">
            <text:p>0.00406315</text:p>
          </table:table-cell>
          <table:table-cell table:formula="of:=[.BR20]/[.$IW$20]" office:value-type="float" office:value="0.00537059894367644">
            <text:p>0.0053705989</text:p>
          </table:table-cell>
          <table:table-cell table:formula="of:=[.BS20]/[.$IW$20]" office:value-type="float" office:value="0.00519492700213167">
            <text:p>0.005194927</text:p>
          </table:table-cell>
          <table:table-cell table:formula="of:=[.BT20]/[.$IW$20]" office:value-type="float" office:value="0.00441741228984677">
            <text:p>0.0044174123</text:p>
          </table:table-cell>
          <table:table-cell table:formula="of:=[.BU20]/[.$IW$20]" office:value-type="float" office:value="0.00407337460606603">
            <text:p>0.0040733746</text:p>
          </table:table-cell>
          <table:table-cell table:formula="of:=[.BV20]/[.$IW$20]" office:value-type="float" office:value="0.00450159845819627">
            <text:p>0.0045015985</text:p>
          </table:table-cell>
          <table:table-cell table:formula="of:=[.BW20]/[.$IW$20]" office:value-type="float" office:value="0.00422177203389058">
            <text:p>0.004221772</text:p>
          </table:table-cell>
          <table:table-cell table:formula="of:=[.BX20]/[.$IW$20]" office:value-type="float" office:value="0.00427773435084937">
            <text:p>0.0042777344</text:p>
          </table:table-cell>
          <table:table-cell table:formula="of:=[.BY20]/[.$IW$20]" office:value-type="float" office:value="0.00421780711309632">
            <text:p>0.0042178071</text:p>
          </table:table-cell>
          <table:table-cell table:formula="of:=[.BZ20]/[.$IW$20]" office:value-type="float" office:value="0.0046212137198773">
            <text:p>0.0046212137</text:p>
          </table:table-cell>
          <table:table-cell table:formula="of:=[.CA20]/[.$IW$20]" office:value-type="float" office:value="0.0047044860053855">
            <text:p>0.004704486</text:p>
          </table:table-cell>
          <table:table-cell table:formula="of:=[.CB20]/[.$IW$20]" office:value-type="float" office:value="0.00416808353597567">
            <text:p>0.0041680835</text:p>
          </table:table-cell>
          <table:table-cell table:formula="of:=[.CC20]/[.$IW$20]" office:value-type="float" office:value="0.0040671532305551">
            <text:p>0.0040671532</text:p>
          </table:table-cell>
          <table:table-cell table:formula="of:=[.CD20]/[.$IW$20]" office:value-type="float" office:value="0.00408974260783866">
            <text:p>0.0040897426</text:p>
          </table:table-cell>
          <table:table-cell table:formula="of:=[.CE20]/[.$IW$20]" office:value-type="float" office:value="0.00442630641685947">
            <text:p>0.0044263064</text:p>
          </table:table-cell>
          <table:table-cell table:formula="of:=[.CF20]/[.$IW$20]" office:value-type="float" office:value="0.00385887475773743">
            <text:p>0.0038588748</text:p>
          </table:table-cell>
          <table:table-cell table:formula="of:=[.CG20]/[.$IW$20]" office:value-type="float" office:value="0.00349651617302992">
            <text:p>0.0034965162</text:p>
          </table:table-cell>
          <table:table-cell table:formula="of:=[.CH20]/[.$IW$20]" office:value-type="float" office:value="0.00362178694258808">
            <text:p>0.0036217869</text:p>
          </table:table-cell>
          <table:table-cell table:formula="of:=[.CI20]/[.$IW$20]" office:value-type="float" office:value="0.00378266257004287">
            <text:p>0.0037826626</text:p>
          </table:table-cell>
          <table:table-cell table:formula="of:=[.CJ20]/[.$IW$20]" office:value-type="float" office:value="0.00396729956443282">
            <text:p>0.0039672996</text:p>
          </table:table-cell>
          <table:table-cell table:formula="of:=[.CK20]/[.$IW$20]" office:value-type="float" office:value="0.00396088214952447">
            <text:p>0.0039608821</text:p>
          </table:table-cell>
          <table:table-cell table:formula="of:=[.CL20]/[.$IW$20]" office:value-type="float" office:value="0.00331622703655572">
            <text:p>0.003316227</text:p>
          </table:table-cell>
          <table:table-cell table:formula="of:=[.CM20]/[.$IW$20]" office:value-type="float" office:value="0.00322969537932215">
            <text:p>0.0032296954</text:p>
          </table:table-cell>
          <table:table-cell table:formula="of:=[.CN20]/[.$IW$20]" office:value-type="float" office:value="0.00344704114425256">
            <text:p>0.0034470411</text:p>
          </table:table-cell>
          <table:table-cell table:formula="of:=[.CO20]/[.$IW$20]" office:value-type="float" office:value="0.00418093769921025">
            <text:p>0.0041809377</text:p>
          </table:table-cell>
          <table:table-cell table:formula="of:=[.CP20]/[.$IW$20]" office:value-type="float" office:value="0.00389500206664375">
            <text:p>0.0038950021</text:p>
          </table:table-cell>
          <table:table-cell table:formula="of:=[.CQ20]/[.$IW$20]" office:value-type="float" office:value="0.00359016334379559">
            <text:p>0.0035901633</text:p>
          </table:table-cell>
          <table:table-cell table:formula="of:=[.CR20]/[.$IW$20]" office:value-type="float" office:value="0.00338144728537002">
            <text:p>0.0033814473</text:p>
          </table:table-cell>
          <table:table-cell table:formula="of:=[.CS20]/[.$IW$20]" office:value-type="float" office:value="0.00345400252045384">
            <text:p>0.0034540025</text:p>
          </table:table-cell>
          <table:table-cell table:formula="of:=[.CT20]/[.$IW$20]" office:value-type="float" office:value="0.0034450654408887">
            <text:p>0.0034450654</text:p>
          </table:table-cell>
          <table:table-cell table:formula="of:=[.CU20]/[.$IW$20]" office:value-type="float" office:value="0.00342916761093479">
            <text:p>0.0034291676</text:p>
          </table:table-cell>
          <table:table-cell table:formula="of:=[.CV20]/[.$IW$20]" office:value-type="float" office:value="0.00331334801700193">
            <text:p>0.003313348</text:p>
          </table:table-cell>
          <table:table-cell table:formula="of:=[.CW20]/[.$IW$20]" office:value-type="float" office:value="0.00322145656178044">
            <text:p>0.0032214566</text:p>
          </table:table-cell>
          <table:table-cell table:formula="of:=[.CX20]/[.$IW$20]" office:value-type="float" office:value="0.00339938372549396">
            <text:p>0.0033993837</text:p>
          </table:table-cell>
          <table:table-cell table:formula="of:=[.CY20]/[.$IW$20]" office:value-type="float" office:value="0.00329043927336983">
            <text:p>0.0032904393</text:p>
          </table:table-cell>
          <table:table-cell table:formula="of:=[.CZ20]/[.$IW$20]" office:value-type="float" office:value="0.00330525925013996">
            <text:p>0.0033052593</text:p>
          </table:table-cell>
          <table:table-cell table:formula="of:=[.DA20]/[.$IW$20]" office:value-type="float" office:value="0.00378005251923141">
            <text:p>0.0037800525</text:p>
          </table:table-cell>
          <table:table-cell table:formula="of:=[.DB20]/[.$IW$20]" office:value-type="float" office:value="0.00364341412463636">
            <text:p>0.0036434141</text:p>
          </table:table-cell>
          <table:table-cell table:formula="of:=[.DC20]/[.$IW$20]" office:value-type="float" office:value="0.00283161595736147">
            <text:p>0.002831616</text:p>
          </table:table-cell>
          <table:table-cell table:formula="of:=[.DD20]/[.$IW$20]" office:value-type="float" office:value="0.00311564295467096">
            <text:p>0.003115643</text:p>
          </table:table-cell>
          <table:table-cell table:formula="of:=[.DE20]/[.$IW$20]" office:value-type="float" office:value="0.0034074113514276">
            <text:p>0.0034074114</text:p>
          </table:table-cell>
          <table:table-cell table:formula="of:=[.DF20]/[.$IW$20]" office:value-type="float" office:value="0.00346553440986972">
            <text:p>0.0034655344</text:p>
          </table:table-cell>
          <table:table-cell table:formula="of:=[.DG20]/[.$IW$20]" office:value-type="float" office:value="0.00313794517110382">
            <text:p>0.0031379452</text:p>
          </table:table-cell>
          <table:table-cell table:formula="of:=[.DH20]/[.$IW$20]" office:value-type="float" office:value="0.00339080314423433">
            <text:p>0.0033908031</text:p>
          </table:table-cell>
          <table:table-cell table:formula="of:=[.DI20]/[.$IW$20]" office:value-type="float" office:value="0.0031606663173792">
            <text:p>0.0031606663</text:p>
          </table:table-cell>
          <table:table-cell table:formula="of:=[.DJ20]/[.$IW$20]" office:value-type="float" office:value="0.00339323184876393">
            <text:p>0.0033932318</text:p>
          </table:table-cell>
          <table:table-cell table:formula="of:=[.DK20]/[.$IW$20]" office:value-type="float" office:value="0.00361016614093247">
            <text:p>0.0036101661</text:p>
          </table:table-cell>
          <table:table-cell table:formula="of:=[.DL20]/[.$IW$20]" office:value-type="float" office:value="0.00334736473776106">
            <text:p>0.0033473647</text:p>
          </table:table-cell>
          <table:table-cell table:formula="of:=[.DM20]/[.$IW$20]" office:value-type="float" office:value="0.00361820048533043">
            <text:p>0.0036182005</text:p>
          </table:table-cell>
          <table:table-cell table:formula="of:=[.DN20]/[.$IW$20]" office:value-type="float" office:value="0.00319168663457131">
            <text:p>0.0031916866</text:p>
          </table:table-cell>
          <table:table-cell table:formula="of:=[.DO20]/[.$IW$20]" office:value-type="float" office:value="0.00333429299954787">
            <text:p>0.003334293</text:p>
          </table:table-cell>
          <table:table-cell table:formula="of:=[.DP20]/[.$IW$20]" office:value-type="float" office:value="0.00311589289854711">
            <text:p>0.0031158929</text:p>
          </table:table-cell>
          <table:table-cell table:formula="of:=[.DQ20]/[.$IW$20]" office:value-type="float" office:value="0.00345435456922825">
            <text:p>0.0034543546</text:p>
          </table:table-cell>
          <table:table-cell table:formula="of:=[.DR20]/[.$IW$20]" office:value-type="float" office:value="0.0033403891180007">
            <text:p>0.0033403891</text:p>
          </table:table-cell>
          <table:table-cell table:formula="of:=[.DS20]/[.$IW$20]" office:value-type="float" office:value="0.00341939351978702">
            <text:p>0.0034193935</text:p>
          </table:table-cell>
          <table:table-cell table:formula="of:=[.DT20]/[.$IW$20]" office:value-type="float" office:value="0.00340408066983902">
            <text:p>0.0034040807</text:p>
          </table:table-cell>
          <table:table-cell table:formula="of:=[.DU20]/[.$IW$20]" office:value-type="float" office:value="0.00357198540639814">
            <text:p>0.0035719854</text:p>
          </table:table-cell>
          <table:table-cell table:formula="of:=[.DV20]/[.$IW$20]" office:value-type="float" office:value="0.00314361604269878">
            <text:p>0.003143616</text:p>
          </table:table-cell>
          <table:table-cell table:formula="of:=[.DW20]/[.$IW$20]" office:value-type="float" office:value="0.00309881567494509">
            <text:p>0.0030988157</text:p>
          </table:table-cell>
          <table:table-cell table:formula="of:=[.DX20]/[.$IW$20]" office:value-type="float" office:value="0.00330569985366544">
            <text:p>0.0033056999</text:p>
          </table:table-cell>
          <table:table-cell table:formula="of:=[.DY20]/[.$IW$20]" office:value-type="float" office:value="0.00286643773428155">
            <text:p>0.0028664377</text:p>
          </table:table-cell>
          <table:table-cell table:formula="of:=[.DZ20]/[.$IW$20]" office:value-type="float" office:value="0.00291298019983285">
            <text:p>0.0029129802</text:p>
          </table:table-cell>
          <table:table-cell table:formula="of:=[.EA20]/[.$IW$20]" office:value-type="float" office:value="0.00309515892762076">
            <text:p>0.0030951589</text:p>
          </table:table-cell>
          <table:table-cell table:formula="of:=[.EB20]/[.$IW$20]" office:value-type="float" office:value="0.00290505782030163">
            <text:p>0.0029050578</text:p>
          </table:table-cell>
          <table:table-cell table:formula="of:=[.EC20]/[.$IW$20]" office:value-type="float" office:value="0.00300687155899022">
            <text:p>0.0030068716</text:p>
          </table:table-cell>
          <table:table-cell table:formula="of:=[.ED20]/[.$IW$20]" office:value-type="float" office:value="0.0029883224529813">
            <text:p>0.0029883225</text:p>
          </table:table-cell>
          <table:table-cell table:formula="of:=[.EE20]/[.$IW$20]" office:value-type="float" office:value="0.00287960713408273">
            <text:p>0.0028796071</text:p>
          </table:table-cell>
          <table:table-cell table:formula="of:=[.EF20]/[.$IW$20]" office:value-type="float" office:value="0.00292121063629768">
            <text:p>0.0029212106</text:p>
          </table:table-cell>
          <table:table-cell table:formula="of:=[.EG20]/[.$IW$20]" office:value-type="float" office:value="0.00271893653300819">
            <text:p>0.0027189365</text:p>
          </table:table-cell>
          <table:table-cell table:formula="of:=[.EH20]/[.$IW$20]" office:value-type="float" office:value="0.00265259488416388">
            <text:p>0.0026525949</text:p>
          </table:table-cell>
          <table:table-cell table:formula="of:=[.EI20]/[.$IW$20]" office:value-type="float" office:value="0.00254282510809671">
            <text:p>0.0025428251</text:p>
          </table:table-cell>
          <table:table-cell table:formula="of:=[.EJ20]/[.$IW$20]" office:value-type="float" office:value="0.00251329710781103">
            <text:p>0.0025132971</text:p>
          </table:table-cell>
          <table:table-cell table:formula="of:=[.EK20]/[.$IW$20]" office:value-type="float" office:value="0.00241417928273732">
            <text:p>0.0024141793</text:p>
          </table:table-cell>
          <table:table-cell table:formula="of:=[.EL20]/[.$IW$20]" office:value-type="float" office:value="0.00238748087318516">
            <text:p>0.0023874809</text:p>
          </table:table-cell>
          <table:table-cell table:formula="of:=[.EM20]/[.$IW$20]" office:value-type="float" office:value="0.00248871655893633">
            <text:p>0.0024887166</text:p>
          </table:table-cell>
          <table:table-cell table:formula="of:=[.EN20]/[.$IW$20]" office:value-type="float" office:value="0.00262457461592776">
            <text:p>0.0026245746</text:p>
          </table:table-cell>
          <table:table-cell table:formula="of:=[.EO20]/[.$IW$20]" office:value-type="float" office:value="0.00226891496637232">
            <text:p>0.002268915</text:p>
          </table:table-cell>
          <table:table-cell table:formula="of:=[.EP20]/[.$IW$20]" office:value-type="float" office:value="0.00236429914383262">
            <text:p>0.0023642991</text:p>
          </table:table-cell>
          <table:table-cell table:formula="of:=[.EQ20]/[.$IW$20]" office:value-type="float" office:value="0.00244233195531634">
            <text:p>0.002442332</text:p>
          </table:table-cell>
          <table:table-cell table:formula="of:=[.ER20]/[.$IW$20]" office:value-type="float" office:value="0.00246825520089711">
            <text:p>0.0024682552</text:p>
          </table:table-cell>
          <table:table-cell table:formula="of:=[.ES20]/[.$IW$20]" office:value-type="float" office:value="0.00216351888154563">
            <text:p>0.0021635189</text:p>
          </table:table-cell>
          <table:table-cell table:formula="of:=[.ET20]/[.$IW$20]" office:value-type="float" office:value="0.00220905098586385">
            <text:p>0.002209051</text:p>
          </table:table-cell>
          <table:table-cell table:formula="of:=[.EU20]/[.$IW$20]" office:value-type="float" office:value="0.00218435528126659">
            <text:p>0.0021843553</text:p>
          </table:table-cell>
          <table:table-cell table:formula="of:=[.EV20]/[.$IW$20]" office:value-type="float" office:value="0.00228506757044644">
            <text:p>0.0022850676</text:p>
          </table:table-cell>
          <table:table-cell table:formula="of:=[.EW20]/[.$IW$20]" office:value-type="float" office:value="0.00225140772621748">
            <text:p>0.0022514077</text:p>
          </table:table-cell>
          <table:table-cell table:formula="of:=[.EX20]/[.$IW$20]" office:value-type="float" office:value="0.00256888690168276">
            <text:p>0.0025688869</text:p>
          </table:table-cell>
          <table:table-cell table:formula="of:=[.EY20]/[.$IW$20]" office:value-type="float" office:value="0.00228322958772142">
            <text:p>0.0022832296</text:p>
          </table:table-cell>
          <table:table-cell table:formula="of:=[.EZ20]/[.$IW$20]" office:value-type="float" office:value="0.0019261478545096">
            <text:p>0.0019261479</text:p>
          </table:table-cell>
          <table:table-cell table:formula="of:=[.FA20]/[.$IW$20]" office:value-type="float" office:value="0.00204876552656241">
            <text:p>0.0020487655</text:p>
          </table:table-cell>
          <table:table-cell table:formula="of:=[.FB20]/[.$IW$20]" office:value-type="float" office:value="0.00201461061445723">
            <text:p>0.0020146106</text:p>
          </table:table-cell>
          <table:table-cell table:formula="of:=[.FC20]/[.$IW$20]" office:value-type="float" office:value="0.00202099947298919">
            <text:p>0.0020209995</text:p>
          </table:table-cell>
          <table:table-cell table:formula="of:=[.FD20]/[.$IW$20]" office:value-type="float" office:value="0.00193395585177109">
            <text:p>0.0019339559</text:p>
          </table:table-cell>
          <table:table-cell table:formula="of:=[.FE20]/[.$IW$20]" office:value-type="float" office:value="0.00189777094737788">
            <text:p>0.0018977709</text:p>
          </table:table-cell>
          <table:table-cell table:formula="of:=[.FF20]/[.$IW$20]" office:value-type="float" office:value="0.00196093417411217">
            <text:p>0.0019609342</text:p>
          </table:table-cell>
          <table:table-cell table:formula="of:=[.FG20]/[.$IW$20]" office:value-type="float" office:value="0.00186548271330532">
            <text:p>0.0018654827</text:p>
          </table:table-cell>
          <table:table-cell table:formula="of:=[.FH20]/[.$IW$20]" office:value-type="float" office:value="0.00183038158429778">
            <text:p>0.0018303816</text:p>
          </table:table-cell>
          <table:table-cell table:formula="of:=[.FI20]/[.$IW$20]" office:value-type="float" office:value="0.00188786037560414">
            <text:p>0.0018878604</text:p>
          </table:table-cell>
          <table:table-cell table:formula="of:=[.FJ20]/[.$IW$20]" office:value-type="float" office:value="0.00176998755303528">
            <text:p>0.0017699876</text:p>
          </table:table-cell>
          <table:table-cell table:formula="of:=[.FK20]/[.$IW$20]" office:value-type="float" office:value="0.00173424841169932">
            <text:p>0.0017342484</text:p>
          </table:table-cell>
          <table:table-cell table:formula="of:=[.FL20]/[.$IW$20]" office:value-type="float" office:value="0.00174414540139243">
            <text:p>0.0017441454</text:p>
          </table:table-cell>
          <table:table-cell table:formula="of:=[.FM20]/[.$IW$20]" office:value-type="float" office:value="0.001763675710914">
            <text:p>0.0017636757</text:p>
          </table:table-cell>
          <table:table-cell table:formula="of:=[.FN20]/[.$IW$20]" office:value-type="float" office:value="0.00171031872815589">
            <text:p>0.0017103187</text:p>
          </table:table-cell>
          <table:table-cell table:formula="of:=[.FO20]/[.$IW$20]" office:value-type="float" office:value="0.00171606314080777">
            <text:p>0.0017160631</text:p>
          </table:table-cell>
          <table:table-cell table:formula="of:=[.FP20]/[.$IW$20]" office:value-type="float" office:value="0.00155458497990751">
            <text:p>0.001554585</text:p>
          </table:table-cell>
          <table:table-cell table:formula="of:=[.FQ20]/[.$IW$20]" office:value-type="float" office:value="0.00162265750712873">
            <text:p>0.0016226575</text:p>
          </table:table-cell>
          <table:table-cell table:formula="of:=[.FR20]/[.$IW$20]" office:value-type="float" office:value="0.00165997411195307">
            <text:p>0.0016599741</text:p>
          </table:table-cell>
          <table:table-cell table:formula="of:=[.FS20]/[.$IW$20]" office:value-type="float" office:value="0.00161439686245767">
            <text:p>0.0016143969</text:p>
          </table:table-cell>
          <table:table-cell table:formula="of:=[.FT20]/[.$IW$20]" office:value-type="float" office:value="0.00156959748795843">
            <text:p>0.0015695975</text:p>
          </table:table-cell>
          <table:table-cell table:formula="of:=[.FU20]/[.$IW$20]" office:value-type="float" office:value="0.00152931301852523">
            <text:p>0.001529313</text:p>
          </table:table-cell>
          <table:table-cell table:formula="of:=[.FV20]/[.$IW$20]" office:value-type="float" office:value="0.00153507077894094">
            <text:p>0.0015350708</text:p>
          </table:table-cell>
          <table:table-cell table:formula="of:=[.FW20]/[.$IW$20]" office:value-type="float" office:value="0.0015270588700666">
            <text:p>0.0015270589</text:p>
          </table:table-cell>
          <table:table-cell table:formula="of:=[.FX20]/[.$IW$20]" office:value-type="float" office:value="0.00149150608151258">
            <text:p>0.0014915061</text:p>
          </table:table-cell>
          <table:table-cell table:formula="of:=[.FY20]/[.$IW$20]" office:value-type="float" office:value="0.00148268371599318">
            <text:p>0.0014826837</text:p>
          </table:table-cell>
          <table:table-cell table:formula="of:=[.FZ20]/[.$IW$20]" office:value-type="float" office:value="0.00149654043584479">
            <text:p>0.0014965404</text:p>
          </table:table-cell>
          <table:table-cell table:formula="of:=[.GA20]/[.$IW$20]" office:value-type="float" office:value="0.00153192395186089">
            <text:p>0.001531924</text:p>
          </table:table-cell>
          <table:table-cell table:formula="of:=[.GB20]/[.$IW$20]" office:value-type="float" office:value="0.00256715830633955">
            <text:p>0.0025671583</text:p>
          </table:table-cell>
          <table:table-cell table:formula="of:=[.GC20]/[.$IW$20]" office:value-type="float" office:value="0.0015114327617665">
            <text:p>0.0015114328</text:p>
          </table:table-cell>
          <table:table-cell table:formula="of:=[.GD20]/[.$IW$20]" office:value-type="float" office:value="0.00144716631342483">
            <text:p>0.0014471663</text:p>
          </table:table-cell>
          <table:table-cell table:formula="of:=[.GE20]/[.$IW$20]" office:value-type="float" office:value="0.00136157848845351">
            <text:p>0.0013615785</text:p>
          </table:table-cell>
          <table:table-cell table:formula="of:=[.GF20]/[.$IW$20]" office:value-type="float" office:value="0.00124234025288951">
            <text:p>0.0012423403</text:p>
          </table:table-cell>
          <table:table-cell table:formula="of:=[.GG20]/[.$IW$20]" office:value-type="float" office:value="0.0012543604154088">
            <text:p>0.0012543604</text:p>
          </table:table-cell>
          <table:table-cell table:formula="of:=[.GH20]/[.$IW$20]" office:value-type="float" office:value="0.00125729438951238">
            <text:p>0.0012572944</text:p>
          </table:table-cell>
          <table:table-cell table:formula="of:=[.GI20]/[.$IW$20]" office:value-type="float" office:value="0.00126328492149239">
            <text:p>0.0012632849</text:p>
          </table:table-cell>
          <table:table-cell table:formula="of:=[.GJ20]/[.$IW$20]" office:value-type="float" office:value="0.00121838006295615">
            <text:p>0.0012183801</text:p>
          </table:table-cell>
          <table:table-cell table:formula="of:=[.GK20]/[.$IW$20]" office:value-type="float" office:value="0.00115612339220459">
            <text:p>0.0011561234</text:p>
          </table:table-cell>
          <table:table-cell table:formula="of:=[.GL20]/[.$IW$20]" office:value-type="float" office:value="0.001119516035337">
            <text:p>0.001119516</text:p>
          </table:table-cell>
          <table:table-cell table:formula="of:=[.GM20]/[.$IW$20]" office:value-type="float" office:value="0.00117708065170726">
            <text:p>0.0011770807</text:p>
          </table:table-cell>
          <table:table-cell table:formula="of:=[.GN20]/[.$IW$20]" office:value-type="float" office:value="0.00114717745712287">
            <text:p>0.0011471775</text:p>
          </table:table-cell>
          <table:table-cell table:formula="of:=[.GO20]/[.$IW$20]" office:value-type="float" office:value="0.00108972606885653">
            <text:p>0.0010897261</text:p>
          </table:table-cell>
          <table:table-cell table:formula="of:=[.GP20]/[.$IW$20]" office:value-type="float" office:value="0.00103609875873331">
            <text:p>0.0010360988</text:p>
          </table:table-cell>
          <table:table-cell table:formula="of:=[.GQ20]/[.$IW$20]" office:value-type="float" office:value="0.000989167272117856">
            <text:p>0.0009891673</text:p>
          </table:table-cell>
          <table:table-cell table:formula="of:=[.GR20]/[.$IW$20]" office:value-type="float" office:value="0.000969854036178389">
            <text:p>0.000969854</text:p>
          </table:table-cell>
          <table:table-cell table:formula="of:=[.GS20]/[.$IW$20]" office:value-type="float" office:value="0.000978995629115121">
            <text:p>0.0009789956</text:p>
          </table:table-cell>
          <table:table-cell table:formula="of:=[.GT20]/[.$IW$20]" office:value-type="float" office:value="0.0010113577978139">
            <text:p>0.0010113578</text:p>
          </table:table-cell>
          <table:table-cell table:formula="of:=[.GU20]/[.$IW$20]" office:value-type="float" office:value="0.000982119316062236">
            <text:p>0.0009821193</text:p>
          </table:table-cell>
          <table:table-cell table:formula="of:=[.GV20]/[.$IW$20]" office:value-type="float" office:value="0.000966536862020841">
            <text:p>0.0009665369</text:p>
          </table:table-cell>
          <table:table-cell table:formula="of:=[.GW20]/[.$IW$20]" office:value-type="float" office:value="0.000972165046484183">
            <text:p>0.000972165</text:p>
          </table:table-cell>
          <table:table-cell table:formula="of:=[.GX20]/[.$IW$20]" office:value-type="float" office:value="0.000936227166338183">
            <text:p>0.0009362272</text:p>
          </table:table-cell>
          <table:table-cell table:formula="of:=[.GY20]/[.$IW$20]" office:value-type="float" office:value="0.000895852755744888">
            <text:p>0.0008958528</text:p>
          </table:table-cell>
          <table:table-cell table:formula="of:=[.GZ20]/[.$IW$20]" office:value-type="float" office:value="0.000869636842246273">
            <text:p>0.0008696368</text:p>
          </table:table-cell>
          <table:table-cell table:formula="of:=[.HA20]/[.$IW$20]" office:value-type="float" office:value="0.000846140302659329">
            <text:p>0.0008461403</text:p>
          </table:table-cell>
          <table:table-cell table:formula="of:=[.HB20]/[.$IW$20]" office:value-type="float" office:value="0.000802690016945819">
            <text:p>0.00080269</text:p>
          </table:table-cell>
          <table:table-cell table:formula="of:=[.HC20]/[.$IW$20]" office:value-type="float" office:value="0.000791294525626634">
            <text:p>0.0007912945</text:p>
          </table:table-cell>
          <table:table-cell table:formula="of:=[.HD20]/[.$IW$20]" office:value-type="float" office:value="0.000820078365994877">
            <text:p>0.0008200784</text:p>
          </table:table-cell>
          <table:table-cell table:formula="of:=[.HE20]/[.$IW$20]" office:value-type="float" office:value="0.000824120218182223">
            <text:p>0.0008241202</text:p>
          </table:table-cell>
          <table:table-cell table:formula="of:=[.HF20]/[.$IW$20]" office:value-type="float" office:value="0.000819044295218284">
            <text:p>0.0008190443</text:p>
          </table:table-cell>
          <table:table-cell table:formula="of:=[.HG20]/[.$IW$20]" office:value-type="float" office:value="0.000776299454064223">
            <text:p>0.0007762995</text:p>
          </table:table-cell>
          <table:table-cell table:formula="of:=[.HH20]/[.$IW$20]" office:value-type="float" office:value="0.00074680251879633">
            <text:p>0.0007468025</text:p>
          </table:table-cell>
          <table:table-cell table:formula="of:=[.HI20]/[.$IW$20]" office:value-type="float" office:value="0.000744356831481925">
            <text:p>0.0007443568</text:p>
          </table:table-cell>
          <table:table-cell table:formula="of:=[.HJ20]/[.$IW$20]" office:value-type="float" office:value="0.000722048194353731">
            <text:p>0.0007220482</text:p>
          </table:table-cell>
          <table:table-cell table:formula="of:=[.HK20]/[.$IW$20]" office:value-type="float" office:value="0.000687562013020718">
            <text:p>0.000687562</text:p>
          </table:table-cell>
          <table:table-cell table:formula="of:=[.HL20]/[.$IW$20]" office:value-type="float" office:value="0.000660992930588918">
            <text:p>0.0006609929</text:p>
          </table:table-cell>
          <table:table-cell table:formula="of:=[.HM20]/[.$IW$20]" office:value-type="float" office:value="0.00065013818109115">
            <text:p>0.0006501382</text:p>
          </table:table-cell>
          <table:table-cell table:style-name="Default" table:formula="of:=[.HN20]/[.$IW$20]" office:value-type="float" office:value="0.000641027232646108">
            <text:p>0.0006410272</text:p>
          </table:table-cell>
          <table:table-cell table:style-name="Default" table:formula="of:=[.HO20]/[.$IW$20]" office:value-type="float" office:value="0.000638745419459134">
            <text:p>0.0006387454</text:p>
          </table:table-cell>
          <table:table-cell table:style-name="Default" table:formula="of:=[.HP20]/[.$IW$20]" office:value-type="float" office:value="0.000630892578107202">
            <text:p>0.0006308926</text:p>
          </table:table-cell>
          <table:table-cell table:style-name="Default" table:formula="of:=[.HQ20]/[.$IW$20]" office:value-type="float" office:value="0.000595213397821119">
            <text:p>0.0005952134</text:p>
          </table:table-cell>
          <table:table-cell table:style-name="Default" table:formula="of:=[.HR20]/[.$IW$20]" office:value-type="float" office:value="0.000563412333281997">
            <text:p>0.0005634123</text:p>
          </table:table-cell>
          <table:table-cell table:style-name="Default" table:formula="of:=[.HS20]/[.$IW$20]" office:value-type="float" office:value="0.000561839467794478">
            <text:p>0.0005618395</text:p>
          </table:table-cell>
          <table:table-cell table:style-name="Default" table:formula="of:=[.HT20]/[.$IW$20]" office:value-type="float" office:value="0.000556342106346604">
            <text:p>0.0005563421</text:p>
          </table:table-cell>
          <table:table-cell table:style-name="Default" table:formula="of:=[.HU20]/[.$IW$20]" office:value-type="float" office:value="0.000533484785093896">
            <text:p>0.0005334848</text:p>
          </table:table-cell>
          <table:table-cell table:style-name="Default" table:formula="of:=[.HV20]/[.$IW$20]" office:value-type="float" office:value="0.000515397884132116">
            <text:p>0.0005153979</text:p>
          </table:table-cell>
          <table:table-cell table:style-name="Default" table:formula="of:=[.HW20]/[.$IW$20]" office:value-type="float" office:value="0.000501300900384346">
            <text:p>0.0005013009</text:p>
          </table:table-cell>
          <table:table-cell table:style-name="Default" table:formula="of:=[.HX20]/[.$IW$20]" office:value-type="float" office:value="0.000484817180943519">
            <text:p>0.0004848172</text:p>
          </table:table-cell>
          <table:table-cell table:style-name="Default" table:formula="of:=[.HY20]/[.$IW$20]" office:value-type="float" office:value="0.000467188993086317">
            <text:p>0.000467189</text:p>
          </table:table-cell>
          <table:table-cell table:style-name="Default" table:formula="of:=[.HZ20]/[.$IW$20]" office:value-type="float" office:value="0.000443425189256331">
            <text:p>0.0004434252</text:p>
          </table:table-cell>
          <table:table-cell table:style-name="Default" table:formula="of:=[.IA20]/[.$IW$20]" office:value-type="float" office:value="0.000422541674438106">
            <text:p>0.0004225417</text:p>
          </table:table-cell>
          <table:table-cell table:style-name="Default" table:formula="of:=[.IB20]/[.$IW$20]" office:value-type="float" office:value="0.00040073446325875">
            <text:p>0.0004007345</text:p>
          </table:table-cell>
          <table:table-cell table:style-name="Default" table:formula="of:=[.IC20]/[.$IW$20]" office:value-type="float" office:value="0.000378878295625238">
            <text:p>0.0003788783</text:p>
          </table:table-cell>
          <table:table-cell table:style-name="Default" table:formula="of:=[.ID20]/[.$IW$20]" office:value-type="float" office:value="0.000365706627305556">
            <text:p>0.0003657066</text:p>
          </table:table-cell>
          <table:table-cell table:style-name="Default" table:formula="of:=[.IE20]/[.$IW$20]" office:value-type="float" office:value="0.000359837058787276">
            <text:p>0.0003598371</text:p>
          </table:table-cell>
          <table:table-cell table:style-name="Default" table:formula="of:=[.IF20]/[.$IW$20]" office:value-type="float" office:value="0.000359198979274214">
            <text:p>0.000359199</text:p>
          </table:table-cell>
          <table:table-cell table:style-name="Default" table:formula="of:=[.IG20]/[.$IW$20]" office:value-type="float" office:value="0.000358135830818166">
            <text:p>0.0003581358</text:p>
          </table:table-cell>
          <table:table-cell table:style-name="Default" table:formula="of:=[.IH20]/[.$IW$20]" office:value-type="float" office:value="0.000358634615829919">
            <text:p>0.0003586346</text:p>
          </table:table-cell>
          <table:table-cell table:style-name="Default" table:formula="of:=[.II20]/[.$IW$20]" office:value-type="float" office:value="0.000359563393340732">
            <text:p>0.0003595634</text:p>
          </table:table-cell>
          <table:table-cell table:style-name="Default" table:formula="of:=[.IJ20]/[.$IW$20]" office:value-type="float" office:value="0.000361237741646491">
            <text:p>0.0003612377</text:p>
          </table:table-cell>
          <table:table-cell table:style-name="Default" table:formula="of:=[.IK20]/[.$IW$20]" office:value-type="float" office:value="0.000362369275774894">
            <text:p>0.0003623693</text:p>
          </table:table-cell>
          <table:table-cell table:style-name="Default" table:formula="of:=[.IL20]/[.$IW$20]" office:value-type="float" office:value="0.00036309178772203">
            <text:p>0.0003630918</text:p>
          </table:table-cell>
          <table:table-cell table:style-name="Default" table:formula="of:=[.IM20]/[.$IW$20]" office:value-type="float" office:value="0.000364017487180858">
            <text:p>0.0003640175</text:p>
          </table:table-cell>
          <table:table-cell table:style-name="Default" table:formula="of:=[.IN20]/[.$IW$20]" office:value-type="float" office:value="0.00036525259680472">
            <text:p>0.0003652526</text:p>
          </table:table-cell>
          <table:table-cell table:style-name="Default" table:formula="of:=[.IO20]/[.$IW$20]" office:value-type="float" office:value="0.000367252434800116">
            <text:p>0.0003672524</text:p>
          </table:table-cell>
          <table:table-cell table:style-name="Default" table:formula="of:=[.IP20]/[.$IW$20]" office:value-type="float" office:value="0.000367957634674753">
            <text:p>0.0003679576</text:p>
          </table:table-cell>
          <table:table-cell table:style-name="Default" table:formula="of:=[.IQ20]/[.$IW$20]" office:value-type="float" office:value="0.000368895005599092">
            <text:p>0.000368895</text:p>
          </table:table-cell>
          <table:table-cell table:style-name="Default" table:formula="of:=[.IR20]/[.$IW$20]" office:value-type="float" office:value="0.000369850042352107">
            <text:p>0.00036985</text:p>
          </table:table-cell>
          <table:table-cell table:style-name="Default" table:formula="of:=[.IS20]/[.$IW$20]" office:value-type="float" office:value="0.00037215194499155">
            <text:p>0.0003721519</text:p>
          </table:table-cell>
          <table:table-cell table:style-name="Default" table:formula="of:=[.IT20]/[.$IW$20]" office:value-type="float" office:value="0.00037298889602506">
            <text:p>0.0003729889</text:p>
          </table:table-cell>
          <table:table-cell table:style-name="Default" table:formula="of:=[.IU20]/[.$IW$20]" office:value-type="float" office:value="0.000373815068485259">
            <text:p>0.0003738151</text:p>
          </table:table-cell>
          <table:table-cell table:style-name="Default" table:formula="of:=[.IV20]/[.$IW$20]" office:value-type="float" office:value="0.000374822766386365">
            <text:p>0.000374822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01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20T01:52:24</dc:date>
    <dc:creator>IEEE8023 </dc:creator>
    <meta:editing-duration>PT01H12M00S</meta:editing-duration>
    <meta:editing-cycles>1</meta:editing-cycles>
    <meta:document-statistic meta:table-count="1" meta:cell-count="53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0.03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94cm" svg:height="17.519cm" xlink:href=".." chart:class="chart:bar" chart:style-name="ch1">
        <chart:plot-area chart:style-name="ch2" table:cell-range-address="Sheet1.A1:Sheet1.IV1 Sheet1.A21:Sheet1.IV21" chart:data-source-has-labels="both" svg:x="0.659cm" svg:y="0.35cm" svg:width="31.676cm" svg:height="16.819cm">
          <chart:axis chart:dimension="x" chart:name="primary-x" chart:style-name="ch3">
            <chart:categories table:cell-range-address="Sheet1.B1:Sheet1.I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1:Sheet1.IV21" chart:label-cell-address="Sheet1.A21:Sheet1.A21" chart:class="chart:bar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IV1">1.3458252</text:p>
              </table:table-cell>
              <table:table-cell office:value-type="string">
                <text:p>45.758057</text:p>
              </table:table-cell>
              <table:table-cell office:value-type="string">
                <text:p>131.89087</text:p>
              </table:table-cell>
              <table:table-cell office:value-type="string">
                <text:p>218.02368</text:p>
              </table:table-cell>
              <table:table-cell office:value-type="string">
                <text:p>304.1565</text:p>
              </table:table-cell>
              <table:table-cell office:value-type="string">
                <text:p>390.2893</text:p>
              </table:table-cell>
              <table:table-cell office:value-type="string">
                <text:p>476.42212</text:p>
              </table:table-cell>
              <table:table-cell office:value-type="string">
                <text:p>562.55493</text:p>
              </table:table-cell>
              <table:table-cell office:value-type="string">
                <text:p>648.68774</text:p>
              </table:table-cell>
              <table:table-cell office:value-type="string">
                <text:p>734.82056</text:p>
              </table:table-cell>
              <table:table-cell office:value-type="string">
                <text:p>820.95337</text:p>
              </table:table-cell>
              <table:table-cell office:value-type="string">
                <text:p>907.0862</text:p>
              </table:table-cell>
              <table:table-cell office:value-type="string">
                <text:p>993.219</text:p>
              </table:table-cell>
              <table:table-cell office:value-type="string">
                <text:p>1079.3518</text:p>
              </table:table-cell>
              <table:table-cell office:value-type="string">
                <text:p>1165.4846</text:p>
              </table:table-cell>
              <table:table-cell office:value-type="string">
                <text:p>1251.6174</text:p>
              </table:table-cell>
              <table:table-cell office:value-type="string">
                <text:p>1337.7502</text:p>
              </table:table-cell>
              <table:table-cell office:value-type="string">
                <text:p>1423.883</text:p>
              </table:table-cell>
              <table:table-cell office:value-type="string">
                <text:p>1510.0159</text:p>
              </table:table-cell>
              <table:table-cell office:value-type="string">
                <text:p>1596.1487</text:p>
              </table:table-cell>
              <table:table-cell office:value-type="string">
                <text:p>1682.2815</text:p>
              </table:table-cell>
              <table:table-cell office:value-type="string">
                <text:p>1768.4143</text:p>
              </table:table-cell>
              <table:table-cell office:value-type="string">
                <text:p>1854.5471</text:p>
              </table:table-cell>
              <table:table-cell office:value-type="string">
                <text:p>1940.6799</text:p>
              </table:table-cell>
              <table:table-cell office:value-type="string">
                <text:p>2026.8127</text:p>
              </table:table-cell>
              <table:table-cell office:value-type="string">
                <text:p>2112.9456</text:p>
              </table:table-cell>
              <table:table-cell office:value-type="string">
                <text:p>2199.0784</text:p>
              </table:table-cell>
              <table:table-cell office:value-type="string">
                <text:p>2285.2112</text:p>
              </table:table-cell>
              <table:table-cell office:value-type="string">
                <text:p>2371.344</text:p>
              </table:table-cell>
              <table:table-cell office:value-type="string">
                <text:p>2457.4768</text:p>
              </table:table-cell>
              <table:table-cell office:value-type="string">
                <text:p>2543.6096</text:p>
              </table:table-cell>
              <table:table-cell office:value-type="string">
                <text:p>2629.7424</text:p>
              </table:table-cell>
              <table:table-cell office:value-type="string">
                <text:p>2715.8752</text:p>
              </table:table-cell>
              <table:table-cell office:value-type="string">
                <text:p>2802.008</text:p>
              </table:table-cell>
              <table:table-cell office:value-type="string">
                <text:p>2888.1409</text:p>
              </table:table-cell>
              <table:table-cell office:value-type="string">
                <text:p>2974.2737</text:p>
              </table:table-cell>
              <table:table-cell office:value-type="string">
                <text:p>3060.4065</text:p>
              </table:table-cell>
              <table:table-cell office:value-type="string">
                <text:p>3146.5393</text:p>
              </table:table-cell>
              <table:table-cell office:value-type="string">
                <text:p>3232.672</text:p>
              </table:table-cell>
              <table:table-cell office:value-type="string">
                <text:p>3318.805</text:p>
              </table:table-cell>
              <table:table-cell office:value-type="string">
                <text:p>3404.9377</text:p>
              </table:table-cell>
              <table:table-cell office:value-type="string">
                <text:p>3491.0706</text:p>
              </table:table-cell>
              <table:table-cell office:value-type="string">
                <text:p>3577.2034</text:p>
              </table:table-cell>
              <table:table-cell office:value-type="string">
                <text:p>3663.3362</text:p>
              </table:table-cell>
              <table:table-cell office:value-type="string">
                <text:p>3749.469</text:p>
              </table:table-cell>
              <table:table-cell office:value-type="string">
                <text:p>3835.6018</text:p>
              </table:table-cell>
              <table:table-cell office:value-type="string">
                <text:p>3921.7346</text:p>
              </table:table-cell>
              <table:table-cell office:value-type="string">
                <text:p>4007.8674</text:p>
              </table:table-cell>
              <table:table-cell office:value-type="string">
                <text:p>4094.0005</text:p>
              </table:table-cell>
              <table:table-cell office:value-type="string">
                <text:p>4180.1333</text:p>
              </table:table-cell>
              <table:table-cell office:value-type="string">
                <text:p>4266.266</text:p>
              </table:table-cell>
              <table:table-cell office:value-type="string">
                <text:p>4352.399</text:p>
              </table:table-cell>
              <table:table-cell office:value-type="string">
                <text:p>4438.5317</text:p>
              </table:table-cell>
              <table:table-cell office:value-type="string">
                <text:p>4524.6646</text:p>
              </table:table-cell>
              <table:table-cell office:value-type="string">
                <text:p>4610.7974</text:p>
              </table:table-cell>
              <table:table-cell office:value-type="string">
                <text:p>4696.93</text:p>
              </table:table-cell>
              <table:table-cell office:value-type="string">
                <text:p>4783.063</text:p>
              </table:table-cell>
              <table:table-cell office:value-type="string">
                <text:p>4869.196</text:p>
              </table:table-cell>
              <table:table-cell office:value-type="string">
                <text:p>4955.3286</text:p>
              </table:table-cell>
              <table:table-cell office:value-type="string">
                <text:p>5041.4614</text:p>
              </table:table-cell>
              <table:table-cell office:value-type="string">
                <text:p>5127.594</text:p>
              </table:table-cell>
              <table:table-cell office:value-type="string">
                <text:p>5213.727</text:p>
              </table:table-cell>
              <table:table-cell office:value-type="string">
                <text:p>5299.86</text:p>
              </table:table-cell>
              <table:table-cell office:value-type="string">
                <text:p>5385.9927</text:p>
              </table:table-cell>
              <table:table-cell office:value-type="string">
                <text:p>5472.1255</text:p>
              </table:table-cell>
              <table:table-cell office:value-type="string">
                <text:p>5558.2583</text:p>
              </table:table-cell>
              <table:table-cell office:value-type="string">
                <text:p>5644.391</text:p>
              </table:table-cell>
              <table:table-cell office:value-type="string">
                <text:p>5730.524</text:p>
              </table:table-cell>
              <table:table-cell office:value-type="string">
                <text:p>5816.6567</text:p>
              </table:table-cell>
              <table:table-cell office:value-type="string">
                <text:p>5902.7896</text:p>
              </table:table-cell>
              <table:table-cell office:value-type="string">
                <text:p>5988.9224</text:p>
              </table:table-cell>
              <table:table-cell office:value-type="string">
                <text:p>6075.055</text:p>
              </table:table-cell>
              <table:table-cell office:value-type="string">
                <text:p>6161.188</text:p>
              </table:table-cell>
              <table:table-cell office:value-type="string">
                <text:p>6247.321</text:p>
              </table:table-cell>
              <table:table-cell office:value-type="string">
                <text:p>6333.4536</text:p>
              </table:table-cell>
              <table:table-cell office:value-type="string">
                <text:p>6419.5864</text:p>
              </table:table-cell>
              <table:table-cell office:value-type="string">
                <text:p>6505.719</text:p>
              </table:table-cell>
              <table:table-cell office:value-type="string">
                <text:p>6591.852</text:p>
              </table:table-cell>
              <table:table-cell office:value-type="string">
                <text:p>6677.985</text:p>
              </table:table-cell>
              <table:table-cell office:value-type="string">
                <text:p>6764.1177</text:p>
              </table:table-cell>
              <table:table-cell office:value-type="string">
                <text:p>6850.2505</text:p>
              </table:table-cell>
              <table:table-cell office:value-type="string">
                <text:p>6936.3833</text:p>
              </table:table-cell>
              <table:table-cell office:value-type="string">
                <text:p>7022.516</text:p>
              </table:table-cell>
              <table:table-cell office:value-type="string">
                <text:p>7108.649</text:p>
              </table:table-cell>
              <table:table-cell office:value-type="string">
                <text:p>7194.7817</text:p>
              </table:table-cell>
              <table:table-cell office:value-type="string">
                <text:p>7280.9146</text:p>
              </table:table-cell>
              <table:table-cell office:value-type="string">
                <text:p>7367.0474</text:p>
              </table:table-cell>
              <table:table-cell office:value-type="string">
                <text:p>7453.18</text:p>
              </table:table-cell>
              <table:table-cell office:value-type="string">
                <text:p>7539.313</text:p>
              </table:table-cell>
              <table:table-cell office:value-type="string">
                <text:p>7625.446</text:p>
              </table:table-cell>
              <table:table-cell office:value-type="string">
                <text:p>7711.5786</text:p>
              </table:table-cell>
              <table:table-cell office:value-type="string">
                <text:p>7797.7114</text:p>
              </table:table-cell>
              <table:table-cell office:value-type="string">
                <text:p>7883.844</text:p>
              </table:table-cell>
              <table:table-cell office:value-type="string">
                <text:p>7969.977</text:p>
              </table:table-cell>
              <table:table-cell office:value-type="string">
                <text:p>8056.11</text:p>
              </table:table-cell>
              <table:table-cell office:value-type="string">
                <text:p>8142.2427</text:p>
              </table:table-cell>
              <table:table-cell office:value-type="string">
                <text:p>8228.372</text:p>
              </table:table-cell>
              <table:table-cell office:value-type="string">
                <text:p>8314.498</text:p>
              </table:table-cell>
              <table:table-cell office:value-type="string">
                <text:p>8400.623</text:p>
              </table:table-cell>
              <table:table-cell office:value-type="string">
                <text:p>8486.748</text:p>
              </table:table-cell>
              <table:table-cell office:value-type="string">
                <text:p>8572.873</text:p>
              </table:table-cell>
              <table:table-cell office:value-type="string">
                <text:p>8658.998</text:p>
              </table:table-cell>
              <table:table-cell office:value-type="string">
                <text:p>8745.123</text:p>
              </table:table-cell>
              <table:table-cell office:value-type="string">
                <text:p>8831.248</text:p>
              </table:table-cell>
              <table:table-cell office:value-type="string">
                <text:p>8917.373</text:p>
              </table:table-cell>
              <table:table-cell office:value-type="string">
                <text:p>9003.498</text:p>
              </table:table-cell>
              <table:table-cell office:value-type="string">
                <text:p>9089.623</text:p>
              </table:table-cell>
              <table:table-cell office:value-type="string">
                <text:p>9175.748</text:p>
              </table:table-cell>
              <table:table-cell office:value-type="string">
                <text:p>9261.873</text:p>
              </table:table-cell>
              <table:table-cell office:value-type="string">
                <text:p>9347.998</text:p>
              </table:table-cell>
              <table:table-cell office:value-type="string">
                <text:p>9434.123</text:p>
              </table:table-cell>
              <table:table-cell office:value-type="string">
                <text:p>9520.248</text:p>
              </table:table-cell>
              <table:table-cell office:value-type="string">
                <text:p>9606.373</text:p>
              </table:table-cell>
              <table:table-cell office:value-type="string">
                <text:p>9692.498</text:p>
              </table:table-cell>
              <table:table-cell office:value-type="string">
                <text:p>9778.623</text:p>
              </table:table-cell>
              <table:table-cell office:value-type="string">
                <text:p>9864.748</text:p>
              </table:table-cell>
              <table:table-cell office:value-type="string">
                <text:p>9950.873</text:p>
              </table:table-cell>
              <table:table-cell office:value-type="string">
                <text:p>10036.998</text:p>
              </table:table-cell>
              <table:table-cell office:value-type="string">
                <text:p>10123.123</text:p>
              </table:table-cell>
              <table:table-cell office:value-type="string">
                <text:p>10209.248</text:p>
              </table:table-cell>
              <table:table-cell office:value-type="string">
                <text:p>10295.373</text:p>
              </table:table-cell>
              <table:table-cell office:value-type="string">
                <text:p>10381.498</text:p>
              </table:table-cell>
              <table:table-cell office:value-type="string">
                <text:p>10467.623</text:p>
              </table:table-cell>
              <table:table-cell office:value-type="string">
                <text:p>10553.748</text:p>
              </table:table-cell>
              <table:table-cell office:value-type="string">
                <text:p>10639.873</text:p>
              </table:table-cell>
              <table:table-cell office:value-type="string">
                <text:p>10725.998</text:p>
              </table:table-cell>
              <table:table-cell office:value-type="string">
                <text:p>10812.123</text:p>
              </table:table-cell>
              <table:table-cell office:value-type="string">
                <text:p>10898.248</text:p>
              </table:table-cell>
              <table:table-cell office:value-type="string">
                <text:p>10984.373</text:p>
              </table:table-cell>
              <table:table-cell office:value-type="string">
                <text:p>11070.498</text:p>
              </table:table-cell>
              <table:table-cell office:value-type="string">
                <text:p>11156.623</text:p>
              </table:table-cell>
              <table:table-cell office:value-type="string">
                <text:p>11242.748</text:p>
              </table:table-cell>
              <table:table-cell office:value-type="string">
                <text:p>11328.873</text:p>
              </table:table-cell>
              <table:table-cell office:value-type="string">
                <text:p>11414.998</text:p>
              </table:table-cell>
              <table:table-cell office:value-type="string">
                <text:p>11501.123</text:p>
              </table:table-cell>
              <table:table-cell office:value-type="string">
                <text:p>11587.248</text:p>
              </table:table-cell>
              <table:table-cell office:value-type="string">
                <text:p>11673.373</text:p>
              </table:table-cell>
              <table:table-cell office:value-type="string">
                <text:p>11759.498</text:p>
              </table:table-cell>
              <table:table-cell office:value-type="string">
                <text:p>11845.623</text:p>
              </table:table-cell>
              <table:table-cell office:value-type="string">
                <text:p>11931.748</text:p>
              </table:table-cell>
              <table:table-cell office:value-type="string">
                <text:p>12017.873</text:p>
              </table:table-cell>
              <table:table-cell office:value-type="string">
                <text:p>12103.998</text:p>
              </table:table-cell>
              <table:table-cell office:value-type="string">
                <text:p>12190.123</text:p>
              </table:table-cell>
              <table:table-cell office:value-type="string">
                <text:p>12276.248</text:p>
              </table:table-cell>
              <table:table-cell office:value-type="string">
                <text:p>12362.373</text:p>
              </table:table-cell>
              <table:table-cell office:value-type="string">
                <text:p>12448.498</text:p>
              </table:table-cell>
              <table:table-cell office:value-type="string">
                <text:p>12534.623</text:p>
              </table:table-cell>
              <table:table-cell office:value-type="string">
                <text:p>12620.748</text:p>
              </table:table-cell>
              <table:table-cell office:value-type="string">
                <text:p>12706.873</text:p>
              </table:table-cell>
              <table:table-cell office:value-type="string">
                <text:p>12792.998</text:p>
              </table:table-cell>
              <table:table-cell office:value-type="string">
                <text:p>12879.123</text:p>
              </table:table-cell>
              <table:table-cell office:value-type="string">
                <text:p>12965.248</text:p>
              </table:table-cell>
              <table:table-cell office:value-type="string">
                <text:p>13051.373</text:p>
              </table:table-cell>
              <table:table-cell office:value-type="string">
                <text:p>13137.498</text:p>
              </table:table-cell>
              <table:table-cell office:value-type="string">
                <text:p>13223.623</text:p>
              </table:table-cell>
              <table:table-cell office:value-type="string">
                <text:p>13309.748</text:p>
              </table:table-cell>
              <table:table-cell office:value-type="string">
                <text:p>13395.873</text:p>
              </table:table-cell>
              <table:table-cell office:value-type="string">
                <text:p>13481.998</text:p>
              </table:table-cell>
              <table:table-cell office:value-type="string">
                <text:p>13568.123</text:p>
              </table:table-cell>
              <table:table-cell office:value-type="string">
                <text:p>13654.248</text:p>
              </table:table-cell>
              <table:table-cell office:value-type="string">
                <text:p>13740.373</text:p>
              </table:table-cell>
              <table:table-cell office:value-type="string">
                <text:p>13826.498</text:p>
              </table:table-cell>
              <table:table-cell office:value-type="string">
                <text:p>13912.623</text:p>
              </table:table-cell>
              <table:table-cell office:value-type="string">
                <text:p>13998.748</text:p>
              </table:table-cell>
              <table:table-cell office:value-type="string">
                <text:p>14084.873</text:p>
              </table:table-cell>
              <table:table-cell office:value-type="string">
                <text:p>14170.998</text:p>
              </table:table-cell>
              <table:table-cell office:value-type="string">
                <text:p>14257.123</text:p>
              </table:table-cell>
              <table:table-cell office:value-type="string">
                <text:p>14343.248</text:p>
              </table:table-cell>
              <table:table-cell office:value-type="string">
                <text:p>14429.373</text:p>
              </table:table-cell>
              <table:table-cell office:value-type="string">
                <text:p>14515.498</text:p>
              </table:table-cell>
              <table:table-cell office:value-type="string">
                <text:p>14601.623</text:p>
              </table:table-cell>
              <table:table-cell office:value-type="string">
                <text:p>14687.748</text:p>
              </table:table-cell>
              <table:table-cell office:value-type="string">
                <text:p>14773.873</text:p>
              </table:table-cell>
              <table:table-cell office:value-type="string">
                <text:p>14859.998</text:p>
              </table:table-cell>
              <table:table-cell office:value-type="string">
                <text:p>14946.123</text:p>
              </table:table-cell>
              <table:table-cell office:value-type="string">
                <text:p>15032.248</text:p>
              </table:table-cell>
              <table:table-cell office:value-type="string">
                <text:p>15118.373</text:p>
              </table:table-cell>
              <table:table-cell office:value-type="string">
                <text:p>15204.498</text:p>
              </table:table-cell>
              <table:table-cell office:value-type="string">
                <text:p>15290.623</text:p>
              </table:table-cell>
              <table:table-cell office:value-type="string">
                <text:p>15376.748</text:p>
              </table:table-cell>
              <table:table-cell office:value-type="string">
                <text:p>15462.873</text:p>
              </table:table-cell>
              <table:table-cell office:value-type="string">
                <text:p>15548.998</text:p>
              </table:table-cell>
              <table:table-cell office:value-type="string">
                <text:p>15635.123</text:p>
              </table:table-cell>
              <table:table-cell office:value-type="string">
                <text:p>15721.248</text:p>
              </table:table-cell>
              <table:table-cell office:value-type="string">
                <text:p>15807.373</text:p>
              </table:table-cell>
              <table:table-cell office:value-type="string">
                <text:p>15893.498</text:p>
              </table:table-cell>
              <table:table-cell office:value-type="string">
                <text:p>15979.623</text:p>
              </table:table-cell>
              <table:table-cell office:value-type="string">
                <text:p>16065.748</text:p>
              </table:table-cell>
              <table:table-cell office:value-type="string">
                <text:p>16151.873</text:p>
              </table:table-cell>
              <table:table-cell office:value-type="string">
                <text:p>16237.998</text:p>
              </table:table-cell>
              <table:table-cell office:value-type="string">
                <text:p>16324.123</text:p>
              </table:table-cell>
              <table:table-cell office:value-type="string">
                <text:p>16410.248</text:p>
              </table:table-cell>
              <table:table-cell office:value-type="string">
                <text:p>16496.373</text:p>
              </table:table-cell>
              <table:table-cell office:value-type="string">
                <text:p>16582.498</text:p>
              </table:table-cell>
              <table:table-cell office:value-type="string">
                <text:p>16668.623</text:p>
              </table:table-cell>
              <table:table-cell office:value-type="string">
                <text:p>16754.748</text:p>
              </table:table-cell>
              <table:table-cell office:value-type="string">
                <text:p>16840.873</text:p>
              </table:table-cell>
              <table:table-cell office:value-type="string">
                <text:p>16926.998</text:p>
              </table:table-cell>
              <table:table-cell office:value-type="string">
                <text:p>17013.123</text:p>
              </table:table-cell>
              <table:table-cell office:value-type="string">
                <text:p>17099.248</text:p>
              </table:table-cell>
              <table:table-cell office:value-type="string">
                <text:p>17185.373</text:p>
              </table:table-cell>
              <table:table-cell office:value-type="string">
                <text:p>17271.498</text:p>
              </table:table-cell>
              <table:table-cell office:value-type="string">
                <text:p>17357.623</text:p>
              </table:table-cell>
              <table:table-cell office:value-type="string">
                <text:p>17443.748</text:p>
              </table:table-cell>
              <table:table-cell office:value-type="string">
                <text:p>17529.873</text:p>
              </table:table-cell>
              <table:table-cell office:value-type="string">
                <text:p>17615.998</text:p>
              </table:table-cell>
              <table:table-cell office:value-type="string">
                <text:p>17702.123</text:p>
              </table:table-cell>
              <table:table-cell office:value-type="string">
                <text:p>17788.248</text:p>
              </table:table-cell>
              <table:table-cell office:value-type="string">
                <text:p>17874.373</text:p>
              </table:table-cell>
              <table:table-cell office:value-type="string">
                <text:p>17960.498</text:p>
              </table:table-cell>
              <table:table-cell office:value-type="string">
                <text:p>18046.623</text:p>
              </table:table-cell>
              <table:table-cell office:value-type="string">
                <text:p>18132.748</text:p>
              </table:table-cell>
              <table:table-cell office:value-type="string">
                <text:p>18218.873</text:p>
              </table:table-cell>
              <table:table-cell office:value-type="string">
                <text:p>18304.998</text:p>
              </table:table-cell>
              <table:table-cell office:value-type="string">
                <text:p>18391.123</text:p>
              </table:table-cell>
              <table:table-cell office:value-type="string">
                <text:p>18477.248</text:p>
              </table:table-cell>
              <table:table-cell office:value-type="string">
                <text:p>18563.373</text:p>
              </table:table-cell>
              <table:table-cell office:value-type="string">
                <text:p>18649.498</text:p>
              </table:table-cell>
              <table:table-cell office:value-type="string">
                <text:p>18735.623</text:p>
              </table:table-cell>
              <table:table-cell office:value-type="string">
                <text:p>18821.748</text:p>
              </table:table-cell>
              <table:table-cell office:value-type="string">
                <text:p>18907.873</text:p>
              </table:table-cell>
              <table:table-cell office:value-type="string">
                <text:p>18993.998</text:p>
              </table:table-cell>
              <table:table-cell office:value-type="string">
                <text:p>19080.123</text:p>
              </table:table-cell>
              <table:table-cell office:value-type="string">
                <text:p>19166.248</text:p>
              </table:table-cell>
              <table:table-cell office:value-type="string">
                <text:p>19252.373</text:p>
              </table:table-cell>
              <table:table-cell office:value-type="string">
                <text:p>19338.498</text:p>
              </table:table-cell>
              <table:table-cell office:value-type="string">
                <text:p>19424.623</text:p>
              </table:table-cell>
              <table:table-cell office:value-type="string">
                <text:p>19510.748</text:p>
              </table:table-cell>
              <table:table-cell office:value-type="string">
                <text:p>19596.873</text:p>
              </table:table-cell>
              <table:table-cell office:value-type="string">
                <text:p>19682.998</text:p>
              </table:table-cell>
              <table:table-cell office:value-type="string">
                <text:p>19769.123</text:p>
              </table:table-cell>
              <table:table-cell office:value-type="string">
                <text:p>19855.248</text:p>
              </table:table-cell>
              <table:table-cell office:value-type="string">
                <text:p>19941.373</text:p>
              </table:table-cell>
              <table:table-cell office:value-type="string">
                <text:p>20027.498</text:p>
              </table:table-cell>
              <table:table-cell office:value-type="string">
                <text:p>20113.623</text:p>
              </table:table-cell>
              <table:table-cell office:value-type="string">
                <text:p>20199.748</text:p>
              </table:table-cell>
              <table:table-cell office:value-type="string">
                <text:p>20285.873</text:p>
              </table:table-cell>
              <table:table-cell office:value-type="string">
                <text:p>20371.998</text:p>
              </table:table-cell>
              <table:table-cell office:value-type="string">
                <text:p>20458.123</text:p>
              </table:table-cell>
              <table:table-cell office:value-type="string">
                <text:p>20544.248</text:p>
              </table:table-cell>
              <table:table-cell office:value-type="string">
                <text:p>20630.373</text:p>
              </table:table-cell>
              <table:table-cell office:value-type="string">
                <text:p>20716.498</text:p>
              </table:table-cell>
              <table:table-cell office:value-type="string">
                <text:p>20802.623</text:p>
              </table:table-cell>
              <table:table-cell office:value-type="string">
                <text:p>20888.748</text:p>
              </table:table-cell>
              <table:table-cell office:value-type="string">
                <text:p>20974.873</text:p>
              </table:table-cell>
              <table:table-cell office:value-type="string">
                <text:p>21060.998</text:p>
              </table:table-cell>
              <table:table-cell office:value-type="string">
                <text:p>21147.123</text:p>
              </table:table-cell>
              <table:table-cell office:value-type="string">
                <text:p>21233.248</text:p>
              </table:table-cell>
              <table:table-cell office:value-type="string">
                <text:p>21319.373</text:p>
              </table:table-cell>
              <table:table-cell office:value-type="string">
                <text:p>21405.498</text:p>
              </table:table-cell>
              <table:table-cell office:value-type="string">
                <text:p>21491.623</text:p>
              </table:table-cell>
              <table:table-cell office:value-type="string">
                <text:p>21577.748</text:p>
              </table:table-cell>
              <table:table-cell office:value-type="string">
                <text:p>21663.873</text:p>
              </table:table-cell>
              <table:table-cell office:value-type="string">
                <text:p>21749.998</text:p>
              </table:table-cell>
              <table:table-cell office:value-type="string">
                <text:p>21836.123</text:p>
              </table:table-cell>
            </table:table-row>
          </table:table-header-rows>
          <table:table-rows>
            <table:table-row>
              <table:table-cell office:value-type="string">
                <text:p text:id="Sheet1.A21:Sheet1.A21">norm means</text:p>
              </table:table-cell>
              <table:table-cell office:value-type="float" office:value="0.0240863548757716">
                <text:p text:id="Sheet1.B21:Sheet1.IV21">0.0240863548757716</text:p>
              </table:table-cell>
              <table:table-cell office:value-type="float" office:value="0.0389840045791106">
                <text:p>0.0389840045791106</text:p>
              </table:table-cell>
              <table:table-cell office:value-type="float" office:value="0.0398077517151632">
                <text:p>0.0398077517151632</text:p>
              </table:table-cell>
              <table:table-cell office:value-type="float" office:value="0.032653869033349">
                <text:p>0.032653869033349</text:p>
              </table:table-cell>
              <table:table-cell office:value-type="float" office:value="0.0261842371005729">
                <text:p>0.0261842371005729</text:p>
              </table:table-cell>
              <table:table-cell office:value-type="float" office:value="0.024384892388261">
                <text:p>0.024384892388261</text:p>
              </table:table-cell>
              <table:table-cell office:value-type="float" office:value="0.0189281236114909">
                <text:p>0.0189281236114909</text:p>
              </table:table-cell>
              <table:table-cell office:value-type="float" office:value="0.0136277601449032">
                <text:p>0.0136277601449032</text:p>
              </table:table-cell>
              <table:table-cell office:value-type="float" office:value="0.0134920773614483">
                <text:p>0.0134920773614483</text:p>
              </table:table-cell>
              <table:table-cell office:value-type="float" office:value="0.0122729244511468">
                <text:p>0.0122729244511468</text:p>
              </table:table-cell>
              <table:table-cell office:value-type="float" office:value="0.0128329834417089">
                <text:p>0.0128329834417089</text:p>
              </table:table-cell>
              <table:table-cell office:value-type="float" office:value="0.0117788024559085">
                <text:p>0.0117788024559085</text:p>
              </table:table-cell>
              <table:table-cell office:value-type="float" office:value="0.00959698208108882">
                <text:p>0.00959698208108882</text:p>
              </table:table-cell>
              <table:table-cell office:value-type="float" office:value="0.00889460938600305">
                <text:p>0.00889460938600305</text:p>
              </table:table-cell>
              <table:table-cell office:value-type="float" office:value="0.00649883236521011">
                <text:p>0.00649883236521011</text:p>
              </table:table-cell>
              <table:table-cell office:value-type="float" office:value="0.00891761375204479">
                <text:p>0.00891761375204479</text:p>
              </table:table-cell>
              <table:table-cell office:value-type="float" office:value="0.00642484241534227">
                <text:p>0.00642484241534227</text:p>
              </table:table-cell>
              <table:table-cell office:value-type="float" office:value="0.00816312765033398">
                <text:p>0.00816312765033398</text:p>
              </table:table-cell>
              <table:table-cell office:value-type="float" office:value="0.00578864484366829">
                <text:p>0.00578864484366829</text:p>
              </table:table-cell>
              <table:table-cell office:value-type="float" office:value="0.0069696891147784">
                <text:p>0.0069696891147784</text:p>
              </table:table-cell>
              <table:table-cell office:value-type="float" office:value="0.0086743178544053">
                <text:p>0.0086743178544053</text:p>
              </table:table-cell>
              <table:table-cell office:value-type="float" office:value="0.00711125609517075">
                <text:p>0.00711125609517075</text:p>
              </table:table-cell>
              <table:table-cell office:value-type="float" office:value="0.00675388613527777">
                <text:p>0.00675388613527777</text:p>
              </table:table-cell>
              <table:table-cell office:value-type="float" office:value="0.00700109754977447">
                <text:p>0.00700109754977447</text:p>
              </table:table-cell>
              <table:table-cell office:value-type="float" office:value="0.00537025908476756">
                <text:p>0.00537025908476756</text:p>
              </table:table-cell>
              <table:table-cell office:value-type="float" office:value="0.00853830589937652">
                <text:p>0.00853830589937652</text:p>
              </table:table-cell>
              <table:table-cell office:value-type="float" office:value="0.00781879626805614">
                <text:p>0.00781879626805614</text:p>
              </table:table-cell>
              <table:table-cell office:value-type="float" office:value="0.00876613471849879">
                <text:p>0.00876613471849879</text:p>
              </table:table-cell>
              <table:table-cell office:value-type="float" office:value="0.0083817380396826">
                <text:p>0.0083817380396826</text:p>
              </table:table-cell>
              <table:table-cell office:value-type="float" office:value="0.00656560055483876">
                <text:p>0.00656560055483876</text:p>
              </table:table-cell>
              <table:table-cell office:value-type="float" office:value="0.00735425384229373">
                <text:p>0.00735425384229373</text:p>
              </table:table-cell>
              <table:table-cell office:value-type="float" office:value="0.00545895851920959">
                <text:p>0.00545895851920959</text:p>
              </table:table-cell>
              <table:table-cell office:value-type="float" office:value="0.00694969588979429">
                <text:p>0.00694969588979429</text:p>
              </table:table-cell>
              <table:table-cell office:value-type="float" office:value="0.00554547303855307">
                <text:p>0.00554547303855307</text:p>
              </table:table-cell>
              <table:table-cell office:value-type="float" office:value="0.00836721232999071">
                <text:p>0.00836721232999071</text:p>
              </table:table-cell>
              <table:table-cell office:value-type="float" office:value="0.00465462029666389">
                <text:p>0.00465462029666389</text:p>
              </table:table-cell>
              <table:table-cell office:value-type="float" office:value="0.00627489321759343">
                <text:p>0.00627489321759343</text:p>
              </table:table-cell>
              <table:table-cell office:value-type="float" office:value="0.00509703937515263">
                <text:p>0.00509703937515263</text:p>
              </table:table-cell>
              <table:table-cell office:value-type="float" office:value="0.00806582007980477">
                <text:p>0.00806582007980477</text:p>
              </table:table-cell>
              <table:table-cell office:value-type="float" office:value="0.00549680796253593">
                <text:p>0.00549680796253593</text:p>
              </table:table-cell>
              <table:table-cell office:value-type="float" office:value="0.00603153100456392">
                <text:p>0.00603153100456392</text:p>
              </table:table-cell>
              <table:table-cell office:value-type="float" office:value="0.00561336601937732">
                <text:p>0.00561336601937732</text:p>
              </table:table-cell>
              <table:table-cell office:value-type="float" office:value="0.0056626642567428">
                <text:p>0.0056626642567428</text:p>
              </table:table-cell>
              <table:table-cell office:value-type="float" office:value="0.00596231247653585">
                <text:p>0.00596231247653585</text:p>
              </table:table-cell>
              <table:table-cell office:value-type="float" office:value="0.00488689298594836">
                <text:p>0.00488689298594836</text:p>
              </table:table-cell>
              <table:table-cell office:value-type="float" office:value="0.0056670932965171">
                <text:p>0.0056670932965171</text:p>
              </table:table-cell>
              <table:table-cell office:value-type="float" office:value="0.00513171185576869">
                <text:p>0.00513171185576869</text:p>
              </table:table-cell>
              <table:table-cell office:value-type="float" office:value="0.0050122277169457">
                <text:p>0.0050122277169457</text:p>
              </table:table-cell>
              <table:table-cell office:value-type="float" office:value="0.00624787330837294">
                <text:p>0.00624787330837294</text:p>
              </table:table-cell>
              <table:table-cell office:value-type="float" office:value="0.00501954219613969">
                <text:p>0.00501954219613969</text:p>
              </table:table-cell>
              <table:table-cell office:value-type="float" office:value="0.00450566638963733">
                <text:p>0.00450566638963733</text:p>
              </table:table-cell>
              <table:table-cell office:value-type="float" office:value="0.00545658281506906">
                <text:p>0.00545658281506906</text:p>
              </table:table-cell>
              <table:table-cell office:value-type="float" office:value="0.00520646529689825">
                <text:p>0.00520646529689825</text:p>
              </table:table-cell>
              <table:table-cell office:value-type="float" office:value="0.00548844947960616">
                <text:p>0.00548844947960616</text:p>
              </table:table-cell>
              <table:table-cell office:value-type="float" office:value="0.00570684435969659">
                <text:p>0.00570684435969659</text:p>
              </table:table-cell>
              <table:table-cell office:value-type="float" office:value="0.00481639618548095">
                <text:p>0.00481639618548095</text:p>
              </table:table-cell>
              <table:table-cell office:value-type="float" office:value="0.00441627152363601">
                <text:p>0.00441627152363601</text:p>
              </table:table-cell>
              <table:table-cell office:value-type="float" office:value="0.00514891413528959">
                <text:p>0.00514891413528959</text:p>
              </table:table-cell>
              <table:table-cell office:value-type="float" office:value="0.00494109192831366">
                <text:p>0.00494109192831366</text:p>
              </table:table-cell>
              <table:table-cell office:value-type="float" office:value="0.00440789724816789">
                <text:p>0.00440789724816789</text:p>
              </table:table-cell>
              <table:table-cell office:value-type="float" office:value="0.00439374548322329">
                <text:p>0.00439374548322329</text:p>
              </table:table-cell>
              <table:table-cell office:value-type="float" office:value="0.00501372162140036">
                <text:p>0.00501372162140036</text:p>
              </table:table-cell>
              <table:table-cell office:value-type="float" office:value="0.00425584993746477">
                <text:p>0.00425584993746477</text:p>
              </table:table-cell>
              <table:table-cell office:value-type="float" office:value="0.0042135742524801">
                <text:p>0.0042135742524801</text:p>
              </table:table-cell>
              <table:table-cell office:value-type="float" office:value="0.00506823918900953">
                <text:p>0.00506823918900953</text:p>
              </table:table-cell>
              <table:table-cell office:value-type="float" office:value="0.00496361015954841">
                <text:p>0.00496361015954841</text:p>
              </table:table-cell>
              <table:table-cell office:value-type="float" office:value="0.004502454509575">
                <text:p>0.004502454509575</text:p>
              </table:table-cell>
              <table:table-cell office:value-type="float" office:value="0.00406315004271519">
                <text:p>0.00406315004271519</text:p>
              </table:table-cell>
              <table:table-cell office:value-type="float" office:value="0.00537059894367644">
                <text:p>0.00537059894367644</text:p>
              </table:table-cell>
              <table:table-cell office:value-type="float" office:value="0.00519492700213167">
                <text:p>0.00519492700213167</text:p>
              </table:table-cell>
              <table:table-cell office:value-type="float" office:value="0.00441741228984677">
                <text:p>0.00441741228984677</text:p>
              </table:table-cell>
              <table:table-cell office:value-type="float" office:value="0.00407337460606603">
                <text:p>0.00407337460606603</text:p>
              </table:table-cell>
              <table:table-cell office:value-type="float" office:value="0.00450159845819627">
                <text:p>0.00450159845819627</text:p>
              </table:table-cell>
              <table:table-cell office:value-type="float" office:value="0.00422177203389058">
                <text:p>0.00422177203389058</text:p>
              </table:table-cell>
              <table:table-cell office:value-type="float" office:value="0.00427773435084937">
                <text:p>0.00427773435084937</text:p>
              </table:table-cell>
              <table:table-cell office:value-type="float" office:value="0.00421780711309632">
                <text:p>0.00421780711309632</text:p>
              </table:table-cell>
              <table:table-cell office:value-type="float" office:value="0.0046212137198773">
                <text:p>0.0046212137198773</text:p>
              </table:table-cell>
              <table:table-cell office:value-type="float" office:value="0.0047044860053855">
                <text:p>0.0047044860053855</text:p>
              </table:table-cell>
              <table:table-cell office:value-type="float" office:value="0.00416808353597567">
                <text:p>0.00416808353597567</text:p>
              </table:table-cell>
              <table:table-cell office:value-type="float" office:value="0.0040671532305551">
                <text:p>0.0040671532305551</text:p>
              </table:table-cell>
              <table:table-cell office:value-type="float" office:value="0.00408974260783866">
                <text:p>0.00408974260783866</text:p>
              </table:table-cell>
              <table:table-cell office:value-type="float" office:value="0.00442630641685947">
                <text:p>0.00442630641685947</text:p>
              </table:table-cell>
              <table:table-cell office:value-type="float" office:value="0.00385887475773743">
                <text:p>0.00385887475773743</text:p>
              </table:table-cell>
              <table:table-cell office:value-type="float" office:value="0.00349651617302992">
                <text:p>0.00349651617302992</text:p>
              </table:table-cell>
              <table:table-cell office:value-type="float" office:value="0.00362178694258808">
                <text:p>0.00362178694258808</text:p>
              </table:table-cell>
              <table:table-cell office:value-type="float" office:value="0.00378266257004287">
                <text:p>0.00378266257004287</text:p>
              </table:table-cell>
              <table:table-cell office:value-type="float" office:value="0.00396729956443282">
                <text:p>0.00396729956443282</text:p>
              </table:table-cell>
              <table:table-cell office:value-type="float" office:value="0.00396088214952447">
                <text:p>0.00396088214952447</text:p>
              </table:table-cell>
              <table:table-cell office:value-type="float" office:value="0.00331622703655572">
                <text:p>0.00331622703655572</text:p>
              </table:table-cell>
              <table:table-cell office:value-type="float" office:value="0.00322969537932215">
                <text:p>0.00322969537932215</text:p>
              </table:table-cell>
              <table:table-cell office:value-type="float" office:value="0.00344704114425256">
                <text:p>0.00344704114425256</text:p>
              </table:table-cell>
              <table:table-cell office:value-type="float" office:value="0.00418093769921025">
                <text:p>0.00418093769921025</text:p>
              </table:table-cell>
              <table:table-cell office:value-type="float" office:value="0.00389500206664375">
                <text:p>0.00389500206664375</text:p>
              </table:table-cell>
              <table:table-cell office:value-type="float" office:value="0.00359016334379559">
                <text:p>0.00359016334379559</text:p>
              </table:table-cell>
              <table:table-cell office:value-type="float" office:value="0.00338144728537002">
                <text:p>0.00338144728537002</text:p>
              </table:table-cell>
              <table:table-cell office:value-type="float" office:value="0.00345400252045384">
                <text:p>0.00345400252045384</text:p>
              </table:table-cell>
              <table:table-cell office:value-type="float" office:value="0.0034450654408887">
                <text:p>0.0034450654408887</text:p>
              </table:table-cell>
              <table:table-cell office:value-type="float" office:value="0.00342916761093479">
                <text:p>0.00342916761093479</text:p>
              </table:table-cell>
              <table:table-cell office:value-type="float" office:value="0.00331334801700193">
                <text:p>0.00331334801700193</text:p>
              </table:table-cell>
              <table:table-cell office:value-type="float" office:value="0.00322145656178044">
                <text:p>0.00322145656178044</text:p>
              </table:table-cell>
              <table:table-cell office:value-type="float" office:value="0.00339938372549396">
                <text:p>0.00339938372549396</text:p>
              </table:table-cell>
              <table:table-cell office:value-type="float" office:value="0.00329043927336983">
                <text:p>0.00329043927336983</text:p>
              </table:table-cell>
              <table:table-cell office:value-type="float" office:value="0.00330525925013996">
                <text:p>0.00330525925013996</text:p>
              </table:table-cell>
              <table:table-cell office:value-type="float" office:value="0.00378005251923141">
                <text:p>0.00378005251923141</text:p>
              </table:table-cell>
              <table:table-cell office:value-type="float" office:value="0.00364341412463636">
                <text:p>0.00364341412463636</text:p>
              </table:table-cell>
              <table:table-cell office:value-type="float" office:value="0.00283161595736147">
                <text:p>0.00283161595736147</text:p>
              </table:table-cell>
              <table:table-cell office:value-type="float" office:value="0.00311564295467096">
                <text:p>0.00311564295467096</text:p>
              </table:table-cell>
              <table:table-cell office:value-type="float" office:value="0.0034074113514276">
                <text:p>0.0034074113514276</text:p>
              </table:table-cell>
              <table:table-cell office:value-type="float" office:value="0.00346553440986972">
                <text:p>0.00346553440986972</text:p>
              </table:table-cell>
              <table:table-cell office:value-type="float" office:value="0.00313794517110382">
                <text:p>0.00313794517110382</text:p>
              </table:table-cell>
              <table:table-cell office:value-type="float" office:value="0.00339080314423433">
                <text:p>0.00339080314423433</text:p>
              </table:table-cell>
              <table:table-cell office:value-type="float" office:value="0.0031606663173792">
                <text:p>0.0031606663173792</text:p>
              </table:table-cell>
              <table:table-cell office:value-type="float" office:value="0.00339323184876393">
                <text:p>0.00339323184876393</text:p>
              </table:table-cell>
              <table:table-cell office:value-type="float" office:value="0.00361016614093247">
                <text:p>0.00361016614093247</text:p>
              </table:table-cell>
              <table:table-cell office:value-type="float" office:value="0.00334736473776106">
                <text:p>0.00334736473776106</text:p>
              </table:table-cell>
              <table:table-cell office:value-type="float" office:value="0.00361820048533043">
                <text:p>0.00361820048533043</text:p>
              </table:table-cell>
              <table:table-cell office:value-type="float" office:value="0.00319168663457131">
                <text:p>0.00319168663457131</text:p>
              </table:table-cell>
              <table:table-cell office:value-type="float" office:value="0.00333429299954787">
                <text:p>0.00333429299954787</text:p>
              </table:table-cell>
              <table:table-cell office:value-type="float" office:value="0.00311589289854711">
                <text:p>0.00311589289854711</text:p>
              </table:table-cell>
              <table:table-cell office:value-type="float" office:value="0.00345435456922825">
                <text:p>0.00345435456922825</text:p>
              </table:table-cell>
              <table:table-cell office:value-type="float" office:value="0.0033403891180007">
                <text:p>0.0033403891180007</text:p>
              </table:table-cell>
              <table:table-cell office:value-type="float" office:value="0.00341939351978702">
                <text:p>0.00341939351978702</text:p>
              </table:table-cell>
              <table:table-cell office:value-type="float" office:value="0.00340408066983902">
                <text:p>0.00340408066983902</text:p>
              </table:table-cell>
              <table:table-cell office:value-type="float" office:value="0.00357198540639814">
                <text:p>0.00357198540639814</text:p>
              </table:table-cell>
              <table:table-cell office:value-type="float" office:value="0.00314361604269878">
                <text:p>0.00314361604269878</text:p>
              </table:table-cell>
              <table:table-cell office:value-type="float" office:value="0.00309881567494509">
                <text:p>0.00309881567494509</text:p>
              </table:table-cell>
              <table:table-cell office:value-type="float" office:value="0.00330569985366544">
                <text:p>0.00330569985366544</text:p>
              </table:table-cell>
              <table:table-cell office:value-type="float" office:value="0.00286643773428155">
                <text:p>0.00286643773428155</text:p>
              </table:table-cell>
              <table:table-cell office:value-type="float" office:value="0.00291298019983285">
                <text:p>0.00291298019983285</text:p>
              </table:table-cell>
              <table:table-cell office:value-type="float" office:value="0.00309515892762076">
                <text:p>0.00309515892762076</text:p>
              </table:table-cell>
              <table:table-cell office:value-type="float" office:value="0.00290505782030163">
                <text:p>0.00290505782030163</text:p>
              </table:table-cell>
              <table:table-cell office:value-type="float" office:value="0.00300687155899022">
                <text:p>0.00300687155899022</text:p>
              </table:table-cell>
              <table:table-cell office:value-type="float" office:value="0.0029883224529813">
                <text:p>0.0029883224529813</text:p>
              </table:table-cell>
              <table:table-cell office:value-type="float" office:value="0.00287960713408273">
                <text:p>0.00287960713408273</text:p>
              </table:table-cell>
              <table:table-cell office:value-type="float" office:value="0.00292121063629768">
                <text:p>0.00292121063629768</text:p>
              </table:table-cell>
              <table:table-cell office:value-type="float" office:value="0.00271893653300819">
                <text:p>0.00271893653300819</text:p>
              </table:table-cell>
              <table:table-cell office:value-type="float" office:value="0.00265259488416388">
                <text:p>0.00265259488416388</text:p>
              </table:table-cell>
              <table:table-cell office:value-type="float" office:value="0.00254282510809671">
                <text:p>0.00254282510809671</text:p>
              </table:table-cell>
              <table:table-cell office:value-type="float" office:value="0.00251329710781103">
                <text:p>0.00251329710781103</text:p>
              </table:table-cell>
              <table:table-cell office:value-type="float" office:value="0.00241417928273732">
                <text:p>0.00241417928273732</text:p>
              </table:table-cell>
              <table:table-cell office:value-type="float" office:value="0.00238748087318516">
                <text:p>0.00238748087318516</text:p>
              </table:table-cell>
              <table:table-cell office:value-type="float" office:value="0.00248871655893633">
                <text:p>0.00248871655893633</text:p>
              </table:table-cell>
              <table:table-cell office:value-type="float" office:value="0.00262457461592776">
                <text:p>0.00262457461592776</text:p>
              </table:table-cell>
              <table:table-cell office:value-type="float" office:value="0.00226891496637232">
                <text:p>0.00226891496637232</text:p>
              </table:table-cell>
              <table:table-cell office:value-type="float" office:value="0.00236429914383262">
                <text:p>0.00236429914383262</text:p>
              </table:table-cell>
              <table:table-cell office:value-type="float" office:value="0.00244233195531634">
                <text:p>0.00244233195531634</text:p>
              </table:table-cell>
              <table:table-cell office:value-type="float" office:value="0.00246825520089711">
                <text:p>0.00246825520089711</text:p>
              </table:table-cell>
              <table:table-cell office:value-type="float" office:value="0.00216351888154563">
                <text:p>0.00216351888154563</text:p>
              </table:table-cell>
              <table:table-cell office:value-type="float" office:value="0.00220905098586385">
                <text:p>0.00220905098586385</text:p>
              </table:table-cell>
              <table:table-cell office:value-type="float" office:value="0.00218435528126659">
                <text:p>0.00218435528126659</text:p>
              </table:table-cell>
              <table:table-cell office:value-type="float" office:value="0.00228506757044644">
                <text:p>0.00228506757044644</text:p>
              </table:table-cell>
              <table:table-cell office:value-type="float" office:value="0.00225140772621748">
                <text:p>0.00225140772621748</text:p>
              </table:table-cell>
              <table:table-cell office:value-type="float" office:value="0.00256888690168276">
                <text:p>0.00256888690168276</text:p>
              </table:table-cell>
              <table:table-cell office:value-type="float" office:value="0.00228322958772142">
                <text:p>0.00228322958772142</text:p>
              </table:table-cell>
              <table:table-cell office:value-type="float" office:value="0.0019261478545096">
                <text:p>0.0019261478545096</text:p>
              </table:table-cell>
              <table:table-cell office:value-type="float" office:value="0.00204876552656241">
                <text:p>0.00204876552656241</text:p>
              </table:table-cell>
              <table:table-cell office:value-type="float" office:value="0.00201461061445723">
                <text:p>0.00201461061445723</text:p>
              </table:table-cell>
              <table:table-cell office:value-type="float" office:value="0.00202099947298919">
                <text:p>0.00202099947298919</text:p>
              </table:table-cell>
              <table:table-cell office:value-type="float" office:value="0.00193395585177109">
                <text:p>0.00193395585177109</text:p>
              </table:table-cell>
              <table:table-cell office:value-type="float" office:value="0.00189777094737788">
                <text:p>0.00189777094737788</text:p>
              </table:table-cell>
              <table:table-cell office:value-type="float" office:value="0.00196093417411217">
                <text:p>0.00196093417411217</text:p>
              </table:table-cell>
              <table:table-cell office:value-type="float" office:value="0.00186548271330532">
                <text:p>0.00186548271330532</text:p>
              </table:table-cell>
              <table:table-cell office:value-type="float" office:value="0.00183038158429778">
                <text:p>0.00183038158429778</text:p>
              </table:table-cell>
              <table:table-cell office:value-type="float" office:value="0.00188786037560414">
                <text:p>0.00188786037560414</text:p>
              </table:table-cell>
              <table:table-cell office:value-type="float" office:value="0.00176998755303528">
                <text:p>0.00176998755303528</text:p>
              </table:table-cell>
              <table:table-cell office:value-type="float" office:value="0.00173424841169932">
                <text:p>0.00173424841169932</text:p>
              </table:table-cell>
              <table:table-cell office:value-type="float" office:value="0.00174414540139243">
                <text:p>0.00174414540139243</text:p>
              </table:table-cell>
              <table:table-cell office:value-type="float" office:value="0.001763675710914">
                <text:p>0.001763675710914</text:p>
              </table:table-cell>
              <table:table-cell office:value-type="float" office:value="0.00171031872815589">
                <text:p>0.00171031872815589</text:p>
              </table:table-cell>
              <table:table-cell office:value-type="float" office:value="0.00171606314080777">
                <text:p>0.00171606314080777</text:p>
              </table:table-cell>
              <table:table-cell office:value-type="float" office:value="0.00155458497990751">
                <text:p>0.00155458497990751</text:p>
              </table:table-cell>
              <table:table-cell office:value-type="float" office:value="0.00162265750712873">
                <text:p>0.00162265750712873</text:p>
              </table:table-cell>
              <table:table-cell office:value-type="float" office:value="0.00165997411195307">
                <text:p>0.00165997411195307</text:p>
              </table:table-cell>
              <table:table-cell office:value-type="float" office:value="0.00161439686245767">
                <text:p>0.00161439686245767</text:p>
              </table:table-cell>
              <table:table-cell office:value-type="float" office:value="0.00156959748795843">
                <text:p>0.00156959748795843</text:p>
              </table:table-cell>
              <table:table-cell office:value-type="float" office:value="0.00152931301852523">
                <text:p>0.00152931301852523</text:p>
              </table:table-cell>
              <table:table-cell office:value-type="float" office:value="0.00153507077894094">
                <text:p>0.00153507077894094</text:p>
              </table:table-cell>
              <table:table-cell office:value-type="float" office:value="0.0015270588700666">
                <text:p>0.0015270588700666</text:p>
              </table:table-cell>
              <table:table-cell office:value-type="float" office:value="0.00149150608151258">
                <text:p>0.00149150608151258</text:p>
              </table:table-cell>
              <table:table-cell office:value-type="float" office:value="0.00148268371599318">
                <text:p>0.00148268371599318</text:p>
              </table:table-cell>
              <table:table-cell office:value-type="float" office:value="0.00149654043584479">
                <text:p>0.00149654043584479</text:p>
              </table:table-cell>
              <table:table-cell office:value-type="float" office:value="0.00153192395186089">
                <text:p>0.00153192395186089</text:p>
              </table:table-cell>
              <table:table-cell office:value-type="float" office:value="0.00256715830633955">
                <text:p>0.00256715830633955</text:p>
              </table:table-cell>
              <table:table-cell office:value-type="float" office:value="0.0015114327617665">
                <text:p>0.0015114327617665</text:p>
              </table:table-cell>
              <table:table-cell office:value-type="float" office:value="0.00144716631342483">
                <text:p>0.00144716631342483</text:p>
              </table:table-cell>
              <table:table-cell office:value-type="float" office:value="0.00136157848845351">
                <text:p>0.00136157848845351</text:p>
              </table:table-cell>
              <table:table-cell office:value-type="float" office:value="0.00124234025288951">
                <text:p>0.00124234025288951</text:p>
              </table:table-cell>
              <table:table-cell office:value-type="float" office:value="0.0012543604154088">
                <text:p>0.0012543604154088</text:p>
              </table:table-cell>
              <table:table-cell office:value-type="float" office:value="0.00125729438951238">
                <text:p>0.00125729438951238</text:p>
              </table:table-cell>
              <table:table-cell office:value-type="float" office:value="0.00126328492149239">
                <text:p>0.00126328492149239</text:p>
              </table:table-cell>
              <table:table-cell office:value-type="float" office:value="0.00121838006295615">
                <text:p>0.00121838006295615</text:p>
              </table:table-cell>
              <table:table-cell office:value-type="float" office:value="0.00115612339220459">
                <text:p>0.00115612339220459</text:p>
              </table:table-cell>
              <table:table-cell office:value-type="float" office:value="0.001119516035337">
                <text:p>0.001119516035337</text:p>
              </table:table-cell>
              <table:table-cell office:value-type="float" office:value="0.00117708065170726">
                <text:p>0.00117708065170726</text:p>
              </table:table-cell>
              <table:table-cell office:value-type="float" office:value="0.00114717745712287">
                <text:p>0.00114717745712287</text:p>
              </table:table-cell>
              <table:table-cell office:value-type="float" office:value="0.00108972606885653">
                <text:p>0.00108972606885653</text:p>
              </table:table-cell>
              <table:table-cell office:value-type="float" office:value="0.00103609875873331">
                <text:p>0.00103609875873331</text:p>
              </table:table-cell>
              <table:table-cell office:value-type="float" office:value="0.000989167272117856">
                <text:p>0.000989167272117856</text:p>
              </table:table-cell>
              <table:table-cell office:value-type="float" office:value="0.000969854036178389">
                <text:p>0.000969854036178389</text:p>
              </table:table-cell>
              <table:table-cell office:value-type="float" office:value="0.000978995629115121">
                <text:p>0.000978995629115121</text:p>
              </table:table-cell>
              <table:table-cell office:value-type="float" office:value="0.0010113577978139">
                <text:p>0.0010113577978139</text:p>
              </table:table-cell>
              <table:table-cell office:value-type="float" office:value="0.000982119316062236">
                <text:p>0.000982119316062236</text:p>
              </table:table-cell>
              <table:table-cell office:value-type="float" office:value="0.000966536862020841">
                <text:p>0.000966536862020841</text:p>
              </table:table-cell>
              <table:table-cell office:value-type="float" office:value="0.000972165046484183">
                <text:p>0.000972165046484183</text:p>
              </table:table-cell>
              <table:table-cell office:value-type="float" office:value="0.000936227166338183">
                <text:p>0.000936227166338183</text:p>
              </table:table-cell>
              <table:table-cell office:value-type="float" office:value="0.000895852755744888">
                <text:p>0.000895852755744888</text:p>
              </table:table-cell>
              <table:table-cell office:value-type="float" office:value="0.000869636842246273">
                <text:p>0.000869636842246273</text:p>
              </table:table-cell>
              <table:table-cell office:value-type="float" office:value="0.000846140302659329">
                <text:p>0.000846140302659329</text:p>
              </table:table-cell>
              <table:table-cell office:value-type="float" office:value="0.000802690016945819">
                <text:p>0.000802690016945819</text:p>
              </table:table-cell>
              <table:table-cell office:value-type="float" office:value="0.000791294525626634">
                <text:p>0.000791294525626634</text:p>
              </table:table-cell>
              <table:table-cell office:value-type="float" office:value="0.000820078365994877">
                <text:p>0.000820078365994877</text:p>
              </table:table-cell>
              <table:table-cell office:value-type="float" office:value="0.000824120218182223">
                <text:p>0.000824120218182223</text:p>
              </table:table-cell>
              <table:table-cell office:value-type="float" office:value="0.000819044295218284">
                <text:p>0.000819044295218284</text:p>
              </table:table-cell>
              <table:table-cell office:value-type="float" office:value="0.000776299454064223">
                <text:p>0.000776299454064223</text:p>
              </table:table-cell>
              <table:table-cell office:value-type="float" office:value="0.00074680251879633">
                <text:p>0.00074680251879633</text:p>
              </table:table-cell>
              <table:table-cell office:value-type="float" office:value="0.000744356831481925">
                <text:p>0.000744356831481925</text:p>
              </table:table-cell>
              <table:table-cell office:value-type="float" office:value="0.000722048194353731">
                <text:p>0.000722048194353731</text:p>
              </table:table-cell>
              <table:table-cell office:value-type="float" office:value="0.000687562013020718">
                <text:p>0.000687562013020718</text:p>
              </table:table-cell>
              <table:table-cell office:value-type="float" office:value="0.000660992930588918">
                <text:p>0.000660992930588918</text:p>
              </table:table-cell>
              <table:table-cell office:value-type="float" office:value="0.00065013818109115">
                <text:p>0.00065013818109115</text:p>
              </table:table-cell>
              <table:table-cell office:value-type="float" office:value="0.000641027232646108">
                <text:p>0.000641027232646108</text:p>
              </table:table-cell>
              <table:table-cell office:value-type="float" office:value="0.000638745419459134">
                <text:p>0.000638745419459134</text:p>
              </table:table-cell>
              <table:table-cell office:value-type="float" office:value="0.000630892578107202">
                <text:p>0.000630892578107202</text:p>
              </table:table-cell>
              <table:table-cell office:value-type="float" office:value="0.000595213397821119">
                <text:p>0.000595213397821119</text:p>
              </table:table-cell>
              <table:table-cell office:value-type="float" office:value="0.000563412333281997">
                <text:p>0.000563412333281997</text:p>
              </table:table-cell>
              <table:table-cell office:value-type="float" office:value="0.000561839467794478">
                <text:p>0.000561839467794478</text:p>
              </table:table-cell>
              <table:table-cell office:value-type="float" office:value="0.000556342106346604">
                <text:p>0.000556342106346604</text:p>
              </table:table-cell>
              <table:table-cell office:value-type="float" office:value="0.000533484785093896">
                <text:p>0.000533484785093896</text:p>
              </table:table-cell>
              <table:table-cell office:value-type="float" office:value="0.000515397884132116">
                <text:p>0.000515397884132116</text:p>
              </table:table-cell>
              <table:table-cell office:value-type="float" office:value="0.000501300900384346">
                <text:p>0.000501300900384346</text:p>
              </table:table-cell>
              <table:table-cell office:value-type="float" office:value="0.000484817180943519">
                <text:p>0.000484817180943519</text:p>
              </table:table-cell>
              <table:table-cell office:value-type="float" office:value="0.000467188993086317">
                <text:p>0.000467188993086317</text:p>
              </table:table-cell>
              <table:table-cell office:value-type="float" office:value="0.000443425189256331">
                <text:p>0.000443425189256331</text:p>
              </table:table-cell>
              <table:table-cell office:value-type="float" office:value="0.000422541674438106">
                <text:p>0.000422541674438106</text:p>
              </table:table-cell>
              <table:table-cell office:value-type="float" office:value="0.00040073446325875">
                <text:p>0.00040073446325875</text:p>
              </table:table-cell>
              <table:table-cell office:value-type="float" office:value="0.000378878295625238">
                <text:p>0.000378878295625238</text:p>
              </table:table-cell>
              <table:table-cell office:value-type="float" office:value="0.000365706627305556">
                <text:p>0.000365706627305556</text:p>
              </table:table-cell>
              <table:table-cell office:value-type="float" office:value="0.000359837058787276">
                <text:p>0.000359837058787276</text:p>
              </table:table-cell>
              <table:table-cell office:value-type="float" office:value="0.000359198979274214">
                <text:p>0.000359198979274214</text:p>
              </table:table-cell>
              <table:table-cell office:value-type="float" office:value="0.000358135830818166">
                <text:p>0.000358135830818166</text:p>
              </table:table-cell>
              <table:table-cell office:value-type="float" office:value="0.000358634615829919">
                <text:p>0.000358634615829919</text:p>
              </table:table-cell>
              <table:table-cell office:value-type="float" office:value="0.000359563393340732">
                <text:p>0.000359563393340732</text:p>
              </table:table-cell>
              <table:table-cell office:value-type="float" office:value="0.000361237741646491">
                <text:p>0.000361237741646491</text:p>
              </table:table-cell>
              <table:table-cell office:value-type="float" office:value="0.000362369275774894">
                <text:p>0.000362369275774894</text:p>
              </table:table-cell>
              <table:table-cell office:value-type="float" office:value="0.00036309178772203">
                <text:p>0.00036309178772203</text:p>
              </table:table-cell>
              <table:table-cell office:value-type="float" office:value="0.000364017487180858">
                <text:p>0.000364017487180858</text:p>
              </table:table-cell>
              <table:table-cell office:value-type="float" office:value="0.00036525259680472">
                <text:p>0.00036525259680472</text:p>
              </table:table-cell>
              <table:table-cell office:value-type="float" office:value="0.000367252434800116">
                <text:p>0.000367252434800116</text:p>
              </table:table-cell>
              <table:table-cell office:value-type="float" office:value="0.000367957634674753">
                <text:p>0.000367957634674753</text:p>
              </table:table-cell>
              <table:table-cell office:value-type="float" office:value="0.000368895005599092">
                <text:p>0.000368895005599092</text:p>
              </table:table-cell>
              <table:table-cell office:value-type="float" office:value="0.000369850042352107">
                <text:p>0.000369850042352107</text:p>
              </table:table-cell>
              <table:table-cell office:value-type="float" office:value="0.00037215194499155">
                <text:p>0.00037215194499155</text:p>
              </table:table-cell>
              <table:table-cell office:value-type="float" office:value="0.00037298889602506">
                <text:p>0.00037298889602506</text:p>
              </table:table-cell>
              <table:table-cell office:value-type="float" office:value="0.000373815068485259">
                <text:p>0.000373815068485259</text:p>
              </table:table-cell>
              <table:table-cell office:value-type="float" office:value="0.000374822766386365">
                <text:p>0.000374822766386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